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3.27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1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Net_NoNorm_test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ctivation Function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Training Accuracy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raining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Time(s)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0.100016666666667" calcext:value-type="float">
            <text:p>0.10001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2.29344485614346" calcext:value-type="float">
            <text:p>2.29344485614346</text:p>
          </table:table-cell>
          <table:table-cell office:value-type="float" office:value="2.28229678967956" calcext:value-type="float">
            <text:p>2.28229678967956</text:p>
          </table:table-cell>
          <table:table-cell office:value-type="float" office:value="12.5834014009997" calcext:value-type="float">
            <text:p>12.5834014009997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2" calcext:value-type="float">
            <text:p>2</text:p>
          </table:table-cell>
          <table:table-cell office:value-type="float" office:value="0.104283333333333" calcext:value-type="float">
            <text:p>0.104283333333333</text:p>
          </table:table-cell>
          <table:table-cell office:value-type="float" office:value="0.1099" calcext:value-type="float">
            <text:p>0.1099</text:p>
          </table:table-cell>
          <table:table-cell office:value-type="float" office:value="2.26988716827018" calcext:value-type="float">
            <text:p>2.26988716827018</text:p>
          </table:table-cell>
          <table:table-cell office:value-type="float" office:value="2.25522296747584" calcext:value-type="float">
            <text:p>2.25522296747584</text:p>
          </table:table-cell>
          <table:table-cell office:value-type="float" office:value="12.7088981150009" calcext:value-type="float">
            <text:p>12.7088981150009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3" calcext:value-type="float">
            <text:p>3</text:p>
          </table:table-cell>
          <table:table-cell office:value-type="float" office:value="0.166683333333333" calcext:value-type="float">
            <text:p>0.166683333333333</text:p>
          </table:table-cell>
          <table:table-cell office:value-type="float" office:value="0.228" calcext:value-type="float">
            <text:p>0.228</text:p>
          </table:table-cell>
          <table:table-cell office:value-type="float" office:value="2.23029873111863" calcext:value-type="float">
            <text:p>2.23029873111863</text:p>
          </table:table-cell>
          <table:table-cell office:value-type="float" office:value="2.19542264482778" calcext:value-type="float">
            <text:p>2.19542264482778</text:p>
          </table:table-cell>
          <table:table-cell office:value-type="float" office:value="12.9707360550001" calcext:value-type="float">
            <text:p>12.9707360550001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4" calcext:value-type="float">
            <text:p>4</text:p>
          </table:table-cell>
          <table:table-cell office:value-type="float" office:value="0.357683333333333" calcext:value-type="float">
            <text:p>0.357683333333333</text:p>
          </table:table-cell>
          <table:table-cell office:value-type="float" office:value="0.3995" calcext:value-type="float">
            <text:p>0.3995</text:p>
          </table:table-cell>
          <table:table-cell office:value-type="float" office:value="2.10300241909556" calcext:value-type="float">
            <text:p>2.10300241909556</text:p>
          </table:table-cell>
          <table:table-cell office:value-type="float" office:value="1.9350941310263" calcext:value-type="float">
            <text:p>1.9350941310263</text:p>
          </table:table-cell>
          <table:table-cell office:value-type="float" office:value="13.3567902560008" calcext:value-type="float">
            <text:p>13.3567902560008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office:value-type="float" office:value="0.459933333333333" calcext:value-type="float">
            <text:p>0.459933333333333</text:p>
          </table:table-cell>
          <table:table-cell office:value-type="float" office:value="0.5204" calcext:value-type="float">
            <text:p>0.5204</text:p>
          </table:table-cell>
          <table:table-cell office:value-type="float" office:value="1.56681622294729" calcext:value-type="float">
            <text:p>1.56681622294729</text:p>
          </table:table-cell>
          <table:table-cell office:value-type="float" office:value="1.2511569174232" calcext:value-type="float">
            <text:p>1.2511569174232</text:p>
          </table:table-cell>
          <table:table-cell office:value-type="float" office:value="12.4804184950008" calcext:value-type="float">
            <text:p>12.4804184950008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0.0982" calcext:value-type="float">
            <text:p>0.0982</text:p>
          </table:table-cell>
          <table:table-cell office:value-type="float" office:value="0.1071" calcext:value-type="float">
            <text:p>0.1071</text:p>
          </table:table-cell>
          <table:table-cell office:value-type="float" office:value="2.29162240816332" calcext:value-type="float">
            <text:p>2.29162240816332</text:p>
          </table:table-cell>
          <table:table-cell office:value-type="float" office:value="2.28173156300927" calcext:value-type="float">
            <text:p>2.28173156300927</text:p>
          </table:table-cell>
          <table:table-cell office:value-type="float" office:value="12.4902512130011" calcext:value-type="float">
            <text:p>12.4902512130011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2" calcext:value-type="float">
            <text:p>2</text:p>
          </table:table-cell>
          <table:table-cell office:value-type="float" office:value="0.109966666666667" calcext:value-type="float">
            <text:p>0.109966666666667</text:p>
          </table:table-cell>
          <table:table-cell office:value-type="float" office:value="0.1104" calcext:value-type="float">
            <text:p>0.1104</text:p>
          </table:table-cell>
          <table:table-cell office:value-type="float" office:value="2.26954256064856" calcext:value-type="float">
            <text:p>2.26954256064856</text:p>
          </table:table-cell>
          <table:table-cell office:value-type="float" office:value="2.25515641832048" calcext:value-type="float">
            <text:p>2.25515641832048</text:p>
          </table:table-cell>
          <table:table-cell office:value-type="float" office:value="12.6171012760005" calcext:value-type="float">
            <text:p>12.6171012760005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3" calcext:value-type="float">
            <text:p>3</text:p>
          </table:table-cell>
          <table:table-cell office:value-type="float" office:value="0.16935" calcext:value-type="float">
            <text:p>0.16935</text:p>
          </table:table-cell>
          <table:table-cell office:value-type="float" office:value="0.2592" calcext:value-type="float">
            <text:p>0.2592</text:p>
          </table:table-cell>
          <table:table-cell office:value-type="float" office:value="2.22941868645804" calcext:value-type="float">
            <text:p>2.22941868645804</text:p>
          </table:table-cell>
          <table:table-cell office:value-type="float" office:value="2.19374339443863" calcext:value-type="float">
            <text:p>2.19374339443863</text:p>
          </table:table-cell>
          <table:table-cell office:value-type="float" office:value="12.4983439789994" calcext:value-type="float">
            <text:p>12.4983439789994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4" calcext:value-type="float">
            <text:p>4</text:p>
          </table:table-cell>
          <table:table-cell office:value-type="float" office:value="0.3688" calcext:value-type="float">
            <text:p>0.3688</text:p>
          </table:table-cell>
          <table:table-cell office:value-type="float" office:value="0.3934" calcext:value-type="float">
            <text:p>0.3934</text:p>
          </table:table-cell>
          <table:table-cell office:value-type="float" office:value="2.10104998266265" calcext:value-type="float">
            <text:p>2.10104998266265</text:p>
          </table:table-cell>
          <table:table-cell office:value-type="float" office:value="1.94155031632466" calcext:value-type="float">
            <text:p>1.94155031632466</text:p>
          </table:table-cell>
          <table:table-cell office:value-type="float" office:value="12.3660212940013" calcext:value-type="float">
            <text:p>12.3660212940013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office:value-type="float" office:value="0.458516666666667" calcext:value-type="float">
            <text:p>0.458516666666667</text:p>
          </table:table-cell>
          <table:table-cell office:value-type="float" office:value="0.5118" calcext:value-type="float">
            <text:p>0.5118</text:p>
          </table:table-cell>
          <table:table-cell office:value-type="float" office:value="1.59753795015787" calcext:value-type="float">
            <text:p>1.59753795015787</text:p>
          </table:table-cell>
          <table:table-cell office:value-type="float" office:value="1.25456249144427" calcext:value-type="float">
            <text:p>1.25456249144427</text:p>
          </table:table-cell>
          <table:table-cell office:value-type="float" office:value="12.8850952899993" calcext:value-type="float">
            <text:p>12.8850952899993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0.132816666666667" calcext:value-type="float">
            <text:p>0.132816666666667</text:p>
          </table:table-cell>
          <table:table-cell office:value-type="float" office:value="0.1278" calcext:value-type="float">
            <text:p>0.1278</text:p>
          </table:table-cell>
          <table:table-cell office:value-type="float" office:value="2.29400243713403" calcext:value-type="float">
            <text:p>2.29400243713403</text:p>
          </table:table-cell>
          <table:table-cell office:value-type="float" office:value="2.28329887663483" calcext:value-type="float">
            <text:p>2.28329887663483</text:p>
          </table:table-cell>
          <table:table-cell office:value-type="float" office:value="12.3815240109998" calcext:value-type="float">
            <text:p>12.3815240109998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2" calcext:value-type="float">
            <text:p>2</text:p>
          </table:table-cell>
          <table:table-cell office:value-type="float" office:value="0.11845" calcext:value-type="float">
            <text:p>0.11845</text:p>
          </table:table-cell>
          <table:table-cell office:value-type="float" office:value="0.1142" calcext:value-type="float">
            <text:p>0.1142</text:p>
          </table:table-cell>
          <table:table-cell office:value-type="float" office:value="2.2714070102045" calcext:value-type="float">
            <text:p>2.2714070102045</text:p>
          </table:table-cell>
          <table:table-cell office:value-type="float" office:value="2.25717266805612" calcext:value-type="float">
            <text:p>2.25717266805612</text:p>
          </table:table-cell>
          <table:table-cell office:value-type="float" office:value="12.494832471999" calcext:value-type="float">
            <text:p>12.494832471999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3" calcext:value-type="float">
            <text:p>3</text:p>
          </table:table-cell>
          <table:table-cell office:value-type="float" office:value="0.1768" calcext:value-type="float">
            <text:p>0.1768</text:p>
          </table:table-cell>
          <table:table-cell office:value-type="float" office:value="0.2274" calcext:value-type="float">
            <text:p>0.2274</text:p>
          </table:table-cell>
          <table:table-cell office:value-type="float" office:value="2.23364267471248" calcext:value-type="float">
            <text:p>2.23364267471248</text:p>
          </table:table-cell>
          <table:table-cell office:value-type="float" office:value="2.20149384638306" calcext:value-type="float">
            <text:p>2.20149384638306</text:p>
          </table:table-cell>
          <table:table-cell office:value-type="float" office:value="12.3634514700007" calcext:value-type="float">
            <text:p>12.3634514700007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4" calcext:value-type="float">
            <text:p>4</text:p>
          </table:table-cell>
          <table:table-cell office:value-type="float" office:value="0.34105" calcext:value-type="float">
            <text:p>0.34105</text:p>
          </table:table-cell>
          <table:table-cell office:value-type="float" office:value="0.4086" calcext:value-type="float">
            <text:p>0.4086</text:p>
          </table:table-cell>
          <table:table-cell office:value-type="float" office:value="2.1247309671282" calcext:value-type="float">
            <text:p>2.1247309671282</text:p>
          </table:table-cell>
          <table:table-cell office:value-type="float" office:value="1.99339802553699" calcext:value-type="float">
            <text:p>1.99339802553699</text:p>
          </table:table-cell>
          <table:table-cell office:value-type="float" office:value="12.4194006160014" calcext:value-type="float">
            <text:p>12.4194006160014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office:value-type="float" office:value="0.45015" calcext:value-type="float">
            <text:p>0.45015</text:p>
          </table:table-cell>
          <table:table-cell office:value-type="float" office:value="0.4989" calcext:value-type="float">
            <text:p>0.4989</text:p>
          </table:table-cell>
          <table:table-cell office:value-type="float" office:value="1.69866981053912" calcext:value-type="float">
            <text:p>1.69866981053912</text:p>
          </table:table-cell>
          <table:table-cell office:value-type="float" office:value="1.33232988217834" calcext:value-type="float">
            <text:p>1.33232988217834</text:p>
          </table:table-cell>
          <table:table-cell office:value-type="float" office:value="12.3050526019997" calcext:value-type="float">
            <text:p>12.3050526019997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0.106333333333333" calcext:value-type="float">
            <text:p>0.106333333333333</text:p>
          </table:table-cell>
          <table:table-cell office:value-type="float" office:value="0.1153" calcext:value-type="float">
            <text:p>0.1153</text:p>
          </table:table-cell>
          <table:table-cell office:value-type="float" office:value="2.29649617854974" calcext:value-type="float">
            <text:p>2.29649617854974</text:p>
          </table:table-cell>
          <table:table-cell office:value-type="float" office:value="2.28780466128307" calcext:value-type="float">
            <text:p>2.28780466128307</text:p>
          </table:table-cell>
          <table:table-cell office:value-type="float" office:value="12.4419926259998" calcext:value-type="float">
            <text:p>12.4419926259998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2" calcext:value-type="float">
            <text:p>2</text:p>
          </table:table-cell>
          <table:table-cell office:value-type="float" office:value="0.1196" calcext:value-type="float">
            <text:p>0.1196</text:p>
          </table:table-cell>
          <table:table-cell office:value-type="float" office:value="0.119" calcext:value-type="float">
            <text:p>0.119</text:p>
          </table:table-cell>
          <table:table-cell office:value-type="float" office:value="2.27824133876036" calcext:value-type="float">
            <text:p>2.27824133876036</text:p>
          </table:table-cell>
          <table:table-cell office:value-type="float" office:value="2.26677405454551" calcext:value-type="float">
            <text:p>2.26677405454551</text:p>
          </table:table-cell>
          <table:table-cell office:value-type="float" office:value="12.4197126309991" calcext:value-type="float">
            <text:p>12.4197126309991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3" calcext:value-type="float">
            <text:p>3</text:p>
          </table:table-cell>
          <table:table-cell office:value-type="float" office:value="0.176416666666667" calcext:value-type="float">
            <text:p>0.176416666666667</text:p>
          </table:table-cell>
          <table:table-cell office:value-type="float" office:value="0.2334" calcext:value-type="float">
            <text:p>0.2334</text:p>
          </table:table-cell>
          <table:table-cell office:value-type="float" office:value="2.24804633639769" calcext:value-type="float">
            <text:p>2.24804633639769</text:p>
          </table:table-cell>
          <table:table-cell office:value-type="float" office:value="2.22241501747423" calcext:value-type="float">
            <text:p>2.22241501747423</text:p>
          </table:table-cell>
          <table:table-cell office:value-type="float" office:value="12.2846071509994" calcext:value-type="float">
            <text:p>12.2846071509994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4" calcext:value-type="float">
            <text:p>4</text:p>
          </table:table-cell>
          <table:table-cell office:value-type="float" office:value="0.298983333333333" calcext:value-type="float">
            <text:p>0.298983333333333</text:p>
          </table:table-cell>
          <table:table-cell office:value-type="float" office:value="0.3603" calcext:value-type="float">
            <text:p>0.3603</text:p>
          </table:table-cell>
          <table:table-cell office:value-type="float" office:value="2.16611427882079" calcext:value-type="float">
            <text:p>2.16611427882079</text:p>
          </table:table-cell>
          <table:table-cell office:value-type="float" office:value="2.07744406287078" calcext:value-type="float">
            <text:p>2.07744406287078</text:p>
          </table:table-cell>
          <table:table-cell office:value-type="float" office:value="12.2854804619983" calcext:value-type="float">
            <text:p>12.2854804619983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office:value-type="float" office:value="0.412266666666667" calcext:value-type="float">
            <text:p>0.412266666666667</text:p>
          </table:table-cell>
          <table:table-cell office:value-type="float" office:value="0.4455" calcext:value-type="float">
            <text:p>0.4455</text:p>
          </table:table-cell>
          <table:table-cell office:value-type="float" office:value="1.91038491159106" calcext:value-type="float">
            <text:p>1.91038491159106</text:p>
          </table:table-cell>
          <table:table-cell office:value-type="float" office:value="1.68138482160629" calcext:value-type="float">
            <text:p>1.68138482160629</text:p>
          </table:table-cell>
          <table:table-cell office:value-type="float" office:value="12.4158053850006" calcext:value-type="float">
            <text:p>12.4158053850006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0.117983333333333" calcext:value-type="float">
            <text:p>0.117983333333333</text:p>
          </table:table-cell>
          <table:table-cell office:value-type="float" office:value="0.0918" calcext:value-type="float">
            <text:p>0.0918</text:p>
          </table:table-cell>
          <table:table-cell office:value-type="float" office:value="2.29395774940946" calcext:value-type="float">
            <text:p>2.29395774940946</text:p>
          </table:table-cell>
          <table:table-cell office:value-type="float" office:value="2.2835078816505" calcext:value-type="float">
            <text:p>2.2835078816505</text:p>
          </table:table-cell>
          <table:table-cell office:value-type="float" office:value="12.4767220600006" calcext:value-type="float">
            <text:p>12.4767220600006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2" calcext:value-type="float">
            <text:p>2</text:p>
          </table:table-cell>
          <table:table-cell office:value-type="float" office:value="0.109816666666667" calcext:value-type="float">
            <text:p>0.109816666666667</text:p>
          </table:table-cell>
          <table:table-cell office:value-type="float" office:value="0.1251" calcext:value-type="float">
            <text:p>0.1251</text:p>
          </table:table-cell>
          <table:table-cell office:value-type="float" office:value="2.27041402325701" calcext:value-type="float">
            <text:p>2.27041402325701</text:p>
          </table:table-cell>
          <table:table-cell office:value-type="float" office:value="2.25475967461896" calcext:value-type="float">
            <text:p>2.25475967461896</text:p>
          </table:table-cell>
          <table:table-cell office:value-type="float" office:value="12.4815658520001" calcext:value-type="float">
            <text:p>12.4815658520001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3" calcext:value-type="float">
            <text:p>3</text:p>
          </table:table-cell>
          <table:table-cell office:value-type="float" office:value="0.1852" calcext:value-type="float">
            <text:p>0.1852</text:p>
          </table:table-cell>
          <table:table-cell office:value-type="float" office:value="0.2277" calcext:value-type="float">
            <text:p>0.2277</text:p>
          </table:table-cell>
          <table:table-cell office:value-type="float" office:value="2.22531309997095" calcext:value-type="float">
            <text:p>2.22531309997095</text:p>
          </table:table-cell>
          <table:table-cell office:value-type="float" office:value="2.18237654874279" calcext:value-type="float">
            <text:p>2.18237654874279</text:p>
          </table:table-cell>
          <table:table-cell office:value-type="float" office:value="12.3491491320001" calcext:value-type="float">
            <text:p>12.3491491320001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4" calcext:value-type="float">
            <text:p>4</text:p>
          </table:table-cell>
          <table:table-cell office:value-type="float" office:value="0.339366666666667" calcext:value-type="float">
            <text:p>0.339366666666667</text:p>
          </table:table-cell>
          <table:table-cell office:value-type="float" office:value="0.4054" calcext:value-type="float">
            <text:p>0.4054</text:p>
          </table:table-cell>
          <table:table-cell office:value-type="float" office:value="2.05334394217046" calcext:value-type="float">
            <text:p>2.05334394217046</text:p>
          </table:table-cell>
          <table:table-cell office:value-type="float" office:value="1.81994788282236" calcext:value-type="float">
            <text:p>1.81994788282236</text:p>
          </table:table-cell>
          <table:table-cell office:value-type="float" office:value="12.4141204380012" calcext:value-type="float">
            <text:p>12.4141204380012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office:value-type="float" office:value="0.462666666666667" calcext:value-type="float">
            <text:p>0.462666666666667</text:p>
          </table:table-cell>
          <table:table-cell office:value-type="float" office:value="0.5111" calcext:value-type="float">
            <text:p>0.5111</text:p>
          </table:table-cell>
          <table:table-cell office:value-type="float" office:value="1.47551681860678" calcext:value-type="float">
            <text:p>1.47551681860678</text:p>
          </table:table-cell>
          <table:table-cell office:value-type="float" office:value="1.25027868626224" calcext:value-type="float">
            <text:p>1.25027868626224</text:p>
          </table:table-cell>
          <table:table-cell office:value-type="float" office:value="12.4282955129984" calcext:value-type="float">
            <text:p>12.4282955129984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1" calcext:value-type="float">
            <text:p>1</text:p>
          </table:table-cell>
          <table:table-cell office:value-type="float" office:value="0.128566666666667" calcext:value-type="float">
            <text:p>0.128566666666667</text:p>
          </table:table-cell>
          <table:table-cell office:value-type="float" office:value="0.1433" calcext:value-type="float">
            <text:p>0.1433</text:p>
          </table:table-cell>
          <table:table-cell office:value-type="float" office:value="2.30231942017195" calcext:value-type="float">
            <text:p>2.30231942017195</text:p>
          </table:table-cell>
          <table:table-cell office:value-type="float" office:value="2.29532982437474" calcext:value-type="float">
            <text:p>2.29532982437474</text:p>
          </table:table-cell>
          <table:table-cell office:value-type="float" office:value="20.68591826" calcext:value-type="float">
            <text:p>20.68591826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2" calcext:value-type="float">
            <text:p>2</text:p>
          </table:table-cell>
          <table:table-cell office:value-type="float" office:value="0.19355" calcext:value-type="float">
            <text:p>0.19355</text:p>
          </table:table-cell>
          <table:table-cell office:value-type="float" office:value="0.2345" calcext:value-type="float">
            <text:p>0.2345</text:p>
          </table:table-cell>
          <table:table-cell office:value-type="float" office:value="2.2883601094614" calcext:value-type="float">
            <text:p>2.2883601094614</text:p>
          </table:table-cell>
          <table:table-cell office:value-type="float" office:value="2.27978086775276" calcext:value-type="float">
            <text:p>2.27978086775276</text:p>
          </table:table-cell>
          <table:table-cell office:value-type="float" office:value="13.668012972" calcext:value-type="float">
            <text:p>13.668012972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3" calcext:value-type="float">
            <text:p>3</text:p>
          </table:table-cell>
          <table:table-cell office:value-type="float" office:value="0.283983333333333" calcext:value-type="float">
            <text:p>0.283983333333333</text:p>
          </table:table-cell>
          <table:table-cell office:value-type="float" office:value="0.3126" calcext:value-type="float">
            <text:p>0.3126</text:p>
          </table:table-cell>
          <table:table-cell office:value-type="float" office:value="2.26550516568776" calcext:value-type="float">
            <text:p>2.26550516568776</text:p>
          </table:table-cell>
          <table:table-cell office:value-type="float" office:value="2.2446320983255" calcext:value-type="float">
            <text:p>2.2446320983255</text:p>
          </table:table-cell>
          <table:table-cell office:value-type="float" office:value="13.617298462" calcext:value-type="float">
            <text:p>13.617298462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4" calcext:value-type="float">
            <text:p>4</text:p>
          </table:table-cell>
          <table:table-cell office:value-type="float" office:value="0.318433333333333" calcext:value-type="float">
            <text:p>0.318433333333333</text:p>
          </table:table-cell>
          <table:table-cell office:value-type="float" office:value="0.2895" calcext:value-type="float">
            <text:p>0.2895</text:p>
          </table:table-cell>
          <table:table-cell office:value-type="float" office:value="2.1895533688287" calcext:value-type="float">
            <text:p>2.1895533688287</text:p>
          </table:table-cell>
          <table:table-cell office:value-type="float" office:value="2.09417658019218" calcext:value-type="float">
            <text:p>2.09417658019218</text:p>
          </table:table-cell>
          <table:table-cell office:value-type="float" office:value="13.630299288" calcext:value-type="float">
            <text:p>13.630299288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5" calcext:value-type="float">
            <text:p>5</text:p>
          </table:table-cell>
          <table:table-cell office:value-type="float" office:value="0.34625" calcext:value-type="float">
            <text:p>0.34625</text:p>
          </table:table-cell>
          <table:table-cell office:value-type="float" office:value="0.4284" calcext:value-type="float">
            <text:p>0.4284</text:p>
          </table:table-cell>
          <table:table-cell office:value-type="float" office:value="1.9231429515617" calcext:value-type="float">
            <text:p>1.9231429515617</text:p>
          </table:table-cell>
          <table:table-cell office:value-type="float" office:value="1.74862557080141" calcext:value-type="float">
            <text:p>1.74862557080141</text:p>
          </table:table-cell>
          <table:table-cell office:value-type="float" office:value="13.547067892" calcext:value-type="float">
            <text:p>13.547067892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1" calcext:value-type="float">
            <text:p>1</text:p>
          </table:table-cell>
          <table:table-cell office:value-type="float" office:value="0.107816666666667" calcext:value-type="float">
            <text:p>0.107816666666667</text:p>
          </table:table-cell>
          <table:table-cell office:value-type="float" office:value="0.0999" calcext:value-type="float">
            <text:p>0.0999</text:p>
          </table:table-cell>
          <table:table-cell office:value-type="float" office:value="2.29952558245994" calcext:value-type="float">
            <text:p>2.29952558245994</text:p>
          </table:table-cell>
          <table:table-cell office:value-type="float" office:value="2.29352083783241" calcext:value-type="float">
            <text:p>2.29352083783241</text:p>
          </table:table-cell>
          <table:table-cell office:value-type="float" office:value="13.743967627" calcext:value-type="float">
            <text:p>13.743967627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2" calcext:value-type="float">
            <text:p>2</text:p>
          </table:table-cell>
          <table:table-cell office:value-type="float" office:value="0.09995" calcext:value-type="float">
            <text:p>0.09995</text:p>
          </table:table-cell>
          <table:table-cell office:value-type="float" office:value="0.1" calcext:value-type="float">
            <text:p>0.1</text:p>
          </table:table-cell>
          <table:table-cell office:value-type="float" office:value="2.28680979315914" calcext:value-type="float">
            <text:p>2.28680979315914</text:p>
          </table:table-cell>
          <table:table-cell office:value-type="float" office:value="2.27928233450385" calcext:value-type="float">
            <text:p>2.27928233450385</text:p>
          </table:table-cell>
          <table:table-cell office:value-type="float" office:value="13.856381421" calcext:value-type="float">
            <text:p>13.856381421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3" calcext:value-type="float">
            <text:p>3</text:p>
          </table:table-cell>
          <table:table-cell office:value-type="float" office:value="0.10105" calcext:value-type="float">
            <text:p>0.10105</text:p>
          </table:table-cell>
          <table:table-cell office:value-type="float" office:value="0.1015" calcext:value-type="float">
            <text:p>0.1015</text:p>
          </table:table-cell>
          <table:table-cell office:value-type="float" office:value="2.2674275364703" calcext:value-type="float">
            <text:p>2.2674275364703</text:p>
          </table:table-cell>
          <table:table-cell office:value-type="float" office:value="2.25175133935965" calcext:value-type="float">
            <text:p>2.25175133935965</text:p>
          </table:table-cell>
          <table:table-cell office:value-type="float" office:value="13.6295694630001" calcext:value-type="float">
            <text:p>13.6295694630001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4" calcext:value-type="float">
            <text:p>4</text:p>
          </table:table-cell>
          <table:table-cell office:value-type="float" office:value="0.145016666666667" calcext:value-type="float">
            <text:p>0.145016666666667</text:p>
          </table:table-cell>
          <table:table-cell office:value-type="float" office:value="0.2421" calcext:value-type="float">
            <text:p>0.2421</text:p>
          </table:table-cell>
          <table:table-cell office:value-type="float" office:value="2.21771837348369" calcext:value-type="float">
            <text:p>2.21771837348369</text:p>
          </table:table-cell>
          <table:table-cell office:value-type="float" office:value="2.1642229906313" calcext:value-type="float">
            <text:p>2.1642229906313</text:p>
          </table:table-cell>
          <table:table-cell office:value-type="float" office:value="13.69463625" calcext:value-type="float">
            <text:p>13.69463625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5" calcext:value-type="float">
            <text:p>5</text:p>
          </table:table-cell>
          <table:table-cell office:value-type="float" office:value="0.3403" calcext:value-type="float">
            <text:p>0.3403</text:p>
          </table:table-cell>
          <table:table-cell office:value-type="float" office:value="0.402" calcext:value-type="float">
            <text:p>0.402</text:p>
          </table:table-cell>
          <table:table-cell office:value-type="float" office:value="2.03944882197675" calcext:value-type="float">
            <text:p>2.03944882197675</text:p>
          </table:table-cell>
          <table:table-cell office:value-type="float" office:value="1.87761375706667" calcext:value-type="float">
            <text:p>1.87761375706667</text:p>
          </table:table-cell>
          <table:table-cell office:value-type="float" office:value="13.728406843" calcext:value-type="float">
            <text:p>13.728406843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1" calcext:value-type="float">
            <text:p>1</text:p>
          </table:table-cell>
          <table:table-cell office:value-type="float" office:value="0.0719333333333333" calcext:value-type="float">
            <text:p>0.0719333333333333</text:p>
          </table:table-cell>
          <table:table-cell office:value-type="float" office:value="0.079" calcext:value-type="float">
            <text:p>0.079</text:p>
          </table:table-cell>
          <table:table-cell office:value-type="float" office:value="2.30314213177289" calcext:value-type="float">
            <text:p>2.30314213177289</text:p>
          </table:table-cell>
          <table:table-cell office:value-type="float" office:value="2.30057647577517" calcext:value-type="float">
            <text:p>2.30057647577517</text:p>
          </table:table-cell>
          <table:table-cell office:value-type="float" office:value="13.708820778" calcext:value-type="float">
            <text:p>13.708820778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2" calcext:value-type="float">
            <text:p>2</text:p>
          </table:table-cell>
          <table:table-cell office:value-type="float" office:value="0.0900666666666667" calcext:value-type="float">
            <text:p>0.0900666666666667</text:p>
          </table:table-cell>
          <table:table-cell office:value-type="float" office:value="0.1237" calcext:value-type="float">
            <text:p>0.1237</text:p>
          </table:table-cell>
          <table:table-cell office:value-type="float" office:value="2.29794767975553" calcext:value-type="float">
            <text:p>2.29794767975553</text:p>
          </table:table-cell>
          <table:table-cell office:value-type="float" office:value="2.29539703715379" calcext:value-type="float">
            <text:p>2.29539703715379</text:p>
          </table:table-cell>
          <table:table-cell office:value-type="float" office:value="13.587727363" calcext:value-type="float">
            <text:p>13.587727363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3" calcext:value-type="float">
            <text:p>3</text:p>
          </table:table-cell>
          <table:table-cell office:value-type="float" office:value="0.150866666666667" calcext:value-type="float">
            <text:p>0.150866666666667</text:p>
          </table:table-cell>
          <table:table-cell office:value-type="float" office:value="0.1399" calcext:value-type="float">
            <text:p>0.1399</text:p>
          </table:table-cell>
          <table:table-cell office:value-type="float" office:value="2.29219362044385" calcext:value-type="float">
            <text:p>2.29219362044385</text:p>
          </table:table-cell>
          <table:table-cell office:value-type="float" office:value="2.28876403486653" calcext:value-type="float">
            <text:p>2.28876403486653</text:p>
          </table:table-cell>
          <table:table-cell office:value-type="float" office:value="13.672287191" calcext:value-type="float">
            <text:p>13.672287191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4" calcext:value-type="float">
            <text:p>4</text:p>
          </table:table-cell>
          <table:table-cell office:value-type="float" office:value="0.244316666666667" calcext:value-type="float">
            <text:p>0.244316666666667</text:p>
          </table:table-cell>
          <table:table-cell office:value-type="float" office:value="0.2477" calcext:value-type="float">
            <text:p>0.2477</text:p>
          </table:table-cell>
          <table:table-cell office:value-type="float" office:value="2.28380753643223" calcext:value-type="float">
            <text:p>2.28380753643223</text:p>
          </table:table-cell>
          <table:table-cell office:value-type="float" office:value="2.27797149548865" calcext:value-type="float">
            <text:p>2.27797149548865</text:p>
          </table:table-cell>
          <table:table-cell office:value-type="float" office:value="13.763850144" calcext:value-type="float">
            <text:p>13.763850144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5" calcext:value-type="float">
            <text:p>5</text:p>
          </table:table-cell>
          <table:table-cell office:value-type="float" office:value="0.270916666666667" calcext:value-type="float">
            <text:p>0.270916666666667</text:p>
          </table:table-cell>
          <table:table-cell office:value-type="float" office:value="0.2498" calcext:value-type="float">
            <text:p>0.2498</text:p>
          </table:table-cell>
          <table:table-cell office:value-type="float" office:value="2.26818395474318" calcext:value-type="float">
            <text:p>2.26818395474318</text:p>
          </table:table-cell>
          <table:table-cell office:value-type="float" office:value="2.25517136276148" calcext:value-type="float">
            <text:p>2.25517136276148</text:p>
          </table:table-cell>
          <table:table-cell office:value-type="float" office:value="13.77448054" calcext:value-type="float">
            <text:p>13.77448054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1" calcext:value-type="float">
            <text:p>1</text:p>
          </table:table-cell>
          <table:table-cell office:value-type="float" office:value="0.100116666666667" calcext:value-type="float">
            <text:p>0.100116666666667</text:p>
          </table:table-cell>
          <table:table-cell office:value-type="float" office:value="0.1007" calcext:value-type="float">
            <text:p>0.1007</text:p>
          </table:table-cell>
          <table:table-cell office:value-type="float" office:value="2.30165900858735" calcext:value-type="float">
            <text:p>2.30165900858735</text:p>
          </table:table-cell>
          <table:table-cell office:value-type="float" office:value="2.29786916751011" calcext:value-type="float">
            <text:p>2.29786916751011</text:p>
          </table:table-cell>
          <table:table-cell office:value-type="float" office:value="13.607107909" calcext:value-type="float">
            <text:p>13.607107909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2" calcext:value-type="float">
            <text:p>2</text:p>
          </table:table-cell>
          <table:table-cell office:value-type="float" office:value="0.115416666666667" calcext:value-type="float">
            <text:p>0.115416666666667</text:p>
          </table:table-cell>
          <table:table-cell office:value-type="float" office:value="0.1459" calcext:value-type="float">
            <text:p>0.1459</text:p>
          </table:table-cell>
          <table:table-cell office:value-type="float" office:value="2.29415755841269" calcext:value-type="float">
            <text:p>2.29415755841269</text:p>
          </table:table-cell>
          <table:table-cell office:value-type="float" office:value="2.29027035433775" calcext:value-type="float">
            <text:p>2.29027035433775</text:p>
          </table:table-cell>
          <table:table-cell office:value-type="float" office:value="13.620699242" calcext:value-type="float">
            <text:p>13.620699242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3" calcext:value-type="float">
            <text:p>3</text:p>
          </table:table-cell>
          <table:table-cell office:value-type="float" office:value="0.20065" calcext:value-type="float">
            <text:p>0.20065</text:p>
          </table:table-cell>
          <table:table-cell office:value-type="float" office:value="0.2771" calcext:value-type="float">
            <text:p>0.2771</text:p>
          </table:table-cell>
          <table:table-cell office:value-type="float" office:value="2.2852789463519" calcext:value-type="float">
            <text:p>2.2852789463519</text:p>
          </table:table-cell>
          <table:table-cell office:value-type="float" office:value="2.27943245164908" calcext:value-type="float">
            <text:p>2.27943245164908</text:p>
          </table:table-cell>
          <table:table-cell office:value-type="float" office:value="13.794080753" calcext:value-type="float">
            <text:p>13.794080753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4" calcext:value-type="float">
            <text:p>4</text:p>
          </table:table-cell>
          <table:table-cell office:value-type="float" office:value="0.292716666666667" calcext:value-type="float">
            <text:p>0.292716666666667</text:p>
          </table:table-cell>
          <table:table-cell office:value-type="float" office:value="0.278" calcext:value-type="float">
            <text:p>0.278</text:p>
          </table:table-cell>
          <table:table-cell office:value-type="float" office:value="2.26992685860916" calcext:value-type="float">
            <text:p>2.26992685860916</text:p>
          </table:table-cell>
          <table:table-cell office:value-type="float" office:value="2.25743368932396" calcext:value-type="float">
            <text:p>2.25743368932396</text:p>
          </table:table-cell>
          <table:table-cell office:value-type="float" office:value="13.906963972" calcext:value-type="float">
            <text:p>13.906963972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5" calcext:value-type="float">
            <text:p>5</text:p>
          </table:table-cell>
          <table:table-cell office:value-type="float" office:value="0.292583333333333" calcext:value-type="float">
            <text:p>0.292583333333333</text:p>
          </table:table-cell>
          <table:table-cell office:value-type="float" office:value="0.2679" calcext:value-type="float">
            <text:p>0.2679</text:p>
          </table:table-cell>
          <table:table-cell office:value-type="float" office:value="2.23085309523763" calcext:value-type="float">
            <text:p>2.23085309523763</text:p>
          </table:table-cell>
          <table:table-cell office:value-type="float" office:value="2.18913558334302" calcext:value-type="float">
            <text:p>2.18913558334302</text:p>
          </table:table-cell>
          <table:table-cell office:value-type="float" office:value="14.4604272509999" calcext:value-type="float">
            <text:p>14.4604272509999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1" calcext:value-type="float">
            <text:p>1</text:p>
          </table:table-cell>
          <table:table-cell office:value-type="float" office:value="0.0982166666666667" calcext:value-type="float">
            <text:p>0.0982166666666667</text:p>
          </table:table-cell>
          <table:table-cell office:value-type="float" office:value="0.1007" calcext:value-type="float">
            <text:p>0.1007</text:p>
          </table:table-cell>
          <table:table-cell office:value-type="float" office:value="2.29717397969415" calcext:value-type="float">
            <text:p>2.29717397969415</text:p>
          </table:table-cell>
          <table:table-cell office:value-type="float" office:value="2.29192564138182" calcext:value-type="float">
            <text:p>2.29192564138182</text:p>
          </table:table-cell>
          <table:table-cell office:value-type="float" office:value="13.751147618" calcext:value-type="float">
            <text:p>13.751147618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2" calcext:value-type="float">
            <text:p>2</text:p>
          </table:table-cell>
          <table:table-cell office:value-type="float" office:value="0.104783333333333" calcext:value-type="float">
            <text:p>0.104783333333333</text:p>
          </table:table-cell>
          <table:table-cell office:value-type="float" office:value="0.1186" calcext:value-type="float">
            <text:p>0.1186</text:p>
          </table:table-cell>
          <table:table-cell office:value-type="float" office:value="2.28534176812243" calcext:value-type="float">
            <text:p>2.28534176812243</text:p>
          </table:table-cell>
          <table:table-cell office:value-type="float" office:value="2.27736051523002" calcext:value-type="float">
            <text:p>2.27736051523002</text:p>
          </table:table-cell>
          <table:table-cell office:value-type="float" office:value="13.6648295489999" calcext:value-type="float">
            <text:p>13.6648295489999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3" calcext:value-type="float">
            <text:p>3</text:p>
          </table:table-cell>
          <table:table-cell office:value-type="float" office:value="0.116033333333333" calcext:value-type="float">
            <text:p>0.116033333333333</text:p>
          </table:table-cell>
          <table:table-cell office:value-type="float" office:value="0.1102" calcext:value-type="float">
            <text:p>0.1102</text:p>
          </table:table-cell>
          <table:table-cell office:value-type="float" office:value="2.26391215237981" calcext:value-type="float">
            <text:p>2.26391215237981</text:p>
          </table:table-cell>
          <table:table-cell office:value-type="float" office:value="2.2455679307318" calcext:value-type="float">
            <text:p>2.2455679307318</text:p>
          </table:table-cell>
          <table:table-cell office:value-type="float" office:value="13.710829708" calcext:value-type="float">
            <text:p>13.710829708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4" calcext:value-type="float">
            <text:p>4</text:p>
          </table:table-cell>
          <table:table-cell office:value-type="float" office:value="0.171466666666667" calcext:value-type="float">
            <text:p>0.171466666666667</text:p>
          </table:table-cell>
          <table:table-cell office:value-type="float" office:value="0.2813" calcext:value-type="float">
            <text:p>0.2813</text:p>
          </table:table-cell>
          <table:table-cell office:value-type="float" office:value="2.20568266174178" calcext:value-type="float">
            <text:p>2.20568266174178</text:p>
          </table:table-cell>
          <table:table-cell office:value-type="float" office:value="2.14675695273527" calcext:value-type="float">
            <text:p>2.14675695273527</text:p>
          </table:table-cell>
          <table:table-cell office:value-type="float" office:value="13.6629067919999" calcext:value-type="float">
            <text:p>13.6629067919999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5" calcext:value-type="float">
            <text:p>5</text:p>
          </table:table-cell>
          <table:table-cell office:value-type="float" office:value="0.346183333333333" calcext:value-type="float">
            <text:p>0.346183333333333</text:p>
          </table:table-cell>
          <table:table-cell office:value-type="float" office:value="0.3869" calcext:value-type="float">
            <text:p>0.3869</text:p>
          </table:table-cell>
          <table:table-cell office:value-type="float" office:value="2.03585835560553" calcext:value-type="float">
            <text:p>2.03585835560553</text:p>
          </table:table-cell>
          <table:table-cell office:value-type="float" office:value="1.88379080660024" calcext:value-type="float">
            <text:p>1.88379080660024</text:p>
          </table:table-cell>
          <table:table-cell office:value-type="float" office:value="13.7468570740001" calcext:value-type="float">
            <text:p>13.746857074000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83098053068" calcext:value-type="float">
            <text:p>2.30283098053068</text:p>
          </table:table-cell>
          <table:table-cell office:value-type="float" office:value="2.30278484988364" calcext:value-type="float">
            <text:p>2.30278484988364</text:p>
          </table:table-cell>
          <table:table-cell office:value-type="float" office:value="14.325286405" calcext:value-type="float">
            <text:p>14.325286405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79026636437" calcext:value-type="float">
            <text:p>2.30279026636437</text:p>
          </table:table-cell>
          <table:table-cell office:value-type="float" office:value="2.30274946522561" calcext:value-type="float">
            <text:p>2.30274946522561</text:p>
          </table:table-cell>
          <table:table-cell office:value-type="float" office:value="14.2040719170001" calcext:value-type="float">
            <text:p>14.204071917000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75647726649" calcext:value-type="float">
            <text:p>2.30275647726649</text:p>
          </table:table-cell>
          <table:table-cell office:value-type="float" office:value="2.30272021870704" calcext:value-type="float">
            <text:p>2.30272021870704</text:p>
          </table:table-cell>
          <table:table-cell office:value-type="float" office:value="14.27328725" calcext:value-type="float">
            <text:p>14.27328725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72842978618" calcext:value-type="float">
            <text:p>2.30272842978618</text:p>
          </table:table-cell>
          <table:table-cell office:value-type="float" office:value="2.30269605035235" calcext:value-type="float">
            <text:p>2.30269605035235</text:p>
          </table:table-cell>
          <table:table-cell office:value-type="float" office:value="14.1549045720001" calcext:value-type="float">
            <text:p>14.154904572000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7051727909" calcext:value-type="float">
            <text:p>2.3027051727909</text:p>
          </table:table-cell>
          <table:table-cell office:value-type="float" office:value="2.30267598218979" calcext:value-type="float">
            <text:p>2.30267598218979</text:p>
          </table:table-cell>
          <table:table-cell office:value-type="float" office:value="14.244820687" calcext:value-type="float">
            <text:p>14.244820687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8379386422" calcext:value-type="float">
            <text:p>2.3028379386422</text:p>
          </table:table-cell>
          <table:table-cell office:value-type="float" office:value="2.30278662663357" calcext:value-type="float">
            <text:p>2.30278662663357</text:p>
          </table:table-cell>
          <table:table-cell office:value-type="float" office:value="14.249880763" calcext:value-type="float">
            <text:p>14.249880763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7946155971" calcext:value-type="float">
            <text:p>2.3027946155971</text:p>
          </table:table-cell>
          <table:table-cell office:value-type="float" office:value="2.30274945763266" calcext:value-type="float">
            <text:p>2.30274945763266</text:p>
          </table:table-cell>
          <table:table-cell office:value-type="float" office:value="14.3863260779999" calcext:value-type="float">
            <text:p>14.3863260779999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75894711013" calcext:value-type="float">
            <text:p>2.30275894711013</text:p>
          </table:table-cell>
          <table:table-cell office:value-type="float" office:value="2.30271891879428" calcext:value-type="float">
            <text:p>2.30271891879428</text:p>
          </table:table-cell>
          <table:table-cell office:value-type="float" office:value="14.2206357690001" calcext:value-type="float">
            <text:p>14.220635769000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72957307698" calcext:value-type="float">
            <text:p>2.30272957307698</text:p>
          </table:table-cell>
          <table:table-cell office:value-type="float" office:value="2.30269386206463" calcext:value-type="float">
            <text:p>2.30269386206463</text:p>
          </table:table-cell>
          <table:table-cell office:value-type="float" office:value="14.224975681" calcext:value-type="float">
            <text:p>14.22497568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70536164485" calcext:value-type="float">
            <text:p>2.30270536164485</text:p>
          </table:table-cell>
          <table:table-cell office:value-type="float" office:value="2.30267345981233" calcext:value-type="float">
            <text:p>2.30267345981233</text:p>
          </table:table-cell>
          <table:table-cell office:value-type="float" office:value="14.171405055" calcext:value-type="float">
            <text:p>14.171405055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84498037814" calcext:value-type="float">
            <text:p>2.30284498037814</text:p>
          </table:table-cell>
          <table:table-cell office:value-type="float" office:value="2.3028322040655" calcext:value-type="float">
            <text:p>2.3028322040655</text:p>
          </table:table-cell>
          <table:table-cell office:value-type="float" office:value="14.37612927" calcext:value-type="float">
            <text:p>14.37612927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80108212916" calcext:value-type="float">
            <text:p>2.30280108212916</text:p>
          </table:table-cell>
          <table:table-cell office:value-type="float" office:value="2.30279075112312" calcext:value-type="float">
            <text:p>2.30279075112312</text:p>
          </table:table-cell>
          <table:table-cell office:value-type="float" office:value="14.259186807" calcext:value-type="float">
            <text:p>14.259186807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76477819821" calcext:value-type="float">
            <text:p>2.30276477819821</text:p>
          </table:table-cell>
          <table:table-cell office:value-type="float" office:value="2.30275645529389" calcext:value-type="float">
            <text:p>2.30275645529389</text:p>
          </table:table-cell>
          <table:table-cell office:value-type="float" office:value="14.188464519" calcext:value-type="float">
            <text:p>14.188464519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73476617931" calcext:value-type="float">
            <text:p>2.30273476617931</text:p>
          </table:table-cell>
          <table:table-cell office:value-type="float" office:value="2.30272778432081" calcext:value-type="float">
            <text:p>2.30272778432081</text:p>
          </table:table-cell>
          <table:table-cell office:value-type="float" office:value="14.735686502" calcext:value-type="float">
            <text:p>14.735686502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70997471393" calcext:value-type="float">
            <text:p>2.30270997471393</text:p>
          </table:table-cell>
          <table:table-cell office:value-type="float" office:value="2.30270413076802" calcext:value-type="float">
            <text:p>2.30270413076802</text:p>
          </table:table-cell>
          <table:table-cell office:value-type="float" office:value="14.3304175329999" calcext:value-type="float">
            <text:p>14.3304175329999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7593692991" calcext:value-type="float">
            <text:p>2.3027593692991</text:p>
          </table:table-cell>
          <table:table-cell office:value-type="float" office:value="2.30275348493248" calcext:value-type="float">
            <text:p>2.30275348493248</text:p>
          </table:table-cell>
          <table:table-cell office:value-type="float" office:value="14.3480089889999" calcext:value-type="float">
            <text:p>14.3480089889999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73076339063" calcext:value-type="float">
            <text:p>2.30273076339063</text:p>
          </table:table-cell>
          <table:table-cell office:value-type="float" office:value="2.30272607135165" calcext:value-type="float">
            <text:p>2.30272607135165</text:p>
          </table:table-cell>
          <table:table-cell office:value-type="float" office:value="14.3277138" calcext:value-type="float">
            <text:p>14.3277138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70706717648" calcext:value-type="float">
            <text:p>2.30270706717648</text:p>
          </table:table-cell>
          <table:table-cell office:value-type="float" office:value="2.30270323176293" calcext:value-type="float">
            <text:p>2.30270323176293</text:p>
          </table:table-cell>
          <table:table-cell office:value-type="float" office:value="14.283904442" calcext:value-type="float">
            <text:p>14.283904442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68744924175" calcext:value-type="float">
            <text:p>2.30268744924175</text:p>
          </table:table-cell>
          <table:table-cell office:value-type="float" office:value="2.3026842463548" calcext:value-type="float">
            <text:p>2.3026842463548</text:p>
          </table:table-cell>
          <table:table-cell office:value-type="float" office:value="14.2223232710001" calcext:value-type="float">
            <text:p>14.222323271000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67120043098" calcext:value-type="float">
            <text:p>2.30267120043098</text:p>
          </table:table-cell>
          <table:table-cell office:value-type="float" office:value="2.30266830875615" calcext:value-type="float">
            <text:p>2.30266830875615</text:p>
          </table:table-cell>
          <table:table-cell office:value-type="float" office:value="14.2656550840001" calcext:value-type="float">
            <text:p>14.265655084000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88802789473" calcext:value-type="float">
            <text:p>2.30288802789473</text:p>
          </table:table-cell>
          <table:table-cell office:value-type="float" office:value="2.30286405344678" calcext:value-type="float">
            <text:p>2.30286405344678</text:p>
          </table:table-cell>
          <table:table-cell office:value-type="float" office:value="14.195597321" calcext:value-type="float">
            <text:p>14.19559732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83680501015" calcext:value-type="float">
            <text:p>2.30283680501015</text:p>
          </table:table-cell>
          <table:table-cell office:value-type="float" office:value="2.30281670837645" calcext:value-type="float">
            <text:p>2.30281670837645</text:p>
          </table:table-cell>
          <table:table-cell office:value-type="float" office:value="14.416458701" calcext:value-type="float">
            <text:p>14.41645870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79446181966" calcext:value-type="float">
            <text:p>2.30279446181966</text:p>
          </table:table-cell>
          <table:table-cell office:value-type="float" office:value="2.30277740271987" calcext:value-type="float">
            <text:p>2.30277740271987</text:p>
          </table:table-cell>
          <table:table-cell office:value-type="float" office:value="14.3290427769999" calcext:value-type="float">
            <text:p>14.3290427769999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75946588659" calcext:value-type="float">
            <text:p>2.30275946588659</text:p>
          </table:table-cell>
          <table:table-cell office:value-type="float" office:value="2.30274495349568" calcext:value-type="float">
            <text:p>2.30274495349568</text:p>
          </table:table-cell>
          <table:table-cell office:value-type="float" office:value="14.414228301" calcext:value-type="float">
            <text:p>14.41422830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73050184189" calcext:value-type="float">
            <text:p>2.30273050184189</text:p>
          </table:table-cell>
          <table:table-cell office:value-type="float" office:value="2.3027180774956" calcext:value-type="float">
            <text:p>2.3027180774956</text:p>
          </table:table-cell>
          <table:table-cell office:value-type="float" office:value="14.224385142" calcext:value-type="float">
            <text:p>14.224385142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9181751361" calcext:value-type="float">
            <text:p>2.3029181751361</text:p>
          </table:table-cell>
          <table:table-cell office:value-type="float" office:value="2.30291812586936" calcext:value-type="float">
            <text:p>2.30291812586936</text:p>
          </table:table-cell>
          <table:table-cell office:value-type="float" office:value="14.159816493" calcext:value-type="float">
            <text:p>14.159816493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85771518374" calcext:value-type="float">
            <text:p>2.30285771518374</text:p>
          </table:table-cell>
          <table:table-cell office:value-type="float" office:value="2.30285971331748" calcext:value-type="float">
            <text:p>2.30285971331748</text:p>
          </table:table-cell>
          <table:table-cell office:value-type="float" office:value="14.263011427" calcext:value-type="float">
            <text:p>14.263011427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80850563985" calcext:value-type="float">
            <text:p>2.30280850563985</text:p>
          </table:table-cell>
          <table:table-cell office:value-type="float" office:value="2.30281195367218" calcext:value-type="float">
            <text:p>2.30281195367218</text:p>
          </table:table-cell>
          <table:table-cell office:value-type="float" office:value="14.4673326289999" calcext:value-type="float">
            <text:p>14.467332628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76848385329" calcext:value-type="float">
            <text:p>2.30276848385329</text:p>
          </table:table-cell>
          <table:table-cell office:value-type="float" office:value="2.30277265105278" calcext:value-type="float">
            <text:p>2.30277265105278</text:p>
          </table:table-cell>
          <table:table-cell office:value-type="float" office:value="14.313072397" calcext:value-type="float">
            <text:p>14.313072397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73586676827" calcext:value-type="float">
            <text:p>2.30273586676827</text:p>
          </table:table-cell>
          <table:table-cell office:value-type="float" office:value="2.30274033394589" calcext:value-type="float">
            <text:p>2.30274033394589</text:p>
          </table:table-cell>
          <table:table-cell office:value-type="float" office:value="14.2084277450001" calcext:value-type="float">
            <text:p>14.2084277450001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81644691028" calcext:value-type="float">
            <text:p>2.30281644691028</text:p>
          </table:table-cell>
          <table:table-cell office:value-type="float" office:value="2.30283067028993" calcext:value-type="float">
            <text:p>2.30283067028993</text:p>
          </table:table-cell>
          <table:table-cell office:value-type="float" office:value="14.1932498660001" calcext:value-type="float">
            <text:p>14.1932498660001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77170224993" calcext:value-type="float">
            <text:p>2.30277170224993</text:p>
          </table:table-cell>
          <table:table-cell office:value-type="float" office:value="2.30278597364" calcext:value-type="float">
            <text:p>2.30278597364</text:p>
          </table:table-cell>
          <table:table-cell office:value-type="float" office:value="14.2480274489999" calcext:value-type="float">
            <text:p>14.248027448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73542017825" calcext:value-type="float">
            <text:p>2.30273542017825</text:p>
          </table:table-cell>
          <table:table-cell office:value-type="float" office:value="2.3027493634801" calcext:value-type="float">
            <text:p>2.3027493634801</text:p>
          </table:table-cell>
          <table:table-cell office:value-type="float" office:value="14.8698448109999" calcext:value-type="float">
            <text:p>14.869844810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70580391386" calcext:value-type="float">
            <text:p>2.30270580391386</text:p>
          </table:table-cell>
          <table:table-cell office:value-type="float" office:value="2.30271911772953" calcext:value-type="float">
            <text:p>2.30271911772953</text:p>
          </table:table-cell>
          <table:table-cell office:value-type="float" office:value="14.313091597" calcext:value-type="float">
            <text:p>14.313091597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6817050824" calcext:value-type="float">
            <text:p>2.3026817050824</text:p>
          </table:table-cell>
          <table:table-cell office:value-type="float" office:value="2.30269418248705" calcext:value-type="float">
            <text:p>2.30269418248705</text:p>
          </table:table-cell>
          <table:table-cell office:value-type="float" office:value="14.3270779029999" calcext:value-type="float">
            <text:p>14.327077902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99970666483" calcext:value-type="float">
            <text:p>2.30299970666483</text:p>
          </table:table-cell>
          <table:table-cell office:value-type="float" office:value="2.30300194442652" calcext:value-type="float">
            <text:p>2.30300194442652</text:p>
          </table:table-cell>
          <table:table-cell office:value-type="float" office:value="14.3065174359999" calcext:value-type="float">
            <text:p>14.306517435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92362521198" calcext:value-type="float">
            <text:p>2.30292362521198</text:p>
          </table:table-cell>
          <table:table-cell office:value-type="float" office:value="2.30292845987211" calcext:value-type="float">
            <text:p>2.30292845987211</text:p>
          </table:table-cell>
          <table:table-cell office:value-type="float" office:value="14.2754745899999" calcext:value-type="float">
            <text:p>14.275474589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86188293368" calcext:value-type="float">
            <text:p>2.30286188293368</text:p>
          </table:table-cell>
          <table:table-cell office:value-type="float" office:value="2.30286841179915" calcext:value-type="float">
            <text:p>2.30286841179915</text:p>
          </table:table-cell>
          <table:table-cell office:value-type="float" office:value="14.1460891869999" calcext:value-type="float">
            <text:p>14.146089186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81170192304" calcext:value-type="float">
            <text:p>2.30281170192304</text:p>
          </table:table-cell>
          <table:table-cell office:value-type="float" office:value="2.30281916241737" calcext:value-type="float">
            <text:p>2.30281916241737</text:p>
          </table:table-cell>
          <table:table-cell office:value-type="float" office:value="14.242003675" calcext:value-type="float">
            <text:p>14.242003675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77093615867" calcext:value-type="float">
            <text:p>2.30277093615867</text:p>
          </table:table-cell>
          <table:table-cell office:value-type="float" office:value="2.30277883626853" calcext:value-type="float">
            <text:p>2.30277883626853</text:p>
          </table:table-cell>
          <table:table-cell office:value-type="float" office:value="14.346332653" calcext:value-type="float">
            <text:p>14.346332653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94462892292" calcext:value-type="float">
            <text:p>2.30294462892292</text:p>
          </table:table-cell>
          <table:table-cell office:value-type="float" office:value="2.30287747777951" calcext:value-type="float">
            <text:p>2.30287747777951</text:p>
          </table:table-cell>
          <table:table-cell office:value-type="float" office:value="14.3612201379999" calcext:value-type="float">
            <text:p>14.361220137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87893850412" calcext:value-type="float">
            <text:p>2.30287893850412</text:p>
          </table:table-cell>
          <table:table-cell office:value-type="float" office:value="2.30282078427114" calcext:value-type="float">
            <text:p>2.30282078427114</text:p>
          </table:table-cell>
          <table:table-cell office:value-type="float" office:value="14.2929624210001" calcext:value-type="float">
            <text:p>14.2929624210001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8253660019" calcext:value-type="float">
            <text:p>2.3028253660019</text:p>
          </table:table-cell>
          <table:table-cell office:value-type="float" office:value="2.30277468292576" calcext:value-type="float">
            <text:p>2.30277468292576</text:p>
          </table:table-cell>
          <table:table-cell office:value-type="float" office:value="14.307338804" calcext:value-type="float">
            <text:p>14.307338804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78161314251" calcext:value-type="float">
            <text:p>2.30278161314251</text:p>
          </table:table-cell>
          <table:table-cell office:value-type="float" office:value="2.30273720261398" calcext:value-type="float">
            <text:p>2.30273720261398</text:p>
          </table:table-cell>
          <table:table-cell office:value-type="float" office:value="14.270498614" calcext:value-type="float">
            <text:p>14.270498614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74591084991" calcext:value-type="float">
            <text:p>2.30274591084991</text:p>
          </table:table-cell>
          <table:table-cell office:value-type="float" office:value="2.30270677463264" calcext:value-type="float">
            <text:p>2.30270677463264</text:p>
          </table:table-cell>
          <table:table-cell office:value-type="float" office:value="14.3912827069998" calcext:value-type="float">
            <text:p>14.3912827069998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97143067887" calcext:value-type="float">
            <text:p>2.30297143067887</text:p>
          </table:table-cell>
          <table:table-cell office:value-type="float" office:value="2.30291362628815" calcext:value-type="float">
            <text:p>2.30291362628815</text:p>
          </table:table-cell>
          <table:table-cell office:value-type="float" office:value="14.5082593560001" calcext:value-type="float">
            <text:p>14.5082593560001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90155217592" calcext:value-type="float">
            <text:p>2.30290155217592</text:p>
          </table:table-cell>
          <table:table-cell office:value-type="float" office:value="2.30285205355116" calcext:value-type="float">
            <text:p>2.30285205355116</text:p>
          </table:table-cell>
          <table:table-cell office:value-type="float" office:value="14.3416407249999" calcext:value-type="float">
            <text:p>14.341640724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84460470366" calcext:value-type="float">
            <text:p>2.30284460470366</text:p>
          </table:table-cell>
          <table:table-cell office:value-type="float" office:value="2.3028019476848" calcext:value-type="float">
            <text:p>2.3028019476848</text:p>
          </table:table-cell>
          <table:table-cell office:value-type="float" office:value="14.3272480980002" calcext:value-type="float">
            <text:p>14.3272480980002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79814968231" calcext:value-type="float">
            <text:p>2.30279814968231</text:p>
          </table:table-cell>
          <table:table-cell office:value-type="float" office:value="2.30276117658919" calcext:value-type="float">
            <text:p>2.30276117658919</text:p>
          </table:table-cell>
          <table:table-cell office:value-type="float" office:value="14.292197992" calcext:value-type="float">
            <text:p>14.292197992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76025587053" calcext:value-type="float">
            <text:p>2.30276025587053</text:p>
          </table:table-cell>
          <table:table-cell office:value-type="float" office:value="2.30272801514644" calcext:value-type="float">
            <text:p>2.30272801514644</text:p>
          </table:table-cell>
          <table:table-cell office:value-type="float" office:value="14.3278465469998" calcext:value-type="float">
            <text:p>14.3278465469998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1" calcext:value-type="float">
            <text:p>1</text:p>
          </table:table-cell>
          <table:table-cell office:value-type="float" office:value="0.100183333333333" calcext:value-type="float">
            <text:p>0.10018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0246269245392" calcext:value-type="float">
            <text:p>2.30246269245392</text:p>
          </table:table-cell>
          <table:table-cell office:value-type="float" office:value="2.30225040047032" calcext:value-type="float">
            <text:p>2.30225040047032</text:p>
          </table:table-cell>
          <table:table-cell office:value-type="float" office:value="14.2919927770001" calcext:value-type="float">
            <text:p>14.291992777000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2" calcext:value-type="float">
            <text:p>2</text:p>
          </table:table-cell>
          <table:table-cell office:value-type="float" office:value="0.100066666666667" calcext:value-type="float">
            <text:p>0.10006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2.30206842539407" calcext:value-type="float">
            <text:p>2.30206842539407</text:p>
          </table:table-cell>
          <table:table-cell office:value-type="float" office:value="2.30187846444974" calcext:value-type="float">
            <text:p>2.30187846444974</text:p>
          </table:table-cell>
          <table:table-cell office:value-type="float" office:value="14.3385502199999" calcext:value-type="float">
            <text:p>14.3385502199999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3" calcext:value-type="float">
            <text:p>3</text:p>
          </table:table-cell>
          <table:table-cell office:value-type="float" office:value="0.100183333333333" calcext:value-type="float">
            <text:p>0.10018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30171891316168" calcext:value-type="float">
            <text:p>2.30171891316168</text:p>
          </table:table-cell>
          <table:table-cell office:value-type="float" office:value="2.30155873146786" calcext:value-type="float">
            <text:p>2.30155873146786</text:p>
          </table:table-cell>
          <table:table-cell office:value-type="float" office:value="14.8999228789999" calcext:value-type="float">
            <text:p>14.8999228789999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4" calcext:value-type="float">
            <text:p>4</text:p>
          </table:table-cell>
          <table:table-cell office:value-type="float" office:value="0.100216666666667" calcext:value-type="float">
            <text:p>0.10021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2.30141443484373" calcext:value-type="float">
            <text:p>2.30141443484373</text:p>
          </table:table-cell>
          <table:table-cell office:value-type="float" office:value="2.30127250768576" calcext:value-type="float">
            <text:p>2.30127250768576</text:p>
          </table:table-cell>
          <table:table-cell office:value-type="float" office:value="14.3058948569999" calcext:value-type="float">
            <text:p>14.3058948569999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5" calcext:value-type="float">
            <text:p>5</text:p>
          </table:table-cell>
          <table:table-cell office:value-type="float" office:value="0.100266666666667" calcext:value-type="float">
            <text:p>0.10026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2.30113540910709" calcext:value-type="float">
            <text:p>2.30113540910709</text:p>
          </table:table-cell>
          <table:table-cell office:value-type="float" office:value="2.30100421389197" calcext:value-type="float">
            <text:p>2.30100421389197</text:p>
          </table:table-cell>
          <table:table-cell office:value-type="float" office:value="14.304838626" calcext:value-type="float">
            <text:p>14.304838626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1" calcext:value-type="float">
            <text:p>1</text:p>
          </table:table-cell>
          <table:table-cell office:value-type="float" office:value="0.145266666666667" calcext:value-type="float">
            <text:p>0.145266666666667</text:p>
          </table:table-cell>
          <table:table-cell office:value-type="float" office:value="0.1752" calcext:value-type="float">
            <text:p>0.1752</text:p>
          </table:table-cell>
          <table:table-cell office:value-type="float" office:value="2.30245396882486" calcext:value-type="float">
            <text:p>2.30245396882486</text:p>
          </table:table-cell>
          <table:table-cell office:value-type="float" office:value="2.30222466341249" calcext:value-type="float">
            <text:p>2.30222466341249</text:p>
          </table:table-cell>
          <table:table-cell office:value-type="float" office:value="14.4321913599999" calcext:value-type="float">
            <text:p>14.4321913599999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2" calcext:value-type="float">
            <text:p>2</text:p>
          </table:table-cell>
          <table:table-cell office:value-type="float" office:value="0.145233333333333" calcext:value-type="float">
            <text:p>0.145233333333333</text:p>
          </table:table-cell>
          <table:table-cell office:value-type="float" office:value="0.1691" calcext:value-type="float">
            <text:p>0.1691</text:p>
          </table:table-cell>
          <table:table-cell office:value-type="float" office:value="2.30201568201915" calcext:value-type="float">
            <text:p>2.30201568201915</text:p>
          </table:table-cell>
          <table:table-cell office:value-type="float" office:value="2.30180815071057" calcext:value-type="float">
            <text:p>2.30180815071057</text:p>
          </table:table-cell>
          <table:table-cell office:value-type="float" office:value="14.3576833470001" calcext:value-type="float">
            <text:p>14.357683347000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3" calcext:value-type="float">
            <text:p>3</text:p>
          </table:table-cell>
          <table:table-cell office:value-type="float" office:value="0.142316666666667" calcext:value-type="float">
            <text:p>0.142316666666667</text:p>
          </table:table-cell>
          <table:table-cell office:value-type="float" office:value="0.167" calcext:value-type="float">
            <text:p>0.167</text:p>
          </table:table-cell>
          <table:table-cell office:value-type="float" office:value="2.30160400303188" calcext:value-type="float">
            <text:p>2.30160400303188</text:p>
          </table:table-cell>
          <table:table-cell office:value-type="float" office:value="2.30141269932887" calcext:value-type="float">
            <text:p>2.30141269932887</text:p>
          </table:table-cell>
          <table:table-cell office:value-type="float" office:value="14.5392756170002" calcext:value-type="float">
            <text:p>14.5392756170002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4" calcext:value-type="float">
            <text:p>4</text:p>
          </table:table-cell>
          <table:table-cell office:value-type="float" office:value="0.13705" calcext:value-type="float">
            <text:p>0.13705</text:p>
          </table:table-cell>
          <table:table-cell office:value-type="float" office:value="0.1553" calcext:value-type="float">
            <text:p>0.1553</text:p>
          </table:table-cell>
          <table:table-cell office:value-type="float" office:value="2.30120934250512" calcext:value-type="float">
            <text:p>2.30120934250512</text:p>
          </table:table-cell>
          <table:table-cell office:value-type="float" office:value="2.30102600109805" calcext:value-type="float">
            <text:p>2.30102600109805</text:p>
          </table:table-cell>
          <table:table-cell office:value-type="float" office:value="14.3006149099999" calcext:value-type="float">
            <text:p>14.3006149099999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5" calcext:value-type="float">
            <text:p>5</text:p>
          </table:table-cell>
          <table:table-cell office:value-type="float" office:value="0.132016666666667" calcext:value-type="float">
            <text:p>0.132016666666667</text:p>
          </table:table-cell>
          <table:table-cell office:value-type="float" office:value="0.1472" calcext:value-type="float">
            <text:p>0.1472</text:p>
          </table:table-cell>
          <table:table-cell office:value-type="float" office:value="2.30082079977877" calcext:value-type="float">
            <text:p>2.30082079977877</text:p>
          </table:table-cell>
          <table:table-cell office:value-type="float" office:value="2.30064596492014" calcext:value-type="float">
            <text:p>2.30064596492014</text:p>
          </table:table-cell>
          <table:table-cell office:value-type="float" office:value="14.3087117600001" calcext:value-type="float">
            <text:p>14.308711760000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97378232993" calcext:value-type="float">
            <text:p>2.30297378232993</text:p>
          </table:table-cell>
          <table:table-cell office:value-type="float" office:value="2.30283451839617" calcext:value-type="float">
            <text:p>2.30283451839617</text:p>
          </table:table-cell>
          <table:table-cell office:value-type="float" office:value="14.415458815" calcext:value-type="float">
            <text:p>14.415458815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0999" calcext:value-type="float">
            <text:p>0.0999</text:p>
          </table:table-cell>
          <table:table-cell office:value-type="float" office:value="2.30272217549241" calcext:value-type="float">
            <text:p>2.30272217549241</text:p>
          </table:table-cell>
          <table:table-cell office:value-type="float" office:value="2.30259246886915" calcext:value-type="float">
            <text:p>2.30259246886915</text:p>
          </table:table-cell>
          <table:table-cell office:value-type="float" office:value="14.3149432770001" calcext:value-type="float">
            <text:p>14.314943277000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3" calcext:value-type="float">
            <text:p>3</text:p>
          </table:table-cell>
          <table:table-cell office:value-type="float" office:value="0.0994666666666667" calcext:value-type="float">
            <text:p>0.0994666666666667</text:p>
          </table:table-cell>
          <table:table-cell office:value-type="float" office:value="0.0966" calcext:value-type="float">
            <text:p>0.0966</text:p>
          </table:table-cell>
          <table:table-cell office:value-type="float" office:value="2.30249104037214" calcext:value-type="float">
            <text:p>2.30249104037214</text:p>
          </table:table-cell>
          <table:table-cell office:value-type="float" office:value="2.30236943056629" calcext:value-type="float">
            <text:p>2.30236943056629</text:p>
          </table:table-cell>
          <table:table-cell office:value-type="float" office:value="14.2898962639999" calcext:value-type="float">
            <text:p>14.2898962639999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4" calcext:value-type="float">
            <text:p>4</text:p>
          </table:table-cell>
          <table:table-cell office:value-type="float" office:value="0.0979333333333333" calcext:value-type="float">
            <text:p>0.0979333333333333</text:p>
          </table:table-cell>
          <table:table-cell office:value-type="float" office:value="0.0934" calcext:value-type="float">
            <text:p>0.0934</text:p>
          </table:table-cell>
          <table:table-cell office:value-type="float" office:value="2.30227239070925" calcext:value-type="float">
            <text:p>2.30227239070925</text:p>
          </table:table-cell>
          <table:table-cell office:value-type="float" office:value="2.30215420540731" calcext:value-type="float">
            <text:p>2.30215420540731</text:p>
          </table:table-cell>
          <table:table-cell office:value-type="float" office:value="14.2588879509999" calcext:value-type="float">
            <text:p>14.2588879509999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5" calcext:value-type="float">
            <text:p>5</text:p>
          </table:table-cell>
          <table:table-cell office:value-type="float" office:value="0.0960166666666667" calcext:value-type="float">
            <text:p>0.0960166666666667</text:p>
          </table:table-cell>
          <table:table-cell office:value-type="float" office:value="0.0925" calcext:value-type="float">
            <text:p>0.0925</text:p>
          </table:table-cell>
          <table:table-cell office:value-type="float" office:value="2.30206315934277" calcext:value-type="float">
            <text:p>2.30206315934277</text:p>
          </table:table-cell>
          <table:table-cell office:value-type="float" office:value="2.3019500887318" calcext:value-type="float">
            <text:p>2.3019500887318</text:p>
          </table:table-cell>
          <table:table-cell office:value-type="float" office:value="14.2319739120001" calcext:value-type="float">
            <text:p>14.231973912000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91580416755" calcext:value-type="float">
            <text:p>2.30291580416755</text:p>
          </table:table-cell>
          <table:table-cell office:value-type="float" office:value="2.30273354736863" calcext:value-type="float">
            <text:p>2.30273354736863</text:p>
          </table:table-cell>
          <table:table-cell office:value-type="float" office:value="14.2574030359999" calcext:value-type="float">
            <text:p>14.2574030359999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61255174812" calcext:value-type="float">
            <text:p>2.30261255174812</text:p>
          </table:table-cell>
          <table:table-cell office:value-type="float" office:value="2.30245198413825" calcext:value-type="float">
            <text:p>2.30245198413825</text:p>
          </table:table-cell>
          <table:table-cell office:value-type="float" office:value="14.3851746750001" calcext:value-type="float">
            <text:p>14.385174675000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3" calcext:value-type="float">
            <text:p>3</text:p>
          </table:table-cell>
          <table:table-cell office:value-type="float" office:value="0.100683333333333" calcext:value-type="float">
            <text:p>0.100683333333333</text:p>
          </table:table-cell>
          <table:table-cell office:value-type="float" office:value="0.109" calcext:value-type="float">
            <text:p>0.109</text:p>
          </table:table-cell>
          <table:table-cell office:value-type="float" office:value="2.30233958103001" calcext:value-type="float">
            <text:p>2.30233958103001</text:p>
          </table:table-cell>
          <table:table-cell office:value-type="float" office:value="2.30219566594264" calcext:value-type="float">
            <text:p>2.30219566594264</text:p>
          </table:table-cell>
          <table:table-cell office:value-type="float" office:value="14.278559199" calcext:value-type="float">
            <text:p>14.278559199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4" calcext:value-type="float">
            <text:p>4</text:p>
          </table:table-cell>
          <table:table-cell office:value-type="float" office:value="0.134283333333333" calcext:value-type="float">
            <text:p>0.134283333333333</text:p>
          </table:table-cell>
          <table:table-cell office:value-type="float" office:value="0.1782" calcext:value-type="float">
            <text:p>0.1782</text:p>
          </table:table-cell>
          <table:table-cell office:value-type="float" office:value="2.30208907706905" calcext:value-type="float">
            <text:p>2.30208907706905</text:p>
          </table:table-cell>
          <table:table-cell office:value-type="float" office:value="2.30195976366663" calcext:value-type="float">
            <text:p>2.30195976366663</text:p>
          </table:table-cell>
          <table:table-cell office:value-type="float" office:value="14.4250148470001" calcext:value-type="float">
            <text:p>14.425014847000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5" calcext:value-type="float">
            <text:p>5</text:p>
          </table:table-cell>
          <table:table-cell office:value-type="float" office:value="0.177783333333333" calcext:value-type="float">
            <text:p>0.177783333333333</text:p>
          </table:table-cell>
          <table:table-cell office:value-type="float" office:value="0.1757" calcext:value-type="float">
            <text:p>0.1757</text:p>
          </table:table-cell>
          <table:table-cell office:value-type="float" office:value="2.30185675951464" calcext:value-type="float">
            <text:p>2.30185675951464</text:p>
          </table:table-cell>
          <table:table-cell office:value-type="float" office:value="2.30173795693999" calcext:value-type="float">
            <text:p>2.30173795693999</text:p>
          </table:table-cell>
          <table:table-cell office:value-type="float" office:value="14.293002185" calcext:value-type="float">
            <text:p>14.293002185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30737113749" calcext:value-type="float">
            <text:p>2.30230737113749</text:p>
          </table:table-cell>
          <table:table-cell office:value-type="float" office:value="2.30217704044026" calcext:value-type="float">
            <text:p>2.30217704044026</text:p>
          </table:table-cell>
          <table:table-cell office:value-type="float" office:value="14.3276460289999" calcext:value-type="float">
            <text:p>14.3276460289999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07636386855" calcext:value-type="float">
            <text:p>2.30207636386855</text:p>
          </table:table-cell>
          <table:table-cell office:value-type="float" office:value="2.30195488291941" calcext:value-type="float">
            <text:p>2.30195488291941</text:p>
          </table:table-cell>
          <table:table-cell office:value-type="float" office:value="14.103099251" calcext:value-type="float">
            <text:p>14.10309925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185997460697" calcext:value-type="float">
            <text:p>2.30185997460697</text:p>
          </table:table-cell>
          <table:table-cell office:value-type="float" office:value="2.30174411026536" calcext:value-type="float">
            <text:p>2.30174411026536</text:p>
          </table:table-cell>
          <table:table-cell office:value-type="float" office:value="14.8510865349999" calcext:value-type="float">
            <text:p>14.8510865349999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165531309937" calcext:value-type="float">
            <text:p>2.30165531309937</text:p>
          </table:table-cell>
          <table:table-cell office:value-type="float" office:value="2.30154748327413" calcext:value-type="float">
            <text:p>2.30154748327413</text:p>
          </table:table-cell>
          <table:table-cell office:value-type="float" office:value="14.3561082860001" calcext:value-type="float">
            <text:p>14.356108286000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146407953966" calcext:value-type="float">
            <text:p>2.30146407953966</text:p>
          </table:table-cell>
          <table:table-cell office:value-type="float" office:value="2.30136098983181" calcext:value-type="float">
            <text:p>2.30136098983181</text:p>
          </table:table-cell>
          <table:table-cell office:value-type="float" office:value="14.3284261259998" calcext:value-type="float">
            <text:p>14.3284261259998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1" calcext:value-type="float">
            <text:p>1</text:p>
          </table:table-cell>
          <table:table-cell office:value-type="float" office:value="0.10535" calcext:value-type="float">
            <text:p>0.10535</text:p>
          </table:table-cell>
          <table:table-cell office:value-type="float" office:value="0.129" calcext:value-type="float">
            <text:p>0.129</text:p>
          </table:table-cell>
          <table:table-cell office:value-type="float" office:value="2.2943868149064" calcext:value-type="float">
            <text:p>2.2943868149064</text:p>
          </table:table-cell>
          <table:table-cell office:value-type="float" office:value="2.28465413287946" calcext:value-type="float">
            <text:p>2.28465413287946</text:p>
          </table:table-cell>
          <table:table-cell office:value-type="float" office:value="14.1827751569999" calcext:value-type="float">
            <text:p>14.1827751569999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2" calcext:value-type="float">
            <text:p>2</text:p>
          </table:table-cell>
          <table:table-cell office:value-type="float" office:value="0.113783333333333" calcext:value-type="float">
            <text:p>0.113783333333333</text:p>
          </table:table-cell>
          <table:table-cell office:value-type="float" office:value="0.1267" calcext:value-type="float">
            <text:p>0.1267</text:p>
          </table:table-cell>
          <table:table-cell office:value-type="float" office:value="2.27307721063781" calcext:value-type="float">
            <text:p>2.27307721063781</text:p>
          </table:table-cell>
          <table:table-cell office:value-type="float" office:value="2.2592918903205" calcext:value-type="float">
            <text:p>2.2592918903205</text:p>
          </table:table-cell>
          <table:table-cell office:value-type="float" office:value="14.2915513070002" calcext:value-type="float">
            <text:p>14.2915513070002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3" calcext:value-type="float">
            <text:p>3</text:p>
          </table:table-cell>
          <table:table-cell office:value-type="float" office:value="0.216116666666667" calcext:value-type="float">
            <text:p>0.216116666666667</text:p>
          </table:table-cell>
          <table:table-cell office:value-type="float" office:value="0.2709" calcext:value-type="float">
            <text:p>0.2709</text:p>
          </table:table-cell>
          <table:table-cell office:value-type="float" office:value="2.23497387442762" calcext:value-type="float">
            <text:p>2.23497387442762</text:p>
          </table:table-cell>
          <table:table-cell office:value-type="float" office:value="2.20015670387608" calcext:value-type="float">
            <text:p>2.20015670387608</text:p>
          </table:table-cell>
          <table:table-cell office:value-type="float" office:value="14.137971952" calcext:value-type="float">
            <text:p>14.137971952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4" calcext:value-type="float">
            <text:p>4</text:p>
          </table:table-cell>
          <table:table-cell office:value-type="float" office:value="0.336983333333333" calcext:value-type="float">
            <text:p>0.336983333333333</text:p>
          </table:table-cell>
          <table:table-cell office:value-type="float" office:value="0.3696" calcext:value-type="float">
            <text:p>0.3696</text:p>
          </table:table-cell>
          <table:table-cell office:value-type="float" office:value="2.10201768491314" calcext:value-type="float">
            <text:p>2.10201768491314</text:p>
          </table:table-cell>
          <table:table-cell office:value-type="float" office:value="1.9296682169483" calcext:value-type="float">
            <text:p>1.9296682169483</text:p>
          </table:table-cell>
          <table:table-cell office:value-type="float" office:value="14.3559960810001" calcext:value-type="float">
            <text:p>14.3559960810001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5" calcext:value-type="float">
            <text:p>5</text:p>
          </table:table-cell>
          <table:table-cell office:value-type="float" office:value="0.449566666666667" calcext:value-type="float">
            <text:p>0.449566666666667</text:p>
          </table:table-cell>
          <table:table-cell office:value-type="float" office:value="0.4921" calcext:value-type="float">
            <text:p>0.4921</text:p>
          </table:table-cell>
          <table:table-cell office:value-type="float" office:value="1.63156427236508" calcext:value-type="float">
            <text:p>1.63156427236508</text:p>
          </table:table-cell>
          <table:table-cell office:value-type="float" office:value="1.29241825516816" calcext:value-type="float">
            <text:p>1.29241825516816</text:p>
          </table:table-cell>
          <table:table-cell office:value-type="float" office:value="14.5133757010001" calcext:value-type="float">
            <text:p>14.5133757010001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1" calcext:value-type="float">
            <text:p>1</text:p>
          </table:table-cell>
          <table:table-cell office:value-type="float" office:value="0.100016666666667" calcext:value-type="float">
            <text:p>0.10001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2.29072971816764" calcext:value-type="float">
            <text:p>2.29072971816764</text:p>
          </table:table-cell>
          <table:table-cell office:value-type="float" office:value="2.27889770762936" calcext:value-type="float">
            <text:p>2.27889770762936</text:p>
          </table:table-cell>
          <table:table-cell office:value-type="float" office:value="14.296562838" calcext:value-type="float">
            <text:p>14.296562838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2" calcext:value-type="float">
            <text:p>2</text:p>
          </table:table-cell>
          <table:table-cell office:value-type="float" office:value="0.101716666666667" calcext:value-type="float">
            <text:p>0.101716666666667</text:p>
          </table:table-cell>
          <table:table-cell office:value-type="float" office:value="0.105" calcext:value-type="float">
            <text:p>0.105</text:p>
          </table:table-cell>
          <table:table-cell office:value-type="float" office:value="2.26440707554441" calcext:value-type="float">
            <text:p>2.26440707554441</text:p>
          </table:table-cell>
          <table:table-cell office:value-type="float" office:value="2.24709151808623" calcext:value-type="float">
            <text:p>2.24709151808623</text:p>
          </table:table-cell>
          <table:table-cell office:value-type="float" office:value="14.263740314" calcext:value-type="float">
            <text:p>14.263740314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3" calcext:value-type="float">
            <text:p>3</text:p>
          </table:table-cell>
          <table:table-cell office:value-type="float" office:value="0.187883333333333" calcext:value-type="float">
            <text:p>0.187883333333333</text:p>
          </table:table-cell>
          <table:table-cell office:value-type="float" office:value="0.2954" calcext:value-type="float">
            <text:p>0.2954</text:p>
          </table:table-cell>
          <table:table-cell office:value-type="float" office:value="2.21536100673269" calcext:value-type="float">
            <text:p>2.21536100673269</text:p>
          </table:table-cell>
          <table:table-cell office:value-type="float" office:value="2.16996423150324" calcext:value-type="float">
            <text:p>2.16996423150324</text:p>
          </table:table-cell>
          <table:table-cell office:value-type="float" office:value="14.293285559" calcext:value-type="float">
            <text:p>14.293285559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4" calcext:value-type="float">
            <text:p>4</text:p>
          </table:table-cell>
          <table:table-cell office:value-type="float" office:value="0.399683333333333" calcext:value-type="float">
            <text:p>0.399683333333333</text:p>
          </table:table-cell>
          <table:table-cell office:value-type="float" office:value="0.4292" calcext:value-type="float">
            <text:p>0.4292</text:p>
          </table:table-cell>
          <table:table-cell office:value-type="float" office:value="2.03001986142161" calcext:value-type="float">
            <text:p>2.03001986142161</text:p>
          </table:table-cell>
          <table:table-cell office:value-type="float" office:value="1.7641093806856" calcext:value-type="float">
            <text:p>1.7641093806856</text:p>
          </table:table-cell>
          <table:table-cell office:value-type="float" office:value="14.3066650549999" calcext:value-type="float">
            <text:p>14.3066650549999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5" calcext:value-type="float">
            <text:p>5</text:p>
          </table:table-cell>
          <table:table-cell office:value-type="float" office:value="0.497233333333333" calcext:value-type="float">
            <text:p>0.497233333333333</text:p>
          </table:table-cell>
          <table:table-cell office:value-type="float" office:value="0.5743" calcext:value-type="float">
            <text:p>0.5743</text:p>
          </table:table-cell>
          <table:table-cell office:value-type="float" office:value="1.37421413137715" calcext:value-type="float">
            <text:p>1.37421413137715</text:p>
          </table:table-cell>
          <table:table-cell office:value-type="float" office:value="1.13024362902732" calcext:value-type="float">
            <text:p>1.13024362902732</text:p>
          </table:table-cell>
          <table:table-cell office:value-type="float" office:value="14.2929421460001" calcext:value-type="float">
            <text:p>14.2929421460001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1" calcext:value-type="float">
            <text:p>1</text:p>
          </table:table-cell>
          <table:table-cell office:value-type="float" office:value="0.107883333333333" calcext:value-type="float">
            <text:p>0.107883333333333</text:p>
          </table:table-cell>
          <table:table-cell office:value-type="float" office:value="0.1024" calcext:value-type="float">
            <text:p>0.1024</text:p>
          </table:table-cell>
          <table:table-cell office:value-type="float" office:value="2.27994469742277" calcext:value-type="float">
            <text:p>2.27994469742277</text:p>
          </table:table-cell>
          <table:table-cell office:value-type="float" office:value="2.2605714008307" calcext:value-type="float">
            <text:p>2.2605714008307</text:p>
          </table:table-cell>
          <table:table-cell office:value-type="float" office:value="14.3806602289999" calcext:value-type="float">
            <text:p>14.3806602289999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2" calcext:value-type="float">
            <text:p>2</text:p>
          </table:table-cell>
          <table:table-cell office:value-type="float" office:value="0.138383333333333" calcext:value-type="float">
            <text:p>0.138383333333333</text:p>
          </table:table-cell>
          <table:table-cell office:value-type="float" office:value="0.1875" calcext:value-type="float">
            <text:p>0.1875</text:p>
          </table:table-cell>
          <table:table-cell office:value-type="float" office:value="2.23370457254747" calcext:value-type="float">
            <text:p>2.23370457254747</text:p>
          </table:table-cell>
          <table:table-cell office:value-type="float" office:value="2.19951250143112" calcext:value-type="float">
            <text:p>2.19951250143112</text:p>
          </table:table-cell>
          <table:table-cell office:value-type="float" office:value="14.169850713" calcext:value-type="float">
            <text:p>14.169850713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3" calcext:value-type="float">
            <text:p>3</text:p>
          </table:table-cell>
          <table:table-cell office:value-type="float" office:value="0.336316666666667" calcext:value-type="float">
            <text:p>0.336316666666667</text:p>
          </table:table-cell>
          <table:table-cell office:value-type="float" office:value="0.4156" calcext:value-type="float">
            <text:p>0.4156</text:p>
          </table:table-cell>
          <table:table-cell office:value-type="float" office:value="2.1247504786896" calcext:value-type="float">
            <text:p>2.1247504786896</text:p>
          </table:table-cell>
          <table:table-cell office:value-type="float" office:value="2.00190317175191" calcext:value-type="float">
            <text:p>2.00190317175191</text:p>
          </table:table-cell>
          <table:table-cell office:value-type="float" office:value="14.2263723399999" calcext:value-type="float">
            <text:p>14.2263723399999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4" calcext:value-type="float">
            <text:p>4</text:p>
          </table:table-cell>
          <table:table-cell office:value-type="float" office:value="0.456233333333333" calcext:value-type="float">
            <text:p>0.456233333333333</text:p>
          </table:table-cell>
          <table:table-cell office:value-type="float" office:value="0.505" calcext:value-type="float">
            <text:p>0.505</text:p>
          </table:table-cell>
          <table:table-cell office:value-type="float" office:value="1.66245248831157" calcext:value-type="float">
            <text:p>1.66245248831157</text:p>
          </table:table-cell>
          <table:table-cell office:value-type="float" office:value="1.28166552258145" calcext:value-type="float">
            <text:p>1.28166552258145</text:p>
          </table:table-cell>
          <table:table-cell office:value-type="float" office:value="14.2771958449998" calcext:value-type="float">
            <text:p>14.2771958449998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5" calcext:value-type="float">
            <text:p>5</text:p>
          </table:table-cell>
          <table:table-cell office:value-type="float" office:value="0.5272" calcext:value-type="float">
            <text:p>0.5272</text:p>
          </table:table-cell>
          <table:table-cell office:value-type="float" office:value="0.5791" calcext:value-type="float">
            <text:p>0.5791</text:p>
          </table:table-cell>
          <table:table-cell office:value-type="float" office:value="1.18571895348238" calcext:value-type="float">
            <text:p>1.18571895348238</text:p>
          </table:table-cell>
          <table:table-cell office:value-type="float" office:value="1.08010320223061" calcext:value-type="float">
            <text:p>1.08010320223061</text:p>
          </table:table-cell>
          <table:table-cell office:value-type="float" office:value="14.3754700920001" calcext:value-type="float">
            <text:p>14.3754700920001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1" calcext:value-type="float">
            <text:p>1</text:p>
          </table:table-cell>
          <table:table-cell office:value-type="float" office:value="0.123283333333333" calcext:value-type="float">
            <text:p>0.123283333333333</text:p>
          </table:table-cell>
          <table:table-cell office:value-type="float" office:value="0.117" calcext:value-type="float">
            <text:p>0.117</text:p>
          </table:table-cell>
          <table:table-cell office:value-type="float" office:value="2.27325339942599" calcext:value-type="float">
            <text:p>2.27325339942599</text:p>
          </table:table-cell>
          <table:table-cell office:value-type="float" office:value="2.24967973854891" calcext:value-type="float">
            <text:p>2.24967973854891</text:p>
          </table:table-cell>
          <table:table-cell office:value-type="float" office:value="14.212633332" calcext:value-type="float">
            <text:p>14.212633332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2" calcext:value-type="float">
            <text:p>2</text:p>
          </table:table-cell>
          <table:table-cell office:value-type="float" office:value="0.233083333333333" calcext:value-type="float">
            <text:p>0.233083333333333</text:p>
          </table:table-cell>
          <table:table-cell office:value-type="float" office:value="0.347" calcext:value-type="float">
            <text:p>0.347</text:p>
          </table:table-cell>
          <table:table-cell office:value-type="float" office:value="2.2075605415332" calcext:value-type="float">
            <text:p>2.2075605415332</text:p>
          </table:table-cell>
          <table:table-cell office:value-type="float" office:value="2.14465358910287" calcext:value-type="float">
            <text:p>2.14465358910287</text:p>
          </table:table-cell>
          <table:table-cell office:value-type="float" office:value="14.0605607520001" calcext:value-type="float">
            <text:p>14.0605607520001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3" calcext:value-type="float">
            <text:p>3</text:p>
          </table:table-cell>
          <table:table-cell office:value-type="float" office:value="0.44835" calcext:value-type="float">
            <text:p>0.44835</text:p>
          </table:table-cell>
          <table:table-cell office:value-type="float" office:value="0.5006" calcext:value-type="float">
            <text:p>0.5006</text:p>
          </table:table-cell>
          <table:table-cell office:value-type="float" office:value="1.91810026542464" calcext:value-type="float">
            <text:p>1.91810026542464</text:p>
          </table:table-cell>
          <table:table-cell office:value-type="float" office:value="1.4625016147164" calcext:value-type="float">
            <text:p>1.4625016147164</text:p>
          </table:table-cell>
          <table:table-cell office:value-type="float" office:value="14.102514492" calcext:value-type="float">
            <text:p>14.102514492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4" calcext:value-type="float">
            <text:p>4</text:p>
          </table:table-cell>
          <table:table-cell office:value-type="float" office:value="0.5281" calcext:value-type="float">
            <text:p>0.5281</text:p>
          </table:table-cell>
          <table:table-cell office:value-type="float" office:value="0.5928" calcext:value-type="float">
            <text:p>0.5928</text:p>
          </table:table-cell>
          <table:table-cell office:value-type="float" office:value="1.23181772429043" calcext:value-type="float">
            <text:p>1.23181772429043</text:p>
          </table:table-cell>
          <table:table-cell office:value-type="float" office:value="1.06279552438457" calcext:value-type="float">
            <text:p>1.06279552438457</text:p>
          </table:table-cell>
          <table:table-cell office:value-type="float" office:value="14.5680101960002" calcext:value-type="float">
            <text:p>14.5680101960002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5" calcext:value-type="float">
            <text:p>5</text:p>
          </table:table-cell>
          <table:table-cell office:value-type="float" office:value="0.597883333333333" calcext:value-type="float">
            <text:p>0.597883333333333</text:p>
          </table:table-cell>
          <table:table-cell office:value-type="float" office:value="0.6282" calcext:value-type="float">
            <text:p>0.6282</text:p>
          </table:table-cell>
          <table:table-cell office:value-type="float" office:value="1.0240561516046" calcext:value-type="float">
            <text:p>1.0240561516046</text:p>
          </table:table-cell>
          <table:table-cell office:value-type="float" office:value="0.979399728547236" calcext:value-type="float">
            <text:p>0.979399728547236</text:p>
          </table:table-cell>
          <table:table-cell office:value-type="float" office:value="14.043256548" calcext:value-type="float">
            <text:p>14.043256548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1" calcext:value-type="float">
            <text:p>1</text:p>
          </table:table-cell>
          <table:table-cell office:value-type="float" office:value="0.1109" calcext:value-type="float">
            <text:p>0.1109</text:p>
          </table:table-cell>
          <table:table-cell office:value-type="float" office:value="0.124" calcext:value-type="float">
            <text:p>0.124</text:p>
          </table:table-cell>
          <table:table-cell office:value-type="float" office:value="2.28010868263651" calcext:value-type="float">
            <text:p>2.28010868263651</text:p>
          </table:table-cell>
          <table:table-cell office:value-type="float" office:value="2.25962620328186" calcext:value-type="float">
            <text:p>2.25962620328186</text:p>
          </table:table-cell>
          <table:table-cell office:value-type="float" office:value="14.2038083099999" calcext:value-type="float">
            <text:p>14.2038083099999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2" calcext:value-type="float">
            <text:p>2</text:p>
          </table:table-cell>
          <table:table-cell office:value-type="float" office:value="0.208266666666667" calcext:value-type="float">
            <text:p>0.208266666666667</text:p>
          </table:table-cell>
          <table:table-cell office:value-type="float" office:value="0.2866" calcext:value-type="float">
            <text:p>0.2866</text:p>
          </table:table-cell>
          <table:table-cell office:value-type="float" office:value="2.22462523288564" calcext:value-type="float">
            <text:p>2.22462523288564</text:p>
          </table:table-cell>
          <table:table-cell office:value-type="float" office:value="2.17118793384285" calcext:value-type="float">
            <text:p>2.17118793384285</text:p>
          </table:table-cell>
          <table:table-cell office:value-type="float" office:value="14.173125967" calcext:value-type="float">
            <text:p>14.173125967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3" calcext:value-type="float">
            <text:p>3</text:p>
          </table:table-cell>
          <table:table-cell office:value-type="float" office:value="0.366016666666667" calcext:value-type="float">
            <text:p>0.366016666666667</text:p>
          </table:table-cell>
          <table:table-cell office:value-type="float" office:value="0.4235" calcext:value-type="float">
            <text:p>0.4235</text:p>
          </table:table-cell>
          <table:table-cell office:value-type="float" office:value="2.0055443514893" calcext:value-type="float">
            <text:p>2.0055443514893</text:p>
          </table:table-cell>
          <table:table-cell office:value-type="float" office:value="1.73989129066467" calcext:value-type="float">
            <text:p>1.73989129066467</text:p>
          </table:table-cell>
          <table:table-cell office:value-type="float" office:value="14.1662927909999" calcext:value-type="float">
            <text:p>14.1662927909999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4" calcext:value-type="float">
            <text:p>4</text:p>
          </table:table-cell>
          <table:table-cell office:value-type="float" office:value="0.474183333333333" calcext:value-type="float">
            <text:p>0.474183333333333</text:p>
          </table:table-cell>
          <table:table-cell office:value-type="float" office:value="0.5312" calcext:value-type="float">
            <text:p>0.5312</text:p>
          </table:table-cell>
          <table:table-cell office:value-type="float" office:value="1.43523880566107" calcext:value-type="float">
            <text:p>1.43523880566107</text:p>
          </table:table-cell>
          <table:table-cell office:value-type="float" office:value="1.1995421875814" calcext:value-type="float">
            <text:p>1.1995421875814</text:p>
          </table:table-cell>
          <table:table-cell office:value-type="float" office:value="14.0361175599999" calcext:value-type="float">
            <text:p>14.0361175599999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5" calcext:value-type="float">
            <text:p>5</text:p>
          </table:table-cell>
          <table:table-cell office:value-type="float" office:value="0.5569" calcext:value-type="float">
            <text:p>0.5569</text:p>
          </table:table-cell>
          <table:table-cell office:value-type="float" office:value="0.5982" calcext:value-type="float">
            <text:p>0.5982</text:p>
          </table:table-cell>
          <table:table-cell office:value-type="float" office:value="1.11440584095302" calcext:value-type="float">
            <text:p>1.11440584095302</text:p>
          </table:table-cell>
          <table:table-cell office:value-type="float" office:value="1.07587837147865" calcext:value-type="float">
            <text:p>1.07587837147865</text:p>
          </table:table-cell>
          <table:table-cell office:value-type="float" office:value="14.0054464179998" calcext:value-type="float">
            <text:p>14.0054464179998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1" calcext:value-type="float">
            <text:p>1</text:p>
          </table:table-cell>
          <table:table-cell office:value-type="float" office:value="0.46835" calcext:value-type="float">
            <text:p>0.46835</text:p>
          </table:table-cell>
          <table:table-cell office:value-type="float" office:value="0.6057" calcext:value-type="float">
            <text:p>0.6057</text:p>
          </table:table-cell>
          <table:table-cell office:value-type="float" office:value="1.56348429642507" calcext:value-type="float">
            <text:p>1.56348429642507</text:p>
          </table:table-cell>
          <table:table-cell office:value-type="float" office:value="1.05990844433475" calcext:value-type="float">
            <text:p>1.05990844433475</text:p>
          </table:table-cell>
          <table:table-cell office:value-type="float" office:value="14.2616595879999" calcext:value-type="float">
            <text:p>14.2616595879999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2" calcext:value-type="float">
            <text:p>2</text:p>
          </table:table-cell>
          <table:table-cell office:value-type="float" office:value="0.64725" calcext:value-type="float">
            <text:p>0.64725</text:p>
          </table:table-cell>
          <table:table-cell office:value-type="float" office:value="0.6791" calcext:value-type="float">
            <text:p>0.6791</text:p>
          </table:table-cell>
          <table:table-cell office:value-type="float" office:value="0.928975053687594" calcext:value-type="float">
            <text:p>0.928975053687594</text:p>
          </table:table-cell>
          <table:table-cell office:value-type="float" office:value="0.861238084021647" calcext:value-type="float">
            <text:p>0.861238084021647</text:p>
          </table:table-cell>
          <table:table-cell office:value-type="float" office:value="14.2937093370001" calcext:value-type="float">
            <text:p>14.2937093370001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3" calcext:value-type="float">
            <text:p>3</text:p>
          </table:table-cell>
          <table:table-cell office:value-type="float" office:value="0.7032" calcext:value-type="float">
            <text:p>0.7032</text:p>
          </table:table-cell>
          <table:table-cell office:value-type="float" office:value="0.7186" calcext:value-type="float">
            <text:p>0.7186</text:p>
          </table:table-cell>
          <table:table-cell office:value-type="float" office:value="0.789328258683178" calcext:value-type="float">
            <text:p>0.789328258683178</text:p>
          </table:table-cell>
          <table:table-cell office:value-type="float" office:value="0.764452918699593" calcext:value-type="float">
            <text:p>0.764452918699593</text:p>
          </table:table-cell>
          <table:table-cell office:value-type="float" office:value="14.1870901819998" calcext:value-type="float">
            <text:p>14.1870901819998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4" calcext:value-type="float">
            <text:p>4</text:p>
          </table:table-cell>
          <table:table-cell office:value-type="float" office:value="0.732616666666667" calcext:value-type="float">
            <text:p>0.732616666666667</text:p>
          </table:table-cell>
          <table:table-cell office:value-type="float" office:value="0.739" calcext:value-type="float">
            <text:p>0.739</text:p>
          </table:table-cell>
          <table:table-cell office:value-type="float" office:value="0.71193783080527" calcext:value-type="float">
            <text:p>0.71193783080527</text:p>
          </table:table-cell>
          <table:table-cell office:value-type="float" office:value="0.70315930000536" calcext:value-type="float">
            <text:p>0.70315930000536</text:p>
          </table:table-cell>
          <table:table-cell office:value-type="float" office:value="14.1145591110003" calcext:value-type="float">
            <text:p>14.1145591110003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5" calcext:value-type="float">
            <text:p>5</text:p>
          </table:table-cell>
          <table:table-cell office:value-type="float" office:value="0.75115" calcext:value-type="float">
            <text:p>0.75115</text:p>
          </table:table-cell>
          <table:table-cell office:value-type="float" office:value="0.7525" calcext:value-type="float">
            <text:p>0.7525</text:p>
          </table:table-cell>
          <table:table-cell office:value-type="float" office:value="0.659607496628883" calcext:value-type="float">
            <text:p>0.659607496628883</text:p>
          </table:table-cell>
          <table:table-cell office:value-type="float" office:value="0.66292570673736" calcext:value-type="float">
            <text:p>0.66292570673736</text:p>
          </table:table-cell>
          <table:table-cell office:value-type="float" office:value="14.1380378429999" calcext:value-type="float">
            <text:p>14.1380378429999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1" calcext:value-type="float">
            <text:p>1</text:p>
          </table:table-cell>
          <table:table-cell office:value-type="float" office:value="0.432916666666667" calcext:value-type="float">
            <text:p>0.432916666666667</text:p>
          </table:table-cell>
          <table:table-cell office:value-type="float" office:value="0.5544" calcext:value-type="float">
            <text:p>0.5544</text:p>
          </table:table-cell>
          <table:table-cell office:value-type="float" office:value="1.74513157897158" calcext:value-type="float">
            <text:p>1.74513157897158</text:p>
          </table:table-cell>
          <table:table-cell office:value-type="float" office:value="1.12897257971915" calcext:value-type="float">
            <text:p>1.12897257971915</text:p>
          </table:table-cell>
          <table:table-cell office:value-type="float" office:value="14.152664832" calcext:value-type="float">
            <text:p>14.152664832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2" calcext:value-type="float">
            <text:p>2</text:p>
          </table:table-cell>
          <table:table-cell office:value-type="float" office:value="0.62835" calcext:value-type="float">
            <text:p>0.62835</text:p>
          </table:table-cell>
          <table:table-cell office:value-type="float" office:value="0.6842" calcext:value-type="float">
            <text:p>0.6842</text:p>
          </table:table-cell>
          <table:table-cell office:value-type="float" office:value="0.971010100104407" calcext:value-type="float">
            <text:p>0.971010100104407</text:p>
          </table:table-cell>
          <table:table-cell office:value-type="float" office:value="0.857448273403629" calcext:value-type="float">
            <text:p>0.857448273403629</text:p>
          </table:table-cell>
          <table:table-cell office:value-type="float" office:value="14.2438846170003" calcext:value-type="float">
            <text:p>14.2438846170003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3" calcext:value-type="float">
            <text:p>3</text:p>
          </table:table-cell>
          <table:table-cell office:value-type="float" office:value="0.702866666666667" calcext:value-type="float">
            <text:p>0.702866666666667</text:p>
          </table:table-cell>
          <table:table-cell office:value-type="float" office:value="0.7238" calcext:value-type="float">
            <text:p>0.7238</text:p>
          </table:table-cell>
          <table:table-cell office:value-type="float" office:value="0.798034332359015" calcext:value-type="float">
            <text:p>0.798034332359015</text:p>
          </table:table-cell>
          <table:table-cell office:value-type="float" office:value="0.753390959114026" calcext:value-type="float">
            <text:p>0.753390959114026</text:p>
          </table:table-cell>
          <table:table-cell office:value-type="float" office:value="14.1898817260003" calcext:value-type="float">
            <text:p>14.1898817260003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4" calcext:value-type="float">
            <text:p>4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7476" calcext:value-type="float">
            <text:p>0.7476</text:p>
          </table:table-cell>
          <table:table-cell office:value-type="float" office:value="0.709466101931356" calcext:value-type="float">
            <text:p>0.709466101931356</text:p>
          </table:table-cell>
          <table:table-cell office:value-type="float" office:value="0.695028123202597" calcext:value-type="float">
            <text:p>0.695028123202597</text:p>
          </table:table-cell>
          <table:table-cell office:value-type="float" office:value="14.094564775" calcext:value-type="float">
            <text:p>14.094564775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5" calcext:value-type="float">
            <text:p>5</text:p>
          </table:table-cell>
          <table:table-cell office:value-type="float" office:value="0.753083333333333" calcext:value-type="float">
            <text:p>0.753083333333333</text:p>
          </table:table-cell>
          <table:table-cell office:value-type="float" office:value="0.7598" calcext:value-type="float">
            <text:p>0.7598</text:p>
          </table:table-cell>
          <table:table-cell office:value-type="float" office:value="0.65645955808" calcext:value-type="float">
            <text:p>0.65645955808</text:p>
          </table:table-cell>
          <table:table-cell office:value-type="float" office:value="0.652401619466247" calcext:value-type="float">
            <text:p>0.652401619466247</text:p>
          </table:table-cell>
          <table:table-cell office:value-type="float" office:value="14.044090291" calcext:value-type="float">
            <text:p>14.044090291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1" calcext:value-type="float">
            <text:p>1</text:p>
          </table:table-cell>
          <table:table-cell office:value-type="float" office:value="0.460933333333333" calcext:value-type="float">
            <text:p>0.460933333333333</text:p>
          </table:table-cell>
          <table:table-cell office:value-type="float" office:value="0.5737" calcext:value-type="float">
            <text:p>0.5737</text:p>
          </table:table-cell>
          <table:table-cell office:value-type="float" office:value="1.64652642436119" calcext:value-type="float">
            <text:p>1.64652642436119</text:p>
          </table:table-cell>
          <table:table-cell office:value-type="float" office:value="1.07717245095854" calcext:value-type="float">
            <text:p>1.07717245095854</text:p>
          </table:table-cell>
          <table:table-cell office:value-type="float" office:value="14.1576053709996" calcext:value-type="float">
            <text:p>14.1576053709996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2" calcext:value-type="float">
            <text:p>2</text:p>
          </table:table-cell>
          <table:table-cell office:value-type="float" office:value="0.640216666666667" calcext:value-type="float">
            <text:p>0.640216666666667</text:p>
          </table:table-cell>
          <table:table-cell office:value-type="float" office:value="0.6701" calcext:value-type="float">
            <text:p>0.6701</text:p>
          </table:table-cell>
          <table:table-cell office:value-type="float" office:value="0.945104584256723" calcext:value-type="float">
            <text:p>0.945104584256723</text:p>
          </table:table-cell>
          <table:table-cell office:value-type="float" office:value="0.862028700530909" calcext:value-type="float">
            <text:p>0.862028700530909</text:p>
          </table:table-cell>
          <table:table-cell office:value-type="float" office:value="14.086221218" calcext:value-type="float">
            <text:p>14.086221218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3" calcext:value-type="float">
            <text:p>3</text:p>
          </table:table-cell>
          <table:table-cell office:value-type="float" office:value="0.69465" calcext:value-type="float">
            <text:p>0.69465</text:p>
          </table:table-cell>
          <table:table-cell office:value-type="float" office:value="0.7175" calcext:value-type="float">
            <text:p>0.7175</text:p>
          </table:table-cell>
          <table:table-cell office:value-type="float" office:value="0.805672467549218" calcext:value-type="float">
            <text:p>0.805672467549218</text:p>
          </table:table-cell>
          <table:table-cell office:value-type="float" office:value="0.769437370596418" calcext:value-type="float">
            <text:p>0.769437370596418</text:p>
          </table:table-cell>
          <table:table-cell office:value-type="float" office:value="14.2395106190002" calcext:value-type="float">
            <text:p>14.2395106190002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4" calcext:value-type="float">
            <text:p>4</text:p>
          </table:table-cell>
          <table:table-cell office:value-type="float" office:value="0.7245" calcext:value-type="float">
            <text:p>0.7245</text:p>
          </table:table-cell>
          <table:table-cell office:value-type="float" office:value="0.7386" calcext:value-type="float">
            <text:p>0.7386</text:p>
          </table:table-cell>
          <table:table-cell office:value-type="float" office:value="0.726616808282795" calcext:value-type="float">
            <text:p>0.726616808282795</text:p>
          </table:table-cell>
          <table:table-cell office:value-type="float" office:value="0.712410257500448" calcext:value-type="float">
            <text:p>0.712410257500448</text:p>
          </table:table-cell>
          <table:table-cell office:value-type="float" office:value="14.225618597" calcext:value-type="float">
            <text:p>14.225618597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5" calcext:value-type="float">
            <text:p>5</text:p>
          </table:table-cell>
          <table:table-cell office:value-type="float" office:value="0.7443" calcext:value-type="float">
            <text:p>0.7443</text:p>
          </table:table-cell>
          <table:table-cell office:value-type="float" office:value="0.7516" calcext:value-type="float">
            <text:p>0.7516</text:p>
          </table:table-cell>
          <table:table-cell office:value-type="float" office:value="0.673201387752094" calcext:value-type="float">
            <text:p>0.673201387752094</text:p>
          </table:table-cell>
          <table:table-cell office:value-type="float" office:value="0.676846023198146" calcext:value-type="float">
            <text:p>0.676846023198146</text:p>
          </table:table-cell>
          <table:table-cell office:value-type="float" office:value="14.4700662929999" calcext:value-type="float">
            <text:p>14.4700662929999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1" calcext:value-type="float">
            <text:p>1</text:p>
          </table:table-cell>
          <table:table-cell office:value-type="float" office:value="0.4592" calcext:value-type="float">
            <text:p>0.4592</text:p>
          </table:table-cell>
          <table:table-cell office:value-type="float" office:value="0.5658" calcext:value-type="float">
            <text:p>0.5658</text:p>
          </table:table-cell>
          <table:table-cell office:value-type="float" office:value="1.67994742988269" calcext:value-type="float">
            <text:p>1.67994742988269</text:p>
          </table:table-cell>
          <table:table-cell office:value-type="float" office:value="1.07248261438054" calcext:value-type="float">
            <text:p>1.07248261438054</text:p>
          </table:table-cell>
          <table:table-cell office:value-type="float" office:value="14.039135599" calcext:value-type="float">
            <text:p>14.039135599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2" calcext:value-type="float">
            <text:p>2</text:p>
          </table:table-cell>
          <table:table-cell office:value-type="float" office:value="0.6552" calcext:value-type="float">
            <text:p>0.6552</text:p>
          </table:table-cell>
          <table:table-cell office:value-type="float" office:value="0.6852" calcext:value-type="float">
            <text:p>0.6852</text:p>
          </table:table-cell>
          <table:table-cell office:value-type="float" office:value="0.919967887688801" calcext:value-type="float">
            <text:p>0.919967887688801</text:p>
          </table:table-cell>
          <table:table-cell office:value-type="float" office:value="0.82721988524601" calcext:value-type="float">
            <text:p>0.82721988524601</text:p>
          </table:table-cell>
          <table:table-cell office:value-type="float" office:value="13.9525881139998" calcext:value-type="float">
            <text:p>13.9525881139998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3" calcext:value-type="float">
            <text:p>3</text:p>
          </table:table-cell>
          <table:table-cell office:value-type="float" office:value="0.7128" calcext:value-type="float">
            <text:p>0.7128</text:p>
          </table:table-cell>
          <table:table-cell office:value-type="float" office:value="0.7352" calcext:value-type="float">
            <text:p>0.7352</text:p>
          </table:table-cell>
          <table:table-cell office:value-type="float" office:value="0.764912192215289" calcext:value-type="float">
            <text:p>0.764912192215289</text:p>
          </table:table-cell>
          <table:table-cell office:value-type="float" office:value="0.740777714237286" calcext:value-type="float">
            <text:p>0.740777714237286</text:p>
          </table:table-cell>
          <table:table-cell office:value-type="float" office:value="14.0155379009998" calcext:value-type="float">
            <text:p>14.0155379009998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4" calcext:value-type="float">
            <text:p>4</text:p>
          </table:table-cell>
          <table:table-cell office:value-type="float" office:value="0.7398" calcext:value-type="float">
            <text:p>0.7398</text:p>
          </table:table-cell>
          <table:table-cell office:value-type="float" office:value="0.7456" calcext:value-type="float">
            <text:p>0.7456</text:p>
          </table:table-cell>
          <table:table-cell office:value-type="float" office:value="0.690545780572302" calcext:value-type="float">
            <text:p>0.690545780572302</text:p>
          </table:table-cell>
          <table:table-cell office:value-type="float" office:value="0.691580020318365" calcext:value-type="float">
            <text:p>0.691580020318365</text:p>
          </table:table-cell>
          <table:table-cell office:value-type="float" office:value="14.0460740919998" calcext:value-type="float">
            <text:p>14.0460740919998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5" calcext:value-type="float">
            <text:p>5</text:p>
          </table:table-cell>
          <table:table-cell office:value-type="float" office:value="0.754616666666667" calcext:value-type="float">
            <text:p>0.754616666666667</text:p>
          </table:table-cell>
          <table:table-cell office:value-type="float" office:value="0.759" calcext:value-type="float">
            <text:p>0.759</text:p>
          </table:table-cell>
          <table:table-cell office:value-type="float" office:value="0.645079202997659" calcext:value-type="float">
            <text:p>0.645079202997659</text:p>
          </table:table-cell>
          <table:table-cell office:value-type="float" office:value="0.654762424481143" calcext:value-type="float">
            <text:p>0.654762424481143</text:p>
          </table:table-cell>
          <table:table-cell office:value-type="float" office:value="14.1782095970002" calcext:value-type="float">
            <text:p>14.1782095970002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1" calcext:value-type="float">
            <text:p>1</text:p>
          </table:table-cell>
          <table:table-cell office:value-type="float" office:value="0.4622" calcext:value-type="float">
            <text:p>0.4622</text:p>
          </table:table-cell>
          <table:table-cell office:value-type="float" office:value="0.5936" calcext:value-type="float">
            <text:p>0.5936</text:p>
          </table:table-cell>
          <table:table-cell office:value-type="float" office:value="1.59390050083844" calcext:value-type="float">
            <text:p>1.59390050083844</text:p>
          </table:table-cell>
          <table:table-cell office:value-type="float" office:value="1.06600403861635" calcext:value-type="float">
            <text:p>1.06600403861635</text:p>
          </table:table-cell>
          <table:table-cell office:value-type="float" office:value="14.0170952839999" calcext:value-type="float">
            <text:p>14.0170952839999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2" calcext:value-type="float">
            <text:p>2</text:p>
          </table:table-cell>
          <table:table-cell office:value-type="float" office:value="0.643833333333333" calcext:value-type="float">
            <text:p>0.643833333333333</text:p>
          </table:table-cell>
          <table:table-cell office:value-type="float" office:value="0.6745" calcext:value-type="float">
            <text:p>0.6745</text:p>
          </table:table-cell>
          <table:table-cell office:value-type="float" office:value="0.930107164865872" calcext:value-type="float">
            <text:p>0.930107164865872</text:p>
          </table:table-cell>
          <table:table-cell office:value-type="float" office:value="0.850421944811086" calcext:value-type="float">
            <text:p>0.850421944811086</text:p>
          </table:table-cell>
          <table:table-cell office:value-type="float" office:value="14.0263603869998" calcext:value-type="float">
            <text:p>14.0263603869998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3" calcext:value-type="float">
            <text:p>3</text:p>
          </table:table-cell>
          <table:table-cell office:value-type="float" office:value="0.701733333333333" calcext:value-type="float">
            <text:p>0.701733333333333</text:p>
          </table:table-cell>
          <table:table-cell office:value-type="float" office:value="0.7261" calcext:value-type="float">
            <text:p>0.7261</text:p>
          </table:table-cell>
          <table:table-cell office:value-type="float" office:value="0.79173304086555" calcext:value-type="float">
            <text:p>0.79173304086555</text:p>
          </table:table-cell>
          <table:table-cell office:value-type="float" office:value="0.75679824268742" calcext:value-type="float">
            <text:p>0.75679824268742</text:p>
          </table:table-cell>
          <table:table-cell office:value-type="float" office:value="14.0590134639997" calcext:value-type="float">
            <text:p>14.0590134639997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4" calcext:value-type="float">
            <text:p>4</text:p>
          </table:table-cell>
          <table:table-cell office:value-type="float" office:value="0.732333333333333" calcext:value-type="float">
            <text:p>0.732333333333333</text:p>
          </table:table-cell>
          <table:table-cell office:value-type="float" office:value="0.7486" calcext:value-type="float">
            <text:p>0.7486</text:p>
          </table:table-cell>
          <table:table-cell office:value-type="float" office:value="0.711184576280844" calcext:value-type="float">
            <text:p>0.711184576280844</text:p>
          </table:table-cell>
          <table:table-cell office:value-type="float" office:value="0.693398147062132" calcext:value-type="float">
            <text:p>0.693398147062132</text:p>
          </table:table-cell>
          <table:table-cell office:value-type="float" office:value="14.199689779" calcext:value-type="float">
            <text:p>14.199689779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5" calcext:value-type="float">
            <text:p>5</text:p>
          </table:table-cell>
          <table:table-cell office:value-type="float" office:value="0.7521" calcext:value-type="float">
            <text:p>0.7521</text:p>
          </table:table-cell>
          <table:table-cell office:value-type="float" office:value="0.7611" calcext:value-type="float">
            <text:p>0.7611</text:p>
          </table:table-cell>
          <table:table-cell office:value-type="float" office:value="0.656552373092058" calcext:value-type="float">
            <text:p>0.656552373092058</text:p>
          </table:table-cell>
          <table:table-cell office:value-type="float" office:value="0.648172414606544" calcext:value-type="float">
            <text:p>0.648172414606544</text:p>
          </table:table-cell>
          <table:table-cell office:value-type="float" office:value="14.1419163400001" calcext:value-type="float">
            <text:p>14.1419163400001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1" calcext:value-type="float">
            <text:p>1</text:p>
          </table:table-cell>
          <table:table-cell office:value-type="float" office:value="0.643483333333333" calcext:value-type="float">
            <text:p>0.643483333333333</text:p>
          </table:table-cell>
          <table:table-cell office:value-type="float" office:value="0.7215" calcext:value-type="float">
            <text:p>0.7215</text:p>
          </table:table-cell>
          <table:table-cell office:value-type="float" office:value="0.99718474433112" calcext:value-type="float">
            <text:p>0.99718474433112</text:p>
          </table:table-cell>
          <table:table-cell office:value-type="float" office:value="0.735840018387813" calcext:value-type="float">
            <text:p>0.735840018387813</text:p>
          </table:table-cell>
          <table:table-cell office:value-type="float" office:value="14.1797475670001" calcext:value-type="float">
            <text:p>14.1797475670001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2" calcext:value-type="float">
            <text:p>2</text:p>
          </table:table-cell>
          <table:table-cell office:value-type="float" office:value="0.759716666666667" calcext:value-type="float">
            <text:p>0.759716666666667</text:p>
          </table:table-cell>
          <table:table-cell office:value-type="float" office:value="0.7573" calcext:value-type="float">
            <text:p>0.7573</text:p>
          </table:table-cell>
          <table:table-cell office:value-type="float" office:value="0.645581675077806" calcext:value-type="float">
            <text:p>0.645581675077806</text:p>
          </table:table-cell>
          <table:table-cell office:value-type="float" office:value="0.626611688334471" calcext:value-type="float">
            <text:p>0.626611688334471</text:p>
          </table:table-cell>
          <table:table-cell office:value-type="float" office:value="13.9824626919999" calcext:value-type="float">
            <text:p>13.9824626919999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3" calcext:value-type="float">
            <text:p>3</text:p>
          </table:table-cell>
          <table:table-cell office:value-type="float" office:value="0.791" calcext:value-type="float">
            <text:p>0.791</text:p>
          </table:table-cell>
          <table:table-cell office:value-type="float" office:value="0.7787" calcext:value-type="float">
            <text:p>0.7787</text:p>
          </table:table-cell>
          <table:table-cell office:value-type="float" office:value="0.562056940851181" calcext:value-type="float">
            <text:p>0.562056940851181</text:p>
          </table:table-cell>
          <table:table-cell office:value-type="float" office:value="0.569897518226296" calcext:value-type="float">
            <text:p>0.569897518226296</text:p>
          </table:table-cell>
          <table:table-cell office:value-type="float" office:value="14.0915253909998" calcext:value-type="float">
            <text:p>14.0915253909998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4" calcext:value-type="float">
            <text:p>4</text:p>
          </table:table-cell>
          <table:table-cell office:value-type="float" office:value="0.81095" calcext:value-type="float">
            <text:p>0.81095</text:p>
          </table:table-cell>
          <table:table-cell office:value-type="float" office:value="0.7952" calcext:value-type="float">
            <text:p>0.7952</text:p>
          </table:table-cell>
          <table:table-cell office:value-type="float" office:value="0.51312731805323" calcext:value-type="float">
            <text:p>0.51312731805323</text:p>
          </table:table-cell>
          <table:table-cell office:value-type="float" office:value="0.5300404279475" calcext:value-type="float">
            <text:p>0.5300404279475</text:p>
          </table:table-cell>
          <table:table-cell office:value-type="float" office:value="14.0193496769998" calcext:value-type="float">
            <text:p>14.0193496769998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5" calcext:value-type="float">
            <text:p>5</text:p>
          </table:table-cell>
          <table:table-cell office:value-type="float" office:value="0.824933333333333" calcext:value-type="float">
            <text:p>0.824933333333333</text:p>
          </table:table-cell>
          <table:table-cell office:value-type="float" office:value="0.8075" calcext:value-type="float">
            <text:p>0.8075</text:p>
          </table:table-cell>
          <table:table-cell office:value-type="float" office:value="0.479020496294188" calcext:value-type="float">
            <text:p>0.479020496294188</text:p>
          </table:table-cell>
          <table:table-cell office:value-type="float" office:value="0.502443796889797" calcext:value-type="float">
            <text:p>0.502443796889797</text:p>
          </table:table-cell>
          <table:table-cell office:value-type="float" office:value="14.0469685929997" calcext:value-type="float">
            <text:p>14.0469685929997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1" calcext:value-type="float">
            <text:p>1</text:p>
          </table:table-cell>
          <table:table-cell office:value-type="float" office:value="0.651716666666667" calcext:value-type="float">
            <text:p>0.651716666666667</text:p>
          </table:table-cell>
          <table:table-cell office:value-type="float" office:value="0.7235" calcext:value-type="float">
            <text:p>0.7235</text:p>
          </table:table-cell>
          <table:table-cell office:value-type="float" office:value="0.97692599975224" calcext:value-type="float">
            <text:p>0.97692599975224</text:p>
          </table:table-cell>
          <table:table-cell office:value-type="float" office:value="0.724300089155793" calcext:value-type="float">
            <text:p>0.724300089155793</text:p>
          </table:table-cell>
          <table:table-cell office:value-type="float" office:value="14.228485955" calcext:value-type="float">
            <text:p>14.228485955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2" calcext:value-type="float">
            <text:p>2</text:p>
          </table:table-cell>
          <table:table-cell office:value-type="float" office:value="0.765583333333333" calcext:value-type="float">
            <text:p>0.765583333333333</text:p>
          </table:table-cell>
          <table:table-cell office:value-type="float" office:value="0.7633" calcext:value-type="float">
            <text:p>0.7633</text:p>
          </table:table-cell>
          <table:table-cell office:value-type="float" office:value="0.6294275219443" calcext:value-type="float">
            <text:p>0.6294275219443</text:p>
          </table:table-cell>
          <table:table-cell office:value-type="float" office:value="0.62438723976445" calcext:value-type="float">
            <text:p>0.62438723976445</text:p>
          </table:table-cell>
          <table:table-cell office:value-type="float" office:value="14.063578535" calcext:value-type="float">
            <text:p>14.063578535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3" calcext:value-type="float">
            <text:p>3</text:p>
          </table:table-cell>
          <table:table-cell office:value-type="float" office:value="0.795083333333333" calcext:value-type="float">
            <text:p>0.795083333333333</text:p>
          </table:table-cell>
          <table:table-cell office:value-type="float" office:value="0.7787" calcext:value-type="float">
            <text:p>0.7787</text:p>
          </table:table-cell>
          <table:table-cell office:value-type="float" office:value="0.55062454366989" calcext:value-type="float">
            <text:p>0.55062454366989</text:p>
          </table:table-cell>
          <table:table-cell office:value-type="float" office:value="0.573374601306429" calcext:value-type="float">
            <text:p>0.573374601306429</text:p>
          </table:table-cell>
          <table:table-cell office:value-type="float" office:value="14.0763329480001" calcext:value-type="float">
            <text:p>14.0763329480001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4" calcext:value-type="float">
            <text:p>4</text:p>
          </table:table-cell>
          <table:table-cell office:value-type="float" office:value="0.8142" calcext:value-type="float">
            <text:p>0.8142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5040699993846" calcext:value-type="float">
            <text:p>0.5040699993846</text:p>
          </table:table-cell>
          <table:table-cell office:value-type="float" office:value="0.531208011564935" calcext:value-type="float">
            <text:p>0.531208011564935</text:p>
          </table:table-cell>
          <table:table-cell office:value-type="float" office:value="14.0305979639998" calcext:value-type="float">
            <text:p>14.0305979639998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5" calcext:value-type="float">
            <text:p>5</text:p>
          </table:table-cell>
          <table:table-cell office:value-type="float" office:value="0.826533333333333" calcext:value-type="float">
            <text:p>0.826533333333333</text:p>
          </table:table-cell>
          <table:table-cell office:value-type="float" office:value="0.8113" calcext:value-type="float">
            <text:p>0.8113</text:p>
          </table:table-cell>
          <table:table-cell office:value-type="float" office:value="0.471925272981622" calcext:value-type="float">
            <text:p>0.471925272981622</text:p>
          </table:table-cell>
          <table:table-cell office:value-type="float" office:value="0.498740375231785" calcext:value-type="float">
            <text:p>0.498740375231785</text:p>
          </table:table-cell>
          <table:table-cell office:value-type="float" office:value="14.03401798" calcext:value-type="float">
            <text:p>14.03401798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1" calcext:value-type="float">
            <text:p>1</text:p>
          </table:table-cell>
          <table:table-cell office:value-type="float" office:value="0.640083333333333" calcext:value-type="float">
            <text:p>0.640083333333333</text:p>
          </table:table-cell>
          <table:table-cell office:value-type="float" office:value="0.7204" calcext:value-type="float">
            <text:p>0.7204</text:p>
          </table:table-cell>
          <table:table-cell office:value-type="float" office:value="1.00825168001753" calcext:value-type="float">
            <text:p>1.00825168001753</text:p>
          </table:table-cell>
          <table:table-cell office:value-type="float" office:value="0.742389658833765" calcext:value-type="float">
            <text:p>0.742389658833765</text:p>
          </table:table-cell>
          <table:table-cell office:value-type="float" office:value="14.5118252910002" calcext:value-type="float">
            <text:p>14.5118252910002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2" calcext:value-type="float">
            <text:p>2</text:p>
          </table:table-cell>
          <table:table-cell office:value-type="float" office:value="0.763466666666667" calcext:value-type="float">
            <text:p>0.763466666666667</text:p>
          </table:table-cell>
          <table:table-cell office:value-type="float" office:value="0.7604" calcext:value-type="float">
            <text:p>0.7604</text:p>
          </table:table-cell>
          <table:table-cell office:value-type="float" office:value="0.637121554757995" calcext:value-type="float">
            <text:p>0.637121554757995</text:p>
          </table:table-cell>
          <table:table-cell office:value-type="float" office:value="0.625395341663604" calcext:value-type="float">
            <text:p>0.625395341663604</text:p>
          </table:table-cell>
          <table:table-cell office:value-type="float" office:value="14.2201885230002" calcext:value-type="float">
            <text:p>14.2201885230002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3" calcext:value-type="float">
            <text:p>3</text:p>
          </table:table-cell>
          <table:table-cell office:value-type="float" office:value="0.794733333333333" calcext:value-type="float">
            <text:p>0.794733333333333</text:p>
          </table:table-cell>
          <table:table-cell office:value-type="float" office:value="0.7849" calcext:value-type="float">
            <text:p>0.7849</text:p>
          </table:table-cell>
          <table:table-cell office:value-type="float" office:value="0.554514750774735" calcext:value-type="float">
            <text:p>0.554514750774735</text:p>
          </table:table-cell>
          <table:table-cell office:value-type="float" office:value="0.562828195892322" calcext:value-type="float">
            <text:p>0.562828195892322</text:p>
          </table:table-cell>
          <table:table-cell office:value-type="float" office:value="14.0286418840001" calcext:value-type="float">
            <text:p>14.0286418840001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4" calcext:value-type="float">
            <text:p>4</text:p>
          </table:table-cell>
          <table:table-cell office:value-type="float" office:value="0.8134" calcext:value-type="float">
            <text:p>0.8134</text:p>
          </table:table-cell>
          <table:table-cell office:value-type="float" office:value="0.8024" calcext:value-type="float">
            <text:p>0.8024</text:p>
          </table:table-cell>
          <table:table-cell office:value-type="float" office:value="0.506264540448245" calcext:value-type="float">
            <text:p>0.506264540448245</text:p>
          </table:table-cell>
          <table:table-cell office:value-type="float" office:value="0.521274472308007" calcext:value-type="float">
            <text:p>0.521274472308007</text:p>
          </table:table-cell>
          <table:table-cell office:value-type="float" office:value="14.045607475" calcext:value-type="float">
            <text:p>14.045607475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5" calcext:value-type="float">
            <text:p>5</text:p>
          </table:table-cell>
          <table:table-cell office:value-type="float" office:value="0.827383333333333" calcext:value-type="float">
            <text:p>0.827383333333333</text:p>
          </table:table-cell>
          <table:table-cell office:value-type="float" office:value="0.8175" calcext:value-type="float">
            <text:p>0.8175</text:p>
          </table:table-cell>
          <table:table-cell office:value-type="float" office:value="0.472193930449008" calcext:value-type="float">
            <text:p>0.472193930449008</text:p>
          </table:table-cell>
          <table:table-cell office:value-type="float" office:value="0.490347964178984" calcext:value-type="float">
            <text:p>0.490347964178984</text:p>
          </table:table-cell>
          <table:table-cell office:value-type="float" office:value="13.9410056920001" calcext:value-type="float">
            <text:p>13.9410056920001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1" calcext:value-type="float">
            <text:p>1</text:p>
          </table:table-cell>
          <table:table-cell office:value-type="float" office:value="0.649716666666667" calcext:value-type="float">
            <text:p>0.649716666666667</text:p>
          </table:table-cell>
          <table:table-cell office:value-type="float" office:value="0.7297" calcext:value-type="float">
            <text:p>0.7297</text:p>
          </table:table-cell>
          <table:table-cell office:value-type="float" office:value="0.983713773204319" calcext:value-type="float">
            <text:p>0.983713773204319</text:p>
          </table:table-cell>
          <table:table-cell office:value-type="float" office:value="0.717918500968605" calcext:value-type="float">
            <text:p>0.717918500968605</text:p>
          </table:table-cell>
          <table:table-cell office:value-type="float" office:value="14.1324569379999" calcext:value-type="float">
            <text:p>14.1324569379999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2" calcext:value-type="float">
            <text:p>2</text:p>
          </table:table-cell>
          <table:table-cell office:value-type="float" office:value="0.764366666666667" calcext:value-type="float">
            <text:p>0.764366666666667</text:p>
          </table:table-cell>
          <table:table-cell office:value-type="float" office:value="0.754" calcext:value-type="float">
            <text:p>0.754</text:p>
          </table:table-cell>
          <table:table-cell office:value-type="float" office:value="0.633668731620063" calcext:value-type="float">
            <text:p>0.633668731620063</text:p>
          </table:table-cell>
          <table:table-cell office:value-type="float" office:value="0.63496429050804" calcext:value-type="float">
            <text:p>0.63496429050804</text:p>
          </table:table-cell>
          <table:table-cell office:value-type="float" office:value="14.0823511690001" calcext:value-type="float">
            <text:p>14.0823511690001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3" calcext:value-type="float">
            <text:p>3</text:p>
          </table:table-cell>
          <table:table-cell office:value-type="float" office:value="0.794683333333333" calcext:value-type="float">
            <text:p>0.794683333333333</text:p>
          </table:table-cell>
          <table:table-cell office:value-type="float" office:value="0.7708" calcext:value-type="float">
            <text:p>0.7708</text:p>
          </table:table-cell>
          <table:table-cell office:value-type="float" office:value="0.555451744273782" calcext:value-type="float">
            <text:p>0.555451744273782</text:p>
          </table:table-cell>
          <table:table-cell office:value-type="float" office:value="0.588990733691841" calcext:value-type="float">
            <text:p>0.588990733691841</text:p>
          </table:table-cell>
          <table:table-cell office:value-type="float" office:value="14.0208651620001" calcext:value-type="float">
            <text:p>14.0208651620001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4" calcext:value-type="float">
            <text:p>4</text:p>
          </table:table-cell>
          <table:table-cell office:value-type="float" office:value="0.813466666666667" calcext:value-type="float">
            <text:p>0.813466666666667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509130850879114" calcext:value-type="float">
            <text:p>0.509130850879114</text:p>
          </table:table-cell>
          <table:table-cell office:value-type="float" office:value="0.55324385709064" calcext:value-type="float">
            <text:p>0.55324385709064</text:p>
          </table:table-cell>
          <table:table-cell office:value-type="float" office:value="14.011314847" calcext:value-type="float">
            <text:p>14.011314847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5" calcext:value-type="float">
            <text:p>5</text:p>
          </table:table-cell>
          <table:table-cell office:value-type="float" office:value="0.825333333333333" calcext:value-type="float">
            <text:p>0.825333333333333</text:p>
          </table:table-cell>
          <table:table-cell office:value-type="float" office:value="0.7974" calcext:value-type="float">
            <text:p>0.7974</text:p>
          </table:table-cell>
          <table:table-cell office:value-type="float" office:value="0.47684469712632" calcext:value-type="float">
            <text:p>0.47684469712632</text:p>
          </table:table-cell>
          <table:table-cell office:value-type="float" office:value="0.522509193913952" calcext:value-type="float">
            <text:p>0.522509193913952</text:p>
          </table:table-cell>
          <table:table-cell office:value-type="float" office:value="14.054313265" calcext:value-type="float">
            <text:p>14.054313265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1" calcext:value-type="float">
            <text:p>1</text:p>
          </table:table-cell>
          <table:table-cell office:value-type="float" office:value="0.642816666666667" calcext:value-type="float">
            <text:p>0.642816666666667</text:p>
          </table:table-cell>
          <table:table-cell office:value-type="float" office:value="0.7158" calcext:value-type="float">
            <text:p>0.7158</text:p>
          </table:table-cell>
          <table:table-cell office:value-type="float" office:value="1.0009178935147" calcext:value-type="float">
            <text:p>1.0009178935147</text:p>
          </table:table-cell>
          <table:table-cell office:value-type="float" office:value="0.755692765401427" calcext:value-type="float">
            <text:p>0.755692765401427</text:p>
          </table:table-cell>
          <table:table-cell office:value-type="float" office:value="14.1531131950001" calcext:value-type="float">
            <text:p>14.1531131950001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2" calcext:value-type="float">
            <text:p>2</text:p>
          </table:table-cell>
          <table:table-cell office:value-type="float" office:value="0.75695" calcext:value-type="float">
            <text:p>0.75695</text:p>
          </table:table-cell>
          <table:table-cell office:value-type="float" office:value="0.757" calcext:value-type="float">
            <text:p>0.757</text:p>
          </table:table-cell>
          <table:table-cell office:value-type="float" office:value="0.652115359552888" calcext:value-type="float">
            <text:p>0.652115359552888</text:p>
          </table:table-cell>
          <table:table-cell office:value-type="float" office:value="0.634757629815181" calcext:value-type="float">
            <text:p>0.634757629815181</text:p>
          </table:table-cell>
          <table:table-cell office:value-type="float" office:value="14.0372561039999" calcext:value-type="float">
            <text:p>14.0372561039999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3" calcext:value-type="float">
            <text:p>3</text:p>
          </table:table-cell>
          <table:table-cell office:value-type="float" office:value="0.788583333333333" calcext:value-type="float">
            <text:p>0.788583333333333</text:p>
          </table:table-cell>
          <table:table-cell office:value-type="float" office:value="0.7765" calcext:value-type="float">
            <text:p>0.7765</text:p>
          </table:table-cell>
          <table:table-cell office:value-type="float" office:value="0.569186560793726" calcext:value-type="float">
            <text:p>0.569186560793726</text:p>
          </table:table-cell>
          <table:table-cell office:value-type="float" office:value="0.57983988048924" calcext:value-type="float">
            <text:p>0.57983988048924</text:p>
          </table:table-cell>
          <table:table-cell office:value-type="float" office:value="14.081180998" calcext:value-type="float">
            <text:p>14.081180998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4" calcext:value-type="float">
            <text:p>4</text:p>
          </table:table-cell>
          <table:table-cell office:value-type="float" office:value="0.807533333333333" calcext:value-type="float">
            <text:p>0.807533333333333</text:p>
          </table:table-cell>
          <table:table-cell office:value-type="float" office:value="0.7922" calcext:value-type="float">
            <text:p>0.7922</text:p>
          </table:table-cell>
          <table:table-cell office:value-type="float" office:value="0.520023115598825" calcext:value-type="float">
            <text:p>0.520023115598825</text:p>
          </table:table-cell>
          <table:table-cell office:value-type="float" office:value="0.541761907612442" calcext:value-type="float">
            <text:p>0.541761907612442</text:p>
          </table:table-cell>
          <table:table-cell office:value-type="float" office:value="13.9885628380002" calcext:value-type="float">
            <text:p>13.9885628380002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5" calcext:value-type="float">
            <text:p>5</text:p>
          </table:table-cell>
          <table:table-cell office:value-type="float" office:value="0.822416666666667" calcext:value-type="float">
            <text:p>0.822416666666667</text:p>
          </table:table-cell>
          <table:table-cell office:value-type="float" office:value="0.8074" calcext:value-type="float">
            <text:p>0.8074</text:p>
          </table:table-cell>
          <table:table-cell office:value-type="float" office:value="0.485084495803059" calcext:value-type="float">
            <text:p>0.485084495803059</text:p>
          </table:table-cell>
          <table:table-cell office:value-type="float" office:value="0.511870184142119" calcext:value-type="float">
            <text:p>0.511870184142119</text:p>
          </table:table-cell>
          <table:table-cell office:value-type="float" office:value="14.0172200429997" calcext:value-type="float">
            <text:p>14.0172200429997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1" calcext:value-type="float">
            <text:p>1</text:p>
          </table:table-cell>
          <table:table-cell office:value-type="float" office:value="0.227216666666667" calcext:value-type="float">
            <text:p>0.227216666666667</text:p>
          </table:table-cell>
          <table:table-cell office:value-type="float" office:value="0.3068" calcext:value-type="float">
            <text:p>0.3068</text:p>
          </table:table-cell>
          <table:table-cell office:value-type="float" office:value="2.23831657204292" calcext:value-type="float">
            <text:p>2.23831657204292</text:p>
          </table:table-cell>
          <table:table-cell office:value-type="float" office:value="2.14935236675724" calcext:value-type="float">
            <text:p>2.14935236675724</text:p>
          </table:table-cell>
          <table:table-cell office:value-type="float" office:value="27.1383468929998" calcext:value-type="float">
            <text:p>27.1383468929998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2" calcext:value-type="float">
            <text:p>2</text:p>
          </table:table-cell>
          <table:table-cell office:value-type="float" office:value="0.374133333333333" calcext:value-type="float">
            <text:p>0.374133333333333</text:p>
          </table:table-cell>
          <table:table-cell office:value-type="float" office:value="0.4517" calcext:value-type="float">
            <text:p>0.4517</text:p>
          </table:table-cell>
          <table:table-cell office:value-type="float" office:value="1.92110500597496" calcext:value-type="float">
            <text:p>1.92110500597496</text:p>
          </table:table-cell>
          <table:table-cell office:value-type="float" office:value="1.6546513047188" calcext:value-type="float">
            <text:p>1.6546513047188</text:p>
          </table:table-cell>
          <table:table-cell office:value-type="float" office:value="27.4792885709999" calcext:value-type="float">
            <text:p>27.4792885709999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3" calcext:value-type="float">
            <text:p>3</text:p>
          </table:table-cell>
          <table:table-cell office:value-type="float" office:value="0.478966666666667" calcext:value-type="float">
            <text:p>0.478966666666667</text:p>
          </table:table-cell>
          <table:table-cell office:value-type="float" office:value="0.5375" calcext:value-type="float">
            <text:p>0.5375</text:p>
          </table:table-cell>
          <table:table-cell office:value-type="float" office:value="1.45787656332638" calcext:value-type="float">
            <text:p>1.45787656332638</text:p>
          </table:table-cell>
          <table:table-cell office:value-type="float" office:value="1.21957151942952" calcext:value-type="float">
            <text:p>1.21957151942952</text:p>
          </table:table-cell>
          <table:table-cell office:value-type="float" office:value="27.5965811329997" calcext:value-type="float">
            <text:p>27.5965811329997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4" calcext:value-type="float">
            <text:p>4</text:p>
          </table:table-cell>
          <table:table-cell office:value-type="float" office:value="0.58215" calcext:value-type="float">
            <text:p>0.58215</text:p>
          </table:table-cell>
          <table:table-cell office:value-type="float" office:value="0.6271" calcext:value-type="float">
            <text:p>0.6271</text:p>
          </table:table-cell>
          <table:table-cell office:value-type="float" office:value="1.10028346159311" calcext:value-type="float">
            <text:p>1.10028346159311</text:p>
          </table:table-cell>
          <table:table-cell office:value-type="float" office:value="0.997096827835034" calcext:value-type="float">
            <text:p>0.997096827835034</text:p>
          </table:table-cell>
          <table:table-cell office:value-type="float" office:value="27.8933089440002" calcext:value-type="float">
            <text:p>27.8933089440002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5" calcext:value-type="float">
            <text:p>5</text:p>
          </table:table-cell>
          <table:table-cell office:value-type="float" office:value="0.636766666666667" calcext:value-type="float">
            <text:p>0.636766666666667</text:p>
          </table:table-cell>
          <table:table-cell office:value-type="float" office:value="0.6533" calcext:value-type="float">
            <text:p>0.6533</text:p>
          </table:table-cell>
          <table:table-cell office:value-type="float" office:value="0.952504721468191" calcext:value-type="float">
            <text:p>0.952504721468191</text:p>
          </table:table-cell>
          <table:table-cell office:value-type="float" office:value="0.908902770394732" calcext:value-type="float">
            <text:p>0.908902770394732</text:p>
          </table:table-cell>
          <table:table-cell office:value-type="float" office:value="27.7170408490001" calcext:value-type="float">
            <text:p>27.7170408490001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1" calcext:value-type="float">
            <text:p>1</text:p>
          </table:table-cell>
          <table:table-cell office:value-type="float" office:value="0.18165" calcext:value-type="float">
            <text:p>0.18165</text:p>
          </table:table-cell>
          <table:table-cell office:value-type="float" office:value="0.2917" calcext:value-type="float">
            <text:p>0.2917</text:p>
          </table:table-cell>
          <table:table-cell office:value-type="float" office:value="2.26526455635201" calcext:value-type="float">
            <text:p>2.26526455635201</text:p>
          </table:table-cell>
          <table:table-cell office:value-type="float" office:value="2.21326688596397" calcext:value-type="float">
            <text:p>2.21326688596397</text:p>
          </table:table-cell>
          <table:table-cell office:value-type="float" office:value="26.7509370080002" calcext:value-type="float">
            <text:p>26.7509370080002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2" calcext:value-type="float">
            <text:p>2</text:p>
          </table:table-cell>
          <table:table-cell office:value-type="float" office:value="0.319733333333333" calcext:value-type="float">
            <text:p>0.319733333333333</text:p>
          </table:table-cell>
          <table:table-cell office:value-type="float" office:value="0.4014" calcext:value-type="float">
            <text:p>0.4014</text:p>
          </table:table-cell>
          <table:table-cell office:value-type="float" office:value="2.07982769271712" calcext:value-type="float">
            <text:p>2.07982769271712</text:p>
          </table:table-cell>
          <table:table-cell office:value-type="float" office:value="1.82589689865234" calcext:value-type="float">
            <text:p>1.82589689865234</text:p>
          </table:table-cell>
          <table:table-cell office:value-type="float" office:value="27.0471557619999" calcext:value-type="float">
            <text:p>27.0471557619999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3" calcext:value-type="float">
            <text:p>3</text:p>
          </table:table-cell>
          <table:table-cell office:value-type="float" office:value="0.461383333333333" calcext:value-type="float">
            <text:p>0.461383333333333</text:p>
          </table:table-cell>
          <table:table-cell office:value-type="float" office:value="0.5356" calcext:value-type="float">
            <text:p>0.5356</text:p>
          </table:table-cell>
          <table:table-cell office:value-type="float" office:value="1.53848926815143" calcext:value-type="float">
            <text:p>1.53848926815143</text:p>
          </table:table-cell>
          <table:table-cell office:value-type="float" office:value="1.24734406942015" calcext:value-type="float">
            <text:p>1.24734406942015</text:p>
          </table:table-cell>
          <table:table-cell office:value-type="float" office:value="27.3687571169999" calcext:value-type="float">
            <text:p>27.3687571169999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4" calcext:value-type="float">
            <text:p>4</text:p>
          </table:table-cell>
          <table:table-cell office:value-type="float" office:value="0.57435" calcext:value-type="float">
            <text:p>0.57435</text:p>
          </table:table-cell>
          <table:table-cell office:value-type="float" office:value="0.6175" calcext:value-type="float">
            <text:p>0.6175</text:p>
          </table:table-cell>
          <table:table-cell office:value-type="float" office:value="1.11845543929763" calcext:value-type="float">
            <text:p>1.11845543929763</text:p>
          </table:table-cell>
          <table:table-cell office:value-type="float" office:value="1.03510845808467" calcext:value-type="float">
            <text:p>1.03510845808467</text:p>
          </table:table-cell>
          <table:table-cell office:value-type="float" office:value="27.513787327" calcext:value-type="float">
            <text:p>27.513787327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5" calcext:value-type="float">
            <text:p>5</text:p>
          </table:table-cell>
          <table:table-cell office:value-type="float" office:value="0.63445" calcext:value-type="float">
            <text:p>0.63445</text:p>
          </table:table-cell>
          <table:table-cell office:value-type="float" office:value="0.6646" calcext:value-type="float">
            <text:p>0.6646</text:p>
          </table:table-cell>
          <table:table-cell office:value-type="float" office:value="0.96379922250949" calcext:value-type="float">
            <text:p>0.96379922250949</text:p>
          </table:table-cell>
          <table:table-cell office:value-type="float" office:value="0.902040067751696" calcext:value-type="float">
            <text:p>0.902040067751696</text:p>
          </table:table-cell>
          <table:table-cell office:value-type="float" office:value="27.4694507690001" calcext:value-type="float">
            <text:p>27.4694507690001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1" calcext:value-type="float">
            <text:p>1</text:p>
          </table:table-cell>
          <table:table-cell office:value-type="float" office:value="0.21845" calcext:value-type="float">
            <text:p>0.21845</text:p>
          </table:table-cell>
          <table:table-cell office:value-type="float" office:value="0.3287" calcext:value-type="float">
            <text:p>0.3287</text:p>
          </table:table-cell>
          <table:table-cell office:value-type="float" office:value="2.19910227235701" calcext:value-type="float">
            <text:p>2.19910227235701</text:p>
          </table:table-cell>
          <table:table-cell office:value-type="float" office:value="2.01766592529929" calcext:value-type="float">
            <text:p>2.01766592529929</text:p>
          </table:table-cell>
          <table:table-cell office:value-type="float" office:value="27.744750714" calcext:value-type="float">
            <text:p>27.744750714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2" calcext:value-type="float">
            <text:p>2</text:p>
          </table:table-cell>
          <table:table-cell office:value-type="float" office:value="0.3951" calcext:value-type="float">
            <text:p>0.3951</text:p>
          </table:table-cell>
          <table:table-cell office:value-type="float" office:value="0.4134" calcext:value-type="float">
            <text:p>0.4134</text:p>
          </table:table-cell>
          <table:table-cell office:value-type="float" office:value="1.77243119020706" calcext:value-type="float">
            <text:p>1.77243119020706</text:p>
          </table:table-cell>
          <table:table-cell office:value-type="float" office:value="1.57996051250749" calcext:value-type="float">
            <text:p>1.57996051250749</text:p>
          </table:table-cell>
          <table:table-cell office:value-type="float" office:value="27.9412244059999" calcext:value-type="float">
            <text:p>27.9412244059999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3" calcext:value-type="float">
            <text:p>3</text:p>
          </table:table-cell>
          <table:table-cell office:value-type="float" office:value="0.513783333333333" calcext:value-type="float">
            <text:p>0.513783333333333</text:p>
          </table:table-cell>
          <table:table-cell office:value-type="float" office:value="0.5821" calcext:value-type="float">
            <text:p>0.5821</text:p>
          </table:table-cell>
          <table:table-cell office:value-type="float" office:value="1.3109973789151" calcext:value-type="float">
            <text:p>1.3109973789151</text:p>
          </table:table-cell>
          <table:table-cell office:value-type="float" office:value="1.14631784493756" calcext:value-type="float">
            <text:p>1.14631784493756</text:p>
          </table:table-cell>
          <table:table-cell office:value-type="float" office:value="28.0765731880001" calcext:value-type="float">
            <text:p>28.0765731880001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4" calcext:value-type="float">
            <text:p>4</text:p>
          </table:table-cell>
          <table:table-cell office:value-type="float" office:value="0.596633333333333" calcext:value-type="float">
            <text:p>0.596633333333333</text:p>
          </table:table-cell>
          <table:table-cell office:value-type="float" office:value="0.6408" calcext:value-type="float">
            <text:p>0.6408</text:p>
          </table:table-cell>
          <table:table-cell office:value-type="float" office:value="1.05954402939343" calcext:value-type="float">
            <text:p>1.05954402939343</text:p>
          </table:table-cell>
          <table:table-cell office:value-type="float" office:value="0.974579448912554" calcext:value-type="float">
            <text:p>0.974579448912554</text:p>
          </table:table-cell>
          <table:table-cell office:value-type="float" office:value="28.293795946" calcext:value-type="float">
            <text:p>28.293795946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5" calcext:value-type="float">
            <text:p>5</text:p>
          </table:table-cell>
          <table:table-cell office:value-type="float" office:value="0.642983333333333" calcext:value-type="float">
            <text:p>0.642983333333333</text:p>
          </table:table-cell>
          <table:table-cell office:value-type="float" office:value="0.6642" calcext:value-type="float">
            <text:p>0.6642</text:p>
          </table:table-cell>
          <table:table-cell office:value-type="float" office:value="0.935875920852873" calcext:value-type="float">
            <text:p>0.935875920852873</text:p>
          </table:table-cell>
          <table:table-cell office:value-type="float" office:value="0.898896018790591" calcext:value-type="float">
            <text:p>0.898896018790591</text:p>
          </table:table-cell>
          <table:table-cell office:value-type="float" office:value="28.5083804409996" calcext:value-type="float">
            <text:p>28.5083804409996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1" calcext:value-type="float">
            <text:p>1</text:p>
          </table:table-cell>
          <table:table-cell office:value-type="float" office:value="0.2212" calcext:value-type="float">
            <text:p>0.2212</text:p>
          </table:table-cell>
          <table:table-cell office:value-type="float" office:value="0.3063" calcext:value-type="float">
            <text:p>0.3063</text:p>
          </table:table-cell>
          <table:table-cell office:value-type="float" office:value="2.20730732206597" calcext:value-type="float">
            <text:p>2.20730732206597</text:p>
          </table:table-cell>
          <table:table-cell office:value-type="float" office:value="2.05919455418921" calcext:value-type="float">
            <text:p>2.05919455418921</text:p>
          </table:table-cell>
          <table:table-cell office:value-type="float" office:value="27.5603754879999" calcext:value-type="float">
            <text:p>27.5603754879999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2" calcext:value-type="float">
            <text:p>2</text:p>
          </table:table-cell>
          <table:table-cell office:value-type="float" office:value="0.37995" calcext:value-type="float">
            <text:p>0.37995</text:p>
          </table:table-cell>
          <table:table-cell office:value-type="float" office:value="0.4427" calcext:value-type="float">
            <text:p>0.4427</text:p>
          </table:table-cell>
          <table:table-cell office:value-type="float" office:value="1.83397708594926" calcext:value-type="float">
            <text:p>1.83397708594926</text:p>
          </table:table-cell>
          <table:table-cell office:value-type="float" office:value="1.56373623981597" calcext:value-type="float">
            <text:p>1.56373623981597</text:p>
          </table:table-cell>
          <table:table-cell office:value-type="float" office:value="27.8335078740001" calcext:value-type="float">
            <text:p>27.8335078740001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3" calcext:value-type="float">
            <text:p>3</text:p>
          </table:table-cell>
          <table:table-cell office:value-type="float" office:value="0.49225" calcext:value-type="float">
            <text:p>0.49225</text:p>
          </table:table-cell>
          <table:table-cell office:value-type="float" office:value="0.5515" calcext:value-type="float">
            <text:p>0.5515</text:p>
          </table:table-cell>
          <table:table-cell office:value-type="float" office:value="1.384390973905" calcext:value-type="float">
            <text:p>1.384390973905</text:p>
          </table:table-cell>
          <table:table-cell office:value-type="float" office:value="1.17865838404674" calcext:value-type="float">
            <text:p>1.17865838404674</text:p>
          </table:table-cell>
          <table:table-cell office:value-type="float" office:value="28.0025827959998" calcext:value-type="float">
            <text:p>28.0025827959998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4" calcext:value-type="float">
            <text:p>4</text:p>
          </table:table-cell>
          <table:table-cell office:value-type="float" office:value="0.5806" calcext:value-type="float">
            <text:p>0.5806</text:p>
          </table:table-cell>
          <table:table-cell office:value-type="float" office:value="0.6162" calcext:value-type="float">
            <text:p>0.6162</text:p>
          </table:table-cell>
          <table:table-cell office:value-type="float" office:value="1.08737919655944" calcext:value-type="float">
            <text:p>1.08737919655944</text:p>
          </table:table-cell>
          <table:table-cell office:value-type="float" office:value="1.02621857451785" calcext:value-type="float">
            <text:p>1.02621857451785</text:p>
          </table:table-cell>
          <table:table-cell office:value-type="float" office:value="28.4600252320001" calcext:value-type="float">
            <text:p>28.4600252320001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5" calcext:value-type="float">
            <text:p>5</text:p>
          </table:table-cell>
          <table:table-cell office:value-type="float" office:value="0.628633333333333" calcext:value-type="float">
            <text:p>0.628633333333333</text:p>
          </table:table-cell>
          <table:table-cell office:value-type="float" office:value="0.6422" calcext:value-type="float">
            <text:p>0.6422</text:p>
          </table:table-cell>
          <table:table-cell office:value-type="float" office:value="0.96202511986944" calcext:value-type="float">
            <text:p>0.96202511986944</text:p>
          </table:table-cell>
          <table:table-cell office:value-type="float" office:value="0.956259939321287" calcext:value-type="float">
            <text:p>0.956259939321287</text:p>
          </table:table-cell>
          <table:table-cell office:value-type="float" office:value="28.4967819080002" calcext:value-type="float">
            <text:p>28.4967819080002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1" calcext:value-type="float">
            <text:p>1</text:p>
          </table:table-cell>
          <table:table-cell office:value-type="float" office:value="0.194333333333333" calcext:value-type="float">
            <text:p>0.194333333333333</text:p>
          </table:table-cell>
          <table:table-cell office:value-type="float" office:value="0.2802" calcext:value-type="float">
            <text:p>0.2802</text:p>
          </table:table-cell>
          <table:table-cell office:value-type="float" office:value="2.24910317453494" calcext:value-type="float">
            <text:p>2.24910317453494</text:p>
          </table:table-cell>
          <table:table-cell office:value-type="float" office:value="2.16611479649878" calcext:value-type="float">
            <text:p>2.16611479649878</text:p>
          </table:table-cell>
          <table:table-cell office:value-type="float" office:value="27.0059402860002" calcext:value-type="float">
            <text:p>27.0059402860002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2" calcext:value-type="float">
            <text:p>2</text:p>
          </table:table-cell>
          <table:table-cell office:value-type="float" office:value="0.348616666666667" calcext:value-type="float">
            <text:p>0.348616666666667</text:p>
          </table:table-cell>
          <table:table-cell office:value-type="float" office:value="0.4242" calcext:value-type="float">
            <text:p>0.4242</text:p>
          </table:table-cell>
          <table:table-cell office:value-type="float" office:value="1.93149298251565" calcext:value-type="float">
            <text:p>1.93149298251565</text:p>
          </table:table-cell>
          <table:table-cell office:value-type="float" office:value="1.66043402662702" calcext:value-type="float">
            <text:p>1.66043402662702</text:p>
          </table:table-cell>
          <table:table-cell office:value-type="float" office:value="27.2591816979998" calcext:value-type="float">
            <text:p>27.2591816979998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3" calcext:value-type="float">
            <text:p>3</text:p>
          </table:table-cell>
          <table:table-cell office:value-type="float" office:value="0.477133333333333" calcext:value-type="float">
            <text:p>0.477133333333333</text:p>
          </table:table-cell>
          <table:table-cell office:value-type="float" office:value="0.4927" calcext:value-type="float">
            <text:p>0.4927</text:p>
          </table:table-cell>
          <table:table-cell office:value-type="float" office:value="1.44417731022276" calcext:value-type="float">
            <text:p>1.44417731022276</text:p>
          </table:table-cell>
          <table:table-cell office:value-type="float" office:value="1.28924482149683" calcext:value-type="float">
            <text:p>1.28924482149683</text:p>
          </table:table-cell>
          <table:table-cell office:value-type="float" office:value="27.484245357" calcext:value-type="float">
            <text:p>27.484245357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4" calcext:value-type="float">
            <text:p>4</text:p>
          </table:table-cell>
          <table:table-cell office:value-type="float" office:value="0.582216666666667" calcext:value-type="float">
            <text:p>0.582216666666667</text:p>
          </table:table-cell>
          <table:table-cell office:value-type="float" office:value="0.618" calcext:value-type="float">
            <text:p>0.618</text:p>
          </table:table-cell>
          <table:table-cell office:value-type="float" office:value="1.09404304737984" calcext:value-type="float">
            <text:p>1.09404304737984</text:p>
          </table:table-cell>
          <table:table-cell office:value-type="float" office:value="1.0160042066483" calcext:value-type="float">
            <text:p>1.0160042066483</text:p>
          </table:table-cell>
          <table:table-cell office:value-type="float" office:value="27.5676599110002" calcext:value-type="float">
            <text:p>27.5676599110002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5" calcext:value-type="float">
            <text:p>5</text:p>
          </table:table-cell>
          <table:table-cell office:value-type="float" office:value="0.6354" calcext:value-type="float">
            <text:p>0.6354</text:p>
          </table:table-cell>
          <table:table-cell office:value-type="float" office:value="0.643" calcext:value-type="float">
            <text:p>0.643</text:p>
          </table:table-cell>
          <table:table-cell office:value-type="float" office:value="0.958156403702205" calcext:value-type="float">
            <text:p>0.958156403702205</text:p>
          </table:table-cell>
          <table:table-cell office:value-type="float" office:value="0.930280280720656" calcext:value-type="float">
            <text:p>0.930280280720656</text:p>
          </table:table-cell>
          <table:table-cell office:value-type="float" office:value="27.7109041439999" calcext:value-type="float">
            <text:p>27.7109041439999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1" calcext:value-type="float">
            <text:p>1</text:p>
          </table:table-cell>
          <table:table-cell office:value-type="float" office:value="0.2254" calcext:value-type="float">
            <text:p>0.2254</text:p>
          </table:table-cell>
          <table:table-cell office:value-type="float" office:value="0.3132" calcext:value-type="float">
            <text:p>0.3132</text:p>
          </table:table-cell>
          <table:table-cell office:value-type="float" office:value="2.14146524871082" calcext:value-type="float">
            <text:p>2.14146524871082</text:p>
          </table:table-cell>
          <table:table-cell office:value-type="float" office:value="1.86384621547286" calcext:value-type="float">
            <text:p>1.86384621547286</text:p>
          </table:table-cell>
          <table:table-cell office:value-type="float" office:value="28.0325698040001" calcext:value-type="float">
            <text:p>28.0325698040001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2" calcext:value-type="float">
            <text:p>2</text:p>
          </table:table-cell>
          <table:table-cell office:value-type="float" office:value="0.417916666666667" calcext:value-type="float">
            <text:p>0.417916666666667</text:p>
          </table:table-cell>
          <table:table-cell office:value-type="float" office:value="0.4831" calcext:value-type="float">
            <text:p>0.4831</text:p>
          </table:table-cell>
          <table:table-cell office:value-type="float" office:value="1.59169260410866" calcext:value-type="float">
            <text:p>1.59169260410866</text:p>
          </table:table-cell>
          <table:table-cell office:value-type="float" office:value="1.3290892368669" calcext:value-type="float">
            <text:p>1.3290892368669</text:p>
          </table:table-cell>
          <table:table-cell office:value-type="float" office:value="28.173300764" calcext:value-type="float">
            <text:p>28.173300764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3" calcext:value-type="float">
            <text:p>3</text:p>
          </table:table-cell>
          <table:table-cell office:value-type="float" office:value="0.560333333333333" calcext:value-type="float">
            <text:p>0.560333333333333</text:p>
          </table:table-cell>
          <table:table-cell office:value-type="float" office:value="0.6092" calcext:value-type="float">
            <text:p>0.6092</text:p>
          </table:table-cell>
          <table:table-cell office:value-type="float" office:value="1.1542350776287" calcext:value-type="float">
            <text:p>1.1542350776287</text:p>
          </table:table-cell>
          <table:table-cell office:value-type="float" office:value="1.06064779781232" calcext:value-type="float">
            <text:p>1.06064779781232</text:p>
          </table:table-cell>
          <table:table-cell office:value-type="float" office:value="28.2013502129998" calcext:value-type="float">
            <text:p>28.2013502129998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4" calcext:value-type="float">
            <text:p>4</text:p>
          </table:table-cell>
          <table:table-cell office:value-type="float" office:value="0.61975" calcext:value-type="float">
            <text:p>0.61975</text:p>
          </table:table-cell>
          <table:table-cell office:value-type="float" office:value="0.6539" calcext:value-type="float">
            <text:p>0.6539</text:p>
          </table:table-cell>
          <table:table-cell office:value-type="float" office:value="0.994892953491923" calcext:value-type="float">
            <text:p>0.994892953491923</text:p>
          </table:table-cell>
          <table:table-cell office:value-type="float" office:value="0.920894587875172" calcext:value-type="float">
            <text:p>0.920894587875172</text:p>
          </table:table-cell>
          <table:table-cell office:value-type="float" office:value="28.163281652" calcext:value-type="float">
            <text:p>28.163281652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5" calcext:value-type="float">
            <text:p>5</text:p>
          </table:table-cell>
          <table:table-cell office:value-type="float" office:value="0.65235" calcext:value-type="float">
            <text:p>0.65235</text:p>
          </table:table-cell>
          <table:table-cell office:value-type="float" office:value="0.6561" calcext:value-type="float">
            <text:p>0.6561</text:p>
          </table:table-cell>
          <table:table-cell office:value-type="float" office:value="0.921175758721732" calcext:value-type="float">
            <text:p>0.921175758721732</text:p>
          </table:table-cell>
          <table:table-cell office:value-type="float" office:value="0.899688329286636" calcext:value-type="float">
            <text:p>0.899688329286636</text:p>
          </table:table-cell>
          <table:table-cell office:value-type="float" office:value="28.5778468190001" calcext:value-type="float">
            <text:p>28.5778468190001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1" calcext:value-type="float">
            <text:p>1</text:p>
          </table:table-cell>
          <table:table-cell office:value-type="float" office:value="0.22415" calcext:value-type="float">
            <text:p>0.22415</text:p>
          </table:table-cell>
          <table:table-cell office:value-type="float" office:value="0.3274" calcext:value-type="float">
            <text:p>0.3274</text:p>
          </table:table-cell>
          <table:table-cell office:value-type="float" office:value="2.13829235862821" calcext:value-type="float">
            <text:p>2.13829235862821</text:p>
          </table:table-cell>
          <table:table-cell office:value-type="float" office:value="1.8457850255784" calcext:value-type="float">
            <text:p>1.8457850255784</text:p>
          </table:table-cell>
          <table:table-cell office:value-type="float" office:value="28.796794163" calcext:value-type="float">
            <text:p>28.796794163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2" calcext:value-type="float">
            <text:p>2</text:p>
          </table:table-cell>
          <table:table-cell office:value-type="float" office:value="0.418266666666667" calcext:value-type="float">
            <text:p>0.418266666666667</text:p>
          </table:table-cell>
          <table:table-cell office:value-type="float" office:value="0.4791" calcext:value-type="float">
            <text:p>0.4791</text:p>
          </table:table-cell>
          <table:table-cell office:value-type="float" office:value="1.64908589279728" calcext:value-type="float">
            <text:p>1.64908589279728</text:p>
          </table:table-cell>
          <table:table-cell office:value-type="float" office:value="1.42691661977464" calcext:value-type="float">
            <text:p>1.42691661977464</text:p>
          </table:table-cell>
          <table:table-cell office:value-type="float" office:value="28.7456022840001" calcext:value-type="float">
            <text:p>28.7456022840001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3" calcext:value-type="float">
            <text:p>3</text:p>
          </table:table-cell>
          <table:table-cell office:value-type="float" office:value="0.565316666666667" calcext:value-type="float">
            <text:p>0.565316666666667</text:p>
          </table:table-cell>
          <table:table-cell office:value-type="float" office:value="0.6142" calcext:value-type="float">
            <text:p>0.6142</text:p>
          </table:table-cell>
          <table:table-cell office:value-type="float" office:value="1.18620548573638" calcext:value-type="float">
            <text:p>1.18620548573638</text:p>
          </table:table-cell>
          <table:table-cell office:value-type="float" office:value="1.0371511627914" calcext:value-type="float">
            <text:p>1.0371511627914</text:p>
          </table:table-cell>
          <table:table-cell office:value-type="float" office:value="28.7578203170001" calcext:value-type="float">
            <text:p>28.7578203170001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4" calcext:value-type="float">
            <text:p>4</text:p>
          </table:table-cell>
          <table:table-cell office:value-type="float" office:value="0.628916666666667" calcext:value-type="float">
            <text:p>0.628916666666667</text:p>
          </table:table-cell>
          <table:table-cell office:value-type="float" office:value="0.6547" calcext:value-type="float">
            <text:p>0.6547</text:p>
          </table:table-cell>
          <table:table-cell office:value-type="float" office:value="0.98272090444941" calcext:value-type="float">
            <text:p>0.98272090444941</text:p>
          </table:table-cell>
          <table:table-cell office:value-type="float" office:value="0.941422779468974" calcext:value-type="float">
            <text:p>0.941422779468974</text:p>
          </table:table-cell>
          <table:table-cell office:value-type="float" office:value="28.882627774" calcext:value-type="float">
            <text:p>28.882627774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5" calcext:value-type="float">
            <text:p>5</text:p>
          </table:table-cell>
          <table:table-cell office:value-type="float" office:value="0.66525" calcext:value-type="float">
            <text:p>0.66525</text:p>
          </table:table-cell>
          <table:table-cell office:value-type="float" office:value="0.6705" calcext:value-type="float">
            <text:p>0.6705</text:p>
          </table:table-cell>
          <table:table-cell office:value-type="float" office:value="0.895791642256637" calcext:value-type="float">
            <text:p>0.895791642256637</text:p>
          </table:table-cell>
          <table:table-cell office:value-type="float" office:value="0.894986709971337" calcext:value-type="float">
            <text:p>0.894986709971337</text:p>
          </table:table-cell>
          <table:table-cell office:value-type="float" office:value="28.6467580570002" calcext:value-type="float">
            <text:p>28.6467580570002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1" calcext:value-type="float">
            <text:p>1</text:p>
          </table:table-cell>
          <table:table-cell office:value-type="float" office:value="0.251383333333333" calcext:value-type="float">
            <text:p>0.251383333333333</text:p>
          </table:table-cell>
          <table:table-cell office:value-type="float" office:value="0.3777" calcext:value-type="float">
            <text:p>0.3777</text:p>
          </table:table-cell>
          <table:table-cell office:value-type="float" office:value="2.08118626519815" calcext:value-type="float">
            <text:p>2.08118626519815</text:p>
          </table:table-cell>
          <table:table-cell office:value-type="float" office:value="1.77669094398523" calcext:value-type="float">
            <text:p>1.77669094398523</text:p>
          </table:table-cell>
          <table:table-cell office:value-type="float" office:value="28.5376595400003" calcext:value-type="float">
            <text:p>28.5376595400003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2" calcext:value-type="float">
            <text:p>2</text:p>
          </table:table-cell>
          <table:table-cell office:value-type="float" office:value="0.4558" calcext:value-type="float">
            <text:p>0.4558</text:p>
          </table:table-cell>
          <table:table-cell office:value-type="float" office:value="0.5289" calcext:value-type="float">
            <text:p>0.5289</text:p>
          </table:table-cell>
          <table:table-cell office:value-type="float" office:value="1.49709826212194" calcext:value-type="float">
            <text:p>1.49709826212194</text:p>
          </table:table-cell>
          <table:table-cell office:value-type="float" office:value="1.21761382878966" calcext:value-type="float">
            <text:p>1.21761382878966</text:p>
          </table:table-cell>
          <table:table-cell office:value-type="float" office:value="28.6013513930002" calcext:value-type="float">
            <text:p>28.6013513930002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3" calcext:value-type="float">
            <text:p>3</text:p>
          </table:table-cell>
          <table:table-cell office:value-type="float" office:value="0.5781" calcext:value-type="float">
            <text:p>0.5781</text:p>
          </table:table-cell>
          <table:table-cell office:value-type="float" office:value="0.6311" calcext:value-type="float">
            <text:p>0.6311</text:p>
          </table:table-cell>
          <table:table-cell office:value-type="float" office:value="1.10192295197231" calcext:value-type="float">
            <text:p>1.10192295197231</text:p>
          </table:table-cell>
          <table:table-cell office:value-type="float" office:value="0.999660181771418" calcext:value-type="float">
            <text:p>0.999660181771418</text:p>
          </table:table-cell>
          <table:table-cell office:value-type="float" office:value="28.669168591" calcext:value-type="float">
            <text:p>28.669168591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4" calcext:value-type="float">
            <text:p>4</text:p>
          </table:table-cell>
          <table:table-cell office:value-type="float" office:value="0.63925" calcext:value-type="float">
            <text:p>0.63925</text:p>
          </table:table-cell>
          <table:table-cell office:value-type="float" office:value="0.6648" calcext:value-type="float">
            <text:p>0.6648</text:p>
          </table:table-cell>
          <table:table-cell office:value-type="float" office:value="0.949336943341725" calcext:value-type="float">
            <text:p>0.949336943341725</text:p>
          </table:table-cell>
          <table:table-cell office:value-type="float" office:value="0.921088290442327" calcext:value-type="float">
            <text:p>0.921088290442327</text:p>
          </table:table-cell>
          <table:table-cell office:value-type="float" office:value="28.6129333620001" calcext:value-type="float">
            <text:p>28.6129333620001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5" calcext:value-type="float">
            <text:p>5</text:p>
          </table:table-cell>
          <table:table-cell office:value-type="float" office:value="0.6742" calcext:value-type="float">
            <text:p>0.6742</text:p>
          </table:table-cell>
          <table:table-cell office:value-type="float" office:value="0.684" calcext:value-type="float">
            <text:p>0.684</text:p>
          </table:table-cell>
          <table:table-cell office:value-type="float" office:value="0.872174494111462" calcext:value-type="float">
            <text:p>0.872174494111462</text:p>
          </table:table-cell>
          <table:table-cell office:value-type="float" office:value="0.861702231464872" calcext:value-type="float">
            <text:p>0.861702231464872</text:p>
          </table:table-cell>
          <table:table-cell office:value-type="float" office:value="28.5808198159998" calcext:value-type="float">
            <text:p>28.5808198159998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1" calcext:value-type="float">
            <text:p>1</text:p>
          </table:table-cell>
          <table:table-cell office:value-type="float" office:value="0.256316666666667" calcext:value-type="float">
            <text:p>0.256316666666667</text:p>
          </table:table-cell>
          <table:table-cell office:value-type="float" office:value="0.4041" calcext:value-type="float">
            <text:p>0.4041</text:p>
          </table:table-cell>
          <table:table-cell office:value-type="float" office:value="2.08600599806446" calcext:value-type="float">
            <text:p>2.08600599806446</text:p>
          </table:table-cell>
          <table:table-cell office:value-type="float" office:value="1.75452459314067" calcext:value-type="float">
            <text:p>1.75452459314067</text:p>
          </table:table-cell>
          <table:table-cell office:value-type="float" office:value="27.4887672790001" calcext:value-type="float">
            <text:p>27.4887672790001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2" calcext:value-type="float">
            <text:p>2</text:p>
          </table:table-cell>
          <table:table-cell office:value-type="float" office:value="0.4685" calcext:value-type="float">
            <text:p>0.4685</text:p>
          </table:table-cell>
          <table:table-cell office:value-type="float" office:value="0.5335" calcext:value-type="float">
            <text:p>0.5335</text:p>
          </table:table-cell>
          <table:table-cell office:value-type="float" office:value="1.48465621560367" calcext:value-type="float">
            <text:p>1.48465621560367</text:p>
          </table:table-cell>
          <table:table-cell office:value-type="float" office:value="1.21929901838303" calcext:value-type="float">
            <text:p>1.21929901838303</text:p>
          </table:table-cell>
          <table:table-cell office:value-type="float" office:value="27.95992179" calcext:value-type="float">
            <text:p>27.95992179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3" calcext:value-type="float">
            <text:p>3</text:p>
          </table:table-cell>
          <table:table-cell office:value-type="float" office:value="0.595016666666667" calcext:value-type="float">
            <text:p>0.595016666666667</text:p>
          </table:table-cell>
          <table:table-cell office:value-type="float" office:value="0.6255" calcext:value-type="float">
            <text:p>0.6255</text:p>
          </table:table-cell>
          <table:table-cell office:value-type="float" office:value="1.06713357841028" calcext:value-type="float">
            <text:p>1.06713357841028</text:p>
          </table:table-cell>
          <table:table-cell office:value-type="float" office:value="0.972957995287172" calcext:value-type="float">
            <text:p>0.972957995287172</text:p>
          </table:table-cell>
          <table:table-cell office:value-type="float" office:value="28.1111183820003" calcext:value-type="float">
            <text:p>28.1111183820003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4" calcext:value-type="float">
            <text:p>4</text:p>
          </table:table-cell>
          <table:table-cell office:value-type="float" office:value="0.654366666666667" calcext:value-type="float">
            <text:p>0.654366666666667</text:p>
          </table:table-cell>
          <table:table-cell office:value-type="float" office:value="0.6582" calcext:value-type="float">
            <text:p>0.6582</text:p>
          </table:table-cell>
          <table:table-cell office:value-type="float" office:value="0.909396928701319" calcext:value-type="float">
            <text:p>0.909396928701319</text:p>
          </table:table-cell>
          <table:table-cell office:value-type="float" office:value="0.891013682647875" calcext:value-type="float">
            <text:p>0.891013682647875</text:p>
          </table:table-cell>
          <table:table-cell office:value-type="float" office:value="28.1186096830002" calcext:value-type="float">
            <text:p>28.1186096830002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5" calcext:value-type="float">
            <text:p>5</text:p>
          </table:table-cell>
          <table:table-cell office:value-type="float" office:value="0.679766666666667" calcext:value-type="float">
            <text:p>0.679766666666667</text:p>
          </table:table-cell>
          <table:table-cell office:value-type="float" office:value="0.6806" calcext:value-type="float">
            <text:p>0.6806</text:p>
          </table:table-cell>
          <table:table-cell office:value-type="float" office:value="0.84632603077492" calcext:value-type="float">
            <text:p>0.84632603077492</text:p>
          </table:table-cell>
          <table:table-cell office:value-type="float" office:value="0.839445948221122" calcext:value-type="float">
            <text:p>0.839445948221122</text:p>
          </table:table-cell>
          <table:table-cell office:value-type="float" office:value="28.292378357" calcext:value-type="float">
            <text:p>28.292378357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1" calcext:value-type="float">
            <text:p>1</text:p>
          </table:table-cell>
          <table:table-cell office:value-type="float" office:value="0.256583333333333" calcext:value-type="float">
            <text:p>0.256583333333333</text:p>
          </table:table-cell>
          <table:table-cell office:value-type="float" office:value="0.4083" calcext:value-type="float">
            <text:p>0.4083</text:p>
          </table:table-cell>
          <table:table-cell office:value-type="float" office:value="2.0985957174413" calcext:value-type="float">
            <text:p>2.0985957174413</text:p>
          </table:table-cell>
          <table:table-cell office:value-type="float" office:value="1.7569815710092" calcext:value-type="float">
            <text:p>1.7569815710092</text:p>
          </table:table-cell>
          <table:table-cell office:value-type="float" office:value="28.7799461499999" calcext:value-type="float">
            <text:p>28.7799461499999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2" calcext:value-type="float">
            <text:p>2</text:p>
          </table:table-cell>
          <table:table-cell office:value-type="float" office:value="0.48915" calcext:value-type="float">
            <text:p>0.48915</text:p>
          </table:table-cell>
          <table:table-cell office:value-type="float" office:value="0.5775" calcext:value-type="float">
            <text:p>0.5775</text:p>
          </table:table-cell>
          <table:table-cell office:value-type="float" office:value="1.43765540621174" calcext:value-type="float">
            <text:p>1.43765540621174</text:p>
          </table:table-cell>
          <table:table-cell office:value-type="float" office:value="1.17867205211311" calcext:value-type="float">
            <text:p>1.17867205211311</text:p>
          </table:table-cell>
          <table:table-cell office:value-type="float" office:value="29.3862983129998" calcext:value-type="float">
            <text:p>29.3862983129998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3" calcext:value-type="float">
            <text:p>3</text:p>
          </table:table-cell>
          <table:table-cell office:value-type="float" office:value="0.596316666666667" calcext:value-type="float">
            <text:p>0.596316666666667</text:p>
          </table:table-cell>
          <table:table-cell office:value-type="float" office:value="0.6524" calcext:value-type="float">
            <text:p>0.6524</text:p>
          </table:table-cell>
          <table:table-cell office:value-type="float" office:value="1.06946046971309" calcext:value-type="float">
            <text:p>1.06946046971309</text:p>
          </table:table-cell>
          <table:table-cell office:value-type="float" office:value="0.955313362893026" calcext:value-type="float">
            <text:p>0.955313362893026</text:p>
          </table:table-cell>
          <table:table-cell office:value-type="float" office:value="29.1919383140002" calcext:value-type="float">
            <text:p>29.1919383140002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4" calcext:value-type="float">
            <text:p>4</text:p>
          </table:table-cell>
          <table:table-cell office:value-type="float" office:value="0.64825" calcext:value-type="float">
            <text:p>0.64825</text:p>
          </table:table-cell>
          <table:table-cell office:value-type="float" office:value="0.6691" calcext:value-type="float">
            <text:p>0.6691</text:p>
          </table:table-cell>
          <table:table-cell office:value-type="float" office:value="0.928694362706467" calcext:value-type="float">
            <text:p>0.928694362706467</text:p>
          </table:table-cell>
          <table:table-cell office:value-type="float" office:value="0.895968852529101" calcext:value-type="float">
            <text:p>0.895968852529101</text:p>
          </table:table-cell>
          <table:table-cell office:value-type="float" office:value="29.1629954750006" calcext:value-type="float">
            <text:p>29.1629954750006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5" calcext:value-type="float">
            <text:p>5</text:p>
          </table:table-cell>
          <table:table-cell office:value-type="float" office:value="0.6793" calcext:value-type="float">
            <text:p>0.6793</text:p>
          </table:table-cell>
          <table:table-cell office:value-type="float" office:value="0.6883" calcext:value-type="float">
            <text:p>0.6883</text:p>
          </table:table-cell>
          <table:table-cell office:value-type="float" office:value="0.857738928245837" calcext:value-type="float">
            <text:p>0.857738928245837</text:p>
          </table:table-cell>
          <table:table-cell office:value-type="float" office:value="0.836090660398933" calcext:value-type="float">
            <text:p>0.836090660398933</text:p>
          </table:table-cell>
          <table:table-cell office:value-type="float" office:value="29.1282188289997" calcext:value-type="float">
            <text:p>29.1282188289997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1" calcext:value-type="float">
            <text:p>1</text:p>
          </table:table-cell>
          <table:table-cell office:value-type="float" office:value="0.278483333333333" calcext:value-type="float">
            <text:p>0.278483333333333</text:p>
          </table:table-cell>
          <table:table-cell office:value-type="float" office:value="0.4046" calcext:value-type="float">
            <text:p>0.4046</text:p>
          </table:table-cell>
          <table:table-cell office:value-type="float" office:value="1.96885283796518" calcext:value-type="float">
            <text:p>1.96885283796518</text:p>
          </table:table-cell>
          <table:table-cell office:value-type="float" office:value="1.59960153148432" calcext:value-type="float">
            <text:p>1.59960153148432</text:p>
          </table:table-cell>
          <table:table-cell office:value-type="float" office:value="27.8210426420001" calcext:value-type="float">
            <text:p>27.8210426420001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2" calcext:value-type="float">
            <text:p>2</text:p>
          </table:table-cell>
          <table:table-cell office:value-type="float" office:value="0.523133333333333" calcext:value-type="float">
            <text:p>0.523133333333333</text:p>
          </table:table-cell>
          <table:table-cell office:value-type="float" office:value="0.5818" calcext:value-type="float">
            <text:p>0.5818</text:p>
          </table:table-cell>
          <table:table-cell office:value-type="float" office:value="1.28362759286915" calcext:value-type="float">
            <text:p>1.28362759286915</text:p>
          </table:table-cell>
          <table:table-cell office:value-type="float" office:value="1.1068820968555" calcext:value-type="float">
            <text:p>1.1068820968555</text:p>
          </table:table-cell>
          <table:table-cell office:value-type="float" office:value="28.1836606550005" calcext:value-type="float">
            <text:p>28.1836606550005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3" calcext:value-type="float">
            <text:p>3</text:p>
          </table:table-cell>
          <table:table-cell office:value-type="float" office:value="0.617383333333333" calcext:value-type="float">
            <text:p>0.617383333333333</text:p>
          </table:table-cell>
          <table:table-cell office:value-type="float" office:value="0.6497" calcext:value-type="float">
            <text:p>0.6497</text:p>
          </table:table-cell>
          <table:table-cell office:value-type="float" office:value="0.995996259740675" calcext:value-type="float">
            <text:p>0.995996259740675</text:p>
          </table:table-cell>
          <table:table-cell office:value-type="float" office:value="0.954185351824305" calcext:value-type="float">
            <text:p>0.954185351824305</text:p>
          </table:table-cell>
          <table:table-cell office:value-type="float" office:value="28.2724067340005" calcext:value-type="float">
            <text:p>28.2724067340005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4" calcext:value-type="float">
            <text:p>4</text:p>
          </table:table-cell>
          <table:table-cell office:value-type="float" office:value="0.660733333333333" calcext:value-type="float">
            <text:p>0.660733333333333</text:p>
          </table:table-cell>
          <table:table-cell office:value-type="float" office:value="0.6758" calcext:value-type="float">
            <text:p>0.6758</text:p>
          </table:table-cell>
          <table:table-cell office:value-type="float" office:value="0.88940880496873" calcext:value-type="float">
            <text:p>0.88940880496873</text:p>
          </table:table-cell>
          <table:table-cell office:value-type="float" office:value="0.872968911744986" calcext:value-type="float">
            <text:p>0.872968911744986</text:p>
          </table:table-cell>
          <table:table-cell office:value-type="float" office:value="28.2731059670004" calcext:value-type="float">
            <text:p>28.2731059670004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5" calcext:value-type="float">
            <text:p>5</text:p>
          </table:table-cell>
          <table:table-cell office:value-type="float" office:value="0.687333333333333" calcext:value-type="float">
            <text:p>0.687333333333333</text:p>
          </table:table-cell>
          <table:table-cell office:value-type="float" office:value="0.6829" calcext:value-type="float">
            <text:p>0.6829</text:p>
          </table:table-cell>
          <table:table-cell office:value-type="float" office:value="0.834188071363516" calcext:value-type="float">
            <text:p>0.834188071363516</text:p>
          </table:table-cell>
          <table:table-cell office:value-type="float" office:value="0.84851278089414" calcext:value-type="float">
            <text:p>0.84851278089414</text:p>
          </table:table-cell>
          <table:table-cell office:value-type="float" office:value="28.1813732840001" calcext:value-type="float">
            <text:p>28.1813732840001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1" calcext:value-type="float">
            <text:p>1</text:p>
          </table:table-cell>
          <table:table-cell office:value-type="float" office:value="0.27635" calcext:value-type="float">
            <text:p>0.27635</text:p>
          </table:table-cell>
          <table:table-cell office:value-type="float" office:value="0.3988" calcext:value-type="float">
            <text:p>0.3988</text:p>
          </table:table-cell>
          <table:table-cell office:value-type="float" office:value="1.96543750211374" calcext:value-type="float">
            <text:p>1.96543750211374</text:p>
          </table:table-cell>
          <table:table-cell office:value-type="float" office:value="1.58703581922373" calcext:value-type="float">
            <text:p>1.58703581922373</text:p>
          </table:table-cell>
          <table:table-cell office:value-type="float" office:value="27.9853882719999" calcext:value-type="float">
            <text:p>27.9853882719999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2" calcext:value-type="float">
            <text:p>2</text:p>
          </table:table-cell>
          <table:table-cell office:value-type="float" office:value="0.534716666666667" calcext:value-type="float">
            <text:p>0.534716666666667</text:p>
          </table:table-cell>
          <table:table-cell office:value-type="float" office:value="0.5731" calcext:value-type="float">
            <text:p>0.5731</text:p>
          </table:table-cell>
          <table:table-cell office:value-type="float" office:value="1.23789741565932" calcext:value-type="float">
            <text:p>1.23789741565932</text:p>
          </table:table-cell>
          <table:table-cell office:value-type="float" office:value="1.15284743050861" calcext:value-type="float">
            <text:p>1.15284743050861</text:p>
          </table:table-cell>
          <table:table-cell office:value-type="float" office:value="28.1561596249994" calcext:value-type="float">
            <text:p>28.1561596249994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3" calcext:value-type="float">
            <text:p>3</text:p>
          </table:table-cell>
          <table:table-cell office:value-type="float" office:value="0.623516666666667" calcext:value-type="float">
            <text:p>0.623516666666667</text:p>
          </table:table-cell>
          <table:table-cell office:value-type="float" office:value="0.6419" calcext:value-type="float">
            <text:p>0.6419</text:p>
          </table:table-cell>
          <table:table-cell office:value-type="float" office:value="0.983319931637758" calcext:value-type="float">
            <text:p>0.983319931637758</text:p>
          </table:table-cell>
          <table:table-cell office:value-type="float" office:value="0.978702549721785" calcext:value-type="float">
            <text:p>0.978702549721785</text:p>
          </table:table-cell>
          <table:table-cell office:value-type="float" office:value="28.3807866010002" calcext:value-type="float">
            <text:p>28.3807866010002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4" calcext:value-type="float">
            <text:p>4</text:p>
          </table:table-cell>
          <table:table-cell office:value-type="float" office:value="0.666366666666667" calcext:value-type="float">
            <text:p>0.666366666666667</text:p>
          </table:table-cell>
          <table:table-cell office:value-type="float" office:value="0.6799" calcext:value-type="float">
            <text:p>0.6799</text:p>
          </table:table-cell>
          <table:table-cell office:value-type="float" office:value="0.880911155041855" calcext:value-type="float">
            <text:p>0.880911155041855</text:p>
          </table:table-cell>
          <table:table-cell office:value-type="float" office:value="0.858639477544529" calcext:value-type="float">
            <text:p>0.858639477544529</text:p>
          </table:table-cell>
          <table:table-cell office:value-type="float" office:value="28.2265840559994" calcext:value-type="float">
            <text:p>28.2265840559994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5" calcext:value-type="float">
            <text:p>5</text:p>
          </table:table-cell>
          <table:table-cell office:value-type="float" office:value="0.693966666666667" calcext:value-type="float">
            <text:p>0.693966666666667</text:p>
          </table:table-cell>
          <table:table-cell office:value-type="float" office:value="0.6953" calcext:value-type="float">
            <text:p>0.6953</text:p>
          </table:table-cell>
          <table:table-cell office:value-type="float" office:value="0.819382652036671" calcext:value-type="float">
            <text:p>0.819382652036671</text:p>
          </table:table-cell>
          <table:table-cell office:value-type="float" office:value="0.803534113297797" calcext:value-type="float">
            <text:p>0.803534113297797</text:p>
          </table:table-cell>
          <table:table-cell office:value-type="float" office:value="28.1839320460003" calcext:value-type="float">
            <text:p>28.1839320460003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1" calcext:value-type="float">
            <text:p>1</text:p>
          </table:table-cell>
          <table:table-cell office:value-type="float" office:value="0.251066666666667" calcext:value-type="float">
            <text:p>0.251066666666667</text:p>
          </table:table-cell>
          <table:table-cell office:value-type="float" office:value="0.3644" calcext:value-type="float">
            <text:p>0.3644</text:p>
          </table:table-cell>
          <table:table-cell office:value-type="float" office:value="2.01739108753103" calcext:value-type="float">
            <text:p>2.01739108753103</text:p>
          </table:table-cell>
          <table:table-cell office:value-type="float" office:value="1.67693041388396" calcext:value-type="float">
            <text:p>1.67693041388396</text:p>
          </table:table-cell>
          <table:table-cell office:value-type="float" office:value="27.8880749380005" calcext:value-type="float">
            <text:p>27.8880749380005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2" calcext:value-type="float">
            <text:p>2</text:p>
          </table:table-cell>
          <table:table-cell office:value-type="float" office:value="0.514216666666667" calcext:value-type="float">
            <text:p>0.514216666666667</text:p>
          </table:table-cell>
          <table:table-cell office:value-type="float" office:value="0.5657" calcext:value-type="float">
            <text:p>0.5657</text:p>
          </table:table-cell>
          <table:table-cell office:value-type="float" office:value="1.31172518911901" calcext:value-type="float">
            <text:p>1.31172518911901</text:p>
          </table:table-cell>
          <table:table-cell office:value-type="float" office:value="1.14397821228975" calcext:value-type="float">
            <text:p>1.14397821228975</text:p>
          </table:table-cell>
          <table:table-cell office:value-type="float" office:value="28.2733122449999" calcext:value-type="float">
            <text:p>28.2733122449999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3" calcext:value-type="float">
            <text:p>3</text:p>
          </table:table-cell>
          <table:table-cell office:value-type="float" office:value="0.622933333333333" calcext:value-type="float">
            <text:p>0.622933333333333</text:p>
          </table:table-cell>
          <table:table-cell office:value-type="float" office:value="0.641" calcext:value-type="float">
            <text:p>0.641</text:p>
          </table:table-cell>
          <table:table-cell office:value-type="float" office:value="0.983105178771497" calcext:value-type="float">
            <text:p>0.983105178771497</text:p>
          </table:table-cell>
          <table:table-cell office:value-type="float" office:value="0.966790917572702" calcext:value-type="float">
            <text:p>0.966790917572702</text:p>
          </table:table-cell>
          <table:table-cell office:value-type="float" office:value="28.2373994099999" calcext:value-type="float">
            <text:p>28.2373994099999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4" calcext:value-type="float">
            <text:p>4</text:p>
          </table:table-cell>
          <table:table-cell office:value-type="float" office:value="0.670133333333333" calcext:value-type="float">
            <text:p>0.670133333333333</text:p>
          </table:table-cell>
          <table:table-cell office:value-type="float" office:value="0.6745" calcext:value-type="float">
            <text:p>0.6745</text:p>
          </table:table-cell>
          <table:table-cell office:value-type="float" office:value="0.870523959334725" calcext:value-type="float">
            <text:p>0.870523959334725</text:p>
          </table:table-cell>
          <table:table-cell office:value-type="float" office:value="0.876886314267565" calcext:value-type="float">
            <text:p>0.876886314267565</text:p>
          </table:table-cell>
          <table:table-cell office:value-type="float" office:value="28.3956617809999" calcext:value-type="float">
            <text:p>28.3956617809999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5" calcext:value-type="float">
            <text:p>5</text:p>
          </table:table-cell>
          <table:table-cell office:value-type="float" office:value="0.695983333333333" calcext:value-type="float">
            <text:p>0.695983333333333</text:p>
          </table:table-cell>
          <table:table-cell office:value-type="float" office:value="0.6974" calcext:value-type="float">
            <text:p>0.6974</text:p>
          </table:table-cell>
          <table:table-cell office:value-type="float" office:value="0.813525479866752" calcext:value-type="float">
            <text:p>0.813525479866752</text:p>
          </table:table-cell>
          <table:table-cell office:value-type="float" office:value="0.807516880096144" calcext:value-type="float">
            <text:p>0.807516880096144</text:p>
          </table:table-cell>
          <table:table-cell office:value-type="float" office:value="28.2856684639992" calcext:value-type="float">
            <text:p>28.2856684639992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1" calcext:value-type="float">
            <text:p>1</text:p>
          </table:table-cell>
          <table:table-cell office:value-type="float" office:value="0.246983333333333" calcext:value-type="float">
            <text:p>0.246983333333333</text:p>
          </table:table-cell>
          <table:table-cell office:value-type="float" office:value="0.3916" calcext:value-type="float">
            <text:p>0.3916</text:p>
          </table:table-cell>
          <table:table-cell office:value-type="float" office:value="2.04830207753537" calcext:value-type="float">
            <text:p>2.04830207753537</text:p>
          </table:table-cell>
          <table:table-cell office:value-type="float" office:value="1.68294697050836" calcext:value-type="float">
            <text:p>1.68294697050836</text:p>
          </table:table-cell>
          <table:table-cell office:value-type="float" office:value="28.0769592679999" calcext:value-type="float">
            <text:p>28.0769592679999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2" calcext:value-type="float">
            <text:p>2</text:p>
          </table:table-cell>
          <table:table-cell office:value-type="float" office:value="0.514183333333333" calcext:value-type="float">
            <text:p>0.514183333333333</text:p>
          </table:table-cell>
          <table:table-cell office:value-type="float" office:value="0.5721" calcext:value-type="float">
            <text:p>0.5721</text:p>
          </table:table-cell>
          <table:table-cell office:value-type="float" office:value="1.33114032596667" calcext:value-type="float">
            <text:p>1.33114032596667</text:p>
          </table:table-cell>
          <table:table-cell office:value-type="float" office:value="1.14280504443843" calcext:value-type="float">
            <text:p>1.14280504443843</text:p>
          </table:table-cell>
          <table:table-cell office:value-type="float" office:value="28.3369132499993" calcext:value-type="float">
            <text:p>28.3369132499993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3" calcext:value-type="float">
            <text:p>3</text:p>
          </table:table-cell>
          <table:table-cell office:value-type="float" office:value="0.619233333333333" calcext:value-type="float">
            <text:p>0.619233333333333</text:p>
          </table:table-cell>
          <table:table-cell office:value-type="float" office:value="0.6402" calcext:value-type="float">
            <text:p>0.6402</text:p>
          </table:table-cell>
          <table:table-cell office:value-type="float" office:value="1.00055117660494" calcext:value-type="float">
            <text:p>1.00055117660494</text:p>
          </table:table-cell>
          <table:table-cell office:value-type="float" office:value="0.983914154730025" calcext:value-type="float">
            <text:p>0.983914154730025</text:p>
          </table:table-cell>
          <table:table-cell office:value-type="float" office:value="28.5737306750007" calcext:value-type="float">
            <text:p>28.5737306750007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4" calcext:value-type="float">
            <text:p>4</text:p>
          </table:table-cell>
          <table:table-cell office:value-type="float" office:value="0.669683333333333" calcext:value-type="float">
            <text:p>0.669683333333333</text:p>
          </table:table-cell>
          <table:table-cell office:value-type="float" office:value="0.6687" calcext:value-type="float">
            <text:p>0.6687</text:p>
          </table:table-cell>
          <table:table-cell office:value-type="float" office:value="0.874103259875068" calcext:value-type="float">
            <text:p>0.874103259875068</text:p>
          </table:table-cell>
          <table:table-cell office:value-type="float" office:value="0.890149973380338" calcext:value-type="float">
            <text:p>0.890149973380338</text:p>
          </table:table-cell>
          <table:table-cell office:value-type="float" office:value="28.6808062870004" calcext:value-type="float">
            <text:p>28.6808062870004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5" calcext:value-type="float">
            <text:p>5</text:p>
          </table:table-cell>
          <table:table-cell office:value-type="float" office:value="0.696783333333333" calcext:value-type="float">
            <text:p>0.696783333333333</text:p>
          </table:table-cell>
          <table:table-cell office:value-type="float" office:value="0.6891" calcext:value-type="float">
            <text:p>0.6891</text:p>
          </table:table-cell>
          <table:table-cell office:value-type="float" office:value="0.81178577145788" calcext:value-type="float">
            <text:p>0.81178577145788</text:p>
          </table:table-cell>
          <table:table-cell office:value-type="float" office:value="0.825820094460894" calcext:value-type="float">
            <text:p>0.825820094460894</text:p>
          </table:table-cell>
          <table:table-cell office:value-type="float" office:value="28.5961708169998" calcext:value-type="float">
            <text:p>28.5961708169998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1" calcext:value-type="float">
            <text:p>1</text:p>
          </table:table-cell>
          <table:table-cell office:value-type="float" office:value="0.249" calcext:value-type="float">
            <text:p>0.249</text:p>
          </table:table-cell>
          <table:table-cell office:value-type="float" office:value="0.3653" calcext:value-type="float">
            <text:p>0.3653</text:p>
          </table:table-cell>
          <table:table-cell office:value-type="float" office:value="2.03810818261429" calcext:value-type="float">
            <text:p>2.03810818261429</text:p>
          </table:table-cell>
          <table:table-cell office:value-type="float" office:value="1.68074209902697" calcext:value-type="float">
            <text:p>1.68074209902697</text:p>
          </table:table-cell>
          <table:table-cell office:value-type="float" office:value="27.5982407459996" calcext:value-type="float">
            <text:p>27.5982407459996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2" calcext:value-type="float">
            <text:p>2</text:p>
          </table:table-cell>
          <table:table-cell office:value-type="float" office:value="0.4772" calcext:value-type="float">
            <text:p>0.4772</text:p>
          </table:table-cell>
          <table:table-cell office:value-type="float" office:value="0.5271" calcext:value-type="float">
            <text:p>0.5271</text:p>
          </table:table-cell>
          <table:table-cell office:value-type="float" office:value="1.39850964119185" calcext:value-type="float">
            <text:p>1.39850964119185</text:p>
          </table:table-cell>
          <table:table-cell office:value-type="float" office:value="1.17734299078109" calcext:value-type="float">
            <text:p>1.17734299078109</text:p>
          </table:table-cell>
          <table:table-cell office:value-type="float" office:value="27.8823727560002" calcext:value-type="float">
            <text:p>27.8823727560002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3" calcext:value-type="float">
            <text:p>3</text:p>
          </table:table-cell>
          <table:table-cell office:value-type="float" office:value="0.584366666666667" calcext:value-type="float">
            <text:p>0.584366666666667</text:p>
          </table:table-cell>
          <table:table-cell office:value-type="float" office:value="0.6371" calcext:value-type="float">
            <text:p>0.6371</text:p>
          </table:table-cell>
          <table:table-cell office:value-type="float" office:value="1.06202816931424" calcext:value-type="float">
            <text:p>1.06202816931424</text:p>
          </table:table-cell>
          <table:table-cell office:value-type="float" office:value="0.972111661722706" calcext:value-type="float">
            <text:p>0.972111661722706</text:p>
          </table:table-cell>
          <table:table-cell office:value-type="float" office:value="28.0645859779997" calcext:value-type="float">
            <text:p>28.0645859779997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4" calcext:value-type="float">
            <text:p>4</text:p>
          </table:table-cell>
          <table:table-cell office:value-type="float" office:value="0.638166666666667" calcext:value-type="float">
            <text:p>0.638166666666667</text:p>
          </table:table-cell>
          <table:table-cell office:value-type="float" office:value="0.6659" calcext:value-type="float">
            <text:p>0.6659</text:p>
          </table:table-cell>
          <table:table-cell office:value-type="float" office:value="0.938629950351044" calcext:value-type="float">
            <text:p>0.938629950351044</text:p>
          </table:table-cell>
          <table:table-cell office:value-type="float" office:value="0.88660361356796" calcext:value-type="float">
            <text:p>0.88660361356796</text:p>
          </table:table-cell>
          <table:table-cell office:value-type="float" office:value="28.1249378140001" calcext:value-type="float">
            <text:p>28.1249378140001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5" calcext:value-type="float">
            <text:p>5</text:p>
          </table:table-cell>
          <table:table-cell office:value-type="float" office:value="0.669183333333333" calcext:value-type="float">
            <text:p>0.669183333333333</text:p>
          </table:table-cell>
          <table:table-cell office:value-type="float" office:value="0.6894" calcext:value-type="float">
            <text:p>0.6894</text:p>
          </table:table-cell>
          <table:table-cell office:value-type="float" office:value="0.867392267690284" calcext:value-type="float">
            <text:p>0.867392267690284</text:p>
          </table:table-cell>
          <table:table-cell office:value-type="float" office:value="0.82420972160473" calcext:value-type="float">
            <text:p>0.82420972160473</text:p>
          </table:table-cell>
          <table:table-cell office:value-type="float" office:value="28.2287131869998" calcext:value-type="float">
            <text:p>28.2287131869998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1" calcext:value-type="float">
            <text:p>1</text:p>
          </table:table-cell>
          <table:table-cell office:value-type="float" office:value="0.266733333333333" calcext:value-type="float">
            <text:p>0.266733333333333</text:p>
          </table:table-cell>
          <table:table-cell office:value-type="float" office:value="0.4058" calcext:value-type="float">
            <text:p>0.4058</text:p>
          </table:table-cell>
          <table:table-cell office:value-type="float" office:value="1.9936129530864" calcext:value-type="float">
            <text:p>1.9936129530864</text:p>
          </table:table-cell>
          <table:table-cell office:value-type="float" office:value="1.48216981189266" calcext:value-type="float">
            <text:p>1.48216981189266</text:p>
          </table:table-cell>
          <table:table-cell office:value-type="float" office:value="27.7829019460005" calcext:value-type="float">
            <text:p>27.7829019460005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2" calcext:value-type="float">
            <text:p>2</text:p>
          </table:table-cell>
          <table:table-cell office:value-type="float" office:value="0.5365" calcext:value-type="float">
            <text:p>0.5365</text:p>
          </table:table-cell>
          <table:table-cell office:value-type="float" office:value="0.6039" calcext:value-type="float">
            <text:p>0.6039</text:p>
          </table:table-cell>
          <table:table-cell office:value-type="float" office:value="1.21498162266034" calcext:value-type="float">
            <text:p>1.21498162266034</text:p>
          </table:table-cell>
          <table:table-cell office:value-type="float" office:value="1.02432327285694" calcext:value-type="float">
            <text:p>1.02432327285694</text:p>
          </table:table-cell>
          <table:table-cell office:value-type="float" office:value="28.0557673200001" calcext:value-type="float">
            <text:p>28.0557673200001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3" calcext:value-type="float">
            <text:p>3</text:p>
          </table:table-cell>
          <table:table-cell office:value-type="float" office:value="0.630216666666667" calcext:value-type="float">
            <text:p>0.630216666666667</text:p>
          </table:table-cell>
          <table:table-cell office:value-type="float" office:value="0.6654" calcext:value-type="float">
            <text:p>0.6654</text:p>
          </table:table-cell>
          <table:table-cell office:value-type="float" office:value="0.955914234555861" calcext:value-type="float">
            <text:p>0.955914234555861</text:p>
          </table:table-cell>
          <table:table-cell office:value-type="float" office:value="0.898309966181494" calcext:value-type="float">
            <text:p>0.898309966181494</text:p>
          </table:table-cell>
          <table:table-cell office:value-type="float" office:value="28.029062482" calcext:value-type="float">
            <text:p>28.029062482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4" calcext:value-type="float">
            <text:p>4</text:p>
          </table:table-cell>
          <table:table-cell office:value-type="float" office:value="0.67305" calcext:value-type="float">
            <text:p>0.67305</text:p>
          </table:table-cell>
          <table:table-cell office:value-type="float" office:value="0.6847" calcext:value-type="float">
            <text:p>0.6847</text:p>
          </table:table-cell>
          <table:table-cell office:value-type="float" office:value="0.85743830770826" calcext:value-type="float">
            <text:p>0.85743830770826</text:p>
          </table:table-cell>
          <table:table-cell office:value-type="float" office:value="0.82157194595428" calcext:value-type="float">
            <text:p>0.82157194595428</text:p>
          </table:table-cell>
          <table:table-cell office:value-type="float" office:value="28.1274212040007" calcext:value-type="float">
            <text:p>28.1274212040007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5" calcext:value-type="float">
            <text:p>5</text:p>
          </table:table-cell>
          <table:table-cell office:value-type="float" office:value="0.695766666666667" calcext:value-type="float">
            <text:p>0.695766666666667</text:p>
          </table:table-cell>
          <table:table-cell office:value-type="float" office:value="0.7031" calcext:value-type="float">
            <text:p>0.7031</text:p>
          </table:table-cell>
          <table:table-cell office:value-type="float" office:value="0.803023911424791" calcext:value-type="float">
            <text:p>0.803023911424791</text:p>
          </table:table-cell>
          <table:table-cell office:value-type="float" office:value="0.786544245519456" calcext:value-type="float">
            <text:p>0.786544245519456</text:p>
          </table:table-cell>
          <table:table-cell office:value-type="float" office:value="28.5274869740006" calcext:value-type="float">
            <text:p>28.5274869740006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1" calcext:value-type="float">
            <text:p>1</text:p>
          </table:table-cell>
          <table:table-cell office:value-type="float" office:value="0.333416666666667" calcext:value-type="float">
            <text:p>0.333416666666667</text:p>
          </table:table-cell>
          <table:table-cell office:value-type="float" office:value="0.4328" calcext:value-type="float">
            <text:p>0.4328</text:p>
          </table:table-cell>
          <table:table-cell office:value-type="float" office:value="1.83787857266123" calcext:value-type="float">
            <text:p>1.83787857266123</text:p>
          </table:table-cell>
          <table:table-cell office:value-type="float" office:value="1.46828859323149" calcext:value-type="float">
            <text:p>1.46828859323149</text:p>
          </table:table-cell>
          <table:table-cell office:value-type="float" office:value="27.7389316399995" calcext:value-type="float">
            <text:p>27.7389316399995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2" calcext:value-type="float">
            <text:p>2</text:p>
          </table:table-cell>
          <table:table-cell office:value-type="float" office:value="0.565683333333333" calcext:value-type="float">
            <text:p>0.565683333333333</text:p>
          </table:table-cell>
          <table:table-cell office:value-type="float" office:value="0.5673" calcext:value-type="float">
            <text:p>0.5673</text:p>
          </table:table-cell>
          <table:table-cell office:value-type="float" office:value="1.16034291077779" calcext:value-type="float">
            <text:p>1.16034291077779</text:p>
          </table:table-cell>
          <table:table-cell office:value-type="float" office:value="1.17949783498315" calcext:value-type="float">
            <text:p>1.17949783498315</text:p>
          </table:table-cell>
          <table:table-cell office:value-type="float" office:value="27.93413986" calcext:value-type="float">
            <text:p>27.93413986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3" calcext:value-type="float">
            <text:p>3</text:p>
          </table:table-cell>
          <table:table-cell office:value-type="float" office:value="0.6447" calcext:value-type="float">
            <text:p>0.6447</text:p>
          </table:table-cell>
          <table:table-cell office:value-type="float" office:value="0.6497" calcext:value-type="float">
            <text:p>0.6497</text:p>
          </table:table-cell>
          <table:table-cell office:value-type="float" office:value="0.941166393157007" calcext:value-type="float">
            <text:p>0.941166393157007</text:p>
          </table:table-cell>
          <table:table-cell office:value-type="float" office:value="0.972149209232087" calcext:value-type="float">
            <text:p>0.972149209232087</text:p>
          </table:table-cell>
          <table:table-cell office:value-type="float" office:value="28.1043960779998" calcext:value-type="float">
            <text:p>28.1043960779998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4" calcext:value-type="float">
            <text:p>4</text:p>
          </table:table-cell>
          <table:table-cell office:value-type="float" office:value="0.684666666666667" calcext:value-type="float">
            <text:p>0.684666666666667</text:p>
          </table:table-cell>
          <table:table-cell office:value-type="float" office:value="0.6855" calcext:value-type="float">
            <text:p>0.6855</text:p>
          </table:table-cell>
          <table:table-cell office:value-type="float" office:value="0.841434919884972" calcext:value-type="float">
            <text:p>0.841434919884972</text:p>
          </table:table-cell>
          <table:table-cell office:value-type="float" office:value="0.850108884702063" calcext:value-type="float">
            <text:p>0.850108884702063</text:p>
          </table:table-cell>
          <table:table-cell office:value-type="float" office:value="28.0772540560001" calcext:value-type="float">
            <text:p>28.0772540560001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5" calcext:value-type="float">
            <text:p>5</text:p>
          </table:table-cell>
          <table:table-cell office:value-type="float" office:value="0.707716666666667" calcext:value-type="float">
            <text:p>0.707716666666667</text:p>
          </table:table-cell>
          <table:table-cell office:value-type="float" office:value="0.7101" calcext:value-type="float">
            <text:p>0.7101</text:p>
          </table:table-cell>
          <table:table-cell office:value-type="float" office:value="0.785392394579296" calcext:value-type="float">
            <text:p>0.785392394579296</text:p>
          </table:table-cell>
          <table:table-cell office:value-type="float" office:value="0.780212315024844" calcext:value-type="float">
            <text:p>0.780212315024844</text:p>
          </table:table-cell>
          <table:table-cell office:value-type="float" office:value="28.2395443769992" calcext:value-type="float">
            <text:p>28.2395443769992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1" calcext:value-type="float">
            <text:p>1</text:p>
          </table:table-cell>
          <table:table-cell office:value-type="float" office:value="0.295583333333333" calcext:value-type="float">
            <text:p>0.295583333333333</text:p>
          </table:table-cell>
          <table:table-cell office:value-type="float" office:value="0.4056" calcext:value-type="float">
            <text:p>0.4056</text:p>
          </table:table-cell>
          <table:table-cell office:value-type="float" office:value="1.91822452420619" calcext:value-type="float">
            <text:p>1.91822452420619</text:p>
          </table:table-cell>
          <table:table-cell office:value-type="float" office:value="1.50400053923297" calcext:value-type="float">
            <text:p>1.50400053923297</text:p>
          </table:table-cell>
          <table:table-cell office:value-type="float" office:value="27.4091690280002" calcext:value-type="float">
            <text:p>27.4091690280002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2" calcext:value-type="float">
            <text:p>2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5774" calcext:value-type="float">
            <text:p>0.5774</text:p>
          </table:table-cell>
          <table:table-cell office:value-type="float" office:value="1.24527226092973" calcext:value-type="float">
            <text:p>1.24527226092973</text:p>
          </table:table-cell>
          <table:table-cell office:value-type="float" office:value="1.09961788935267" calcext:value-type="float">
            <text:p>1.09961788935267</text:p>
          </table:table-cell>
          <table:table-cell office:value-type="float" office:value="27.624044827" calcext:value-type="float">
            <text:p>27.624044827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3" calcext:value-type="float">
            <text:p>3</text:p>
          </table:table-cell>
          <table:table-cell office:value-type="float" office:value="0.634083333333333" calcext:value-type="float">
            <text:p>0.634083333333333</text:p>
          </table:table-cell>
          <table:table-cell office:value-type="float" office:value="0.639" calcext:value-type="float">
            <text:p>0.639</text:p>
          </table:table-cell>
          <table:table-cell office:value-type="float" office:value="0.983428895791202" calcext:value-type="float">
            <text:p>0.983428895791202</text:p>
          </table:table-cell>
          <table:table-cell office:value-type="float" office:value="0.958522708173011" calcext:value-type="float">
            <text:p>0.958522708173011</text:p>
          </table:table-cell>
          <table:table-cell office:value-type="float" office:value="27.9265109340004" calcext:value-type="float">
            <text:p>27.9265109340004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4" calcext:value-type="float">
            <text:p>4</text:p>
          </table:table-cell>
          <table:table-cell office:value-type="float" office:value="0.680016666666667" calcext:value-type="float">
            <text:p>0.680016666666667</text:p>
          </table:table-cell>
          <table:table-cell office:value-type="float" office:value="0.6852" calcext:value-type="float">
            <text:p>0.6852</text:p>
          </table:table-cell>
          <table:table-cell office:value-type="float" office:value="0.860473316424945" calcext:value-type="float">
            <text:p>0.860473316424945</text:p>
          </table:table-cell>
          <table:table-cell office:value-type="float" office:value="0.827573480499778" calcext:value-type="float">
            <text:p>0.827573480499778</text:p>
          </table:table-cell>
          <table:table-cell office:value-type="float" office:value="27.824541127" calcext:value-type="float">
            <text:p>27.824541127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5" calcext:value-type="float">
            <text:p>5</text:p>
          </table:table-cell>
          <table:table-cell office:value-type="float" office:value="0.706883333333333" calcext:value-type="float">
            <text:p>0.706883333333333</text:p>
          </table:table-cell>
          <table:table-cell office:value-type="float" office:value="0.7216" calcext:value-type="float">
            <text:p>0.7216</text:p>
          </table:table-cell>
          <table:table-cell office:value-type="float" office:value="0.793251155949096" calcext:value-type="float">
            <text:p>0.793251155949096</text:p>
          </table:table-cell>
          <table:table-cell office:value-type="float" office:value="0.758835349872613" calcext:value-type="float">
            <text:p>0.758835349872613</text:p>
          </table:table-cell>
          <table:table-cell office:value-type="float" office:value="28.2401298959994" calcext:value-type="float">
            <text:p>28.2401298959994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1" calcext:value-type="float">
            <text:p>1</text:p>
          </table:table-cell>
          <table:table-cell office:value-type="float" office:value="0.279133333333333" calcext:value-type="float">
            <text:p>0.279133333333333</text:p>
          </table:table-cell>
          <table:table-cell office:value-type="float" office:value="0.4121" calcext:value-type="float">
            <text:p>0.4121</text:p>
          </table:table-cell>
          <table:table-cell office:value-type="float" office:value="1.94908066662644" calcext:value-type="float">
            <text:p>1.94908066662644</text:p>
          </table:table-cell>
          <table:table-cell office:value-type="float" office:value="1.47683645205893" calcext:value-type="float">
            <text:p>1.47683645205893</text:p>
          </table:table-cell>
          <table:table-cell office:value-type="float" office:value="27.9731703400002" calcext:value-type="float">
            <text:p>27.9731703400002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2" calcext:value-type="float">
            <text:p>2</text:p>
          </table:table-cell>
          <table:table-cell office:value-type="float" office:value="0.5422" calcext:value-type="float">
            <text:p>0.5422</text:p>
          </table:table-cell>
          <table:table-cell office:value-type="float" office:value="0.5899" calcext:value-type="float">
            <text:p>0.5899</text:p>
          </table:table-cell>
          <table:table-cell office:value-type="float" office:value="1.2138830662282" calcext:value-type="float">
            <text:p>1.2138830662282</text:p>
          </table:table-cell>
          <table:table-cell office:value-type="float" office:value="1.08426941731933" calcext:value-type="float">
            <text:p>1.08426941731933</text:p>
          </table:table-cell>
          <table:table-cell office:value-type="float" office:value="28.1597133679998" calcext:value-type="float">
            <text:p>28.1597133679998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3" calcext:value-type="float">
            <text:p>3</text:p>
          </table:table-cell>
          <table:table-cell office:value-type="float" office:value="0.632766666666667" calcext:value-type="float">
            <text:p>0.632766666666667</text:p>
          </table:table-cell>
          <table:table-cell office:value-type="float" office:value="0.6412" calcext:value-type="float">
            <text:p>0.6412</text:p>
          </table:table-cell>
          <table:table-cell office:value-type="float" office:value="0.96353183162492" calcext:value-type="float">
            <text:p>0.96353183162492</text:p>
          </table:table-cell>
          <table:table-cell office:value-type="float" office:value="0.953272060603852" calcext:value-type="float">
            <text:p>0.953272060603852</text:p>
          </table:table-cell>
          <table:table-cell office:value-type="float" office:value="28.2449779879998" calcext:value-type="float">
            <text:p>28.2449779879998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4" calcext:value-type="float">
            <text:p>4</text:p>
          </table:table-cell>
          <table:table-cell office:value-type="float" office:value="0.6783" calcext:value-type="float">
            <text:p>0.6783</text:p>
          </table:table-cell>
          <table:table-cell office:value-type="float" office:value="0.6781" calcext:value-type="float">
            <text:p>0.6781</text:p>
          </table:table-cell>
          <table:table-cell office:value-type="float" office:value="0.855983709856899" calcext:value-type="float">
            <text:p>0.855983709856899</text:p>
          </table:table-cell>
          <table:table-cell office:value-type="float" office:value="0.857708039557099" calcext:value-type="float">
            <text:p>0.857708039557099</text:p>
          </table:table-cell>
          <table:table-cell office:value-type="float" office:value="28.3539710659998" calcext:value-type="float">
            <text:p>28.3539710659998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5" calcext:value-type="float">
            <text:p>5</text:p>
          </table:table-cell>
          <table:table-cell office:value-type="float" office:value="0.7043" calcext:value-type="float">
            <text:p>0.7043</text:p>
          </table:table-cell>
          <table:table-cell office:value-type="float" office:value="0.7046" calcext:value-type="float">
            <text:p>0.7046</text:p>
          </table:table-cell>
          <table:table-cell office:value-type="float" office:value="0.793005741544878" calcext:value-type="float">
            <text:p>0.793005741544878</text:p>
          </table:table-cell>
          <table:table-cell office:value-type="float" office:value="0.784750573764181" calcext:value-type="float">
            <text:p>0.784750573764181</text:p>
          </table:table-cell>
          <table:table-cell office:value-type="float" office:value="28.3184272139997" calcext:value-type="float">
            <text:p>28.3184272139997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1" calcext:value-type="float">
            <text:p>1</text:p>
          </table:table-cell>
          <table:table-cell office:value-type="float" office:value="0.2874" calcext:value-type="float">
            <text:p>0.2874</text:p>
          </table:table-cell>
          <table:table-cell office:value-type="float" office:value="0.43" calcext:value-type="float">
            <text:p>0.43</text:p>
          </table:table-cell>
          <table:table-cell office:value-type="float" office:value="1.92822829162134" calcext:value-type="float">
            <text:p>1.92822829162134</text:p>
          </table:table-cell>
          <table:table-cell office:value-type="float" office:value="1.50629136592719" calcext:value-type="float">
            <text:p>1.50629136592719</text:p>
          </table:table-cell>
          <table:table-cell office:value-type="float" office:value="27.8082608490004" calcext:value-type="float">
            <text:p>27.8082608490004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2" calcext:value-type="float">
            <text:p>2</text:p>
          </table:table-cell>
          <table:table-cell office:value-type="float" office:value="0.541816666666667" calcext:value-type="float">
            <text:p>0.541816666666667</text:p>
          </table:table-cell>
          <table:table-cell office:value-type="float" office:value="0.5834" calcext:value-type="float">
            <text:p>0.5834</text:p>
          </table:table-cell>
          <table:table-cell office:value-type="float" office:value="1.2026125365483" calcext:value-type="float">
            <text:p>1.2026125365483</text:p>
          </table:table-cell>
          <table:table-cell office:value-type="float" office:value="1.10377393444632" calcext:value-type="float">
            <text:p>1.10377393444632</text:p>
          </table:table-cell>
          <table:table-cell office:value-type="float" office:value="28.1398559179997" calcext:value-type="float">
            <text:p>28.1398559179997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3" calcext:value-type="float">
            <text:p>3</text:p>
          </table:table-cell>
          <table:table-cell office:value-type="float" office:value="0.627983333333333" calcext:value-type="float">
            <text:p>0.627983333333333</text:p>
          </table:table-cell>
          <table:table-cell office:value-type="float" office:value="0.6566" calcext:value-type="float">
            <text:p>0.6566</text:p>
          </table:table-cell>
          <table:table-cell office:value-type="float" office:value="0.966264534098253" calcext:value-type="float">
            <text:p>0.966264534098253</text:p>
          </table:table-cell>
          <table:table-cell office:value-type="float" office:value="0.922283332818633" calcext:value-type="float">
            <text:p>0.922283332818633</text:p>
          </table:table-cell>
          <table:table-cell office:value-type="float" office:value="28.1964138290004" calcext:value-type="float">
            <text:p>28.1964138290004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4" calcext:value-type="float">
            <text:p>4</text:p>
          </table:table-cell>
          <table:table-cell office:value-type="float" office:value="0.671566666666667" calcext:value-type="float">
            <text:p>0.671566666666667</text:p>
          </table:table-cell>
          <table:table-cell office:value-type="float" office:value="0.6809" calcext:value-type="float">
            <text:p>0.6809</text:p>
          </table:table-cell>
          <table:table-cell office:value-type="float" office:value="0.869854001475296" calcext:value-type="float">
            <text:p>0.869854001475296</text:p>
          </table:table-cell>
          <table:table-cell office:value-type="float" office:value="0.838648303299193" calcext:value-type="float">
            <text:p>0.838648303299193</text:p>
          </table:table-cell>
          <table:table-cell office:value-type="float" office:value="28.0393548219999" calcext:value-type="float">
            <text:p>28.0393548219999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5" calcext:value-type="float">
            <text:p>5</text:p>
          </table:table-cell>
          <table:table-cell office:value-type="float" office:value="0.693016666666667" calcext:value-type="float">
            <text:p>0.693016666666667</text:p>
          </table:table-cell>
          <table:table-cell office:value-type="float" office:value="0.6936" calcext:value-type="float">
            <text:p>0.6936</text:p>
          </table:table-cell>
          <table:table-cell office:value-type="float" office:value="0.814011753018477" calcext:value-type="float">
            <text:p>0.814011753018477</text:p>
          </table:table-cell>
          <table:table-cell office:value-type="float" office:value="0.794495868075425" calcext:value-type="float">
            <text:p>0.794495868075425</text:p>
          </table:table-cell>
          <table:table-cell office:value-type="float" office:value="28.2014899830001" calcext:value-type="float">
            <text:p>28.2014899830001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1" calcext:value-type="float">
            <text:p>1</text:p>
          </table:table-cell>
          <table:table-cell office:value-type="float" office:value="0.0977333333333333" calcext:value-type="float">
            <text:p>0.0977333333333333</text:p>
          </table:table-cell>
          <table:table-cell office:value-type="float" office:value="0.0993" calcext:value-type="float">
            <text:p>0.0993</text:p>
          </table:table-cell>
          <table:table-cell office:value-type="float" office:value="2.31235763462368" calcext:value-type="float">
            <text:p>2.31235763462368</text:p>
          </table:table-cell>
          <table:table-cell office:value-type="float" office:value="2.31138105149482" calcext:value-type="float">
            <text:p>2.31138105149482</text:p>
          </table:table-cell>
          <table:table-cell office:value-type="float" office:value="17.3213833899999" calcext:value-type="float">
            <text:p>17.3213833899999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2" calcext:value-type="float">
            <text:p>2</text:p>
          </table:table-cell>
          <table:table-cell office:value-type="float" office:value="0.100116666666667" calcext:value-type="float">
            <text:p>0.100116666666667</text:p>
          </table:table-cell>
          <table:table-cell office:value-type="float" office:value="0.1121" calcext:value-type="float">
            <text:p>0.1121</text:p>
          </table:table-cell>
          <table:table-cell office:value-type="float" office:value="2.31118650832918" calcext:value-type="float">
            <text:p>2.31118650832918</text:p>
          </table:table-cell>
          <table:table-cell office:value-type="float" office:value="2.30237886100818" calcext:value-type="float">
            <text:p>2.30237886100818</text:p>
          </table:table-cell>
          <table:table-cell office:value-type="float" office:value="16.8430873810003" calcext:value-type="float">
            <text:p>16.8430873810003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3" calcext:value-type="float">
            <text:p>3</text:p>
          </table:table-cell>
          <table:table-cell office:value-type="float" office:value="0.2013" calcext:value-type="float">
            <text:p>0.2013</text:p>
          </table:table-cell>
          <table:table-cell office:value-type="float" office:value="0.1893" calcext:value-type="float">
            <text:p>0.1893</text:p>
          </table:table-cell>
          <table:table-cell office:value-type="float" office:value="2.10967010831528" calcext:value-type="float">
            <text:p>2.10967010831528</text:p>
          </table:table-cell>
          <table:table-cell office:value-type="float" office:value="2.19418131166203" calcext:value-type="float">
            <text:p>2.19418131166203</text:p>
          </table:table-cell>
          <table:table-cell office:value-type="float" office:value="16.9035929949996" calcext:value-type="float">
            <text:p>16.9035929949996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4" calcext:value-type="float">
            <text:p>4</text:p>
          </table:table-cell>
          <table:table-cell office:value-type="float" office:value="0.381666666666667" calcext:value-type="float">
            <text:p>0.381666666666667</text:p>
          </table:table-cell>
          <table:table-cell office:value-type="float" office:value="0.4439" calcext:value-type="float">
            <text:p>0.4439</text:p>
          </table:table-cell>
          <table:table-cell office:value-type="float" office:value="1.76785736462709" calcext:value-type="float">
            <text:p>1.76785736462709</text:p>
          </table:table-cell>
          <table:table-cell office:value-type="float" office:value="1.72198598551902" calcext:value-type="float">
            <text:p>1.72198598551902</text:p>
          </table:table-cell>
          <table:table-cell office:value-type="float" office:value="16.986529064" calcext:value-type="float">
            <text:p>16.986529064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5" calcext:value-type="float">
            <text:p>5</text:p>
          </table:table-cell>
          <table:table-cell office:value-type="float" office:value="0.546066666666667" calcext:value-type="float">
            <text:p>0.546066666666667</text:p>
          </table:table-cell>
          <table:table-cell office:value-type="float" office:value="0.5936" calcext:value-type="float">
            <text:p>0.5936</text:p>
          </table:table-cell>
          <table:table-cell office:value-type="float" office:value="1.58913269924965" calcext:value-type="float">
            <text:p>1.58913269924965</text:p>
          </table:table-cell>
          <table:table-cell office:value-type="float" office:value="1.53418720603748" calcext:value-type="float">
            <text:p>1.53418720603748</text:p>
          </table:table-cell>
          <table:table-cell office:value-type="float" office:value="16.8707790819999" calcext:value-type="float">
            <text:p>16.8707790819999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1" calcext:value-type="float">
            <text:p>1</text:p>
          </table:table-cell>
          <table:table-cell office:value-type="float" office:value="0.09965" calcext:value-type="float">
            <text:p>0.09965</text:p>
          </table:table-cell>
          <table:table-cell office:value-type="float" office:value="0.1005" calcext:value-type="float">
            <text:p>0.1005</text:p>
          </table:table-cell>
          <table:table-cell office:value-type="float" office:value="2.31335340710337" calcext:value-type="float">
            <text:p>2.31335340710337</text:p>
          </table:table-cell>
          <table:table-cell office:value-type="float" office:value="2.3119937735758" calcext:value-type="float">
            <text:p>2.3119937735758</text:p>
          </table:table-cell>
          <table:table-cell office:value-type="float" office:value="16.8066553050003" calcext:value-type="float">
            <text:p>16.8066553050003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2" calcext:value-type="float">
            <text:p>2</text:p>
          </table:table-cell>
          <table:table-cell office:value-type="float" office:value="0.100083333333333" calcext:value-type="float">
            <text:p>0.100083333333333</text:p>
          </table:table-cell>
          <table:table-cell office:value-type="float" office:value="0.1077" calcext:value-type="float">
            <text:p>0.1077</text:p>
          </table:table-cell>
          <table:table-cell office:value-type="float" office:value="2.31052241904903" calcext:value-type="float">
            <text:p>2.31052241904903</text:p>
          </table:table-cell>
          <table:table-cell office:value-type="float" office:value="2.30899941845305" calcext:value-type="float">
            <text:p>2.30899941845305</text:p>
          </table:table-cell>
          <table:table-cell office:value-type="float" office:value="16.9876102540002" calcext:value-type="float">
            <text:p>16.9876102540002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3" calcext:value-type="float">
            <text:p>3</text:p>
          </table:table-cell>
          <table:table-cell office:value-type="float" office:value="0.1215" calcext:value-type="float">
            <text:p>0.1215</text:p>
          </table:table-cell>
          <table:table-cell office:value-type="float" office:value="0.2026" calcext:value-type="float">
            <text:p>0.2026</text:p>
          </table:table-cell>
          <table:table-cell office:value-type="float" office:value="2.28190009146611" calcext:value-type="float">
            <text:p>2.28190009146611</text:p>
          </table:table-cell>
          <table:table-cell office:value-type="float" office:value="2.07258430028417" calcext:value-type="float">
            <text:p>2.07258430028417</text:p>
          </table:table-cell>
          <table:table-cell office:value-type="float" office:value="17.0032835399998" calcext:value-type="float">
            <text:p>17.0032835399998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4" calcext:value-type="float">
            <text:p>4</text:p>
          </table:table-cell>
          <table:table-cell office:value-type="float" office:value="0.24455" calcext:value-type="float">
            <text:p>0.24455</text:p>
          </table:table-cell>
          <table:table-cell office:value-type="float" office:value="0.3131" calcext:value-type="float">
            <text:p>0.3131</text:p>
          </table:table-cell>
          <table:table-cell office:value-type="float" office:value="1.98199932610811" calcext:value-type="float">
            <text:p>1.98199932610811</text:p>
          </table:table-cell>
          <table:table-cell office:value-type="float" office:value="1.84246283807572" calcext:value-type="float">
            <text:p>1.84246283807572</text:p>
          </table:table-cell>
          <table:table-cell office:value-type="float" office:value="16.9592562620001" calcext:value-type="float">
            <text:p>16.9592562620001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5" calcext:value-type="float">
            <text:p>5</text:p>
          </table:table-cell>
          <table:table-cell office:value-type="float" office:value="0.418016666666667" calcext:value-type="float">
            <text:p>0.418016666666667</text:p>
          </table:table-cell>
          <table:table-cell office:value-type="float" office:value="0.4619" calcext:value-type="float">
            <text:p>0.4619</text:p>
          </table:table-cell>
          <table:table-cell office:value-type="float" office:value="1.73627266586462" calcext:value-type="float">
            <text:p>1.73627266586462</text:p>
          </table:table-cell>
          <table:table-cell office:value-type="float" office:value="1.6972467823393" calcext:value-type="float">
            <text:p>1.6972467823393</text:p>
          </table:table-cell>
          <table:table-cell office:value-type="float" office:value="17.0106278849999" calcext:value-type="float">
            <text:p>17.0106278849999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1" calcext:value-type="float">
            <text:p>1</text:p>
          </table:table-cell>
          <table:table-cell office:value-type="float" office:value="0.100466666666667" calcext:value-type="float">
            <text:p>0.100466666666667</text:p>
          </table:table-cell>
          <table:table-cell office:value-type="float" office:value="0.0959" calcext:value-type="float">
            <text:p>0.0959</text:p>
          </table:table-cell>
          <table:table-cell office:value-type="float" office:value="2.31253808241155" calcext:value-type="float">
            <text:p>2.31253808241155</text:p>
          </table:table-cell>
          <table:table-cell office:value-type="float" office:value="2.31242179718746" calcext:value-type="float">
            <text:p>2.31242179718746</text:p>
          </table:table-cell>
          <table:table-cell office:value-type="float" office:value="17.0194863139996" calcext:value-type="float">
            <text:p>17.0194863139996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2" calcext:value-type="float">
            <text:p>2</text:p>
          </table:table-cell>
          <table:table-cell office:value-type="float" office:value="0.0997166666666667" calcext:value-type="float">
            <text:p>0.0997166666666667</text:p>
          </table:table-cell>
          <table:table-cell office:value-type="float" office:value="0.0957" calcext:value-type="float">
            <text:p>0.0957</text:p>
          </table:table-cell>
          <table:table-cell office:value-type="float" office:value="2.30999473773086" calcext:value-type="float">
            <text:p>2.30999473773086</text:p>
          </table:table-cell>
          <table:table-cell office:value-type="float" office:value="2.3096975019783" calcext:value-type="float">
            <text:p>2.3096975019783</text:p>
          </table:table-cell>
          <table:table-cell office:value-type="float" office:value="16.8454455040001" calcext:value-type="float">
            <text:p>16.8454455040001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3" calcext:value-type="float">
            <text:p>3</text:p>
          </table:table-cell>
          <table:table-cell office:value-type="float" office:value="0.10535" calcext:value-type="float">
            <text:p>0.10535</text:p>
          </table:table-cell>
          <table:table-cell office:value-type="float" office:value="0.1" calcext:value-type="float">
            <text:p>0.1</text:p>
          </table:table-cell>
          <table:table-cell office:value-type="float" office:value="2.30546138459431" calcext:value-type="float">
            <text:p>2.30546138459431</text:p>
          </table:table-cell>
          <table:table-cell office:value-type="float" office:value="2.30901807888298" calcext:value-type="float">
            <text:p>2.30901807888298</text:p>
          </table:table-cell>
          <table:table-cell office:value-type="float" office:value="17.0451263639998" calcext:value-type="float">
            <text:p>17.0451263639998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4" calcext:value-type="float">
            <text:p>4</text:p>
          </table:table-cell>
          <table:table-cell office:value-type="float" office:value="0.27535" calcext:value-type="float">
            <text:p>0.27535</text:p>
          </table:table-cell>
          <table:table-cell office:value-type="float" office:value="0.3815" calcext:value-type="float">
            <text:p>0.3815</text:p>
          </table:table-cell>
          <table:table-cell office:value-type="float" office:value="1.97930623511516" calcext:value-type="float">
            <text:p>1.97930623511516</text:p>
          </table:table-cell>
          <table:table-cell office:value-type="float" office:value="1.7767897783571" calcext:value-type="float">
            <text:p>1.7767897783571</text:p>
          </table:table-cell>
          <table:table-cell office:value-type="float" office:value="17.1439393440005" calcext:value-type="float">
            <text:p>17.1439393440005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5" calcext:value-type="float">
            <text:p>5</text:p>
          </table:table-cell>
          <table:table-cell office:value-type="float" office:value="0.4411" calcext:value-type="float">
            <text:p>0.4411</text:p>
          </table:table-cell>
          <table:table-cell office:value-type="float" office:value="0.4978" calcext:value-type="float">
            <text:p>0.4978</text:p>
          </table:table-cell>
          <table:table-cell office:value-type="float" office:value="1.7143239822469" calcext:value-type="float">
            <text:p>1.7143239822469</text:p>
          </table:table-cell>
          <table:table-cell office:value-type="float" office:value="1.65108380651778" calcext:value-type="float">
            <text:p>1.65108380651778</text:p>
          </table:table-cell>
          <table:table-cell office:value-type="float" office:value="16.9493819439995" calcext:value-type="float">
            <text:p>16.9493819439995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1" calcext:value-type="float">
            <text:p>1</text:p>
          </table:table-cell>
          <table:table-cell office:value-type="float" office:value="0.0990833333333333" calcext:value-type="float">
            <text:p>0.0990833333333333</text:p>
          </table:table-cell>
          <table:table-cell office:value-type="float" office:value="0.0992" calcext:value-type="float">
            <text:p>0.0992</text:p>
          </table:table-cell>
          <table:table-cell office:value-type="float" office:value="2.31519537338062" calcext:value-type="float">
            <text:p>2.31519537338062</text:p>
          </table:table-cell>
          <table:table-cell office:value-type="float" office:value="2.31004862420878" calcext:value-type="float">
            <text:p>2.31004862420878</text:p>
          </table:table-cell>
          <table:table-cell office:value-type="float" office:value="17.0290466679999" calcext:value-type="float">
            <text:p>17.0290466679999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2" calcext:value-type="float">
            <text:p>2</text:p>
          </table:table-cell>
          <table:table-cell office:value-type="float" office:value="0.10355" calcext:value-type="float">
            <text:p>0.10355</text:p>
          </table:table-cell>
          <table:table-cell office:value-type="float" office:value="0.1189" calcext:value-type="float">
            <text:p>0.1189</text:p>
          </table:table-cell>
          <table:table-cell office:value-type="float" office:value="2.3084006403555" calcext:value-type="float">
            <text:p>2.3084006403555</text:p>
          </table:table-cell>
          <table:table-cell office:value-type="float" office:value="2.29258161897113" calcext:value-type="float">
            <text:p>2.29258161897113</text:p>
          </table:table-cell>
          <table:table-cell office:value-type="float" office:value="16.8484718139998" calcext:value-type="float">
            <text:p>16.8484718139998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3" calcext:value-type="float">
            <text:p>3</text:p>
          </table:table-cell>
          <table:table-cell office:value-type="float" office:value="0.183716666666667" calcext:value-type="float">
            <text:p>0.183716666666667</text:p>
          </table:table-cell>
          <table:table-cell office:value-type="float" office:value="0.269" calcext:value-type="float">
            <text:p>0.269</text:p>
          </table:table-cell>
          <table:table-cell office:value-type="float" office:value="2.1098546919538" calcext:value-type="float">
            <text:p>2.1098546919538</text:p>
          </table:table-cell>
          <table:table-cell office:value-type="float" office:value="1.88906970601173" calcext:value-type="float">
            <text:p>1.88906970601173</text:p>
          </table:table-cell>
          <table:table-cell office:value-type="float" office:value="17.0425471959998" calcext:value-type="float">
            <text:p>17.0425471959998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4" calcext:value-type="float">
            <text:p>4</text:p>
          </table:table-cell>
          <table:table-cell office:value-type="float" office:value="0.297766666666667" calcext:value-type="float">
            <text:p>0.297766666666667</text:p>
          </table:table-cell>
          <table:table-cell office:value-type="float" office:value="0.3892" calcext:value-type="float">
            <text:p>0.3892</text:p>
          </table:table-cell>
          <table:table-cell office:value-type="float" office:value="1.90582873038392" calcext:value-type="float">
            <text:p>1.90582873038392</text:p>
          </table:table-cell>
          <table:table-cell office:value-type="float" office:value="1.77725247516754" calcext:value-type="float">
            <text:p>1.77725247516754</text:p>
          </table:table-cell>
          <table:table-cell office:value-type="float" office:value="17.3950831169996" calcext:value-type="float">
            <text:p>17.3950831169996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5" calcext:value-type="float">
            <text:p>5</text:p>
          </table:table-cell>
          <table:table-cell office:value-type="float" office:value="0.46355" calcext:value-type="float">
            <text:p>0.46355</text:p>
          </table:table-cell>
          <table:table-cell office:value-type="float" office:value="0.5265" calcext:value-type="float">
            <text:p>0.5265</text:p>
          </table:table-cell>
          <table:table-cell office:value-type="float" office:value="1.6938425399093" calcext:value-type="float">
            <text:p>1.6938425399093</text:p>
          </table:table-cell>
          <table:table-cell office:value-type="float" office:value="1.54077756632665" calcext:value-type="float">
            <text:p>1.54077756632665</text:p>
          </table:table-cell>
          <table:table-cell office:value-type="float" office:value="16.9594190409998" calcext:value-type="float">
            <text:p>16.9594190409998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1" calcext:value-type="float">
            <text:p>1</text:p>
          </table:table-cell>
          <table:table-cell office:value-type="float" office:value="0.0990333333333333" calcext:value-type="float">
            <text:p>0.0990333333333333</text:p>
          </table:table-cell>
          <table:table-cell office:value-type="float" office:value="0.0988" calcext:value-type="float">
            <text:p>0.0988</text:p>
          </table:table-cell>
          <table:table-cell office:value-type="float" office:value="2.31353306744907" calcext:value-type="float">
            <text:p>2.31353306744907</text:p>
          </table:table-cell>
          <table:table-cell office:value-type="float" office:value="2.31018715755195" calcext:value-type="float">
            <text:p>2.31018715755195</text:p>
          </table:table-cell>
          <table:table-cell office:value-type="float" office:value="16.9061120840006" calcext:value-type="float">
            <text:p>16.9061120840006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2" calcext:value-type="float">
            <text:p>2</text:p>
          </table:table-cell>
          <table:table-cell office:value-type="float" office:value="0.107266666666667" calcext:value-type="float">
            <text:p>0.107266666666667</text:p>
          </table:table-cell>
          <table:table-cell office:value-type="float" office:value="0.1923" calcext:value-type="float">
            <text:p>0.1923</text:p>
          </table:table-cell>
          <table:table-cell office:value-type="float" office:value="2.30311961189262" calcext:value-type="float">
            <text:p>2.30311961189262</text:p>
          </table:table-cell>
          <table:table-cell office:value-type="float" office:value="2.20428973398391" calcext:value-type="float">
            <text:p>2.20428973398391</text:p>
          </table:table-cell>
          <table:table-cell office:value-type="float" office:value="16.9115015499992" calcext:value-type="float">
            <text:p>16.9115015499992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3" calcext:value-type="float">
            <text:p>3</text:p>
          </table:table-cell>
          <table:table-cell office:value-type="float" office:value="0.147983333333333" calcext:value-type="float">
            <text:p>0.147983333333333</text:p>
          </table:table-cell>
          <table:table-cell office:value-type="float" office:value="0.2191" calcext:value-type="float">
            <text:p>0.2191</text:p>
          </table:table-cell>
          <table:table-cell office:value-type="float" office:value="2.22863035860346" calcext:value-type="float">
            <text:p>2.22863035860346</text:p>
          </table:table-cell>
          <table:table-cell office:value-type="float" office:value="1.96982085477015" calcext:value-type="float">
            <text:p>1.96982085477015</text:p>
          </table:table-cell>
          <table:table-cell office:value-type="float" office:value="17.0346283590006" calcext:value-type="float">
            <text:p>17.0346283590006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4" calcext:value-type="float">
            <text:p>4</text:p>
          </table:table-cell>
          <table:table-cell office:value-type="float" office:value="0.391016666666667" calcext:value-type="float">
            <text:p>0.391016666666667</text:p>
          </table:table-cell>
          <table:table-cell office:value-type="float" office:value="0.4985" calcext:value-type="float">
            <text:p>0.4985</text:p>
          </table:table-cell>
          <table:table-cell office:value-type="float" office:value="1.73241143681601" calcext:value-type="float">
            <text:p>1.73241143681601</text:p>
          </table:table-cell>
          <table:table-cell office:value-type="float" office:value="1.62990164528986" calcext:value-type="float">
            <text:p>1.62990164528986</text:p>
          </table:table-cell>
          <table:table-cell office:value-type="float" office:value="16.8395777570004" calcext:value-type="float">
            <text:p>16.8395777570004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5" calcext:value-type="float">
            <text:p>5</text:p>
          </table:table-cell>
          <table:table-cell office:value-type="float" office:value="0.560633333333333" calcext:value-type="float">
            <text:p>0.560633333333333</text:p>
          </table:table-cell>
          <table:table-cell office:value-type="float" office:value="0.5907" calcext:value-type="float">
            <text:p>0.5907</text:p>
          </table:table-cell>
          <table:table-cell office:value-type="float" office:value="1.54064172785928" calcext:value-type="float">
            <text:p>1.54064172785928</text:p>
          </table:table-cell>
          <table:table-cell office:value-type="float" office:value="1.45119248150261" calcext:value-type="float">
            <text:p>1.45119248150261</text:p>
          </table:table-cell>
          <table:table-cell office:value-type="float" office:value="16.8712779889993" calcext:value-type="float">
            <text:p>16.8712779889993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1" calcext:value-type="float">
            <text:p>1</text:p>
          </table:table-cell>
          <table:table-cell office:value-type="float" office:value="0.207283333333333" calcext:value-type="float">
            <text:p>0.207283333333333</text:p>
          </table:table-cell>
          <table:table-cell office:value-type="float" office:value="0.3036" calcext:value-type="float">
            <text:p>0.3036</text:p>
          </table:table-cell>
          <table:table-cell office:value-type="float" office:value="2.22857670984797" calcext:value-type="float">
            <text:p>2.22857670984797</text:p>
          </table:table-cell>
          <table:table-cell office:value-type="float" office:value="2.0166034455512" calcext:value-type="float">
            <text:p>2.0166034455512</text:p>
          </table:table-cell>
          <table:table-cell office:value-type="float" office:value="16.88211796" calcext:value-type="float">
            <text:p>16.88211796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2" calcext:value-type="float">
            <text:p>2</text:p>
          </table:table-cell>
          <table:table-cell office:value-type="float" office:value="0.415716666666667" calcext:value-type="float">
            <text:p>0.415716666666667</text:p>
          </table:table-cell>
          <table:table-cell office:value-type="float" office:value="0.5365" calcext:value-type="float">
            <text:p>0.5365</text:p>
          </table:table-cell>
          <table:table-cell office:value-type="float" office:value="1.73387020381529" calcext:value-type="float">
            <text:p>1.73387020381529</text:p>
          </table:table-cell>
          <table:table-cell office:value-type="float" office:value="1.4543345688255" calcext:value-type="float">
            <text:p>1.4543345688255</text:p>
          </table:table-cell>
          <table:table-cell office:value-type="float" office:value="16.9112533719999" calcext:value-type="float">
            <text:p>16.9112533719999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3" calcext:value-type="float">
            <text:p>3</text:p>
          </table:table-cell>
          <table:table-cell office:value-type="float" office:value="0.5684" calcext:value-type="float">
            <text:p>0.5684</text:p>
          </table:table-cell>
          <table:table-cell office:value-type="float" office:value="0.6046" calcext:value-type="float">
            <text:p>0.6046</text:p>
          </table:table-cell>
          <table:table-cell office:value-type="float" office:value="1.29009731631798" calcext:value-type="float">
            <text:p>1.29009731631798</text:p>
          </table:table-cell>
          <table:table-cell office:value-type="float" office:value="1.13902946300567" calcext:value-type="float">
            <text:p>1.13902946300567</text:p>
          </table:table-cell>
          <table:table-cell office:value-type="float" office:value="17.0372396809998" calcext:value-type="float">
            <text:p>17.0372396809998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4" calcext:value-type="float">
            <text:p>4</text:p>
          </table:table-cell>
          <table:table-cell office:value-type="float" office:value="0.630383333333333" calcext:value-type="float">
            <text:p>0.630383333333333</text:p>
          </table:table-cell>
          <table:table-cell office:value-type="float" office:value="0.6557" calcext:value-type="float">
            <text:p>0.6557</text:p>
          </table:table-cell>
          <table:table-cell office:value-type="float" office:value="1.04942702649753" calcext:value-type="float">
            <text:p>1.04942702649753</text:p>
          </table:table-cell>
          <table:table-cell office:value-type="float" office:value="0.978231704538795" calcext:value-type="float">
            <text:p>0.978231704538795</text:p>
          </table:table-cell>
          <table:table-cell office:value-type="float" office:value="16.8512600920003" calcext:value-type="float">
            <text:p>16.8512600920003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5" calcext:value-type="float">
            <text:p>5</text:p>
          </table:table-cell>
          <table:table-cell office:value-type="float" office:value="0.681183333333333" calcext:value-type="float">
            <text:p>0.681183333333333</text:p>
          </table:table-cell>
          <table:table-cell office:value-type="float" office:value="0.7149" calcext:value-type="float">
            <text:p>0.7149</text:p>
          </table:table-cell>
          <table:table-cell office:value-type="float" office:value="0.923333678354841" calcext:value-type="float">
            <text:p>0.923333678354841</text:p>
          </table:table-cell>
          <table:table-cell office:value-type="float" office:value="0.861072635195058" calcext:value-type="float">
            <text:p>0.861072635195058</text:p>
          </table:table-cell>
          <table:table-cell office:value-type="float" office:value="16.9282787800003" calcext:value-type="float">
            <text:p>16.9282787800003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1" calcext:value-type="float">
            <text:p>1</text:p>
          </table:table-cell>
          <table:table-cell office:value-type="float" office:value="0.19725" calcext:value-type="float">
            <text:p>0.19725</text:p>
          </table:table-cell>
          <table:table-cell office:value-type="float" office:value="0.2953" calcext:value-type="float">
            <text:p>0.2953</text:p>
          </table:table-cell>
          <table:table-cell office:value-type="float" office:value="2.23398988079161" calcext:value-type="float">
            <text:p>2.23398988079161</text:p>
          </table:table-cell>
          <table:table-cell office:value-type="float" office:value="2.0261107645217" calcext:value-type="float">
            <text:p>2.0261107645217</text:p>
          </table:table-cell>
          <table:table-cell office:value-type="float" office:value="16.914615828" calcext:value-type="float">
            <text:p>16.914615828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2" calcext:value-type="float">
            <text:p>2</text:p>
          </table:table-cell>
          <table:table-cell office:value-type="float" office:value="0.392683333333333" calcext:value-type="float">
            <text:p>0.392683333333333</text:p>
          </table:table-cell>
          <table:table-cell office:value-type="float" office:value="0.5004" calcext:value-type="float">
            <text:p>0.5004</text:p>
          </table:table-cell>
          <table:table-cell office:value-type="float" office:value="1.74971770299777" calcext:value-type="float">
            <text:p>1.74971770299777</text:p>
          </table:table-cell>
          <table:table-cell office:value-type="float" office:value="1.48489382008838" calcext:value-type="float">
            <text:p>1.48489382008838</text:p>
          </table:table-cell>
          <table:table-cell office:value-type="float" office:value="17.1833899599997" calcext:value-type="float">
            <text:p>17.1833899599997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3" calcext:value-type="float">
            <text:p>3</text:p>
          </table:table-cell>
          <table:table-cell office:value-type="float" office:value="0.556633333333333" calcext:value-type="float">
            <text:p>0.556633333333333</text:p>
          </table:table-cell>
          <table:table-cell office:value-type="float" office:value="0.6244" calcext:value-type="float">
            <text:p>0.6244</text:p>
          </table:table-cell>
          <table:table-cell office:value-type="float" office:value="1.31119677557874" calcext:value-type="float">
            <text:p>1.31119677557874</text:p>
          </table:table-cell>
          <table:table-cell office:value-type="float" office:value="1.15563979725929" calcext:value-type="float">
            <text:p>1.15563979725929</text:p>
          </table:table-cell>
          <table:table-cell office:value-type="float" office:value="17.0071552970003" calcext:value-type="float">
            <text:p>17.0071552970003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4" calcext:value-type="float">
            <text:p>4</text:p>
          </table:table-cell>
          <table:table-cell office:value-type="float" office:value="0.652666666666667" calcext:value-type="float">
            <text:p>0.652666666666667</text:p>
          </table:table-cell>
          <table:table-cell office:value-type="float" office:value="0.6941" calcext:value-type="float">
            <text:p>0.6941</text:p>
          </table:table-cell>
          <table:table-cell office:value-type="float" office:value="1.04617904098049" calcext:value-type="float">
            <text:p>1.04617904098049</text:p>
          </table:table-cell>
          <table:table-cell office:value-type="float" office:value="0.960490317860986" calcext:value-type="float">
            <text:p>0.960490317860986</text:p>
          </table:table-cell>
          <table:table-cell office:value-type="float" office:value="16.8207666440003" calcext:value-type="float">
            <text:p>16.8207666440003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5" calcext:value-type="float">
            <text:p>5</text:p>
          </table:table-cell>
          <table:table-cell office:value-type="float" office:value="0.711483333333333" calcext:value-type="float">
            <text:p>0.711483333333333</text:p>
          </table:table-cell>
          <table:table-cell office:value-type="float" office:value="0.7269" calcext:value-type="float">
            <text:p>0.7269</text:p>
          </table:table-cell>
          <table:table-cell office:value-type="float" office:value="0.885635883569209" calcext:value-type="float">
            <text:p>0.885635883569209</text:p>
          </table:table-cell>
          <table:table-cell office:value-type="float" office:value="0.839829982465999" calcext:value-type="float">
            <text:p>0.839829982465999</text:p>
          </table:table-cell>
          <table:table-cell office:value-type="float" office:value="16.8595904169997" calcext:value-type="float">
            <text:p>16.8595904169997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1" calcext:value-type="float">
            <text:p>1</text:p>
          </table:table-cell>
          <table:table-cell office:value-type="float" office:value="0.211983333333333" calcext:value-type="float">
            <text:p>0.211983333333333</text:p>
          </table:table-cell>
          <table:table-cell office:value-type="float" office:value="0.315" calcext:value-type="float">
            <text:p>0.315</text:p>
          </table:table-cell>
          <table:table-cell office:value-type="float" office:value="2.21408044783545" calcext:value-type="float">
            <text:p>2.21408044783545</text:p>
          </table:table-cell>
          <table:table-cell office:value-type="float" office:value="1.98037892997645" calcext:value-type="float">
            <text:p>1.98037892997645</text:p>
          </table:table-cell>
          <table:table-cell office:value-type="float" office:value="16.9109904709994" calcext:value-type="float">
            <text:p>16.9109904709994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2" calcext:value-type="float">
            <text:p>2</text:p>
          </table:table-cell>
          <table:table-cell office:value-type="float" office:value="0.401783333333333" calcext:value-type="float">
            <text:p>0.401783333333333</text:p>
          </table:table-cell>
          <table:table-cell office:value-type="float" office:value="0.5188" calcext:value-type="float">
            <text:p>0.5188</text:p>
          </table:table-cell>
          <table:table-cell office:value-type="float" office:value="1.74517409786233" calcext:value-type="float">
            <text:p>1.74517409786233</text:p>
          </table:table-cell>
          <table:table-cell office:value-type="float" office:value="1.49588460831126" calcext:value-type="float">
            <text:p>1.49588460831126</text:p>
          </table:table-cell>
          <table:table-cell office:value-type="float" office:value="17.3928949170004" calcext:value-type="float">
            <text:p>17.3928949170004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3" calcext:value-type="float">
            <text:p>3</text:p>
          </table:table-cell>
          <table:table-cell office:value-type="float" office:value="0.553183333333333" calcext:value-type="float">
            <text:p>0.553183333333333</text:p>
          </table:table-cell>
          <table:table-cell office:value-type="float" office:value="0.6047" calcext:value-type="float">
            <text:p>0.6047</text:p>
          </table:table-cell>
          <table:table-cell office:value-type="float" office:value="1.35759254622815" calcext:value-type="float">
            <text:p>1.35759254622815</text:p>
          </table:table-cell>
          <table:table-cell office:value-type="float" office:value="1.19961103132576" calcext:value-type="float">
            <text:p>1.19961103132576</text:p>
          </table:table-cell>
          <table:table-cell office:value-type="float" office:value="16.8587131989998" calcext:value-type="float">
            <text:p>16.8587131989998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4" calcext:value-type="float">
            <text:p>4</text:p>
          </table:table-cell>
          <table:table-cell office:value-type="float" office:value="0.653966666666667" calcext:value-type="float">
            <text:p>0.653966666666667</text:p>
          </table:table-cell>
          <table:table-cell office:value-type="float" office:value="0.6546" calcext:value-type="float">
            <text:p>0.6546</text:p>
          </table:table-cell>
          <table:table-cell office:value-type="float" office:value="1.08971930223742" calcext:value-type="float">
            <text:p>1.08971930223742</text:p>
          </table:table-cell>
          <table:table-cell office:value-type="float" office:value="1.01873675007729" calcext:value-type="float">
            <text:p>1.01873675007729</text:p>
          </table:table-cell>
          <table:table-cell office:value-type="float" office:value="16.8957792320007" calcext:value-type="float">
            <text:p>16.8957792320007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5" calcext:value-type="float">
            <text:p>5</text:p>
          </table:table-cell>
          <table:table-cell office:value-type="float" office:value="0.695233333333333" calcext:value-type="float">
            <text:p>0.695233333333333</text:p>
          </table:table-cell>
          <table:table-cell office:value-type="float" office:value="0.6738" calcext:value-type="float">
            <text:p>0.6738</text:p>
          </table:table-cell>
          <table:table-cell office:value-type="float" office:value="0.925835184641738" calcext:value-type="float">
            <text:p>0.925835184641738</text:p>
          </table:table-cell>
          <table:table-cell office:value-type="float" office:value="0.915292510181476" calcext:value-type="float">
            <text:p>0.915292510181476</text:p>
          </table:table-cell>
          <table:table-cell office:value-type="float" office:value="16.8466808590001" calcext:value-type="float">
            <text:p>16.8466808590001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1" calcext:value-type="float">
            <text:p>1</text:p>
          </table:table-cell>
          <table:table-cell office:value-type="float" office:value="0.229983333333333" calcext:value-type="float">
            <text:p>0.229983333333333</text:p>
          </table:table-cell>
          <table:table-cell office:value-type="float" office:value="0.364" calcext:value-type="float">
            <text:p>0.364</text:p>
          </table:table-cell>
          <table:table-cell office:value-type="float" office:value="2.21832421047093" calcext:value-type="float">
            <text:p>2.21832421047093</text:p>
          </table:table-cell>
          <table:table-cell office:value-type="float" office:value="2.0042046376854" calcext:value-type="float">
            <text:p>2.0042046376854</text:p>
          </table:table-cell>
          <table:table-cell office:value-type="float" office:value="17.0479021640003" calcext:value-type="float">
            <text:p>17.0479021640003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2" calcext:value-type="float">
            <text:p>2</text:p>
          </table:table-cell>
          <table:table-cell office:value-type="float" office:value="0.451016666666667" calcext:value-type="float">
            <text:p>0.451016666666667</text:p>
          </table:table-cell>
          <table:table-cell office:value-type="float" office:value="0.5496" calcext:value-type="float">
            <text:p>0.5496</text:p>
          </table:table-cell>
          <table:table-cell office:value-type="float" office:value="1.68286762079959" calcext:value-type="float">
            <text:p>1.68286762079959</text:p>
          </table:table-cell>
          <table:table-cell office:value-type="float" office:value="1.40467019597436" calcext:value-type="float">
            <text:p>1.40467019597436</text:p>
          </table:table-cell>
          <table:table-cell office:value-type="float" office:value="17.0465473720005" calcext:value-type="float">
            <text:p>17.0465473720005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3" calcext:value-type="float">
            <text:p>3</text:p>
          </table:table-cell>
          <table:table-cell office:value-type="float" office:value="0.570816666666667" calcext:value-type="float">
            <text:p>0.570816666666667</text:p>
          </table:table-cell>
          <table:table-cell office:value-type="float" office:value="0.6244" calcext:value-type="float">
            <text:p>0.6244</text:p>
          </table:table-cell>
          <table:table-cell office:value-type="float" office:value="1.24244486796322" calcext:value-type="float">
            <text:p>1.24244486796322</text:p>
          </table:table-cell>
          <table:table-cell office:value-type="float" office:value="1.11016347719606" calcext:value-type="float">
            <text:p>1.11016347719606</text:p>
          </table:table-cell>
          <table:table-cell office:value-type="float" office:value="17.025974829" calcext:value-type="float">
            <text:p>17.025974829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4" calcext:value-type="float">
            <text:p>4</text:p>
          </table:table-cell>
          <table:table-cell office:value-type="float" office:value="0.64045" calcext:value-type="float">
            <text:p>0.64045</text:p>
          </table:table-cell>
          <table:table-cell office:value-type="float" office:value="0.6842" calcext:value-type="float">
            <text:p>0.6842</text:p>
          </table:table-cell>
          <table:table-cell office:value-type="float" office:value="1.02086487958935" calcext:value-type="float">
            <text:p>1.02086487958935</text:p>
          </table:table-cell>
          <table:table-cell office:value-type="float" office:value="0.94147189939098" calcext:value-type="float">
            <text:p>0.94147189939098</text:p>
          </table:table-cell>
          <table:table-cell office:value-type="float" office:value="16.9273673510006" calcext:value-type="float">
            <text:p>16.9273673510006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5" calcext:value-type="float">
            <text:p>5</text:p>
          </table:table-cell>
          <table:table-cell office:value-type="float" office:value="0.6994" calcext:value-type="float">
            <text:p>0.6994</text:p>
          </table:table-cell>
          <table:table-cell office:value-type="float" office:value="0.716" calcext:value-type="float">
            <text:p>0.716</text:p>
          </table:table-cell>
          <table:table-cell office:value-type="float" office:value="0.877175029343379" calcext:value-type="float">
            <text:p>0.877175029343379</text:p>
          </table:table-cell>
          <table:table-cell office:value-type="float" office:value="0.836616046109777" calcext:value-type="float">
            <text:p>0.836616046109777</text:p>
          </table:table-cell>
          <table:table-cell office:value-type="float" office:value="16.7857066420002" calcext:value-type="float">
            <text:p>16.7857066420002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1" calcext:value-type="float">
            <text:p>1</text:p>
          </table:table-cell>
          <table:table-cell office:value-type="float" office:value="0.209833333333333" calcext:value-type="float">
            <text:p>0.209833333333333</text:p>
          </table:table-cell>
          <table:table-cell office:value-type="float" office:value="0.3073" calcext:value-type="float">
            <text:p>0.3073</text:p>
          </table:table-cell>
          <table:table-cell office:value-type="float" office:value="2.23411409509207" calcext:value-type="float">
            <text:p>2.23411409509207</text:p>
          </table:table-cell>
          <table:table-cell office:value-type="float" office:value="2.06130757605194" calcext:value-type="float">
            <text:p>2.06130757605194</text:p>
          </table:table-cell>
          <table:table-cell office:value-type="float" office:value="17.005282004" calcext:value-type="float">
            <text:p>17.005282004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2" calcext:value-type="float">
            <text:p>2</text:p>
          </table:table-cell>
          <table:table-cell office:value-type="float" office:value="0.373516666666667" calcext:value-type="float">
            <text:p>0.373516666666667</text:p>
          </table:table-cell>
          <table:table-cell office:value-type="float" office:value="0.4667" calcext:value-type="float">
            <text:p>0.4667</text:p>
          </table:table-cell>
          <table:table-cell office:value-type="float" office:value="1.77501155928508" calcext:value-type="float">
            <text:p>1.77501155928508</text:p>
          </table:table-cell>
          <table:table-cell office:value-type="float" office:value="1.51585538144324" calcext:value-type="float">
            <text:p>1.51585538144324</text:p>
          </table:table-cell>
          <table:table-cell office:value-type="float" office:value="16.9786685290001" calcext:value-type="float">
            <text:p>16.9786685290001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3" calcext:value-type="float">
            <text:p>3</text:p>
          </table:table-cell>
          <table:table-cell office:value-type="float" office:value="0.53915" calcext:value-type="float">
            <text:p>0.53915</text:p>
          </table:table-cell>
          <table:table-cell office:value-type="float" office:value="0.5985" calcext:value-type="float">
            <text:p>0.5985</text:p>
          </table:table-cell>
          <table:table-cell office:value-type="float" office:value="1.34064893821663" calcext:value-type="float">
            <text:p>1.34064893821663</text:p>
          </table:table-cell>
          <table:table-cell office:value-type="float" office:value="1.19130092707409" calcext:value-type="float">
            <text:p>1.19130092707409</text:p>
          </table:table-cell>
          <table:table-cell office:value-type="float" office:value="16.8858644109996" calcext:value-type="float">
            <text:p>16.8858644109996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4" calcext:value-type="float">
            <text:p>4</text:p>
          </table:table-cell>
          <table:table-cell office:value-type="float" office:value="0.6482" calcext:value-type="float">
            <text:p>0.6482</text:p>
          </table:table-cell>
          <table:table-cell office:value-type="float" office:value="0.6731" calcext:value-type="float">
            <text:p>0.6731</text:p>
          </table:table-cell>
          <table:table-cell office:value-type="float" office:value="1.07950763591825" calcext:value-type="float">
            <text:p>1.07950763591825</text:p>
          </table:table-cell>
          <table:table-cell office:value-type="float" office:value="0.996638606308372" calcext:value-type="float">
            <text:p>0.996638606308372</text:p>
          </table:table-cell>
          <table:table-cell office:value-type="float" office:value="16.9660335640001" calcext:value-type="float">
            <text:p>16.9660335640001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5" calcext:value-type="float">
            <text:p>5</text:p>
          </table:table-cell>
          <table:table-cell office:value-type="float" office:value="0.708533333333333" calcext:value-type="float">
            <text:p>0.708533333333333</text:p>
          </table:table-cell>
          <table:table-cell office:value-type="float" office:value="0.733" calcext:value-type="float">
            <text:p>0.733</text:p>
          </table:table-cell>
          <table:table-cell office:value-type="float" office:value="0.893078528424062" calcext:value-type="float">
            <text:p>0.893078528424062</text:p>
          </table:table-cell>
          <table:table-cell office:value-type="float" office:value="0.83377674962305" calcext:value-type="float">
            <text:p>0.83377674962305</text:p>
          </table:table-cell>
          <table:table-cell office:value-type="float" office:value="16.9917583330007" calcext:value-type="float">
            <text:p>16.9917583330007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1" calcext:value-type="float">
            <text:p>1</text:p>
          </table:table-cell>
          <table:table-cell office:value-type="float" office:value="0.400816666666667" calcext:value-type="float">
            <text:p>0.400816666666667</text:p>
          </table:table-cell>
          <table:table-cell office:value-type="float" office:value="0.4881" calcext:value-type="float">
            <text:p>0.4881</text:p>
          </table:table-cell>
          <table:table-cell office:value-type="float" office:value="2.15955370067279" calcext:value-type="float">
            <text:p>2.15955370067279</text:p>
          </table:table-cell>
          <table:table-cell office:value-type="float" office:value="2.00773314913367" calcext:value-type="float">
            <text:p>2.00773314913367</text:p>
          </table:table-cell>
          <table:table-cell office:value-type="float" office:value="16.9837418629995" calcext:value-type="float">
            <text:p>16.9837418629995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2" calcext:value-type="float">
            <text:p>2</text:p>
          </table:table-cell>
          <table:table-cell office:value-type="float" office:value="0.550266666666667" calcext:value-type="float">
            <text:p>0.550266666666667</text:p>
          </table:table-cell>
          <table:table-cell office:value-type="float" office:value="0.594" calcext:value-type="float">
            <text:p>0.594</text:p>
          </table:table-cell>
          <table:table-cell office:value-type="float" office:value="1.79528059634064" calcext:value-type="float">
            <text:p>1.79528059634064</text:p>
          </table:table-cell>
          <table:table-cell office:value-type="float" office:value="1.5780934778748" calcext:value-type="float">
            <text:p>1.5780934778748</text:p>
          </table:table-cell>
          <table:table-cell office:value-type="float" office:value="17.0229304270006" calcext:value-type="float">
            <text:p>17.0229304270006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3" calcext:value-type="float">
            <text:p>3</text:p>
          </table:table-cell>
          <table:table-cell office:value-type="float" office:value="0.642333333333333" calcext:value-type="float">
            <text:p>0.642333333333333</text:p>
          </table:table-cell>
          <table:table-cell office:value-type="float" office:value="0.662" calcext:value-type="float">
            <text:p>0.662</text:p>
          </table:table-cell>
          <table:table-cell office:value-type="float" office:value="1.39566596141502" calcext:value-type="float">
            <text:p>1.39566596141502</text:p>
          </table:table-cell>
          <table:table-cell office:value-type="float" office:value="1.25864220956329" calcext:value-type="float">
            <text:p>1.25864220956329</text:p>
          </table:table-cell>
          <table:table-cell office:value-type="float" office:value="17.0074445210003" calcext:value-type="float">
            <text:p>17.0074445210003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4" calcext:value-type="float">
            <text:p>4</text:p>
          </table:table-cell>
          <table:table-cell office:value-type="float" office:value="0.6838" calcext:value-type="float">
            <text:p>0.6838</text:p>
          </table:table-cell>
          <table:table-cell office:value-type="float" office:value="0.6916" calcext:value-type="float">
            <text:p>0.6916</text:p>
          </table:table-cell>
          <table:table-cell office:value-type="float" office:value="1.14856291452705" calcext:value-type="float">
            <text:p>1.14856291452705</text:p>
          </table:table-cell>
          <table:table-cell office:value-type="float" office:value="1.07101861686464" calcext:value-type="float">
            <text:p>1.07101861686464</text:p>
          </table:table-cell>
          <table:table-cell office:value-type="float" office:value="17.2503951360004" calcext:value-type="float">
            <text:p>17.2503951360004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5" calcext:value-type="float">
            <text:p>5</text:p>
          </table:table-cell>
          <table:table-cell office:value-type="float" office:value="0.712466666666667" calcext:value-type="float">
            <text:p>0.712466666666667</text:p>
          </table:table-cell>
          <table:table-cell office:value-type="float" office:value="0.7146" calcext:value-type="float">
            <text:p>0.7146</text:p>
          </table:table-cell>
          <table:table-cell office:value-type="float" office:value="0.988824108007874" calcext:value-type="float">
            <text:p>0.988824108007874</text:p>
          </table:table-cell>
          <table:table-cell office:value-type="float" office:value="0.933105344984941" calcext:value-type="float">
            <text:p>0.933105344984941</text:p>
          </table:table-cell>
          <table:table-cell office:value-type="float" office:value="16.8407903289999" calcext:value-type="float">
            <text:p>16.8407903289999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1" calcext:value-type="float">
            <text:p>1</text:p>
          </table:table-cell>
          <table:table-cell office:value-type="float" office:value="0.398866666666667" calcext:value-type="float">
            <text:p>0.398866666666667</text:p>
          </table:table-cell>
          <table:table-cell office:value-type="float" office:value="0.49" calcext:value-type="float">
            <text:p>0.49</text:p>
          </table:table-cell>
          <table:table-cell office:value-type="float" office:value="2.15623371801905" calcext:value-type="float">
            <text:p>2.15623371801905</text:p>
          </table:table-cell>
          <table:table-cell office:value-type="float" office:value="1.99355381992972" calcext:value-type="float">
            <text:p>1.99355381992972</text:p>
          </table:table-cell>
          <table:table-cell office:value-type="float" office:value="16.9715449680007" calcext:value-type="float">
            <text:p>16.9715449680007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2" calcext:value-type="float">
            <text:p>2</text:p>
          </table:table-cell>
          <table:table-cell office:value-type="float" office:value="0.553083333333333" calcext:value-type="float">
            <text:p>0.553083333333333</text:p>
          </table:table-cell>
          <table:table-cell office:value-type="float" office:value="0.6034" calcext:value-type="float">
            <text:p>0.6034</text:p>
          </table:table-cell>
          <table:table-cell office:value-type="float" office:value="1.76242317523021" calcext:value-type="float">
            <text:p>1.76242317523021</text:p>
          </table:table-cell>
          <table:table-cell office:value-type="float" office:value="1.54407001376911" calcext:value-type="float">
            <text:p>1.54407001376911</text:p>
          </table:table-cell>
          <table:table-cell office:value-type="float" office:value="16.9683036200004" calcext:value-type="float">
            <text:p>16.9683036200004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3" calcext:value-type="float">
            <text:p>3</text:p>
          </table:table-cell>
          <table:table-cell office:value-type="float" office:value="0.631083333333333" calcext:value-type="float">
            <text:p>0.631083333333333</text:p>
          </table:table-cell>
          <table:table-cell office:value-type="float" office:value="0.6618" calcext:value-type="float">
            <text:p>0.6618</text:p>
          </table:table-cell>
          <table:table-cell office:value-type="float" office:value="1.38749655782541" calcext:value-type="float">
            <text:p>1.38749655782541</text:p>
          </table:table-cell>
          <table:table-cell office:value-type="float" office:value="1.26450398621286" calcext:value-type="float">
            <text:p>1.26450398621286</text:p>
          </table:table-cell>
          <table:table-cell office:value-type="float" office:value="16.9353314700002" calcext:value-type="float">
            <text:p>16.9353314700002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4" calcext:value-type="float">
            <text:p>4</text:p>
          </table:table-cell>
          <table:table-cell office:value-type="float" office:value="0.674816666666667" calcext:value-type="float">
            <text:p>0.674816666666667</text:p>
          </table:table-cell>
          <table:table-cell office:value-type="float" office:value="0.6896" calcext:value-type="float">
            <text:p>0.6896</text:p>
          </table:table-cell>
          <table:table-cell office:value-type="float" office:value="1.16426332399789" calcext:value-type="float">
            <text:p>1.16426332399789</text:p>
          </table:table-cell>
          <table:table-cell office:value-type="float" office:value="1.08747117154917" calcext:value-type="float">
            <text:p>1.08747117154917</text:p>
          </table:table-cell>
          <table:table-cell office:value-type="float" office:value="16.852100647" calcext:value-type="float">
            <text:p>16.852100647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5" calcext:value-type="float">
            <text:p>5</text:p>
          </table:table-cell>
          <table:table-cell office:value-type="float" office:value="0.70665" calcext:value-type="float">
            <text:p>0.70665</text:p>
          </table:table-cell>
          <table:table-cell office:value-type="float" office:value="0.7174" calcext:value-type="float">
            <text:p>0.7174</text:p>
          </table:table-cell>
          <table:table-cell office:value-type="float" office:value="1.01210222239179" calcext:value-type="float">
            <text:p>1.01210222239179</text:p>
          </table:table-cell>
          <table:table-cell office:value-type="float" office:value="0.957177620025198" calcext:value-type="float">
            <text:p>0.957177620025198</text:p>
          </table:table-cell>
          <table:table-cell office:value-type="float" office:value="16.9444166490002" calcext:value-type="float">
            <text:p>16.9444166490002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1" calcext:value-type="float">
            <text:p>1</text:p>
          </table:table-cell>
          <table:table-cell office:value-type="float" office:value="0.378516666666667" calcext:value-type="float">
            <text:p>0.378516666666667</text:p>
          </table:table-cell>
          <table:table-cell office:value-type="float" office:value="0.5227" calcext:value-type="float">
            <text:p>0.5227</text:p>
          </table:table-cell>
          <table:table-cell office:value-type="float" office:value="2.16803057107336" calcext:value-type="float">
            <text:p>2.16803057107336</text:p>
          </table:table-cell>
          <table:table-cell office:value-type="float" office:value="2.02715795814611" calcext:value-type="float">
            <text:p>2.02715795814611</text:p>
          </table:table-cell>
          <table:table-cell office:value-type="float" office:value="16.9795926180004" calcext:value-type="float">
            <text:p>16.9795926180004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2" calcext:value-type="float">
            <text:p>2</text:p>
          </table:table-cell>
          <table:table-cell office:value-type="float" office:value="0.530216666666667" calcext:value-type="float">
            <text:p>0.530216666666667</text:p>
          </table:table-cell>
          <table:table-cell office:value-type="float" office:value="0.5897" calcext:value-type="float">
            <text:p>0.5897</text:p>
          </table:table-cell>
          <table:table-cell office:value-type="float" office:value="1.80972396869903" calcext:value-type="float">
            <text:p>1.80972396869903</text:p>
          </table:table-cell>
          <table:table-cell office:value-type="float" office:value="1.58321306128411" calcext:value-type="float">
            <text:p>1.58321306128411</text:p>
          </table:table-cell>
          <table:table-cell office:value-type="float" office:value="16.9466190579997" calcext:value-type="float">
            <text:p>16.9466190579997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3" calcext:value-type="float">
            <text:p>3</text:p>
          </table:table-cell>
          <table:table-cell office:value-type="float" office:value="0.617266666666667" calcext:value-type="float">
            <text:p>0.617266666666667</text:p>
          </table:table-cell>
          <table:table-cell office:value-type="float" office:value="0.6488" calcext:value-type="float">
            <text:p>0.6488</text:p>
          </table:table-cell>
          <table:table-cell office:value-type="float" office:value="1.40269663949003" calcext:value-type="float">
            <text:p>1.40269663949003</text:p>
          </table:table-cell>
          <table:table-cell office:value-type="float" office:value="1.26866217631443" calcext:value-type="float">
            <text:p>1.26866217631443</text:p>
          </table:table-cell>
          <table:table-cell office:value-type="float" office:value="16.8845113779998" calcext:value-type="float">
            <text:p>16.8845113779998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4" calcext:value-type="float">
            <text:p>4</text:p>
          </table:table-cell>
          <table:table-cell office:value-type="float" office:value="0.66815" calcext:value-type="float">
            <text:p>0.66815</text:p>
          </table:table-cell>
          <table:table-cell office:value-type="float" office:value="0.6873" calcext:value-type="float">
            <text:p>0.6873</text:p>
          </table:table-cell>
          <table:table-cell office:value-type="float" office:value="1.16053057237983" calcext:value-type="float">
            <text:p>1.16053057237983</text:p>
          </table:table-cell>
          <table:table-cell office:value-type="float" office:value="1.08062072012834" calcext:value-type="float">
            <text:p>1.08062072012834</text:p>
          </table:table-cell>
          <table:table-cell office:value-type="float" office:value="16.9340667790002" calcext:value-type="float">
            <text:p>16.9340667790002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5" calcext:value-type="float">
            <text:p>5</text:p>
          </table:table-cell>
          <table:table-cell office:value-type="float" office:value="0.704066666666667" calcext:value-type="float">
            <text:p>0.704066666666667</text:p>
          </table:table-cell>
          <table:table-cell office:value-type="float" office:value="0.7212" calcext:value-type="float">
            <text:p>0.7212</text:p>
          </table:table-cell>
          <table:table-cell office:value-type="float" office:value="1.00692478305241" calcext:value-type="float">
            <text:p>1.00692478305241</text:p>
          </table:table-cell>
          <table:table-cell office:value-type="float" office:value="0.956943518037249" calcext:value-type="float">
            <text:p>0.956943518037249</text:p>
          </table:table-cell>
          <table:table-cell office:value-type="float" office:value="16.899801136" calcext:value-type="float">
            <text:p>16.899801136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1" calcext:value-type="float">
            <text:p>1</text:p>
          </table:table-cell>
          <table:table-cell office:value-type="float" office:value="0.386016666666667" calcext:value-type="float">
            <text:p>0.386016666666667</text:p>
          </table:table-cell>
          <table:table-cell office:value-type="float" office:value="0.554" calcext:value-type="float">
            <text:p>0.554</text:p>
          </table:table-cell>
          <table:table-cell office:value-type="float" office:value="2.1481897412841" calcext:value-type="float">
            <text:p>2.1481897412841</text:p>
          </table:table-cell>
          <table:table-cell office:value-type="float" office:value="1.96919548663364" calcext:value-type="float">
            <text:p>1.96919548663364</text:p>
          </table:table-cell>
          <table:table-cell office:value-type="float" office:value="17.1150614970002" calcext:value-type="float">
            <text:p>17.1150614970002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2" calcext:value-type="float">
            <text:p>2</text:p>
          </table:table-cell>
          <table:table-cell office:value-type="float" office:value="0.55845" calcext:value-type="float">
            <text:p>0.55845</text:p>
          </table:table-cell>
          <table:table-cell office:value-type="float" office:value="0.6189" calcext:value-type="float">
            <text:p>0.6189</text:p>
          </table:table-cell>
          <table:table-cell office:value-type="float" office:value="1.74621139101382" calcext:value-type="float">
            <text:p>1.74621139101382</text:p>
          </table:table-cell>
          <table:table-cell office:value-type="float" office:value="1.53663288104306" calcext:value-type="float">
            <text:p>1.53663288104306</text:p>
          </table:table-cell>
          <table:table-cell office:value-type="float" office:value="16.9269948029996" calcext:value-type="float">
            <text:p>16.9269948029996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3" calcext:value-type="float">
            <text:p>3</text:p>
          </table:table-cell>
          <table:table-cell office:value-type="float" office:value="0.636733333333333" calcext:value-type="float">
            <text:p>0.636733333333333</text:p>
          </table:table-cell>
          <table:table-cell office:value-type="float" office:value="0.6677" calcext:value-type="float">
            <text:p>0.6677</text:p>
          </table:table-cell>
          <table:table-cell office:value-type="float" office:value="1.37967938362662" calcext:value-type="float">
            <text:p>1.37967938362662</text:p>
          </table:table-cell>
          <table:table-cell office:value-type="float" office:value="1.25522483154467" calcext:value-type="float">
            <text:p>1.25522483154467</text:p>
          </table:table-cell>
          <table:table-cell office:value-type="float" office:value="16.9983049339999" calcext:value-type="float">
            <text:p>16.9983049339999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4" calcext:value-type="float">
            <text:p>4</text:p>
          </table:table-cell>
          <table:table-cell office:value-type="float" office:value="0.684916666666667" calcext:value-type="float">
            <text:p>0.684916666666667</text:p>
          </table:table-cell>
          <table:table-cell office:value-type="float" office:value="0.698" calcext:value-type="float">
            <text:p>0.698</text:p>
          </table:table-cell>
          <table:table-cell office:value-type="float" office:value="1.15185697418032" calcext:value-type="float">
            <text:p>1.15185697418032</text:p>
          </table:table-cell>
          <table:table-cell office:value-type="float" office:value="1.07740388744196" calcext:value-type="float">
            <text:p>1.07740388744196</text:p>
          </table:table-cell>
          <table:table-cell office:value-type="float" office:value="16.8474101370002" calcext:value-type="float">
            <text:p>16.8474101370002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5" calcext:value-type="float">
            <text:p>5</text:p>
          </table:table-cell>
          <table:table-cell office:value-type="float" office:value="0.718883333333333" calcext:value-type="float">
            <text:p>0.718883333333333</text:p>
          </table:table-cell>
          <table:table-cell office:value-type="float" office:value="0.7285" calcext:value-type="float">
            <text:p>0.7285</text:p>
          </table:table-cell>
          <table:table-cell office:value-type="float" office:value="1.00099797461079" calcext:value-type="float">
            <text:p>1.00099797461079</text:p>
          </table:table-cell>
          <table:table-cell office:value-type="float" office:value="0.949627240372312" calcext:value-type="float">
            <text:p>0.949627240372312</text:p>
          </table:table-cell>
          <table:table-cell office:value-type="float" office:value="16.8579648310006" calcext:value-type="float">
            <text:p>16.8579648310006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1" calcext:value-type="float">
            <text:p>1</text:p>
          </table:table-cell>
          <table:table-cell office:value-type="float" office:value="0.443216666666667" calcext:value-type="float">
            <text:p>0.443216666666667</text:p>
          </table:table-cell>
          <table:table-cell office:value-type="float" office:value="0.5257" calcext:value-type="float">
            <text:p>0.5257</text:p>
          </table:table-cell>
          <table:table-cell office:value-type="float" office:value="2.15144174833542" calcext:value-type="float">
            <text:p>2.15144174833542</text:p>
          </table:table-cell>
          <table:table-cell office:value-type="float" office:value="1.966319198821" calcext:value-type="float">
            <text:p>1.966319198821</text:p>
          </table:table-cell>
          <table:table-cell office:value-type="float" office:value="17.3774621860002" calcext:value-type="float">
            <text:p>17.3774621860002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2" calcext:value-type="float">
            <text:p>2</text:p>
          </table:table-cell>
          <table:table-cell office:value-type="float" office:value="0.564516666666667" calcext:value-type="float">
            <text:p>0.564516666666667</text:p>
          </table:table-cell>
          <table:table-cell office:value-type="float" office:value="0.6063" calcext:value-type="float">
            <text:p>0.6063</text:p>
          </table:table-cell>
          <table:table-cell office:value-type="float" office:value="1.72979405973512" calcext:value-type="float">
            <text:p>1.72979405973512</text:p>
          </table:table-cell>
          <table:table-cell office:value-type="float" office:value="1.5218752387223" calcext:value-type="float">
            <text:p>1.5218752387223</text:p>
          </table:table-cell>
          <table:table-cell office:value-type="float" office:value="16.8397175629998" calcext:value-type="float">
            <text:p>16.8397175629998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3" calcext:value-type="float">
            <text:p>3</text:p>
          </table:table-cell>
          <table:table-cell office:value-type="float" office:value="0.632716666666667" calcext:value-type="float">
            <text:p>0.632716666666667</text:p>
          </table:table-cell>
          <table:table-cell office:value-type="float" office:value="0.6669" calcext:value-type="float">
            <text:p>0.6669</text:p>
          </table:table-cell>
          <table:table-cell office:value-type="float" office:value="1.36876029907259" calcext:value-type="float">
            <text:p>1.36876029907259</text:p>
          </table:table-cell>
          <table:table-cell office:value-type="float" office:value="1.2492932012886" calcext:value-type="float">
            <text:p>1.2492932012886</text:p>
          </table:table-cell>
          <table:table-cell office:value-type="float" office:value="16.9157783990004" calcext:value-type="float">
            <text:p>16.9157783990004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4" calcext:value-type="float">
            <text:p>4</text:p>
          </table:table-cell>
          <table:table-cell office:value-type="float" office:value="0.6873" calcext:value-type="float">
            <text:p>0.6873</text:p>
          </table:table-cell>
          <table:table-cell office:value-type="float" office:value="0.709" calcext:value-type="float">
            <text:p>0.709</text:p>
          </table:table-cell>
          <table:table-cell office:value-type="float" office:value="1.15145556911477" calcext:value-type="float">
            <text:p>1.15145556911477</text:p>
          </table:table-cell>
          <table:table-cell office:value-type="float" office:value="1.07282761821322" calcext:value-type="float">
            <text:p>1.07282761821322</text:p>
          </table:table-cell>
          <table:table-cell office:value-type="float" office:value="16.8924633659999" calcext:value-type="float">
            <text:p>16.8924633659999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5" calcext:value-type="float">
            <text:p>5</text:p>
          </table:table-cell>
          <table:table-cell office:value-type="float" office:value="0.7199" calcext:value-type="float">
            <text:p>0.7199</text:p>
          </table:table-cell>
          <table:table-cell office:value-type="float" office:value="0.7299" calcext:value-type="float">
            <text:p>0.7299</text:p>
          </table:table-cell>
          <table:table-cell office:value-type="float" office:value="1.0044716062195" calcext:value-type="float">
            <text:p>1.0044716062195</text:p>
          </table:table-cell>
          <table:table-cell office:value-type="float" office:value="0.948827685823866" calcext:value-type="float">
            <text:p>0.948827685823866</text:p>
          </table:table-cell>
          <table:table-cell office:value-type="float" office:value="16.9047945450002" calcext:value-type="float">
            <text:p>16.9047945450002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1" calcext:value-type="float">
            <text:p>1</text:p>
          </table:table-cell>
          <table:table-cell office:value-type="float" office:value="0.1172" calcext:value-type="float">
            <text:p>0.1172</text:p>
          </table:table-cell>
          <table:table-cell office:value-type="float" office:value="0.1157" calcext:value-type="float">
            <text:p>0.1157</text:p>
          </table:table-cell>
          <table:table-cell office:value-type="float" office:value="2.29077918697268" calcext:value-type="float">
            <text:p>2.29077918697268</text:p>
          </table:table-cell>
          <table:table-cell office:value-type="float" office:value="2.274896018824" calcext:value-type="float">
            <text:p>2.274896018824</text:p>
          </table:table-cell>
          <table:table-cell office:value-type="float" office:value="25.003932183" calcext:value-type="float">
            <text:p>25.003932183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2" calcext:value-type="float">
            <text:p>2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227" calcext:value-type="float">
            <text:p>0.1227</text:p>
          </table:table-cell>
          <table:table-cell office:value-type="float" office:value="2.25628321409734" calcext:value-type="float">
            <text:p>2.25628321409734</text:p>
          </table:table-cell>
          <table:table-cell office:value-type="float" office:value="2.23326668162255" calcext:value-type="float">
            <text:p>2.23326668162255</text:p>
          </table:table-cell>
          <table:table-cell office:value-type="float" office:value="24.7997838179999" calcext:value-type="float">
            <text:p>24.7997838179999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3" calcext:value-type="float">
            <text:p>3</text:p>
          </table:table-cell>
          <table:table-cell office:value-type="float" office:value="0.257233333333333" calcext:value-type="float">
            <text:p>0.257233333333333</text:p>
          </table:table-cell>
          <table:table-cell office:value-type="float" office:value="0.3471" calcext:value-type="float">
            <text:p>0.3471</text:p>
          </table:table-cell>
          <table:table-cell office:value-type="float" office:value="2.18377747337447" calcext:value-type="float">
            <text:p>2.18377747337447</text:p>
          </table:table-cell>
          <table:table-cell office:value-type="float" office:value="2.10184791892957" calcext:value-type="float">
            <text:p>2.10184791892957</text:p>
          </table:table-cell>
          <table:table-cell office:value-type="float" office:value="24.6999990710001" calcext:value-type="float">
            <text:p>24.6999990710001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4" calcext:value-type="float">
            <text:p>4</text:p>
          </table:table-cell>
          <table:table-cell office:value-type="float" office:value="0.434516666666667" calcext:value-type="float">
            <text:p>0.434516666666667</text:p>
          </table:table-cell>
          <table:table-cell office:value-type="float" office:value="0.4838" calcext:value-type="float">
            <text:p>0.4838</text:p>
          </table:table-cell>
          <table:table-cell office:value-type="float" office:value="1.84414275025508" calcext:value-type="float">
            <text:p>1.84414275025508</text:p>
          </table:table-cell>
          <table:table-cell office:value-type="float" office:value="1.45067234479698" calcext:value-type="float">
            <text:p>1.45067234479698</text:p>
          </table:table-cell>
          <table:table-cell office:value-type="float" office:value="24.7137239900003" calcext:value-type="float">
            <text:p>24.7137239900003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5" calcext:value-type="float">
            <text:p>5</text:p>
          </table:table-cell>
          <table:table-cell office:value-type="float" office:value="0.51925" calcext:value-type="float">
            <text:p>0.51925</text:p>
          </table:table-cell>
          <table:table-cell office:value-type="float" office:value="0.5779" calcext:value-type="float">
            <text:p>0.5779</text:p>
          </table:table-cell>
          <table:table-cell office:value-type="float" office:value="1.24860813540182" calcext:value-type="float">
            <text:p>1.24860813540182</text:p>
          </table:table-cell>
          <table:table-cell office:value-type="float" office:value="1.10445995695272" calcext:value-type="float">
            <text:p>1.10445995695272</text:p>
          </table:table-cell>
          <table:table-cell office:value-type="float" office:value="24.540047509" calcext:value-type="float">
            <text:p>24.540047509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1" calcext:value-type="float">
            <text:p>1</text:p>
          </table:table-cell>
          <table:table-cell office:value-type="float" office:value="0.1108" calcext:value-type="float">
            <text:p>0.1108</text:p>
          </table:table-cell>
          <table:table-cell office:value-type="float" office:value="0.1193" calcext:value-type="float">
            <text:p>0.1193</text:p>
          </table:table-cell>
          <table:table-cell office:value-type="float" office:value="2.2844810358751" calcext:value-type="float">
            <text:p>2.2844810358751</text:p>
          </table:table-cell>
          <table:table-cell office:value-type="float" office:value="2.26601861085102" calcext:value-type="float">
            <text:p>2.26601861085102</text:p>
          </table:table-cell>
          <table:table-cell office:value-type="float" office:value="24.6350210750006" calcext:value-type="float">
            <text:p>24.6350210750006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2" calcext:value-type="float">
            <text:p>2</text:p>
          </table:table-cell>
          <table:table-cell office:value-type="float" office:value="0.172566666666667" calcext:value-type="float">
            <text:p>0.172566666666667</text:p>
          </table:table-cell>
          <table:table-cell office:value-type="float" office:value="0.2557" calcext:value-type="float">
            <text:p>0.2557</text:p>
          </table:table-cell>
          <table:table-cell office:value-type="float" office:value="2.23940318937241" calcext:value-type="float">
            <text:p>2.23940318937241</text:p>
          </table:table-cell>
          <table:table-cell office:value-type="float" office:value="2.2035518421489" calcext:value-type="float">
            <text:p>2.2035518421489</text:p>
          </table:table-cell>
          <table:table-cell office:value-type="float" office:value="24.5908528939999" calcext:value-type="float">
            <text:p>24.5908528939999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3" calcext:value-type="float">
            <text:p>3</text:p>
          </table:table-cell>
          <table:table-cell office:value-type="float" office:value="0.34805" calcext:value-type="float">
            <text:p>0.34805</text:p>
          </table:table-cell>
          <table:table-cell office:value-type="float" office:value="0.3815" calcext:value-type="float">
            <text:p>0.3815</text:p>
          </table:table-cell>
          <table:table-cell office:value-type="float" office:value="2.11498724422984" calcext:value-type="float">
            <text:p>2.11498724422984</text:p>
          </table:table-cell>
          <table:table-cell office:value-type="float" office:value="1.96320236944089" calcext:value-type="float">
            <text:p>1.96320236944089</text:p>
          </table:table-cell>
          <table:table-cell office:value-type="float" office:value="24.4513044799996" calcext:value-type="float">
            <text:p>24.4513044799996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4" calcext:value-type="float">
            <text:p>4</text:p>
          </table:table-cell>
          <table:table-cell office:value-type="float" office:value="0.4484" calcext:value-type="float">
            <text:p>0.4484</text:p>
          </table:table-cell>
          <table:table-cell office:value-type="float" office:value="0.5144" calcext:value-type="float">
            <text:p>0.5144</text:p>
          </table:table-cell>
          <table:table-cell office:value-type="float" office:value="1.6139734157367" calcext:value-type="float">
            <text:p>1.6139734157367</text:p>
          </table:table-cell>
          <table:table-cell office:value-type="float" office:value="1.24808823910488" calcext:value-type="float">
            <text:p>1.24808823910488</text:p>
          </table:table-cell>
          <table:table-cell office:value-type="float" office:value="24.2653921410001" calcext:value-type="float">
            <text:p>24.2653921410001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5" calcext:value-type="float">
            <text:p>5</text:p>
          </table:table-cell>
          <table:table-cell office:value-type="float" office:value="0.536366666666667" calcext:value-type="float">
            <text:p>0.536366666666667</text:p>
          </table:table-cell>
          <table:table-cell office:value-type="float" office:value="0.6054" calcext:value-type="float">
            <text:p>0.6054</text:p>
          </table:table-cell>
          <table:table-cell office:value-type="float" office:value="1.17272768060027" calcext:value-type="float">
            <text:p>1.17272768060027</text:p>
          </table:table-cell>
          <table:table-cell office:value-type="float" office:value="1.04987222070147" calcext:value-type="float">
            <text:p>1.04987222070147</text:p>
          </table:table-cell>
          <table:table-cell office:value-type="float" office:value="24.523221724" calcext:value-type="float">
            <text:p>24.523221724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1" calcext:value-type="float">
            <text:p>1</text:p>
          </table:table-cell>
          <table:table-cell office:value-type="float" office:value="0.1576" calcext:value-type="float">
            <text:p>0.1576</text:p>
          </table:table-cell>
          <table:table-cell office:value-type="float" office:value="0.2053" calcext:value-type="float">
            <text:p>0.2053</text:p>
          </table:table-cell>
          <table:table-cell office:value-type="float" office:value="2.29256617616235" calcext:value-type="float">
            <text:p>2.29256617616235</text:p>
          </table:table-cell>
          <table:table-cell office:value-type="float" office:value="2.28219934937301" calcext:value-type="float">
            <text:p>2.28219934937301</text:p>
          </table:table-cell>
          <table:table-cell office:value-type="float" office:value="24.7918037050003" calcext:value-type="float">
            <text:p>24.7918037050003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2" calcext:value-type="float">
            <text:p>2</text:p>
          </table:table-cell>
          <table:table-cell office:value-type="float" office:value="0.241083333333333" calcext:value-type="float">
            <text:p>0.241083333333333</text:p>
          </table:table-cell>
          <table:table-cell office:value-type="float" office:value="0.226" calcext:value-type="float">
            <text:p>0.226</text:p>
          </table:table-cell>
          <table:table-cell office:value-type="float" office:value="2.26793532890043" calcext:value-type="float">
            <text:p>2.26793532890043</text:p>
          </table:table-cell>
          <table:table-cell office:value-type="float" office:value="2.24882280446921" calcext:value-type="float">
            <text:p>2.24882280446921</text:p>
          </table:table-cell>
          <table:table-cell office:value-type="float" office:value="24.7350286159999" calcext:value-type="float">
            <text:p>24.7350286159999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3" calcext:value-type="float">
            <text:p>3</text:p>
          </table:table-cell>
          <table:table-cell office:value-type="float" office:value="0.255683333333333" calcext:value-type="float">
            <text:p>0.255683333333333</text:p>
          </table:table-cell>
          <table:table-cell office:value-type="float" office:value="0.2479" calcext:value-type="float">
            <text:p>0.2479</text:p>
          </table:table-cell>
          <table:table-cell office:value-type="float" office:value="2.20296100360244" calcext:value-type="float">
            <text:p>2.20296100360244</text:p>
          </table:table-cell>
          <table:table-cell office:value-type="float" office:value="2.12555892756031" calcext:value-type="float">
            <text:p>2.12555892756031</text:p>
          </table:table-cell>
          <table:table-cell office:value-type="float" office:value="24.8531274199995" calcext:value-type="float">
            <text:p>24.8531274199995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4" calcext:value-type="float">
            <text:p>4</text:p>
          </table:table-cell>
          <table:table-cell office:value-type="float" office:value="0.340783333333333" calcext:value-type="float">
            <text:p>0.340783333333333</text:p>
          </table:table-cell>
          <table:table-cell office:value-type="float" office:value="0.4141" calcext:value-type="float">
            <text:p>0.4141</text:p>
          </table:table-cell>
          <table:table-cell office:value-type="float" office:value="1.96343316490462" calcext:value-type="float">
            <text:p>1.96343316490462</text:p>
          </table:table-cell>
          <table:table-cell office:value-type="float" office:value="1.77285685964451" calcext:value-type="float">
            <text:p>1.77285685964451</text:p>
          </table:table-cell>
          <table:table-cell office:value-type="float" office:value="24.7379290030003" calcext:value-type="float">
            <text:p>24.7379290030003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5" calcext:value-type="float">
            <text:p>5</text:p>
          </table:table-cell>
          <table:table-cell office:value-type="float" office:value="0.4543" calcext:value-type="float">
            <text:p>0.4543</text:p>
          </table:table-cell>
          <table:table-cell office:value-type="float" office:value="0.5138" calcext:value-type="float">
            <text:p>0.5138</text:p>
          </table:table-cell>
          <table:table-cell office:value-type="float" office:value="1.53614910896907" calcext:value-type="float">
            <text:p>1.53614910896907</text:p>
          </table:table-cell>
          <table:table-cell office:value-type="float" office:value="1.27613353881107" calcext:value-type="float">
            <text:p>1.27613353881107</text:p>
          </table:table-cell>
          <table:table-cell office:value-type="float" office:value="24.5518857840007" calcext:value-type="float">
            <text:p>24.5518857840007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1" calcext:value-type="float">
            <text:p>1</text:p>
          </table:table-cell>
          <table:table-cell office:value-type="float" office:value="0.102166666666667" calcext:value-type="float">
            <text:p>0.102166666666667</text:p>
          </table:table-cell>
          <table:table-cell office:value-type="float" office:value="0.1049" calcext:value-type="float">
            <text:p>0.1049</text:p>
          </table:table-cell>
          <table:table-cell office:value-type="float" office:value="2.28822934932546" calcext:value-type="float">
            <text:p>2.28822934932546</text:p>
          </table:table-cell>
          <table:table-cell office:value-type="float" office:value="2.27577797926156" calcext:value-type="float">
            <text:p>2.27577797926156</text:p>
          </table:table-cell>
          <table:table-cell office:value-type="float" office:value="24.9583780949997" calcext:value-type="float">
            <text:p>24.9583780949997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2" calcext:value-type="float">
            <text:p>2</text:p>
          </table:table-cell>
          <table:table-cell office:value-type="float" office:value="0.123966666666667" calcext:value-type="float">
            <text:p>0.123966666666667</text:p>
          </table:table-cell>
          <table:table-cell office:value-type="float" office:value="0.1392" calcext:value-type="float">
            <text:p>0.1392</text:p>
          </table:table-cell>
          <table:table-cell office:value-type="float" office:value="2.25850112275528" calcext:value-type="float">
            <text:p>2.25850112275528</text:p>
          </table:table-cell>
          <table:table-cell office:value-type="float" office:value="2.23652264570734" calcext:value-type="float">
            <text:p>2.23652264570734</text:p>
          </table:table-cell>
          <table:table-cell office:value-type="float" office:value="25.0578288069992" calcext:value-type="float">
            <text:p>25.0578288069992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3" calcext:value-type="float">
            <text:p>3</text:p>
          </table:table-cell>
          <table:table-cell office:value-type="float" office:value="0.249066666666667" calcext:value-type="float">
            <text:p>0.249066666666667</text:p>
          </table:table-cell>
          <table:table-cell office:value-type="float" office:value="0.3361" calcext:value-type="float">
            <text:p>0.3361</text:p>
          </table:table-cell>
          <table:table-cell office:value-type="float" office:value="2.18889455322518" calcext:value-type="float">
            <text:p>2.18889455322518</text:p>
          </table:table-cell>
          <table:table-cell office:value-type="float" office:value="2.11109399491814" calcext:value-type="float">
            <text:p>2.11109399491814</text:p>
          </table:table-cell>
          <table:table-cell office:value-type="float" office:value="24.8238190560005" calcext:value-type="float">
            <text:p>24.8238190560005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4" calcext:value-type="float">
            <text:p>4</text:p>
          </table:table-cell>
          <table:table-cell office:value-type="float" office:value="0.404016666666667" calcext:value-type="float">
            <text:p>0.404016666666667</text:p>
          </table:table-cell>
          <table:table-cell office:value-type="float" office:value="0.4517" calcext:value-type="float">
            <text:p>0.4517</text:p>
          </table:table-cell>
          <table:table-cell office:value-type="float" office:value="1.89852015041847" calcext:value-type="float">
            <text:p>1.89852015041847</text:p>
          </table:table-cell>
          <table:table-cell office:value-type="float" office:value="1.58823352558598" calcext:value-type="float">
            <text:p>1.58823352558598</text:p>
          </table:table-cell>
          <table:table-cell office:value-type="float" office:value="24.5818281769998" calcext:value-type="float">
            <text:p>24.5818281769998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5" calcext:value-type="float">
            <text:p>5</text:p>
          </table:table-cell>
          <table:table-cell office:value-type="float" office:value="0.491466666666667" calcext:value-type="float">
            <text:p>0.491466666666667</text:p>
          </table:table-cell>
          <table:table-cell office:value-type="float" office:value="0.5579" calcext:value-type="float">
            <text:p>0.5579</text:p>
          </table:table-cell>
          <table:table-cell office:value-type="float" office:value="1.34921968936412" calcext:value-type="float">
            <text:p>1.34921968936412</text:p>
          </table:table-cell>
          <table:table-cell office:value-type="float" office:value="1.15759794119817" calcext:value-type="float">
            <text:p>1.15759794119817</text:p>
          </table:table-cell>
          <table:table-cell office:value-type="float" office:value="24.7596364640003" calcext:value-type="float">
            <text:p>24.7596364640003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1" calcext:value-type="float">
            <text:p>1</text:p>
          </table:table-cell>
          <table:table-cell office:value-type="float" office:value="0.118816666666667" calcext:value-type="float">
            <text:p>0.118816666666667</text:p>
          </table:table-cell>
          <table:table-cell office:value-type="float" office:value="0.1003" calcext:value-type="float">
            <text:p>0.1003</text:p>
          </table:table-cell>
          <table:table-cell office:value-type="float" office:value="2.28889238758128" calcext:value-type="float">
            <text:p>2.28889238758128</text:p>
          </table:table-cell>
          <table:table-cell office:value-type="float" office:value="2.27693296389975" calcext:value-type="float">
            <text:p>2.27693296389975</text:p>
          </table:table-cell>
          <table:table-cell office:value-type="float" office:value="24.6322627340005" calcext:value-type="float">
            <text:p>24.6322627340005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2" calcext:value-type="float">
            <text:p>2</text:p>
          </table:table-cell>
          <table:table-cell office:value-type="float" office:value="0.106283333333333" calcext:value-type="float">
            <text:p>0.106283333333333</text:p>
          </table:table-cell>
          <table:table-cell office:value-type="float" office:value="0.104" calcext:value-type="float">
            <text:p>0.104</text:p>
          </table:table-cell>
          <table:table-cell office:value-type="float" office:value="2.26171483185246" calcext:value-type="float">
            <text:p>2.26171483185246</text:p>
          </table:table-cell>
          <table:table-cell office:value-type="float" office:value="2.24389587390195" calcext:value-type="float">
            <text:p>2.24389587390195</text:p>
          </table:table-cell>
          <table:table-cell office:value-type="float" office:value="24.2205683239999" calcext:value-type="float">
            <text:p>24.2205683239999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3" calcext:value-type="float">
            <text:p>3</text:p>
          </table:table-cell>
          <table:table-cell office:value-type="float" office:value="0.204466666666667" calcext:value-type="float">
            <text:p>0.204466666666667</text:p>
          </table:table-cell>
          <table:table-cell office:value-type="float" office:value="0.2976" calcext:value-type="float">
            <text:p>0.2976</text:p>
          </table:table-cell>
          <table:table-cell office:value-type="float" office:value="2.2110121539915" calcext:value-type="float">
            <text:p>2.2110121539915</text:p>
          </table:table-cell>
          <table:table-cell office:value-type="float" office:value="2.16383212842759" calcext:value-type="float">
            <text:p>2.16383212842759</text:p>
          </table:table-cell>
          <table:table-cell office:value-type="float" office:value="24.2294112099999" calcext:value-type="float">
            <text:p>24.2294112099999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4" calcext:value-type="float">
            <text:p>4</text:p>
          </table:table-cell>
          <table:table-cell office:value-type="float" office:value="0.422616666666667" calcext:value-type="float">
            <text:p>0.422616666666667</text:p>
          </table:table-cell>
          <table:table-cell office:value-type="float" office:value="0.4477" calcext:value-type="float">
            <text:p>0.4477</text:p>
          </table:table-cell>
          <table:table-cell office:value-type="float" office:value="2.00831691097857" calcext:value-type="float">
            <text:p>2.00831691097857</text:p>
          </table:table-cell>
          <table:table-cell office:value-type="float" office:value="1.69447266599935" calcext:value-type="float">
            <text:p>1.69447266599935</text:p>
          </table:table-cell>
          <table:table-cell office:value-type="float" office:value="24.0673885769993" calcext:value-type="float">
            <text:p>24.0673885769993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5" calcext:value-type="float">
            <text:p>5</text:p>
          </table:table-cell>
          <table:table-cell office:value-type="float" office:value="0.507883333333333" calcext:value-type="float">
            <text:p>0.507883333333333</text:p>
          </table:table-cell>
          <table:table-cell office:value-type="float" office:value="0.569" calcext:value-type="float">
            <text:p>0.569</text:p>
          </table:table-cell>
          <table:table-cell office:value-type="float" office:value="1.32645270781222" calcext:value-type="float">
            <text:p>1.32645270781222</text:p>
          </table:table-cell>
          <table:table-cell office:value-type="float" office:value="1.10865462737478" calcext:value-type="float">
            <text:p>1.10865462737478</text:p>
          </table:table-cell>
          <table:table-cell office:value-type="float" office:value="23.8685963609996" calcext:value-type="float">
            <text:p>23.8685963609996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1" calcext:value-type="float">
            <text:p>1</text:p>
          </table:table-cell>
          <table:table-cell office:value-type="float" office:value="0.0994333333333333" calcext:value-type="float">
            <text:p>0.0994333333333333</text:p>
          </table:table-cell>
          <table:table-cell office:value-type="float" office:value="0.1183" calcext:value-type="float">
            <text:p>0.1183</text:p>
          </table:table-cell>
          <table:table-cell office:value-type="float" office:value="2.29623403223847" calcext:value-type="float">
            <text:p>2.29623403223847</text:p>
          </table:table-cell>
          <table:table-cell office:value-type="float" office:value="2.28366827357347" calcext:value-type="float">
            <text:p>2.28366827357347</text:p>
          </table:table-cell>
          <table:table-cell office:value-type="float" office:value="25.2794988400001" calcext:value-type="float">
            <text:p>25.2794988400001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2" calcext:value-type="float">
            <text:p>2</text:p>
          </table:table-cell>
          <table:table-cell office:value-type="float" office:value="0.11725" calcext:value-type="float">
            <text:p>0.11725</text:p>
          </table:table-cell>
          <table:table-cell office:value-type="float" office:value="0.1112" calcext:value-type="float">
            <text:p>0.1112</text:p>
          </table:table-cell>
          <table:table-cell office:value-type="float" office:value="2.27001797110795" calcext:value-type="float">
            <text:p>2.27001797110795</text:p>
          </table:table-cell>
          <table:table-cell office:value-type="float" office:value="2.25419103264049" calcext:value-type="float">
            <text:p>2.25419103264049</text:p>
          </table:table-cell>
          <table:table-cell office:value-type="float" office:value="25.2965141390005" calcext:value-type="float">
            <text:p>25.2965141390005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3" calcext:value-type="float">
            <text:p>3</text:p>
          </table:table-cell>
          <table:table-cell office:value-type="float" office:value="0.205683333333333" calcext:value-type="float">
            <text:p>0.205683333333333</text:p>
          </table:table-cell>
          <table:table-cell office:value-type="float" office:value="0.3047" calcext:value-type="float">
            <text:p>0.3047</text:p>
          </table:table-cell>
          <table:table-cell office:value-type="float" office:value="2.22524123964533" calcext:value-type="float">
            <text:p>2.22524123964533</text:p>
          </table:table-cell>
          <table:table-cell office:value-type="float" office:value="2.18376734150443" calcext:value-type="float">
            <text:p>2.18376734150443</text:p>
          </table:table-cell>
          <table:table-cell office:value-type="float" office:value="25.1833009059992" calcext:value-type="float">
            <text:p>25.1833009059992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4" calcext:value-type="float">
            <text:p>4</text:p>
          </table:table-cell>
          <table:table-cell office:value-type="float" office:value="0.379933333333333" calcext:value-type="float">
            <text:p>0.379933333333333</text:p>
          </table:table-cell>
          <table:table-cell office:value-type="float" office:value="0.3919" calcext:value-type="float">
            <text:p>0.3919</text:p>
          </table:table-cell>
          <table:table-cell office:value-type="float" office:value="2.06372999293464" calcext:value-type="float">
            <text:p>2.06372999293464</text:p>
          </table:table-cell>
          <table:table-cell office:value-type="float" office:value="1.85528438562041" calcext:value-type="float">
            <text:p>1.85528438562041</text:p>
          </table:table-cell>
          <table:table-cell office:value-type="float" office:value="25.0171208229995" calcext:value-type="float">
            <text:p>25.0171208229995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5" calcext:value-type="float">
            <text:p>5</text:p>
          </table:table-cell>
          <table:table-cell office:value-type="float" office:value="0.465083333333333" calcext:value-type="float">
            <text:p>0.465083333333333</text:p>
          </table:table-cell>
          <table:table-cell office:value-type="float" office:value="0.5361" calcext:value-type="float">
            <text:p>0.5361</text:p>
          </table:table-cell>
          <table:table-cell office:value-type="float" office:value="1.50042364846415" calcext:value-type="float">
            <text:p>1.50042364846415</text:p>
          </table:table-cell>
          <table:table-cell office:value-type="float" office:value="1.19096472802436" calcext:value-type="float">
            <text:p>1.19096472802436</text:p>
          </table:table-cell>
          <table:table-cell office:value-type="float" office:value="24.9060842940007" calcext:value-type="float">
            <text:p>24.9060842940007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1" calcext:value-type="float">
            <text:p>1</text:p>
          </table:table-cell>
          <table:table-cell office:value-type="float" office:value="0.129583333333333" calcext:value-type="float">
            <text:p>0.129583333333333</text:p>
          </table:table-cell>
          <table:table-cell office:value-type="float" office:value="0.1243" calcext:value-type="float">
            <text:p>0.1243</text:p>
          </table:table-cell>
          <table:table-cell office:value-type="float" office:value="2.29257809099104" calcext:value-type="float">
            <text:p>2.29257809099104</text:p>
          </table:table-cell>
          <table:table-cell office:value-type="float" office:value="2.2814988178812" calcext:value-type="float">
            <text:p>2.2814988178812</text:p>
          </table:table-cell>
          <table:table-cell office:value-type="float" office:value="25.2662297629995" calcext:value-type="float">
            <text:p>25.2662297629995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2" calcext:value-type="float">
            <text:p>2</text:p>
          </table:table-cell>
          <table:table-cell office:value-type="float" office:value="0.115466666666667" calcext:value-type="float">
            <text:p>0.115466666666667</text:p>
          </table:table-cell>
          <table:table-cell office:value-type="float" office:value="0.1098" calcext:value-type="float">
            <text:p>0.1098</text:p>
          </table:table-cell>
          <table:table-cell office:value-type="float" office:value="2.26801286196149" calcext:value-type="float">
            <text:p>2.26801286196149</text:p>
          </table:table-cell>
          <table:table-cell office:value-type="float" office:value="2.25119378764159" calcext:value-type="float">
            <text:p>2.25119378764159</text:p>
          </table:table-cell>
          <table:table-cell office:value-type="float" office:value="24.9772586030003" calcext:value-type="float">
            <text:p>24.9772586030003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3" calcext:value-type="float">
            <text:p>3</text:p>
          </table:table-cell>
          <table:table-cell office:value-type="float" office:value="0.18125" calcext:value-type="float">
            <text:p>0.18125</text:p>
          </table:table-cell>
          <table:table-cell office:value-type="float" office:value="0.2846" calcext:value-type="float">
            <text:p>0.2846</text:p>
          </table:table-cell>
          <table:table-cell office:value-type="float" office:value="2.21931785001938" calcext:value-type="float">
            <text:p>2.21931785001938</text:p>
          </table:table-cell>
          <table:table-cell office:value-type="float" office:value="2.17110748351759" calcext:value-type="float">
            <text:p>2.17110748351759</text:p>
          </table:table-cell>
          <table:table-cell office:value-type="float" office:value="25.4740019179999" calcext:value-type="float">
            <text:p>25.4740019179999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4" calcext:value-type="float">
            <text:p>4</text:p>
          </table:table-cell>
          <table:table-cell office:value-type="float" office:value="0.37095" calcext:value-type="float">
            <text:p>0.37095</text:p>
          </table:table-cell>
          <table:table-cell office:value-type="float" office:value="0.407" calcext:value-type="float">
            <text:p>0.407</text:p>
          </table:table-cell>
          <table:table-cell office:value-type="float" office:value="2.03339666318792" calcext:value-type="float">
            <text:p>2.03339666318792</text:p>
          </table:table-cell>
          <table:table-cell office:value-type="float" office:value="1.81197389827412" calcext:value-type="float">
            <text:p>1.81197389827412</text:p>
          </table:table-cell>
          <table:table-cell office:value-type="float" office:value="24.7552419089998" calcext:value-type="float">
            <text:p>24.7552419089998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5" calcext:value-type="float">
            <text:p>5</text:p>
          </table:table-cell>
          <table:table-cell office:value-type="float" office:value="0.478133333333333" calcext:value-type="float">
            <text:p>0.478133333333333</text:p>
          </table:table-cell>
          <table:table-cell office:value-type="float" office:value="0.5503" calcext:value-type="float">
            <text:p>0.5503</text:p>
          </table:table-cell>
          <table:table-cell office:value-type="float" office:value="1.48021254292937" calcext:value-type="float">
            <text:p>1.48021254292937</text:p>
          </table:table-cell>
          <table:table-cell office:value-type="float" office:value="1.19413758652985" calcext:value-type="float">
            <text:p>1.19413758652985</text:p>
          </table:table-cell>
          <table:table-cell office:value-type="float" office:value="24.5803079469997" calcext:value-type="float">
            <text:p>24.5803079469997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1" calcext:value-type="float">
            <text:p>1</text:p>
          </table:table-cell>
          <table:table-cell office:value-type="float" office:value="0.0969833333333333" calcext:value-type="float">
            <text:p>0.0969833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2.29162674926237" calcext:value-type="float">
            <text:p>2.29162674926237</text:p>
          </table:table-cell>
          <table:table-cell office:value-type="float" office:value="2.27646780165897" calcext:value-type="float">
            <text:p>2.27646780165897</text:p>
          </table:table-cell>
          <table:table-cell office:value-type="float" office:value="24.5899557570001" calcext:value-type="float">
            <text:p>24.5899557570001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2" calcext:value-type="float">
            <text:p>2</text:p>
          </table:table-cell>
          <table:table-cell office:value-type="float" office:value="0.104866666666667" calcext:value-type="float">
            <text:p>0.104866666666667</text:p>
          </table:table-cell>
          <table:table-cell office:value-type="float" office:value="0.1282" calcext:value-type="float">
            <text:p>0.1282</text:p>
          </table:table-cell>
          <table:table-cell office:value-type="float" office:value="2.25720070318373" calcext:value-type="float">
            <text:p>2.25720070318373</text:p>
          </table:table-cell>
          <table:table-cell office:value-type="float" office:value="2.23283621763727" calcext:value-type="float">
            <text:p>2.23283621763727</text:p>
          </table:table-cell>
          <table:table-cell office:value-type="float" office:value="24.4624977169997" calcext:value-type="float">
            <text:p>24.4624977169997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3" calcext:value-type="float">
            <text:p>3</text:p>
          </table:table-cell>
          <table:table-cell office:value-type="float" office:value="0.272533333333333" calcext:value-type="float">
            <text:p>0.272533333333333</text:p>
          </table:table-cell>
          <table:table-cell office:value-type="float" office:value="0.3563" calcext:value-type="float">
            <text:p>0.3563</text:p>
          </table:table-cell>
          <table:table-cell office:value-type="float" office:value="2.17944282585624" calcext:value-type="float">
            <text:p>2.17944282585624</text:p>
          </table:table-cell>
          <table:table-cell office:value-type="float" office:value="2.09213952046291" calcext:value-type="float">
            <text:p>2.09213952046291</text:p>
          </table:table-cell>
          <table:table-cell office:value-type="float" office:value="24.3772856449996" calcext:value-type="float">
            <text:p>24.3772856449996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4" calcext:value-type="float">
            <text:p>4</text:p>
          </table:table-cell>
          <table:table-cell office:value-type="float" office:value="0.428866666666667" calcext:value-type="float">
            <text:p>0.428866666666667</text:p>
          </table:table-cell>
          <table:table-cell office:value-type="float" office:value="0.4826" calcext:value-type="float">
            <text:p>0.4826</text:p>
          </table:table-cell>
          <table:table-cell office:value-type="float" office:value="1.81950050160321" calcext:value-type="float">
            <text:p>1.81950050160321</text:p>
          </table:table-cell>
          <table:table-cell office:value-type="float" office:value="1.39635969575044" calcext:value-type="float">
            <text:p>1.39635969575044</text:p>
          </table:table-cell>
          <table:table-cell office:value-type="float" office:value="24.216479312" calcext:value-type="float">
            <text:p>24.216479312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5" calcext:value-type="float">
            <text:p>5</text:p>
          </table:table-cell>
          <table:table-cell office:value-type="float" office:value="0.51415" calcext:value-type="float">
            <text:p>0.51415</text:p>
          </table:table-cell>
          <table:table-cell office:value-type="float" office:value="0.5779" calcext:value-type="float">
            <text:p>0.5779</text:p>
          </table:table-cell>
          <table:table-cell office:value-type="float" office:value="1.24441567889409" calcext:value-type="float">
            <text:p>1.24441567889409</text:p>
          </table:table-cell>
          <table:table-cell office:value-type="float" office:value="1.11956170675861" calcext:value-type="float">
            <text:p>1.11956170675861</text:p>
          </table:table-cell>
          <table:table-cell office:value-type="float" office:value="24.1563180900002" calcext:value-type="float">
            <text:p>24.1563180900002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1" calcext:value-type="float">
            <text:p>1</text:p>
          </table:table-cell>
          <table:table-cell office:value-type="float" office:value="0.104416666666667" calcext:value-type="float">
            <text:p>0.104416666666667</text:p>
          </table:table-cell>
          <table:table-cell office:value-type="float" office:value="0.1097" calcext:value-type="float">
            <text:p>0.1097</text:p>
          </table:table-cell>
          <table:table-cell office:value-type="float" office:value="2.28560214052831" calcext:value-type="float">
            <text:p>2.28560214052831</text:p>
          </table:table-cell>
          <table:table-cell office:value-type="float" office:value="2.26910581862091" calcext:value-type="float">
            <text:p>2.26910581862091</text:p>
          </table:table-cell>
          <table:table-cell office:value-type="float" office:value="24.4863171699999" calcext:value-type="float">
            <text:p>24.4863171699999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2" calcext:value-type="float">
            <text:p>2</text:p>
          </table:table-cell>
          <table:table-cell office:value-type="float" office:value="0.131183333333333" calcext:value-type="float">
            <text:p>0.131183333333333</text:p>
          </table:table-cell>
          <table:table-cell office:value-type="float" office:value="0.176" calcext:value-type="float">
            <text:p>0.176</text:p>
          </table:table-cell>
          <table:table-cell office:value-type="float" office:value="2.24461408464639" calcext:value-type="float">
            <text:p>2.24461408464639</text:p>
          </table:table-cell>
          <table:table-cell office:value-type="float" office:value="2.21219533416116" calcext:value-type="float">
            <text:p>2.21219533416116</text:p>
          </table:table-cell>
          <table:table-cell office:value-type="float" office:value="24.5221644599997" calcext:value-type="float">
            <text:p>24.5221644599997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3" calcext:value-type="float">
            <text:p>3</text:p>
          </table:table-cell>
          <table:table-cell office:value-type="float" office:value="0.348183333333333" calcext:value-type="float">
            <text:p>0.348183333333333</text:p>
          </table:table-cell>
          <table:table-cell office:value-type="float" office:value="0.3914" calcext:value-type="float">
            <text:p>0.3914</text:p>
          </table:table-cell>
          <table:table-cell office:value-type="float" office:value="2.12617363883997" calcext:value-type="float">
            <text:p>2.12617363883997</text:p>
          </table:table-cell>
          <table:table-cell office:value-type="float" office:value="1.96846318624582" calcext:value-type="float">
            <text:p>1.96846318624582</text:p>
          </table:table-cell>
          <table:table-cell office:value-type="float" office:value="24.4987101090001" calcext:value-type="float">
            <text:p>24.4987101090001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4" calcext:value-type="float">
            <text:p>4</text:p>
          </table:table-cell>
          <table:table-cell office:value-type="float" office:value="0.457583333333333" calcext:value-type="float">
            <text:p>0.457583333333333</text:p>
          </table:table-cell>
          <table:table-cell office:value-type="float" office:value="0.518" calcext:value-type="float">
            <text:p>0.518</text:p>
          </table:table-cell>
          <table:table-cell office:value-type="float" office:value="1.59687137133531" calcext:value-type="float">
            <text:p>1.59687137133531</text:p>
          </table:table-cell>
          <table:table-cell office:value-type="float" office:value="1.24882793198725" calcext:value-type="float">
            <text:p>1.24882793198725</text:p>
          </table:table-cell>
          <table:table-cell office:value-type="float" office:value="24.0791907760004" calcext:value-type="float">
            <text:p>24.0791907760004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5" calcext:value-type="float">
            <text:p>5</text:p>
          </table:table-cell>
          <table:table-cell office:value-type="float" office:value="0.5371" calcext:value-type="float">
            <text:p>0.5371</text:p>
          </table:table-cell>
          <table:table-cell office:value-type="float" office:value="0.6013" calcext:value-type="float">
            <text:p>0.6013</text:p>
          </table:table-cell>
          <table:table-cell office:value-type="float" office:value="1.16299593200816" calcext:value-type="float">
            <text:p>1.16299593200816</text:p>
          </table:table-cell>
          <table:table-cell office:value-type="float" office:value="1.07666375075176" calcext:value-type="float">
            <text:p>1.07666375075176</text:p>
          </table:table-cell>
          <table:table-cell office:value-type="float" office:value="24.4460566599992" calcext:value-type="float">
            <text:p>24.4460566599992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1" calcext:value-type="float">
            <text:p>1</text:p>
          </table:table-cell>
          <table:table-cell office:value-type="float" office:value="0.135633333333333" calcext:value-type="float">
            <text:p>0.135633333333333</text:p>
          </table:table-cell>
          <table:table-cell office:value-type="float" office:value="0.1334" calcext:value-type="float">
            <text:p>0.1334</text:p>
          </table:table-cell>
          <table:table-cell office:value-type="float" office:value="2.29251214969895" calcext:value-type="float">
            <text:p>2.29251214969895</text:p>
          </table:table-cell>
          <table:table-cell office:value-type="float" office:value="2.28117782902566" calcext:value-type="float">
            <text:p>2.28117782902566</text:p>
          </table:table-cell>
          <table:table-cell office:value-type="float" office:value="24.9679249840001" calcext:value-type="float">
            <text:p>24.9679249840001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2" calcext:value-type="float">
            <text:p>2</text:p>
          </table:table-cell>
          <table:table-cell office:value-type="float" office:value="0.142633333333333" calcext:value-type="float">
            <text:p>0.142633333333333</text:p>
          </table:table-cell>
          <table:table-cell office:value-type="float" office:value="0.168" calcext:value-type="float">
            <text:p>0.168</text:p>
          </table:table-cell>
          <table:table-cell office:value-type="float" office:value="2.26479769261407" calcext:value-type="float">
            <text:p>2.26479769261407</text:p>
          </table:table-cell>
          <table:table-cell office:value-type="float" office:value="2.24308018319926" calcext:value-type="float">
            <text:p>2.24308018319926</text:p>
          </table:table-cell>
          <table:table-cell office:value-type="float" office:value="24.8555679070005" calcext:value-type="float">
            <text:p>24.8555679070005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3" calcext:value-type="float">
            <text:p>3</text:p>
          </table:table-cell>
          <table:table-cell office:value-type="float" office:value="0.267516666666667" calcext:value-type="float">
            <text:p>0.267516666666667</text:p>
          </table:table-cell>
          <table:table-cell office:value-type="float" office:value="0.3281" calcext:value-type="float">
            <text:p>0.3281</text:p>
          </table:table-cell>
          <table:table-cell office:value-type="float" office:value="2.18999501077859" calcext:value-type="float">
            <text:p>2.18999501077859</text:p>
          </table:table-cell>
          <table:table-cell office:value-type="float" office:value="2.09806302398633" calcext:value-type="float">
            <text:p>2.09806302398633</text:p>
          </table:table-cell>
          <table:table-cell office:value-type="float" office:value="24.7411303469998" calcext:value-type="float">
            <text:p>24.7411303469998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4" calcext:value-type="float">
            <text:p>4</text:p>
          </table:table-cell>
          <table:table-cell office:value-type="float" office:value="0.397266666666667" calcext:value-type="float">
            <text:p>0.397266666666667</text:p>
          </table:table-cell>
          <table:table-cell office:value-type="float" office:value="0.4567" calcext:value-type="float">
            <text:p>0.4567</text:p>
          </table:table-cell>
          <table:table-cell office:value-type="float" office:value="1.90001850468772" calcext:value-type="float">
            <text:p>1.90001850468772</text:p>
          </table:table-cell>
          <table:table-cell office:value-type="float" office:value="1.64032535340376" calcext:value-type="float">
            <text:p>1.64032535340376</text:p>
          </table:table-cell>
          <table:table-cell office:value-type="float" office:value="24.5464269960003" calcext:value-type="float">
            <text:p>24.5464269960003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5" calcext:value-type="float">
            <text:p>5</text:p>
          </table:table-cell>
          <table:table-cell office:value-type="float" office:value="0.49645" calcext:value-type="float">
            <text:p>0.49645</text:p>
          </table:table-cell>
          <table:table-cell office:value-type="float" office:value="0.5439" calcext:value-type="float">
            <text:p>0.5439</text:p>
          </table:table-cell>
          <table:table-cell office:value-type="float" office:value="1.36387683816556" calcext:value-type="float">
            <text:p>1.36387683816556</text:p>
          </table:table-cell>
          <table:table-cell office:value-type="float" office:value="1.18452365041538" calcext:value-type="float">
            <text:p>1.18452365041538</text:p>
          </table:table-cell>
          <table:table-cell office:value-type="float" office:value="24.4993152010002" calcext:value-type="float">
            <text:p>24.4993152010002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1" calcext:value-type="float">
            <text:p>1</text:p>
          </table:table-cell>
          <table:table-cell office:value-type="float" office:value="0.110583333333333" calcext:value-type="float">
            <text:p>0.110583333333333</text:p>
          </table:table-cell>
          <table:table-cell office:value-type="float" office:value="0.1079" calcext:value-type="float">
            <text:p>0.1079</text:p>
          </table:table-cell>
          <table:table-cell office:value-type="float" office:value="2.29126143658847" calcext:value-type="float">
            <text:p>2.29126143658847</text:p>
          </table:table-cell>
          <table:table-cell office:value-type="float" office:value="2.27805441352212" calcext:value-type="float">
            <text:p>2.27805441352212</text:p>
          </table:table-cell>
          <table:table-cell office:value-type="float" office:value="24.5960307409996" calcext:value-type="float">
            <text:p>24.5960307409996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2" calcext:value-type="float">
            <text:p>2</text:p>
          </table:table-cell>
          <table:table-cell office:value-type="float" office:value="0.1304" calcext:value-type="float">
            <text:p>0.1304</text:p>
          </table:table-cell>
          <table:table-cell office:value-type="float" office:value="0.1791" calcext:value-type="float">
            <text:p>0.1791</text:p>
          </table:table-cell>
          <table:table-cell office:value-type="float" office:value="2.2585517020622" calcext:value-type="float">
            <text:p>2.2585517020622</text:p>
          </table:table-cell>
          <table:table-cell office:value-type="float" office:value="2.23210264163412" calcext:value-type="float">
            <text:p>2.23210264163412</text:p>
          </table:table-cell>
          <table:table-cell office:value-type="float" office:value="24.5762872260002" calcext:value-type="float">
            <text:p>24.5762872260002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3" calcext:value-type="float">
            <text:p>3</text:p>
          </table:table-cell>
          <table:table-cell office:value-type="float" office:value="0.277" calcext:value-type="float">
            <text:p>0.277</text:p>
          </table:table-cell>
          <table:table-cell office:value-type="float" office:value="0.3283" calcext:value-type="float">
            <text:p>0.3283</text:p>
          </table:table-cell>
          <table:table-cell office:value-type="float" office:value="2.16301593216243" calcext:value-type="float">
            <text:p>2.16301593216243</text:p>
          </table:table-cell>
          <table:table-cell office:value-type="float" office:value="2.0432749485514" calcext:value-type="float">
            <text:p>2.0432749485514</text:p>
          </table:table-cell>
          <table:table-cell office:value-type="float" office:value="24.5565996989999" calcext:value-type="float">
            <text:p>24.5565996989999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4" calcext:value-type="float">
            <text:p>4</text:p>
          </table:table-cell>
          <table:table-cell office:value-type="float" office:value="0.4127" calcext:value-type="float">
            <text:p>0.4127</text:p>
          </table:table-cell>
          <table:table-cell office:value-type="float" office:value="0.4733" calcext:value-type="float">
            <text:p>0.4733</text:p>
          </table:table-cell>
          <table:table-cell office:value-type="float" office:value="1.80758195683392" calcext:value-type="float">
            <text:p>1.80758195683392</text:p>
          </table:table-cell>
          <table:table-cell office:value-type="float" office:value="1.46941749988847" calcext:value-type="float">
            <text:p>1.46941749988847</text:p>
          </table:table-cell>
          <table:table-cell office:value-type="float" office:value="24.2866265439998" calcext:value-type="float">
            <text:p>24.2866265439998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5" calcext:value-type="float">
            <text:p>5</text:p>
          </table:table-cell>
          <table:table-cell office:value-type="float" office:value="0.500416666666667" calcext:value-type="float">
            <text:p>0.500416666666667</text:p>
          </table:table-cell>
          <table:table-cell office:value-type="float" office:value="0.5646" calcext:value-type="float">
            <text:p>0.5646</text:p>
          </table:table-cell>
          <table:table-cell office:value-type="float" office:value="1.28942863792499" calcext:value-type="float">
            <text:p>1.28942863792499</text:p>
          </table:table-cell>
          <table:table-cell office:value-type="float" office:value="1.15072787643238" calcext:value-type="float">
            <text:p>1.15072787643238</text:p>
          </table:table-cell>
          <table:table-cell office:value-type="float" office:value="24.330008728999" calcext:value-type="float">
            <text:p>24.330008728999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1" calcext:value-type="float">
            <text:p>1</text:p>
          </table:table-cell>
          <table:table-cell office:value-type="float" office:value="0.12325" calcext:value-type="float">
            <text:p>0.12325</text:p>
          </table:table-cell>
          <table:table-cell office:value-type="float" office:value="0.1045" calcext:value-type="float">
            <text:p>0.1045</text:p>
          </table:table-cell>
          <table:table-cell office:value-type="float" office:value="2.28968949866956" calcext:value-type="float">
            <text:p>2.28968949866956</text:p>
          </table:table-cell>
          <table:table-cell office:value-type="float" office:value="2.2773024762512" calcext:value-type="float">
            <text:p>2.2773024762512</text:p>
          </table:table-cell>
          <table:table-cell office:value-type="float" office:value="24.8910580890006" calcext:value-type="float">
            <text:p>24.8910580890006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2" calcext:value-type="float">
            <text:p>2</text:p>
          </table:table-cell>
          <table:table-cell office:value-type="float" office:value="0.118933333333333" calcext:value-type="float">
            <text:p>0.118933333333333</text:p>
          </table:table-cell>
          <table:table-cell office:value-type="float" office:value="0.1389" calcext:value-type="float">
            <text:p>0.1389</text:p>
          </table:table-cell>
          <table:table-cell office:value-type="float" office:value="2.26143614366365" calcext:value-type="float">
            <text:p>2.26143614366365</text:p>
          </table:table-cell>
          <table:table-cell office:value-type="float" office:value="2.24152002820543" calcext:value-type="float">
            <text:p>2.24152002820543</text:p>
          </table:table-cell>
          <table:table-cell office:value-type="float" office:value="25.0571775670014" calcext:value-type="float">
            <text:p>25.0571775670014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3" calcext:value-type="float">
            <text:p>3</text:p>
          </table:table-cell>
          <table:table-cell office:value-type="float" office:value="0.270366666666667" calcext:value-type="float">
            <text:p>0.270366666666667</text:p>
          </table:table-cell>
          <table:table-cell office:value-type="float" office:value="0.3343" calcext:value-type="float">
            <text:p>0.3343</text:p>
          </table:table-cell>
          <table:table-cell office:value-type="float" office:value="2.19903848140733" calcext:value-type="float">
            <text:p>2.19903848140733</text:p>
          </table:table-cell>
          <table:table-cell office:value-type="float" office:value="2.13140496175001" calcext:value-type="float">
            <text:p>2.13140496175001</text:p>
          </table:table-cell>
          <table:table-cell office:value-type="float" office:value="24.8779439690006" calcext:value-type="float">
            <text:p>24.8779439690006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4" calcext:value-type="float">
            <text:p>4</text:p>
          </table:table-cell>
          <table:table-cell office:value-type="float" office:value="0.405916666666667" calcext:value-type="float">
            <text:p>0.405916666666667</text:p>
          </table:table-cell>
          <table:table-cell office:value-type="float" office:value="0.4286" calcext:value-type="float">
            <text:p>0.4286</text:p>
          </table:table-cell>
          <table:table-cell office:value-type="float" office:value="1.93481507636845" calcext:value-type="float">
            <text:p>1.93481507636845</text:p>
          </table:table-cell>
          <table:table-cell office:value-type="float" office:value="1.63449629400946" calcext:value-type="float">
            <text:p>1.63449629400946</text:p>
          </table:table-cell>
          <table:table-cell office:value-type="float" office:value="24.5664428890013" calcext:value-type="float">
            <text:p>24.5664428890013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5" calcext:value-type="float">
            <text:p>5</text:p>
          </table:table-cell>
          <table:table-cell office:value-type="float" office:value="0.4819" calcext:value-type="float">
            <text:p>0.4819</text:p>
          </table:table-cell>
          <table:table-cell office:value-type="float" office:value="0.5165" calcext:value-type="float">
            <text:p>0.5165</text:p>
          </table:table-cell>
          <table:table-cell office:value-type="float" office:value="1.35733282337311" calcext:value-type="float">
            <text:p>1.35733282337311</text:p>
          </table:table-cell>
          <table:table-cell office:value-type="float" office:value="1.20810073500226" calcext:value-type="float">
            <text:p>1.20810073500226</text:p>
          </table:table-cell>
          <table:table-cell office:value-type="float" office:value="24.5748619499991" calcext:value-type="float">
            <text:p>24.5748619499991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1" calcext:value-type="float">
            <text:p>1</text:p>
          </table:table-cell>
          <table:table-cell office:value-type="float" office:value="0.117783333333333" calcext:value-type="float">
            <text:p>0.117783333333333</text:p>
          </table:table-cell>
          <table:table-cell office:value-type="float" office:value="0.1003" calcext:value-type="float">
            <text:p>0.1003</text:p>
          </table:table-cell>
          <table:table-cell office:value-type="float" office:value="2.29425332973252" calcext:value-type="float">
            <text:p>2.29425332973252</text:p>
          </table:table-cell>
          <table:table-cell office:value-type="float" office:value="2.28082199916718" calcext:value-type="float">
            <text:p>2.28082199916718</text:p>
          </table:table-cell>
          <table:table-cell office:value-type="float" office:value="24.0687669849995" calcext:value-type="float">
            <text:p>24.0687669849995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2" calcext:value-type="float">
            <text:p>2</text:p>
          </table:table-cell>
          <table:table-cell office:value-type="float" office:value="0.111616666666667" calcext:value-type="float">
            <text:p>0.111616666666667</text:p>
          </table:table-cell>
          <table:table-cell office:value-type="float" office:value="0.1216" calcext:value-type="float">
            <text:p>0.1216</text:p>
          </table:table-cell>
          <table:table-cell office:value-type="float" office:value="2.26666766443232" calcext:value-type="float">
            <text:p>2.26666766443232</text:p>
          </table:table-cell>
          <table:table-cell office:value-type="float" office:value="2.2488572992337" calcext:value-type="float">
            <text:p>2.2488572992337</text:p>
          </table:table-cell>
          <table:table-cell office:value-type="float" office:value="24.0485048310002" calcext:value-type="float">
            <text:p>24.0485048310002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3" calcext:value-type="float">
            <text:p>3</text:p>
          </table:table-cell>
          <table:table-cell office:value-type="float" office:value="0.2718" calcext:value-type="float">
            <text:p>0.2718</text:p>
          </table:table-cell>
          <table:table-cell office:value-type="float" office:value="0.3806" calcext:value-type="float">
            <text:p>0.3806</text:p>
          </table:table-cell>
          <table:table-cell office:value-type="float" office:value="2.21254638568171" calcext:value-type="float">
            <text:p>2.21254638568171</text:p>
          </table:table-cell>
          <table:table-cell office:value-type="float" office:value="2.15268508643861" calcext:value-type="float">
            <text:p>2.15268508643861</text:p>
          </table:table-cell>
          <table:table-cell office:value-type="float" office:value="24.0578406269997" calcext:value-type="float">
            <text:p>24.0578406269997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4" calcext:value-type="float">
            <text:p>4</text:p>
          </table:table-cell>
          <table:table-cell office:value-type="float" office:value="0.431316666666667" calcext:value-type="float">
            <text:p>0.431316666666667</text:p>
          </table:table-cell>
          <table:table-cell office:value-type="float" office:value="0.437" calcext:value-type="float">
            <text:p>0.437</text:p>
          </table:table-cell>
          <table:table-cell office:value-type="float" office:value="1.94580151010424" calcext:value-type="float">
            <text:p>1.94580151010424</text:p>
          </table:table-cell>
          <table:table-cell office:value-type="float" office:value="1.6244768283929" calcext:value-type="float">
            <text:p>1.6244768283929</text:p>
          </table:table-cell>
          <table:table-cell office:value-type="float" office:value="23.8101879730002" calcext:value-type="float">
            <text:p>23.8101879730002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5" calcext:value-type="float">
            <text:p>5</text:p>
          </table:table-cell>
          <table:table-cell office:value-type="float" office:value="0.486783333333333" calcext:value-type="float">
            <text:p>0.486783333333333</text:p>
          </table:table-cell>
          <table:table-cell office:value-type="float" office:value="0.5462" calcext:value-type="float">
            <text:p>0.5462</text:p>
          </table:table-cell>
          <table:table-cell office:value-type="float" office:value="1.35980918819208" calcext:value-type="float">
            <text:p>1.35980918819208</text:p>
          </table:table-cell>
          <table:table-cell office:value-type="float" office:value="1.18645717004302" calcext:value-type="float">
            <text:p>1.18645717004302</text:p>
          </table:table-cell>
          <table:table-cell office:value-type="float" office:value="23.7846049870004" calcext:value-type="float">
            <text:p>23.7846049870004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1" calcext:value-type="float">
            <text:p>1</text:p>
          </table:table-cell>
          <table:table-cell office:value-type="float" office:value="0.106216666666667" calcext:value-type="float">
            <text:p>0.106216666666667</text:p>
          </table:table-cell>
          <table:table-cell office:value-type="float" office:value="0.1032" calcext:value-type="float">
            <text:p>0.1032</text:p>
          </table:table-cell>
          <table:table-cell office:value-type="float" office:value="2.2911753529933" calcext:value-type="float">
            <text:p>2.2911753529933</text:p>
          </table:table-cell>
          <table:table-cell office:value-type="float" office:value="2.27933409715154" calcext:value-type="float">
            <text:p>2.27933409715154</text:p>
          </table:table-cell>
          <table:table-cell office:value-type="float" office:value="24.9741375560006" calcext:value-type="float">
            <text:p>24.9741375560006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2" calcext:value-type="float">
            <text:p>2</text:p>
          </table:table-cell>
          <table:table-cell office:value-type="float" office:value="0.112333333333333" calcext:value-type="float">
            <text:p>0.112333333333333</text:p>
          </table:table-cell>
          <table:table-cell office:value-type="float" office:value="0.1197" calcext:value-type="float">
            <text:p>0.1197</text:p>
          </table:table-cell>
          <table:table-cell office:value-type="float" office:value="2.2641021658871" calcext:value-type="float">
            <text:p>2.2641021658871</text:p>
          </table:table-cell>
          <table:table-cell office:value-type="float" office:value="2.24544763868781" calcext:value-type="float">
            <text:p>2.24544763868781</text:p>
          </table:table-cell>
          <table:table-cell office:value-type="float" office:value="24.8347368899995" calcext:value-type="float">
            <text:p>24.8347368899995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3" calcext:value-type="float">
            <text:p>3</text:p>
          </table:table-cell>
          <table:table-cell office:value-type="float" office:value="0.225883333333333" calcext:value-type="float">
            <text:p>0.225883333333333</text:p>
          </table:table-cell>
          <table:table-cell office:value-type="float" office:value="0.2969" calcext:value-type="float">
            <text:p>0.2969</text:p>
          </table:table-cell>
          <table:table-cell office:value-type="float" office:value="2.20767026466093" calcext:value-type="float">
            <text:p>2.20767026466093</text:p>
          </table:table-cell>
          <table:table-cell office:value-type="float" office:value="2.14886415688096" calcext:value-type="float">
            <text:p>2.14886415688096</text:p>
          </table:table-cell>
          <table:table-cell office:value-type="float" office:value="25.0966369939997" calcext:value-type="float">
            <text:p>25.0966369939997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4" calcext:value-type="float">
            <text:p>4</text:p>
          </table:table-cell>
          <table:table-cell office:value-type="float" office:value="0.4103" calcext:value-type="float">
            <text:p>0.4103</text:p>
          </table:table-cell>
          <table:table-cell office:value-type="float" office:value="0.4793" calcext:value-type="float">
            <text:p>0.4793</text:p>
          </table:table-cell>
          <table:table-cell office:value-type="float" office:value="1.91658069418946" calcext:value-type="float">
            <text:p>1.91658069418946</text:p>
          </table:table-cell>
          <table:table-cell office:value-type="float" office:value="1.47839984240805" calcext:value-type="float">
            <text:p>1.47839984240805</text:p>
          </table:table-cell>
          <table:table-cell office:value-type="float" office:value="24.7359336270001" calcext:value-type="float">
            <text:p>24.7359336270001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5" calcext:value-type="float">
            <text:p>5</text:p>
          </table:table-cell>
          <table:table-cell office:value-type="float" office:value="0.496783333333333" calcext:value-type="float">
            <text:p>0.496783333333333</text:p>
          </table:table-cell>
          <table:table-cell office:value-type="float" office:value="0.5847" calcext:value-type="float">
            <text:p>0.5847</text:p>
          </table:table-cell>
          <table:table-cell office:value-type="float" office:value="1.27720469687539" calcext:value-type="float">
            <text:p>1.27720469687539</text:p>
          </table:table-cell>
          <table:table-cell office:value-type="float" office:value="1.07862819038379" calcext:value-type="float">
            <text:p>1.07862819038379</text:p>
          </table:table-cell>
          <table:table-cell office:value-type="float" office:value="24.5729809189997" calcext:value-type="float">
            <text:p>24.5729809189997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1" calcext:value-type="float">
            <text:p>1</text:p>
          </table:table-cell>
          <table:table-cell office:value-type="float" office:value="0.104416666666667" calcext:value-type="float">
            <text:p>0.104416666666667</text:p>
          </table:table-cell>
          <table:table-cell office:value-type="float" office:value="0.127" calcext:value-type="float">
            <text:p>0.127</text:p>
          </table:table-cell>
          <table:table-cell office:value-type="float" office:value="2.28984445219101" calcext:value-type="float">
            <text:p>2.28984445219101</text:p>
          </table:table-cell>
          <table:table-cell office:value-type="float" office:value="2.27548374947469" calcext:value-type="float">
            <text:p>2.27548374947469</text:p>
          </table:table-cell>
          <table:table-cell office:value-type="float" office:value="25.1273622380013" calcext:value-type="float">
            <text:p>25.1273622380013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2" calcext:value-type="float">
            <text:p>2</text:p>
          </table:table-cell>
          <table:table-cell office:value-type="float" office:value="0.1951" calcext:value-type="float">
            <text:p>0.1951</text:p>
          </table:table-cell>
          <table:table-cell office:value-type="float" office:value="0.2476" calcext:value-type="float">
            <text:p>0.2476</text:p>
          </table:table-cell>
          <table:table-cell office:value-type="float" office:value="2.25350468600991" calcext:value-type="float">
            <text:p>2.25350468600991</text:p>
          </table:table-cell>
          <table:table-cell office:value-type="float" office:value="2.22228324944806" calcext:value-type="float">
            <text:p>2.22228324944806</text:p>
          </table:table-cell>
          <table:table-cell office:value-type="float" office:value="25.0693629159996" calcext:value-type="float">
            <text:p>25.0693629159996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3" calcext:value-type="float">
            <text:p>3</text:p>
          </table:table-cell>
          <table:table-cell office:value-type="float" office:value="0.32615" calcext:value-type="float">
            <text:p>0.32615</text:p>
          </table:table-cell>
          <table:table-cell office:value-type="float" office:value="0.3499" calcext:value-type="float">
            <text:p>0.3499</text:p>
          </table:table-cell>
          <table:table-cell office:value-type="float" office:value="2.13596477081527" calcext:value-type="float">
            <text:p>2.13596477081527</text:p>
          </table:table-cell>
          <table:table-cell office:value-type="float" office:value="1.98592348615075" calcext:value-type="float">
            <text:p>1.98592348615075</text:p>
          </table:table-cell>
          <table:table-cell office:value-type="float" office:value="25.017913443" calcext:value-type="float">
            <text:p>25.017913443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4" calcext:value-type="float">
            <text:p>4</text:p>
          </table:table-cell>
          <table:table-cell office:value-type="float" office:value="0.424533333333333" calcext:value-type="float">
            <text:p>0.424533333333333</text:p>
          </table:table-cell>
          <table:table-cell office:value-type="float" office:value="0.4733" calcext:value-type="float">
            <text:p>0.4733</text:p>
          </table:table-cell>
          <table:table-cell office:value-type="float" office:value="1.72412726111504" calcext:value-type="float">
            <text:p>1.72412726111504</text:p>
          </table:table-cell>
          <table:table-cell office:value-type="float" office:value="1.38968977654815" calcext:value-type="float">
            <text:p>1.38968977654815</text:p>
          </table:table-cell>
          <table:table-cell office:value-type="float" office:value="24.7598540409999" calcext:value-type="float">
            <text:p>24.7598540409999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5" calcext:value-type="float">
            <text:p>5</text:p>
          </table:table-cell>
          <table:table-cell office:value-type="float" office:value="0.514133333333333" calcext:value-type="float">
            <text:p>0.514133333333333</text:p>
          </table:table-cell>
          <table:table-cell office:value-type="float" office:value="0.5738" calcext:value-type="float">
            <text:p>0.5738</text:p>
          </table:table-cell>
          <table:table-cell office:value-type="float" office:value="1.24646047126256" calcext:value-type="float">
            <text:p>1.24646047126256</text:p>
          </table:table-cell>
          <table:table-cell office:value-type="float" office:value="1.12353149227276" calcext:value-type="float">
            <text:p>1.12353149227276</text:p>
          </table:table-cell>
          <table:table-cell office:value-type="float" office:value="24.724296548" calcext:value-type="float">
            <text:p>24.724296548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1" calcext:value-type="float">
            <text:p>1</text:p>
          </table:table-cell>
          <table:table-cell office:value-type="float" office:value="0.1037" calcext:value-type="float">
            <text:p>0.1037</text:p>
          </table:table-cell>
          <table:table-cell office:value-type="float" office:value="0.1007" calcext:value-type="float">
            <text:p>0.1007</text:p>
          </table:table-cell>
          <table:table-cell office:value-type="float" office:value="2.28572724165439" calcext:value-type="float">
            <text:p>2.28572724165439</text:p>
          </table:table-cell>
          <table:table-cell office:value-type="float" office:value="2.26860158762355" calcext:value-type="float">
            <text:p>2.26860158762355</text:p>
          </table:table-cell>
          <table:table-cell office:value-type="float" office:value="24.4464601010004" calcext:value-type="float">
            <text:p>24.4464601010004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2" calcext:value-type="float">
            <text:p>2</text:p>
          </table:table-cell>
          <table:table-cell office:value-type="float" office:value="0.1347" calcext:value-type="float">
            <text:p>0.1347</text:p>
          </table:table-cell>
          <table:table-cell office:value-type="float" office:value="0.2072" calcext:value-type="float">
            <text:p>0.2072</text:p>
          </table:table-cell>
          <table:table-cell office:value-type="float" office:value="2.24188267320458" calcext:value-type="float">
            <text:p>2.24188267320458</text:p>
          </table:table-cell>
          <table:table-cell office:value-type="float" office:value="2.20434152852198" calcext:value-type="float">
            <text:p>2.20434152852198</text:p>
          </table:table-cell>
          <table:table-cell office:value-type="float" office:value="24.211803432001" calcext:value-type="float">
            <text:p>24.211803432001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3" calcext:value-type="float">
            <text:p>3</text:p>
          </table:table-cell>
          <table:table-cell office:value-type="float" office:value="0.367516666666667" calcext:value-type="float">
            <text:p>0.367516666666667</text:p>
          </table:table-cell>
          <table:table-cell office:value-type="float" office:value="0.4153" calcext:value-type="float">
            <text:p>0.4153</text:p>
          </table:table-cell>
          <table:table-cell office:value-type="float" office:value="2.0953669578536" calcext:value-type="float">
            <text:p>2.0953669578536</text:p>
          </table:table-cell>
          <table:table-cell office:value-type="float" office:value="1.90085526332734" calcext:value-type="float">
            <text:p>1.90085526332734</text:p>
          </table:table-cell>
          <table:table-cell office:value-type="float" office:value="24.2193208469998" calcext:value-type="float">
            <text:p>24.2193208469998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4" calcext:value-type="float">
            <text:p>4</text:p>
          </table:table-cell>
          <table:table-cell office:value-type="float" office:value="0.4817" calcext:value-type="float">
            <text:p>0.4817</text:p>
          </table:table-cell>
          <table:table-cell office:value-type="float" office:value="0.5577" calcext:value-type="float">
            <text:p>0.5577</text:p>
          </table:table-cell>
          <table:table-cell office:value-type="float" office:value="1.52895312815079" calcext:value-type="float">
            <text:p>1.52895312815079</text:p>
          </table:table-cell>
          <table:table-cell office:value-type="float" office:value="1.20848348034415" calcext:value-type="float">
            <text:p>1.20848348034415</text:p>
          </table:table-cell>
          <table:table-cell office:value-type="float" office:value="24.421809884001" calcext:value-type="float">
            <text:p>24.421809884001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5" calcext:value-type="float">
            <text:p>5</text:p>
          </table:table-cell>
          <table:table-cell office:value-type="float" office:value="0.5673" calcext:value-type="float">
            <text:p>0.5673</text:p>
          </table:table-cell>
          <table:table-cell office:value-type="float" office:value="0.6156" calcext:value-type="float">
            <text:p>0.6156</text:p>
          </table:table-cell>
          <table:table-cell office:value-type="float" office:value="1.11294487569886" calcext:value-type="float">
            <text:p>1.11294487569886</text:p>
          </table:table-cell>
          <table:table-cell office:value-type="float" office:value="1.03475613123292" calcext:value-type="float">
            <text:p>1.03475613123292</text:p>
          </table:table-cell>
          <table:table-cell office:value-type="float" office:value="24.1184163819999" calcext:value-type="float">
            <text:p>24.1184163819999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1" calcext:value-type="float">
            <text:p>1</text:p>
          </table:table-cell>
          <table:table-cell office:value-type="float" office:value="0.109583333333333" calcext:value-type="float">
            <text:p>0.109583333333333</text:p>
          </table:table-cell>
          <table:table-cell office:value-type="float" office:value="0.1036" calcext:value-type="float">
            <text:p>0.1036</text:p>
          </table:table-cell>
          <table:table-cell office:value-type="float" office:value="2.2959334751182" calcext:value-type="float">
            <text:p>2.2959334751182</text:p>
          </table:table-cell>
          <table:table-cell office:value-type="float" office:value="2.28260761613299" calcext:value-type="float">
            <text:p>2.28260761613299</text:p>
          </table:table-cell>
          <table:table-cell office:value-type="float" office:value="25.1640332099996" calcext:value-type="float">
            <text:p>25.1640332099996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2" calcext:value-type="float">
            <text:p>2</text:p>
          </table:table-cell>
          <table:table-cell office:value-type="float" office:value="0.118216666666667" calcext:value-type="float">
            <text:p>0.118216666666667</text:p>
          </table:table-cell>
          <table:table-cell office:value-type="float" office:value="0.1462" calcext:value-type="float">
            <text:p>0.1462</text:p>
          </table:table-cell>
          <table:table-cell office:value-type="float" office:value="2.26515979019564" calcext:value-type="float">
            <text:p>2.26515979019564</text:p>
          </table:table-cell>
          <table:table-cell office:value-type="float" office:value="2.2419397998008" calcext:value-type="float">
            <text:p>2.2419397998008</text:p>
          </table:table-cell>
          <table:table-cell office:value-type="float" office:value="25.1345853739986" calcext:value-type="float">
            <text:p>25.1345853739986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3" calcext:value-type="float">
            <text:p>3</text:p>
          </table:table-cell>
          <table:table-cell office:value-type="float" office:value="0.286966666666667" calcext:value-type="float">
            <text:p>0.286966666666667</text:p>
          </table:table-cell>
          <table:table-cell office:value-type="float" office:value="0.3652" calcext:value-type="float">
            <text:p>0.3652</text:p>
          </table:table-cell>
          <table:table-cell office:value-type="float" office:value="2.18785165444112" calcext:value-type="float">
            <text:p>2.18785165444112</text:p>
          </table:table-cell>
          <table:table-cell office:value-type="float" office:value="2.09595914858921" calcext:value-type="float">
            <text:p>2.09595914858921</text:p>
          </table:table-cell>
          <table:table-cell office:value-type="float" office:value="25.1444280119995" calcext:value-type="float">
            <text:p>25.1444280119995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4" calcext:value-type="float">
            <text:p>4</text:p>
          </table:table-cell>
          <table:table-cell office:value-type="float" office:value="0.4273" calcext:value-type="float">
            <text:p>0.4273</text:p>
          </table:table-cell>
          <table:table-cell office:value-type="float" office:value="0.4875" calcext:value-type="float">
            <text:p>0.4875</text:p>
          </table:table-cell>
          <table:table-cell office:value-type="float" office:value="1.86586962160525" calcext:value-type="float">
            <text:p>1.86586962160525</text:p>
          </table:table-cell>
          <table:table-cell office:value-type="float" office:value="1.50271918515491" calcext:value-type="float">
            <text:p>1.50271918515491</text:p>
          </table:table-cell>
          <table:table-cell office:value-type="float" office:value="24.9679384179999" calcext:value-type="float">
            <text:p>24.9679384179999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5" calcext:value-type="float">
            <text:p>5</text:p>
          </table:table-cell>
          <table:table-cell office:value-type="float" office:value="0.5251" calcext:value-type="float">
            <text:p>0.5251</text:p>
          </table:table-cell>
          <table:table-cell office:value-type="float" office:value="0.5859" calcext:value-type="float">
            <text:p>0.5859</text:p>
          </table:table-cell>
          <table:table-cell office:value-type="float" office:value="1.26016266869584" calcext:value-type="float">
            <text:p>1.26016266869584</text:p>
          </table:table-cell>
          <table:table-cell office:value-type="float" office:value="1.09781878199547" calcext:value-type="float">
            <text:p>1.09781878199547</text:p>
          </table:table-cell>
          <table:table-cell office:value-type="float" office:value="24.7280847519996" calcext:value-type="float">
            <text:p>24.7280847519996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1" calcext:value-type="float">
            <text:p>1</text:p>
          </table:table-cell>
          <table:table-cell office:value-type="float" office:value="0.128816666666667" calcext:value-type="float">
            <text:p>0.128816666666667</text:p>
          </table:table-cell>
          <table:table-cell office:value-type="float" office:value="0.1296" calcext:value-type="float">
            <text:p>0.1296</text:p>
          </table:table-cell>
          <table:table-cell office:value-type="float" office:value="2.28727595765453" calcext:value-type="float">
            <text:p>2.28727595765453</text:p>
          </table:table-cell>
          <table:table-cell office:value-type="float" office:value="2.27401942356377" calcext:value-type="float">
            <text:p>2.27401942356377</text:p>
          </table:table-cell>
          <table:table-cell office:value-type="float" office:value="25.1104360550016" calcext:value-type="float">
            <text:p>25.1104360550016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2" calcext:value-type="float">
            <text:p>2</text:p>
          </table:table-cell>
          <table:table-cell office:value-type="float" office:value="0.157716666666667" calcext:value-type="float">
            <text:p>0.157716666666667</text:p>
          </table:table-cell>
          <table:table-cell office:value-type="float" office:value="0.2028" calcext:value-type="float">
            <text:p>0.2028</text:p>
          </table:table-cell>
          <table:table-cell office:value-type="float" office:value="2.25441455129367" calcext:value-type="float">
            <text:p>2.25441455129367</text:p>
          </table:table-cell>
          <table:table-cell office:value-type="float" office:value="2.22857850372412" calcext:value-type="float">
            <text:p>2.22857850372412</text:p>
          </table:table-cell>
          <table:table-cell office:value-type="float" office:value="24.9755091059997" calcext:value-type="float">
            <text:p>24.9755091059997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3" calcext:value-type="float">
            <text:p>3</text:p>
          </table:table-cell>
          <table:table-cell office:value-type="float" office:value="0.286316666666667" calcext:value-type="float">
            <text:p>0.286316666666667</text:p>
          </table:table-cell>
          <table:table-cell office:value-type="float" office:value="0.3314" calcext:value-type="float">
            <text:p>0.3314</text:p>
          </table:table-cell>
          <table:table-cell office:value-type="float" office:value="2.16513746798928" calcext:value-type="float">
            <text:p>2.16513746798928</text:p>
          </table:table-cell>
          <table:table-cell office:value-type="float" office:value="2.05459778324054" calcext:value-type="float">
            <text:p>2.05459778324054</text:p>
          </table:table-cell>
          <table:table-cell office:value-type="float" office:value="24.8358499349997" calcext:value-type="float">
            <text:p>24.8358499349997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4" calcext:value-type="float">
            <text:p>4</text:p>
          </table:table-cell>
          <table:table-cell office:value-type="float" office:value="0.41995" calcext:value-type="float">
            <text:p>0.41995</text:p>
          </table:table-cell>
          <table:table-cell office:value-type="float" office:value="0.4756" calcext:value-type="float">
            <text:p>0.4756</text:p>
          </table:table-cell>
          <table:table-cell office:value-type="float" office:value="1.76181244595981" calcext:value-type="float">
            <text:p>1.76181244595981</text:p>
          </table:table-cell>
          <table:table-cell office:value-type="float" office:value="1.38626369245493" calcext:value-type="float">
            <text:p>1.38626369245493</text:p>
          </table:table-cell>
          <table:table-cell office:value-type="float" office:value="24.691691349999" calcext:value-type="float">
            <text:p>24.691691349999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5" calcext:value-type="float">
            <text:p>5</text:p>
          </table:table-cell>
          <table:table-cell office:value-type="float" office:value="0.517166666666667" calcext:value-type="float">
            <text:p>0.517166666666667</text:p>
          </table:table-cell>
          <table:table-cell office:value-type="float" office:value="0.5857" calcext:value-type="float">
            <text:p>0.5857</text:p>
          </table:table-cell>
          <table:table-cell office:value-type="float" office:value="1.25452385413875" calcext:value-type="float">
            <text:p>1.25452385413875</text:p>
          </table:table-cell>
          <table:table-cell office:value-type="float" office:value="1.1134786237577" calcext:value-type="float">
            <text:p>1.1134786237577</text:p>
          </table:table-cell>
          <table:table-cell office:value-type="float" office:value="24.8583548039987" calcext:value-type="float">
            <text:p>24.8583548039987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1" calcext:value-type="float">
            <text:p>1</text:p>
          </table:table-cell>
          <table:table-cell office:value-type="float" office:value="0.119783333333333" calcext:value-type="float">
            <text:p>0.119783333333333</text:p>
          </table:table-cell>
          <table:table-cell office:value-type="float" office:value="0.1092" calcext:value-type="float">
            <text:p>0.1092</text:p>
          </table:table-cell>
          <table:table-cell office:value-type="float" office:value="2.27804876492222" calcext:value-type="float">
            <text:p>2.27804876492222</text:p>
          </table:table-cell>
          <table:table-cell office:value-type="float" office:value="2.25628930444171" calcext:value-type="float">
            <text:p>2.25628930444171</text:p>
          </table:table-cell>
          <table:table-cell office:value-type="float" office:value="24.7028267090009" calcext:value-type="float">
            <text:p>24.7028267090009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2" calcext:value-type="float">
            <text:p>2</text:p>
          </table:table-cell>
          <table:table-cell office:value-type="float" office:value="0.166433333333333" calcext:value-type="float">
            <text:p>0.166433333333333</text:p>
          </table:table-cell>
          <table:table-cell office:value-type="float" office:value="0.2385" calcext:value-type="float">
            <text:p>0.2385</text:p>
          </table:table-cell>
          <table:table-cell office:value-type="float" office:value="2.21857467617816" calcext:value-type="float">
            <text:p>2.21857467617816</text:p>
          </table:table-cell>
          <table:table-cell office:value-type="float" office:value="2.16298450178401" calcext:value-type="float">
            <text:p>2.16298450178401</text:p>
          </table:table-cell>
          <table:table-cell office:value-type="float" office:value="24.5947103330018" calcext:value-type="float">
            <text:p>24.5947103330018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3" calcext:value-type="float">
            <text:p>3</text:p>
          </table:table-cell>
          <table:table-cell office:value-type="float" office:value="0.402733333333333" calcext:value-type="float">
            <text:p>0.402733333333333</text:p>
          </table:table-cell>
          <table:table-cell office:value-type="float" office:value="0.4685" calcext:value-type="float">
            <text:p>0.4685</text:p>
          </table:table-cell>
          <table:table-cell office:value-type="float" office:value="1.95838816651403" calcext:value-type="float">
            <text:p>1.95838816651403</text:p>
          </table:table-cell>
          <table:table-cell office:value-type="float" office:value="1.5501946689217" calcext:value-type="float">
            <text:p>1.5501946689217</text:p>
          </table:table-cell>
          <table:table-cell office:value-type="float" office:value="24.2966668379995" calcext:value-type="float">
            <text:p>24.2966668379995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4" calcext:value-type="float">
            <text:p>4</text:p>
          </table:table-cell>
          <table:table-cell office:value-type="float" office:value="0.517133333333333" calcext:value-type="float">
            <text:p>0.517133333333333</text:p>
          </table:table-cell>
          <table:table-cell office:value-type="float" office:value="0.5871" calcext:value-type="float">
            <text:p>0.5871</text:p>
          </table:table-cell>
          <table:table-cell office:value-type="float" office:value="1.26233734130097" calcext:value-type="float">
            <text:p>1.26233734130097</text:p>
          </table:table-cell>
          <table:table-cell office:value-type="float" office:value="1.10668561868607" calcext:value-type="float">
            <text:p>1.10668561868607</text:p>
          </table:table-cell>
          <table:table-cell office:value-type="float" office:value="24.2505435550011" calcext:value-type="float">
            <text:p>24.2505435550011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5" calcext:value-type="float">
            <text:p>5</text:p>
          </table:table-cell>
          <table:table-cell office:value-type="float" office:value="0.58825" calcext:value-type="float">
            <text:p>0.58825</text:p>
          </table:table-cell>
          <table:table-cell office:value-type="float" office:value="0.624" calcext:value-type="float">
            <text:p>0.624</text:p>
          </table:table-cell>
          <table:table-cell office:value-type="float" office:value="1.04039567454792" calcext:value-type="float">
            <text:p>1.04039567454792</text:p>
          </table:table-cell>
          <table:table-cell office:value-type="float" office:value="1.00500055521157" calcext:value-type="float">
            <text:p>1.00500055521157</text:p>
          </table:table-cell>
          <table:table-cell office:value-type="float" office:value="24.255866978001" calcext:value-type="float">
            <text:p>24.255866978001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1" calcext:value-type="float">
            <text:p>1</text:p>
          </table:table-cell>
          <table:table-cell office:value-type="float" office:value="0.109383333333333" calcext:value-type="float">
            <text:p>0.109383333333333</text:p>
          </table:table-cell>
          <table:table-cell office:value-type="float" office:value="0.1039" calcext:value-type="float">
            <text:p>0.1039</text:p>
          </table:table-cell>
          <table:table-cell office:value-type="float" office:value="2.28280391672781" calcext:value-type="float">
            <text:p>2.28280391672781</text:p>
          </table:table-cell>
          <table:table-cell office:value-type="float" office:value="2.26342485664756" calcext:value-type="float">
            <text:p>2.26342485664756</text:p>
          </table:table-cell>
          <table:table-cell office:value-type="float" office:value="24.4105837860006" calcext:value-type="float">
            <text:p>24.4105837860006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2" calcext:value-type="float">
            <text:p>2</text:p>
          </table:table-cell>
          <table:table-cell office:value-type="float" office:value="0.1627" calcext:value-type="float">
            <text:p>0.1627</text:p>
          </table:table-cell>
          <table:table-cell office:value-type="float" office:value="0.2599" calcext:value-type="float">
            <text:p>0.2599</text:p>
          </table:table-cell>
          <table:table-cell office:value-type="float" office:value="2.23392529604532" calcext:value-type="float">
            <text:p>2.23392529604532</text:p>
          </table:table-cell>
          <table:table-cell office:value-type="float" office:value="2.19267434830878" calcext:value-type="float">
            <text:p>2.19267434830878</text:p>
          </table:table-cell>
          <table:table-cell office:value-type="float" office:value="24.2825721369991" calcext:value-type="float">
            <text:p>24.2825721369991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3" calcext:value-type="float">
            <text:p>3</text:p>
          </table:table-cell>
          <table:table-cell office:value-type="float" office:value="0.382016666666667" calcext:value-type="float">
            <text:p>0.382016666666667</text:p>
          </table:table-cell>
          <table:table-cell office:value-type="float" office:value="0.4037" calcext:value-type="float">
            <text:p>0.4037</text:p>
          </table:table-cell>
          <table:table-cell office:value-type="float" office:value="2.06218004607951" calcext:value-type="float">
            <text:p>2.06218004607951</text:p>
          </table:table-cell>
          <table:table-cell office:value-type="float" office:value="1.8125045155264" calcext:value-type="float">
            <text:p>1.8125045155264</text:p>
          </table:table-cell>
          <table:table-cell office:value-type="float" office:value="24.0099845389996" calcext:value-type="float">
            <text:p>24.0099845389996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4" calcext:value-type="float">
            <text:p>4</text:p>
          </table:table-cell>
          <table:table-cell office:value-type="float" office:value="0.469916666666667" calcext:value-type="float">
            <text:p>0.469916666666667</text:p>
          </table:table-cell>
          <table:table-cell office:value-type="float" office:value="0.5558" calcext:value-type="float">
            <text:p>0.5558</text:p>
          </table:table-cell>
          <table:table-cell office:value-type="float" office:value="1.45458036330717" calcext:value-type="float">
            <text:p>1.45458036330717</text:p>
          </table:table-cell>
          <table:table-cell office:value-type="float" office:value="1.19950271829678" calcext:value-type="float">
            <text:p>1.19950271829678</text:p>
          </table:table-cell>
          <table:table-cell office:value-type="float" office:value="24.0904132409996" calcext:value-type="float">
            <text:p>24.0904132409996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5" calcext:value-type="float">
            <text:p>5</text:p>
          </table:table-cell>
          <table:table-cell office:value-type="float" office:value="0.554333333333333" calcext:value-type="float">
            <text:p>0.554333333333333</text:p>
          </table:table-cell>
          <table:table-cell office:value-type="float" office:value="0.6076" calcext:value-type="float">
            <text:p>0.6076</text:p>
          </table:table-cell>
          <table:table-cell office:value-type="float" office:value="1.12627519111135" calcext:value-type="float">
            <text:p>1.12627519111135</text:p>
          </table:table-cell>
          <table:table-cell office:value-type="float" office:value="1.05503784850904" calcext:value-type="float">
            <text:p>1.05503784850904</text:p>
          </table:table-cell>
          <table:table-cell office:value-type="float" office:value="23.983696624" calcext:value-type="float">
            <text:p>23.983696624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1" calcext:value-type="float">
            <text:p>1</text:p>
          </table:table-cell>
          <table:table-cell office:value-type="float" office:value="0.1018" calcext:value-type="float">
            <text:p>0.1018</text:p>
          </table:table-cell>
          <table:table-cell office:value-type="float" office:value="0.1034" calcext:value-type="float">
            <text:p>0.1034</text:p>
          </table:table-cell>
          <table:table-cell office:value-type="float" office:value="2.29294475182287" calcext:value-type="float">
            <text:p>2.29294475182287</text:p>
          </table:table-cell>
          <table:table-cell office:value-type="float" office:value="2.27537905638385" calcext:value-type="float">
            <text:p>2.27537905638385</text:p>
          </table:table-cell>
          <table:table-cell office:value-type="float" office:value="24.7983651570012" calcext:value-type="float">
            <text:p>24.7983651570012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2" calcext:value-type="float">
            <text:p>2</text:p>
          </table:table-cell>
          <table:table-cell office:value-type="float" office:value="0.1203" calcext:value-type="float">
            <text:p>0.1203</text:p>
          </table:table-cell>
          <table:table-cell office:value-type="float" office:value="0.1717" calcext:value-type="float">
            <text:p>0.1717</text:p>
          </table:table-cell>
          <table:table-cell office:value-type="float" office:value="2.25241754405788" calcext:value-type="float">
            <text:p>2.25241754405788</text:p>
          </table:table-cell>
          <table:table-cell office:value-type="float" office:value="2.21948345603457" calcext:value-type="float">
            <text:p>2.21948345603457</text:p>
          </table:table-cell>
          <table:table-cell office:value-type="float" office:value="24.662421813" calcext:value-type="float">
            <text:p>24.662421813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3" calcext:value-type="float">
            <text:p>3</text:p>
          </table:table-cell>
          <table:table-cell office:value-type="float" office:value="0.305766666666667" calcext:value-type="float">
            <text:p>0.305766666666667</text:p>
          </table:table-cell>
          <table:table-cell office:value-type="float" office:value="0.3691" calcext:value-type="float">
            <text:p>0.3691</text:p>
          </table:table-cell>
          <table:table-cell office:value-type="float" office:value="2.11852473757669" calcext:value-type="float">
            <text:p>2.11852473757669</text:p>
          </table:table-cell>
          <table:table-cell office:value-type="float" office:value="1.93553831698788" calcext:value-type="float">
            <text:p>1.93553831698788</text:p>
          </table:table-cell>
          <table:table-cell office:value-type="float" office:value="24.3186196799998" calcext:value-type="float">
            <text:p>24.3186196799998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4" calcext:value-type="float">
            <text:p>4</text:p>
          </table:table-cell>
          <table:table-cell office:value-type="float" office:value="0.444516666666667" calcext:value-type="float">
            <text:p>0.444516666666667</text:p>
          </table:table-cell>
          <table:table-cell office:value-type="float" office:value="0.4927" calcext:value-type="float">
            <text:p>0.4927</text:p>
          </table:table-cell>
          <table:table-cell office:value-type="float" office:value="1.64621659179232" calcext:value-type="float">
            <text:p>1.64621659179232</text:p>
          </table:table-cell>
          <table:table-cell office:value-type="float" office:value="1.32196621226657" calcext:value-type="float">
            <text:p>1.32196621226657</text:p>
          </table:table-cell>
          <table:table-cell office:value-type="float" office:value="24.3696321129992" calcext:value-type="float">
            <text:p>24.3696321129992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5" calcext:value-type="float">
            <text:p>5</text:p>
          </table:table-cell>
          <table:table-cell office:value-type="float" office:value="0.53765" calcext:value-type="float">
            <text:p>0.53765</text:p>
          </table:table-cell>
          <table:table-cell office:value-type="float" office:value="0.5728" calcext:value-type="float">
            <text:p>0.5728</text:p>
          </table:table-cell>
          <table:table-cell office:value-type="float" office:value="1.19952755283191" calcext:value-type="float">
            <text:p>1.19952755283191</text:p>
          </table:table-cell>
          <table:table-cell office:value-type="float" office:value="1.13966140663548" calcext:value-type="float">
            <text:p>1.13966140663548</text:p>
          </table:table-cell>
          <table:table-cell office:value-type="float" office:value="24.2794448799996" calcext:value-type="float">
            <text:p>24.2794448799996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1" calcext:value-type="float">
            <text:p>1</text:p>
          </table:table-cell>
          <table:table-cell office:value-type="float" office:value="0.11205" calcext:value-type="float">
            <text:p>0.11205</text:p>
          </table:table-cell>
          <table:table-cell office:value-type="float" office:value="0.1058" calcext:value-type="float">
            <text:p>0.1058</text:p>
          </table:table-cell>
          <table:table-cell office:value-type="float" office:value="2.28444174459494" calcext:value-type="float">
            <text:p>2.28444174459494</text:p>
          </table:table-cell>
          <table:table-cell office:value-type="float" office:value="2.26748998149945" calcext:value-type="float">
            <text:p>2.26748998149945</text:p>
          </table:table-cell>
          <table:table-cell office:value-type="float" office:value="24.8960366980009" calcext:value-type="float">
            <text:p>24.8960366980009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2" calcext:value-type="float">
            <text:p>2</text:p>
          </table:table-cell>
          <table:table-cell office:value-type="float" office:value="0.134916666666667" calcext:value-type="float">
            <text:p>0.134916666666667</text:p>
          </table:table-cell>
          <table:table-cell office:value-type="float" office:value="0.1843" calcext:value-type="float">
            <text:p>0.1843</text:p>
          </table:table-cell>
          <table:table-cell office:value-type="float" office:value="2.24130285955441" calcext:value-type="float">
            <text:p>2.24130285955441</text:p>
          </table:table-cell>
          <table:table-cell office:value-type="float" office:value="2.20572821805432" calcext:value-type="float">
            <text:p>2.20572821805432</text:p>
          </table:table-cell>
          <table:table-cell office:value-type="float" office:value="24.7908927600001" calcext:value-type="float">
            <text:p>24.7908927600001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3" calcext:value-type="float">
            <text:p>3</text:p>
          </table:table-cell>
          <table:table-cell office:value-type="float" office:value="0.329716666666667" calcext:value-type="float">
            <text:p>0.329716666666667</text:p>
          </table:table-cell>
          <table:table-cell office:value-type="float" office:value="0.4085" calcext:value-type="float">
            <text:p>0.4085</text:p>
          </table:table-cell>
          <table:table-cell office:value-type="float" office:value="2.11402684424732" calcext:value-type="float">
            <text:p>2.11402684424732</text:p>
          </table:table-cell>
          <table:table-cell office:value-type="float" office:value="1.94670670806982" calcext:value-type="float">
            <text:p>1.94670670806982</text:p>
          </table:table-cell>
          <table:table-cell office:value-type="float" office:value="24.5796191539994" calcext:value-type="float">
            <text:p>24.5796191539994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4" calcext:value-type="float">
            <text:p>4</text:p>
          </table:table-cell>
          <table:table-cell office:value-type="float" office:value="0.475566666666667" calcext:value-type="float">
            <text:p>0.475566666666667</text:p>
          </table:table-cell>
          <table:table-cell office:value-type="float" office:value="0.5432" calcext:value-type="float">
            <text:p>0.5432</text:p>
          </table:table-cell>
          <table:table-cell office:value-type="float" office:value="1.53937239979884" calcext:value-type="float">
            <text:p>1.53937239979884</text:p>
          </table:table-cell>
          <table:table-cell office:value-type="float" office:value="1.20619880431777" calcext:value-type="float">
            <text:p>1.20619880431777</text:p>
          </table:table-cell>
          <table:table-cell office:value-type="float" office:value="24.6518573550002" calcext:value-type="float">
            <text:p>24.6518573550002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5" calcext:value-type="float">
            <text:p>5</text:p>
          </table:table-cell>
          <table:table-cell office:value-type="float" office:value="0.563733333333333" calcext:value-type="float">
            <text:p>0.563733333333333</text:p>
          </table:table-cell>
          <table:table-cell office:value-type="float" office:value="0.6034" calcext:value-type="float">
            <text:p>0.6034</text:p>
          </table:table-cell>
          <table:table-cell office:value-type="float" office:value="1.11320384637888" calcext:value-type="float">
            <text:p>1.11320384637888</text:p>
          </table:table-cell>
          <table:table-cell office:value-type="float" office:value="1.03990209444313" calcext:value-type="float">
            <text:p>1.03990209444313</text:p>
          </table:table-cell>
          <table:table-cell office:value-type="float" office:value="24.2928336290006" calcext:value-type="float">
            <text:p>24.2928336290006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1" calcext:value-type="float">
            <text:p>1</text:p>
          </table:table-cell>
          <table:table-cell office:value-type="float" office:value="0.10105" calcext:value-type="float">
            <text:p>0.10105</text:p>
          </table:table-cell>
          <table:table-cell office:value-type="float" office:value="0.1" calcext:value-type="float">
            <text:p>0.1</text:p>
          </table:table-cell>
          <table:table-cell office:value-type="float" office:value="2.28311954505408" calcext:value-type="float">
            <text:p>2.28311954505408</text:p>
          </table:table-cell>
          <table:table-cell office:value-type="float" office:value="2.26439705623943" calcext:value-type="float">
            <text:p>2.26439705623943</text:p>
          </table:table-cell>
          <table:table-cell office:value-type="float" office:value="25.5049878640002" calcext:value-type="float">
            <text:p>25.5049878640002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2" calcext:value-type="float">
            <text:p>2</text:p>
          </table:table-cell>
          <table:table-cell office:value-type="float" office:value="0.123316666666667" calcext:value-type="float">
            <text:p>0.123316666666667</text:p>
          </table:table-cell>
          <table:table-cell office:value-type="float" office:value="0.1747" calcext:value-type="float">
            <text:p>0.1747</text:p>
          </table:table-cell>
          <table:table-cell office:value-type="float" office:value="2.23612643381172" calcext:value-type="float">
            <text:p>2.23612643381172</text:p>
          </table:table-cell>
          <table:table-cell office:value-type="float" office:value="2.19785212559305" calcext:value-type="float">
            <text:p>2.19785212559305</text:p>
          </table:table-cell>
          <table:table-cell office:value-type="float" office:value="25.4268204519994" calcext:value-type="float">
            <text:p>25.4268204519994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3" calcext:value-type="float">
            <text:p>3</text:p>
          </table:table-cell>
          <table:table-cell office:value-type="float" office:value="0.355133333333333" calcext:value-type="float">
            <text:p>0.355133333333333</text:p>
          </table:table-cell>
          <table:table-cell office:value-type="float" office:value="0.4229" calcext:value-type="float">
            <text:p>0.4229</text:p>
          </table:table-cell>
          <table:table-cell office:value-type="float" office:value="2.09485587623836" calcext:value-type="float">
            <text:p>2.09485587623836</text:p>
          </table:table-cell>
          <table:table-cell office:value-type="float" office:value="1.89814978572214" calcext:value-type="float">
            <text:p>1.89814978572214</text:p>
          </table:table-cell>
          <table:table-cell office:value-type="float" office:value="25.0291233670014" calcext:value-type="float">
            <text:p>25.0291233670014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4" calcext:value-type="float">
            <text:p>4</text:p>
          </table:table-cell>
          <table:table-cell office:value-type="float" office:value="0.481133333333333" calcext:value-type="float">
            <text:p>0.481133333333333</text:p>
          </table:table-cell>
          <table:table-cell office:value-type="float" office:value="0.5399" calcext:value-type="float">
            <text:p>0.5399</text:p>
          </table:table-cell>
          <table:table-cell office:value-type="float" office:value="1.47729134610467" calcext:value-type="float">
            <text:p>1.47729134610467</text:p>
          </table:table-cell>
          <table:table-cell office:value-type="float" office:value="1.18203177611539" calcext:value-type="float">
            <text:p>1.18203177611539</text:p>
          </table:table-cell>
          <table:table-cell office:value-type="float" office:value="24.7875277429994" calcext:value-type="float">
            <text:p>24.7875277429994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5" calcext:value-type="float">
            <text:p>5</text:p>
          </table:table-cell>
          <table:table-cell office:value-type="float" office:value="0.565383333333333" calcext:value-type="float">
            <text:p>0.565383333333333</text:p>
          </table:table-cell>
          <table:table-cell office:value-type="float" office:value="0.6219" calcext:value-type="float">
            <text:p>0.6219</text:p>
          </table:table-cell>
          <table:table-cell office:value-type="float" office:value="1.10616356820694" calcext:value-type="float">
            <text:p>1.10616356820694</text:p>
          </table:table-cell>
          <table:table-cell office:value-type="float" office:value="1.01908074556642" calcext:value-type="float">
            <text:p>1.01908074556642</text:p>
          </table:table-cell>
          <table:table-cell office:value-type="float" office:value="24.8122049630001" calcext:value-type="float">
            <text:p>24.8122049630001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1" calcext:value-type="float">
            <text:p>1</text:p>
          </table:table-cell>
          <table:table-cell office:value-type="float" office:value="0.1498" calcext:value-type="float">
            <text:p>0.1498</text:p>
          </table:table-cell>
          <table:table-cell office:value-type="float" office:value="0.1449" calcext:value-type="float">
            <text:p>0.1449</text:p>
          </table:table-cell>
          <table:table-cell office:value-type="float" office:value="2.2893230241499" calcext:value-type="float">
            <text:p>2.2893230241499</text:p>
          </table:table-cell>
          <table:table-cell office:value-type="float" office:value="2.27355144433914" calcext:value-type="float">
            <text:p>2.27355144433914</text:p>
          </table:table-cell>
          <table:table-cell office:value-type="float" office:value="25.8729790800007" calcext:value-type="float">
            <text:p>25.8729790800007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2" calcext:value-type="float">
            <text:p>2</text:p>
          </table:table-cell>
          <table:table-cell office:value-type="float" office:value="0.150733333333333" calcext:value-type="float">
            <text:p>0.150733333333333</text:p>
          </table:table-cell>
          <table:table-cell office:value-type="float" office:value="0.1715" calcext:value-type="float">
            <text:p>0.1715</text:p>
          </table:table-cell>
          <table:table-cell office:value-type="float" office:value="2.25156352616577" calcext:value-type="float">
            <text:p>2.25156352616577</text:p>
          </table:table-cell>
          <table:table-cell office:value-type="float" office:value="2.22273040728964" calcext:value-type="float">
            <text:p>2.22273040728964</text:p>
          </table:table-cell>
          <table:table-cell office:value-type="float" office:value="25.8245195010004" calcext:value-type="float">
            <text:p>25.8245195010004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3" calcext:value-type="float">
            <text:p>3</text:p>
          </table:table-cell>
          <table:table-cell office:value-type="float" office:value="0.26765" calcext:value-type="float">
            <text:p>0.26765</text:p>
          </table:table-cell>
          <table:table-cell office:value-type="float" office:value="0.3632" calcext:value-type="float">
            <text:p>0.3632</text:p>
          </table:table-cell>
          <table:table-cell office:value-type="float" office:value="2.15279600589768" calcext:value-type="float">
            <text:p>2.15279600589768</text:p>
          </table:table-cell>
          <table:table-cell office:value-type="float" office:value="2.03545829900511" calcext:value-type="float">
            <text:p>2.03545829900511</text:p>
          </table:table-cell>
          <table:table-cell office:value-type="float" office:value="25.6813203069996" calcext:value-type="float">
            <text:p>25.6813203069996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4" calcext:value-type="float">
            <text:p>4</text:p>
          </table:table-cell>
          <table:table-cell office:value-type="float" office:value="0.4335" calcext:value-type="float">
            <text:p>0.4335</text:p>
          </table:table-cell>
          <table:table-cell office:value-type="float" office:value="0.4788" calcext:value-type="float">
            <text:p>0.4788</text:p>
          </table:table-cell>
          <table:table-cell office:value-type="float" office:value="1.78912445705837" calcext:value-type="float">
            <text:p>1.78912445705837</text:p>
          </table:table-cell>
          <table:table-cell office:value-type="float" office:value="1.43430398679843" calcext:value-type="float">
            <text:p>1.43430398679843</text:p>
          </table:table-cell>
          <table:table-cell office:value-type="float" office:value="25.6421331469992" calcext:value-type="float">
            <text:p>25.6421331469992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5" calcext:value-type="float">
            <text:p>5</text:p>
          </table:table-cell>
          <table:table-cell office:value-type="float" office:value="0.520933333333333" calcext:value-type="float">
            <text:p>0.520933333333333</text:p>
          </table:table-cell>
          <table:table-cell office:value-type="float" office:value="0.5837" calcext:value-type="float">
            <text:p>0.5837</text:p>
          </table:table-cell>
          <table:table-cell office:value-type="float" office:value="1.26313218169375" calcext:value-type="float">
            <text:p>1.26313218169375</text:p>
          </table:table-cell>
          <table:table-cell office:value-type="float" office:value="1.12325604933842" calcext:value-type="float">
            <text:p>1.12325604933842</text:p>
          </table:table-cell>
          <table:table-cell office:value-type="float" office:value="25.4306010389992" calcext:value-type="float">
            <text:p>25.4306010389992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1" calcext:value-type="float">
            <text:p>1</text:p>
          </table:table-cell>
          <table:table-cell office:value-type="float" office:value="0.104216666666667" calcext:value-type="float">
            <text:p>0.104216666666667</text:p>
          </table:table-cell>
          <table:table-cell office:value-type="float" office:value="0.1048" calcext:value-type="float">
            <text:p>0.1048</text:p>
          </table:table-cell>
          <table:table-cell office:value-type="float" office:value="2.28159539430126" calcext:value-type="float">
            <text:p>2.28159539430126</text:p>
          </table:table-cell>
          <table:table-cell office:value-type="float" office:value="2.26002420133846" calcext:value-type="float">
            <text:p>2.26002420133846</text:p>
          </table:table-cell>
          <table:table-cell office:value-type="float" office:value="25.3070305609999" calcext:value-type="float">
            <text:p>25.3070305609999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2" calcext:value-type="float">
            <text:p>2</text:p>
          </table:table-cell>
          <table:table-cell office:value-type="float" office:value="0.17405" calcext:value-type="float">
            <text:p>0.17405</text:p>
          </table:table-cell>
          <table:table-cell office:value-type="float" office:value="0.2575" calcext:value-type="float">
            <text:p>0.2575</text:p>
          </table:table-cell>
          <table:table-cell office:value-type="float" office:value="2.2265961925104" calcext:value-type="float">
            <text:p>2.2265961925104</text:p>
          </table:table-cell>
          <table:table-cell office:value-type="float" office:value="2.17868795668244" calcext:value-type="float">
            <text:p>2.17868795668244</text:p>
          </table:table-cell>
          <table:table-cell office:value-type="float" office:value="25.367587793" calcext:value-type="float">
            <text:p>25.367587793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3" calcext:value-type="float">
            <text:p>3</text:p>
          </table:table-cell>
          <table:table-cell office:value-type="float" office:value="0.374183333333333" calcext:value-type="float">
            <text:p>0.374183333333333</text:p>
          </table:table-cell>
          <table:table-cell office:value-type="float" office:value="0.4246" calcext:value-type="float">
            <text:p>0.4246</text:p>
          </table:table-cell>
          <table:table-cell office:value-type="float" office:value="2.01663652145024" calcext:value-type="float">
            <text:p>2.01663652145024</text:p>
          </table:table-cell>
          <table:table-cell office:value-type="float" office:value="1.70225404705971" calcext:value-type="float">
            <text:p>1.70225404705971</text:p>
          </table:table-cell>
          <table:table-cell office:value-type="float" office:value="24.8777500760007" calcext:value-type="float">
            <text:p>24.8777500760007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4" calcext:value-type="float">
            <text:p>4</text:p>
          </table:table-cell>
          <table:table-cell office:value-type="float" office:value="0.493116666666667" calcext:value-type="float">
            <text:p>0.493116666666667</text:p>
          </table:table-cell>
          <table:table-cell office:value-type="float" office:value="0.5659" calcext:value-type="float">
            <text:p>0.5659</text:p>
          </table:table-cell>
          <table:table-cell office:value-type="float" office:value="1.36125761778878" calcext:value-type="float">
            <text:p>1.36125761778878</text:p>
          </table:table-cell>
          <table:table-cell office:value-type="float" office:value="1.16598213136576" calcext:value-type="float">
            <text:p>1.16598213136576</text:p>
          </table:table-cell>
          <table:table-cell office:value-type="float" office:value="24.754614077001" calcext:value-type="float">
            <text:p>24.754614077001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5" calcext:value-type="float">
            <text:p>5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6109" calcext:value-type="float">
            <text:p>0.6109</text:p>
          </table:table-cell>
          <table:table-cell office:value-type="float" office:value="1.08943026755919" calcext:value-type="float">
            <text:p>1.08943026755919</text:p>
          </table:table-cell>
          <table:table-cell office:value-type="float" office:value="1.04002803753895" calcext:value-type="float">
            <text:p>1.04002803753895</text:p>
          </table:table-cell>
          <table:table-cell office:value-type="float" office:value="24.649656562" calcext:value-type="float">
            <text:p>24.649656562</text:p>
          </table:table-cell>
        </table:table-row>
      </table:table>
      <table:table table:name="Epoch Averages" table:style-name="ta1"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Activation Function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Training Accuracy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raining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Training Acc Stdev</text:p>
          </table:table-cell>
        </table:table-row>
        <table:table-row table:style-name="ro1">
          <table:table-cell table:formula="of:=[ResNet_NoNorm_test_results.A2]" office:value-type="string" office:string-value="ReLU" calcext:value-type="string">
            <text:p>ReLU</text:p>
          </table:table-cell>
          <table:table-cell table:formula="of:=[ResNet_NoNorm_test_results.B2]" office:value-type="float" office:value="1" calcext:value-type="float">
            <text:p>1</text:p>
          </table:table-cell>
          <table:table-cell table:formula="of:=ROUND(AVERAGEIFS([ResNet_NoNorm_test_results.C$2:.C$501];[ResNet_NoNorm_test_results.$A$2:.$A$501];[.$A2];[ResNet_NoNorm_test_results.$B$2:.$B$501];[.$B2]); 2)" office:value-type="float" office:value="0.11" calcext:value-type="float">
            <text:p>0.11</text:p>
          </table:table-cell>
          <table:table-cell table:formula="of:=ROUND(AVERAGEIFS([ResNet_NoNorm_test_results.D$2:.D$501];[ResNet_NoNorm_test_results.$A$2:.$A$501];[.$A2];[ResNet_NoNorm_test_results.$B$2:.$B$501];[.$B2]); 2)" office:value-type="float" office:value="0.11" calcext:value-type="float">
            <text:p>0.11</text:p>
          </table:table-cell>
          <table:table-cell table:formula="of:=ROUND(AVERAGEIFS([ResNet_NoNorm_test_results.E$2:.E$501];[ResNet_NoNorm_test_results.$A$2:.$A$501];[.$A2];[ResNet_NoNorm_test_results.$B$2:.$B$501];[.$B2]); 2)" office:value-type="float" office:value="2.29" calcext:value-type="float">
            <text:p>2.29</text:p>
          </table:table-cell>
          <table:table-cell table:formula="of:=ROUND(AVERAGEIFS([ResNet_NoNorm_test_results.F$2:.F$501];[ResNet_NoNorm_test_results.$A$2:.$A$501];[.$A2];[ResNet_NoNorm_test_results.$B$2:.$B$501];[.$B2]); 2)" office:value-type="float" office:value="2.28" calcext:value-type="float">
            <text:p>2.28</text:p>
          </table:table-cell>
          <table:table-cell table:formula="of:=ROUND(AVERAGEIFS([ResNet_NoNorm_test_results.G$2:.G$501];[ResNet_NoNorm_test_results.$A$2:.$A$501];[.$A2];[ResNet_NoNorm_test_results.$B$2:.$B$501];[.$B2]); 2)" office:value-type="float" office:value="12.47" calcext:value-type="float">
            <text:p>12.47</text:p>
          </table:table-cell>
          <table:table-cell table:number-matrix-columns-spanned="1" table:number-matrix-rows-spanned="1" table:formula="of:=ROUND(STDEV(IF(IF([.$A2]=[ResNet_NoNorm_test_results.$A$2:.$A$501];1;0);IF([.$B2]=[ResNet_NoNorm_test_results.$B$2:.$B$501];[ResNet_NoNorm_test_results.$C$2:.$C$501];&quot;&quot;);&quot;&quot;));4)" office:value-type="float" office:value="0.0144" calcext:value-type="float">
            <text:p>0.0144</text:p>
          </table:table-cell>
        </table:table-row>
        <table:table-row table:style-name="ro1">
          <table:table-cell table:formula="of:=[ResNet_NoNorm_test_results.A8]" office:value-type="string" office:string-value="ReLU" calcext:value-type="string">
            <text:p>ReLU</text:p>
          </table:table-cell>
          <table:table-cell table:formula="of:=[ResNet_NoNorm_test_results.B3]" office:value-type="float" office:value="2" calcext:value-type="float">
            <text:p>2</text:p>
          </table:table-cell>
          <table:table-cell table:formula="of:=ROUND(AVERAGEIFS([ResNet_NoNorm_test_results.C$2:.C$501];[ResNet_NoNorm_test_results.$A$2:.$A$501];[.$A3];[ResNet_NoNorm_test_results.$B$2:.$B$501];[.$B3]); 2)" office:value-type="float" office:value="0.11" calcext:value-type="float">
            <text:p>0.11</text:p>
          </table:table-cell>
          <table:table-cell table:formula="of:=ROUND(AVERAGEIFS([ResNet_NoNorm_test_results.D$2:.D$501];[ResNet_NoNorm_test_results.$A$2:.$A$501];[.$A3];[ResNet_NoNorm_test_results.$B$2:.$B$501];[.$B3]); 2)" office:value-type="float" office:value="0.12" calcext:value-type="float">
            <text:p>0.12</text:p>
          </table:table-cell>
          <table:table-cell table:formula="of:=ROUND(AVERAGEIFS([ResNet_NoNorm_test_results.E$2:.E$501];[ResNet_NoNorm_test_results.$A$2:.$A$501];[.$A3];[ResNet_NoNorm_test_results.$B$2:.$B$501];[.$B3]); 2)" office:value-type="float" office:value="2.27" calcext:value-type="float">
            <text:p>2.27</text:p>
          </table:table-cell>
          <table:table-cell table:formula="of:=ROUND(AVERAGEIFS([ResNet_NoNorm_test_results.F$2:.F$501];[ResNet_NoNorm_test_results.$A$2:.$A$501];[.$A3];[ResNet_NoNorm_test_results.$B$2:.$B$501];[.$B3]); 2)" office:value-type="float" office:value="2.26" calcext:value-type="float">
            <text:p>2.26</text:p>
          </table:table-cell>
          <table:table-cell table:formula="of:=ROUND(AVERAGEIFS([ResNet_NoNorm_test_results.G$2:.G$501];[ResNet_NoNorm_test_results.$A$2:.$A$501];[.$A3];[ResNet_NoNorm_test_results.$B$2:.$B$501];[.$B3]); 2)" office:value-type="float" office:value="12.54" calcext:value-type="float">
            <text:p>12.54</text:p>
          </table:table-cell>
          <table:table-cell table:number-matrix-columns-spanned="1" table:number-matrix-rows-spanned="1" table:formula="of:=ROUND(STDEV(IF(IF([.$A3]=[ResNet_NoNorm_test_results.$A$2:.$A$501];1;0);IF([.$B3]=[ResNet_NoNorm_test_results.$B$2:.$B$501];[ResNet_NoNorm_test_results.$C$2:.$C$501];&quot;&quot;);&quot;&quot;));4)" office:value-type="float" office:value="0.0065" calcext:value-type="float">
            <text:p>0.0065</text:p>
          </table:table-cell>
        </table:table-row>
        <table:table-row table:style-name="ro1">
          <table:table-cell table:formula="of:=[ResNet_NoNorm_test_results.A14]" office:value-type="string" office:string-value="ReLU" calcext:value-type="string">
            <text:p>ReLU</text:p>
          </table:table-cell>
          <table:table-cell table:formula="of:=[ResNet_NoNorm_test_results.B4]" office:value-type="float" office:value="3" calcext:value-type="float">
            <text:p>3</text:p>
          </table:table-cell>
          <table:table-cell table:formula="of:=ROUND(AVERAGEIFS([ResNet_NoNorm_test_results.C$2:.C$501];[ResNet_NoNorm_test_results.$A$2:.$A$501];[.$A4];[ResNet_NoNorm_test_results.$B$2:.$B$501];[.$B4]); 2)" office:value-type="float" office:value="0.17" calcext:value-type="float">
            <text:p>0.17</text:p>
          </table:table-cell>
          <table:table-cell table:formula="of:=ROUND(AVERAGEIFS([ResNet_NoNorm_test_results.D$2:.D$501];[ResNet_NoNorm_test_results.$A$2:.$A$501];[.$A4];[ResNet_NoNorm_test_results.$B$2:.$B$501];[.$B4]); 2)" office:value-type="float" office:value="0.24" calcext:value-type="float">
            <text:p>0.24</text:p>
          </table:table-cell>
          <table:table-cell table:formula="of:=ROUND(AVERAGEIFS([ResNet_NoNorm_test_results.E$2:.E$501];[ResNet_NoNorm_test_results.$A$2:.$A$501];[.$A4];[ResNet_NoNorm_test_results.$B$2:.$B$501];[.$B4]); 2)" office:value-type="float" office:value="2.23" calcext:value-type="float">
            <text:p>2.23</text:p>
          </table:table-cell>
          <table:table-cell table:formula="of:=ROUND(AVERAGEIFS([ResNet_NoNorm_test_results.F$2:.F$501];[ResNet_NoNorm_test_results.$A$2:.$A$501];[.$A4];[ResNet_NoNorm_test_results.$B$2:.$B$501];[.$B4]); 2)" office:value-type="float" office:value="2.2" calcext:value-type="float">
            <text:p>2.2</text:p>
          </table:table-cell>
          <table:table-cell table:formula="of:=ROUND(AVERAGEIFS([ResNet_NoNorm_test_results.G$2:.G$501];[ResNet_NoNorm_test_results.$A$2:.$A$501];[.$A4];[ResNet_NoNorm_test_results.$B$2:.$B$501];[.$B4]); 2)" office:value-type="float" office:value="12.49" calcext:value-type="float">
            <text:p>12.49</text:p>
          </table:table-cell>
          <table:table-cell table:number-matrix-columns-spanned="1" table:number-matrix-rows-spanned="1" table:formula="of:=ROUND(STDEV(IF(IF([.$A4]=[ResNet_NoNorm_test_results.$A$2:.$A$501];1;0);IF([.$B4]=[ResNet_NoNorm_test_results.$B$2:.$B$501];[ResNet_NoNorm_test_results.$C$2:.$C$501];&quot;&quot;);&quot;&quot;));4)" office:value-type="float" office:value="0.0073" calcext:value-type="float">
            <text:p>0.0073</text:p>
          </table:table-cell>
        </table:table-row>
        <table:table-row table:style-name="ro1">
          <table:table-cell table:formula="of:=[ResNet_NoNorm_test_results.A20]" office:value-type="string" office:string-value="ReLU" calcext:value-type="string">
            <text:p>ReLU</text:p>
          </table:table-cell>
          <table:table-cell table:formula="of:=[ResNet_NoNorm_test_results.B5]" office:value-type="float" office:value="4" calcext:value-type="float">
            <text:p>4</text:p>
          </table:table-cell>
          <table:table-cell table:formula="of:=ROUND(AVERAGEIFS([ResNet_NoNorm_test_results.C$2:.C$501];[ResNet_NoNorm_test_results.$A$2:.$A$501];[.$A5];[ResNet_NoNorm_test_results.$B$2:.$B$501];[.$B5]); 2)" office:value-type="float" office:value="0.34" calcext:value-type="float">
            <text:p>0.34</text:p>
          </table:table-cell>
          <table:table-cell table:formula="of:=ROUND(AVERAGEIFS([ResNet_NoNorm_test_results.D$2:.D$501];[ResNet_NoNorm_test_results.$A$2:.$A$501];[.$A5];[ResNet_NoNorm_test_results.$B$2:.$B$501];[.$B5]); 2)" office:value-type="float" office:value="0.39" calcext:value-type="float">
            <text:p>0.39</text:p>
          </table:table-cell>
          <table:table-cell table:formula="of:=ROUND(AVERAGEIFS([ResNet_NoNorm_test_results.E$2:.E$501];[ResNet_NoNorm_test_results.$A$2:.$A$501];[.$A5];[ResNet_NoNorm_test_results.$B$2:.$B$501];[.$B5]); 2)" office:value-type="float" office:value="2.11" calcext:value-type="float">
            <text:p>2.11</text:p>
          </table:table-cell>
          <table:table-cell table:formula="of:=ROUND(AVERAGEIFS([ResNet_NoNorm_test_results.F$2:.F$501];[ResNet_NoNorm_test_results.$A$2:.$A$501];[.$A5];[ResNet_NoNorm_test_results.$B$2:.$B$501];[.$B5]); 2)" office:value-type="float" office:value="1.95" calcext:value-type="float">
            <text:p>1.95</text:p>
          </table:table-cell>
          <table:table-cell table:formula="of:=ROUND(AVERAGEIFS([ResNet_NoNorm_test_results.G$2:.G$501];[ResNet_NoNorm_test_results.$A$2:.$A$501];[.$A5];[ResNet_NoNorm_test_results.$B$2:.$B$501];[.$B5]); 2)" office:value-type="float" office:value="12.57" calcext:value-type="float">
            <text:p>12.57</text:p>
          </table:table-cell>
          <table:table-cell table:number-matrix-columns-spanned="1" table:number-matrix-rows-spanned="1" table:formula="of:=ROUND(STDEV(IF(IF([.$A5]=[ResNet_NoNorm_test_results.$A$2:.$A$501];1;0);IF([.$B5]=[ResNet_NoNorm_test_results.$B$2:.$B$501];[ResNet_NoNorm_test_results.$C$2:.$C$501];&quot;&quot;);&quot;&quot;));4)" office:value-type="float" office:value="0.0265" calcext:value-type="float">
            <text:p>0.0265</text:p>
          </table:table-cell>
        </table:table-row>
        <table:table-row table:style-name="ro1">
          <table:table-cell table:formula="of:=[ResNet_NoNorm_test_results.A26]" office:value-type="string" office:string-value="ReLU" calcext:value-type="string">
            <text:p>ReLU</text:p>
          </table:table-cell>
          <table:table-cell table:formula="of:=[ResNet_NoNorm_test_results.B6]" office:value-type="float" office:value="5" calcext:value-type="float">
            <text:p>5</text:p>
          </table:table-cell>
          <table:table-cell table:formula="of:=ROUND(AVERAGEIFS([ResNet_NoNorm_test_results.C$2:.C$501];[ResNet_NoNorm_test_results.$A$2:.$A$501];[.$A6];[ResNet_NoNorm_test_results.$B$2:.$B$501];[.$B6]); 2)" office:value-type="float" office:value="0.45" calcext:value-type="float">
            <text:p>0.45</text:p>
          </table:table-cell>
          <table:table-cell table:formula="of:=ROUND(AVERAGEIFS([ResNet_NoNorm_test_results.D$2:.D$501];[ResNet_NoNorm_test_results.$A$2:.$A$501];[.$A6];[ResNet_NoNorm_test_results.$B$2:.$B$501];[.$B6]); 2)" office:value-type="float" office:value="0.5" calcext:value-type="float">
            <text:p>0.5</text:p>
          </table:table-cell>
          <table:table-cell table:formula="of:=ROUND(AVERAGEIFS([ResNet_NoNorm_test_results.E$2:.E$501];[ResNet_NoNorm_test_results.$A$2:.$A$501];[.$A6];[ResNet_NoNorm_test_results.$B$2:.$B$501];[.$B6]); 2)" office:value-type="float" office:value="1.65" calcext:value-type="float">
            <text:p>1.65</text:p>
          </table:table-cell>
          <table:table-cell table:formula="of:=ROUND(AVERAGEIFS([ResNet_NoNorm_test_results.F$2:.F$501];[ResNet_NoNorm_test_results.$A$2:.$A$501];[.$A6];[ResNet_NoNorm_test_results.$B$2:.$B$501];[.$B6]); 2)" office:value-type="float" office:value="1.35" calcext:value-type="float">
            <text:p>1.35</text:p>
          </table:table-cell>
          <table:table-cell table:formula="of:=ROUND(AVERAGEIFS([ResNet_NoNorm_test_results.G$2:.G$501];[ResNet_NoNorm_test_results.$A$2:.$A$501];[.$A6];[ResNet_NoNorm_test_results.$B$2:.$B$501];[.$B6]); 2)" office:value-type="float" office:value="12.5" calcext:value-type="float">
            <text:p>12.5</text:p>
          </table:table-cell>
          <table:table-cell table:number-matrix-columns-spanned="1" table:number-matrix-rows-spanned="1" table:formula="of:=ROUND(STDEV(IF(IF([.$A6]=[ResNet_NoNorm_test_results.$A$2:.$A$501];1;0);IF([.$B6]=[ResNet_NoNorm_test_results.$B$2:.$B$501];[ResNet_NoNorm_test_results.$C$2:.$C$501];&quot;&quot;);&quot;&quot;));4)" office:value-type="float" office:value="0.0209" calcext:value-type="float">
            <text:p>0.0209</text:p>
          </table:table-cell>
        </table:table-row>
        <table:table-row table:style-name="ro1">
          <table:table-cell table:formula="of:=[ResNet_NoNorm_test_results.A27]" office:value-type="string" office:string-value="NegReLU" calcext:value-type="string">
            <text:p>NegReLU</text:p>
          </table:table-cell>
          <table:table-cell table:formula="of:=[ResNet_NoNorm_test_results.B27]" office:value-type="float" office:value="1" calcext:value-type="float">
            <text:p>1</text:p>
          </table:table-cell>
          <table:table-cell table:formula="of:=ROUND(AVERAGEIFS([ResNet_NoNorm_test_results.C$2:.C$501];[ResNet_NoNorm_test_results.$A$2:.$A$501];[.$A7];[ResNet_NoNorm_test_results.$B$2:.$B$501];[.$B7]); 2)" office:value-type="float" office:value="0.1" calcext:value-type="float">
            <text:p>0.1</text:p>
          </table:table-cell>
          <table:table-cell table:formula="of:=ROUND(AVERAGEIFS([ResNet_NoNorm_test_results.D$2:.D$501];[ResNet_NoNorm_test_results.$A$2:.$A$501];[.$A7];[ResNet_NoNorm_test_results.$B$2:.$B$501];[.$B7]); 2)" office:value-type="float" office:value="0.1" calcext:value-type="float">
            <text:p>0.1</text:p>
          </table:table-cell>
          <table:table-cell table:formula="of:=ROUND(AVERAGEIFS([ResNet_NoNorm_test_results.E$2:.E$501];[ResNet_NoNorm_test_results.$A$2:.$A$501];[.$A7];[ResNet_NoNorm_test_results.$B$2:.$B$501];[.$B7]); 2)" office:value-type="float" office:value="2.3" calcext:value-type="float">
            <text:p>2.3</text:p>
          </table:table-cell>
          <table:table-cell table:formula="of:=ROUND(AVERAGEIFS([ResNet_NoNorm_test_results.F$2:.F$501];[ResNet_NoNorm_test_results.$A$2:.$A$501];[.$A7];[ResNet_NoNorm_test_results.$B$2:.$B$501];[.$B7]); 2)" office:value-type="float" office:value="2.3" calcext:value-type="float">
            <text:p>2.3</text:p>
          </table:table-cell>
          <table:table-cell table:formula="of:=ROUND(AVERAGEIFS([ResNet_NoNorm_test_results.G$2:.G$501];[ResNet_NoNorm_test_results.$A$2:.$A$501];[.$A7];[ResNet_NoNorm_test_results.$B$2:.$B$501];[.$B7]); 2)" office:value-type="float" office:value="15.1" calcext:value-type="float">
            <text:p>15.1</text:p>
          </table:table-cell>
          <table:table-cell table:number-matrix-columns-spanned="1" table:number-matrix-rows-spanned="1" table:formula="of:=ROUND(STDEV(IF(IF([.$A7]=[ResNet_NoNorm_test_results.$A$2:.$A$501];1;0);IF([.$B7]=[ResNet_NoNorm_test_results.$B$2:.$B$501];[ResNet_NoNorm_test_results.$C$2:.$C$501];&quot;&quot;);&quot;&quot;));4)" office:value-type="float" office:value="0.0204" calcext:value-type="float">
            <text:p>0.0204</text:p>
          </table:table-cell>
        </table:table-row>
        <table:table-row table:style-name="ro1">
          <table:table-cell table:formula="of:=[ResNet_NoNorm_test_results.A33]" office:value-type="string" office:string-value="NegReLU" calcext:value-type="string">
            <text:p>NegReLU</text:p>
          </table:table-cell>
          <table:table-cell table:formula="of:=[ResNet_NoNorm_test_results.B28]" office:value-type="float" office:value="2" calcext:value-type="float">
            <text:p>2</text:p>
          </table:table-cell>
          <table:table-cell table:formula="of:=ROUND(AVERAGEIFS([ResNet_NoNorm_test_results.C$2:.C$501];[ResNet_NoNorm_test_results.$A$2:.$A$501];[.$A8];[ResNet_NoNorm_test_results.$B$2:.$B$501];[.$B8]); 2)" office:value-type="float" office:value="0.12" calcext:value-type="float">
            <text:p>0.12</text:p>
          </table:table-cell>
          <table:table-cell table:formula="of:=ROUND(AVERAGEIFS([ResNet_NoNorm_test_results.D$2:.D$501];[ResNet_NoNorm_test_results.$A$2:.$A$501];[.$A8];[ResNet_NoNorm_test_results.$B$2:.$B$501];[.$B8]); 2)" office:value-type="float" office:value="0.14" calcext:value-type="float">
            <text:p>0.14</text:p>
          </table:table-cell>
          <table:table-cell table:formula="of:=ROUND(AVERAGEIFS([ResNet_NoNorm_test_results.E$2:.E$501];[ResNet_NoNorm_test_results.$A$2:.$A$501];[.$A8];[ResNet_NoNorm_test_results.$B$2:.$B$501];[.$B8]); 2)" office:value-type="float" office:value="2.29" calcext:value-type="float">
            <text:p>2.29</text:p>
          </table:table-cell>
          <table:table-cell table:formula="of:=ROUND(AVERAGEIFS([ResNet_NoNorm_test_results.F$2:.F$501];[ResNet_NoNorm_test_results.$A$2:.$A$501];[.$A8];[ResNet_NoNorm_test_results.$B$2:.$B$501];[.$B8]); 2)" office:value-type="float" office:value="2.28" calcext:value-type="float">
            <text:p>2.28</text:p>
          </table:table-cell>
          <table:table-cell table:formula="of:=ROUND(AVERAGEIFS([ResNet_NoNorm_test_results.G$2:.G$501];[ResNet_NoNorm_test_results.$A$2:.$A$501];[.$A8];[ResNet_NoNorm_test_results.$B$2:.$B$501];[.$B8]); 2)" office:value-type="float" office:value="13.68" calcext:value-type="float">
            <text:p>13.68</text:p>
          </table:table-cell>
          <table:table-cell table:number-matrix-columns-spanned="1" table:number-matrix-rows-spanned="1" table:formula="of:=ROUND(STDEV(IF(IF([.$A8]=[ResNet_NoNorm_test_results.$A$2:.$A$501];1;0);IF([.$B8]=[ResNet_NoNorm_test_results.$B$2:.$B$501];[ResNet_NoNorm_test_results.$C$2:.$C$501];&quot;&quot;);&quot;&quot;));4)" office:value-type="float" office:value="0.0417" calcext:value-type="float">
            <text:p>0.0417</text:p>
          </table:table-cell>
        </table:table-row>
        <table:table-row table:style-name="ro1">
          <table:table-cell table:formula="of:=[ResNet_NoNorm_test_results.A39]" office:value-type="string" office:string-value="NegReLU" calcext:value-type="string">
            <text:p>NegReLU</text:p>
          </table:table-cell>
          <table:table-cell table:formula="of:=[ResNet_NoNorm_test_results.B29]" office:value-type="float" office:value="3" calcext:value-type="float">
            <text:p>3</text:p>
          </table:table-cell>
          <table:table-cell table:formula="of:=ROUND(AVERAGEIFS([ResNet_NoNorm_test_results.C$2:.C$501];[ResNet_NoNorm_test_results.$A$2:.$A$501];[.$A9];[ResNet_NoNorm_test_results.$B$2:.$B$501];[.$B9]); 2)" office:value-type="float" office:value="0.17" calcext:value-type="float">
            <text:p>0.17</text:p>
          </table:table-cell>
          <table:table-cell table:formula="of:=ROUND(AVERAGEIFS([ResNet_NoNorm_test_results.D$2:.D$501];[ResNet_NoNorm_test_results.$A$2:.$A$501];[.$A9];[ResNet_NoNorm_test_results.$B$2:.$B$501];[.$B9]); 2)" office:value-type="float" office:value="0.19" calcext:value-type="float">
            <text:p>0.19</text:p>
          </table:table-cell>
          <table:table-cell table:formula="of:=ROUND(AVERAGEIFS([ResNet_NoNorm_test_results.E$2:.E$501];[ResNet_NoNorm_test_results.$A$2:.$A$501];[.$A9];[ResNet_NoNorm_test_results.$B$2:.$B$501];[.$B9]); 2)" office:value-type="float" office:value="2.27" calcext:value-type="float">
            <text:p>2.27</text:p>
          </table:table-cell>
          <table:table-cell table:formula="of:=ROUND(AVERAGEIFS([ResNet_NoNorm_test_results.F$2:.F$501];[ResNet_NoNorm_test_results.$A$2:.$A$501];[.$A9];[ResNet_NoNorm_test_results.$B$2:.$B$501];[.$B9]); 2)" office:value-type="float" office:value="2.26" calcext:value-type="float">
            <text:p>2.26</text:p>
          </table:table-cell>
          <table:table-cell table:formula="of:=ROUND(AVERAGEIFS([ResNet_NoNorm_test_results.G$2:.G$501];[ResNet_NoNorm_test_results.$A$2:.$A$501];[.$A9];[ResNet_NoNorm_test_results.$B$2:.$B$501];[.$B9]); 2)" office:value-type="float" office:value="13.68" calcext:value-type="float">
            <text:p>13.68</text:p>
          </table:table-cell>
          <table:table-cell table:number-matrix-columns-spanned="1" table:number-matrix-rows-spanned="1" table:formula="of:=ROUND(STDEV(IF(IF([.$A9]=[ResNet_NoNorm_test_results.$A$2:.$A$501];1;0);IF([.$B9]=[ResNet_NoNorm_test_results.$B$2:.$B$501];[ResNet_NoNorm_test_results.$C$2:.$C$501];&quot;&quot;);&quot;&quot;));4)" office:value-type="float" office:value="0.0741" calcext:value-type="float">
            <text:p>0.0741</text:p>
          </table:table-cell>
        </table:table-row>
        <table:table-row table:style-name="ro1">
          <table:table-cell table:formula="of:=[ResNet_NoNorm_test_results.A45]" office:value-type="string" office:string-value="NegReLU" calcext:value-type="string">
            <text:p>NegReLU</text:p>
          </table:table-cell>
          <table:table-cell table:formula="of:=[ResNet_NoNorm_test_results.B30]" office:value-type="float" office:value="4" calcext:value-type="float">
            <text:p>4</text:p>
          </table:table-cell>
          <table:table-cell table:formula="of:=ROUND(AVERAGEIFS([ResNet_NoNorm_test_results.C$2:.C$501];[ResNet_NoNorm_test_results.$A$2:.$A$501];[.$A10];[ResNet_NoNorm_test_results.$B$2:.$B$501];[.$B10]); 2)" office:value-type="float" office:value="0.23" calcext:value-type="float">
            <text:p>0.23</text:p>
          </table:table-cell>
          <table:table-cell table:formula="of:=ROUND(AVERAGEIFS([ResNet_NoNorm_test_results.D$2:.D$501];[ResNet_NoNorm_test_results.$A$2:.$A$501];[.$A10];[ResNet_NoNorm_test_results.$B$2:.$B$501];[.$B10]); 2)" office:value-type="float" office:value="0.27" calcext:value-type="float">
            <text:p>0.27</text:p>
          </table:table-cell>
          <table:table-cell table:formula="of:=ROUND(AVERAGEIFS([ResNet_NoNorm_test_results.E$2:.E$501];[ResNet_NoNorm_test_results.$A$2:.$A$501];[.$A10];[ResNet_NoNorm_test_results.$B$2:.$B$501];[.$B10]); 2)" office:value-type="float" office:value="2.23" calcext:value-type="float">
            <text:p>2.23</text:p>
          </table:table-cell>
          <table:table-cell table:formula="of:=ROUND(AVERAGEIFS([ResNet_NoNorm_test_results.F$2:.F$501];[ResNet_NoNorm_test_results.$A$2:.$A$501];[.$A10];[ResNet_NoNorm_test_results.$B$2:.$B$501];[.$B10]); 2)" office:value-type="float" office:value="2.19" calcext:value-type="float">
            <text:p>2.19</text:p>
          </table:table-cell>
          <table:table-cell table:formula="of:=ROUND(AVERAGEIFS([ResNet_NoNorm_test_results.G$2:.G$501];[ResNet_NoNorm_test_results.$A$2:.$A$501];[.$A10];[ResNet_NoNorm_test_results.$B$2:.$B$501];[.$B10]); 2)" office:value-type="float" office:value="13.73" calcext:value-type="float">
            <text:p>13.73</text:p>
          </table:table-cell>
          <table:table-cell table:number-matrix-columns-spanned="1" table:number-matrix-rows-spanned="1" table:formula="of:=ROUND(STDEV(IF(IF([.$A10]=[ResNet_NoNorm_test_results.$A$2:.$A$501];1;0);IF([.$B10]=[ResNet_NoNorm_test_results.$B$2:.$B$501];[ResNet_NoNorm_test_results.$C$2:.$C$501];&quot;&quot;);&quot;&quot;));4)" office:value-type="float" office:value="0.075" calcext:value-type="float">
            <text:p>0.075</text:p>
          </table:table-cell>
        </table:table-row>
        <table:table-row table:style-name="ro1">
          <table:table-cell table:formula="of:=[ResNet_NoNorm_test_results.A51]" office:value-type="string" office:string-value="NegReLU" calcext:value-type="string">
            <text:p>NegReLU</text:p>
          </table:table-cell>
          <table:table-cell table:formula="of:=[ResNet_NoNorm_test_results.B31]" office:value-type="float" office:value="5" calcext:value-type="float">
            <text:p>5</text:p>
          </table:table-cell>
          <table:table-cell table:formula="of:=ROUND(AVERAGEIFS([ResNet_NoNorm_test_results.C$2:.C$501];[ResNet_NoNorm_test_results.$A$2:.$A$501];[.$A11];[ResNet_NoNorm_test_results.$B$2:.$B$501];[.$B11]); 2)" office:value-type="float" office:value="0.32" calcext:value-type="float">
            <text:p>0.32</text:p>
          </table:table-cell>
          <table:table-cell table:formula="of:=ROUND(AVERAGEIFS([ResNet_NoNorm_test_results.D$2:.D$501];[ResNet_NoNorm_test_results.$A$2:.$A$501];[.$A11];[ResNet_NoNorm_test_results.$B$2:.$B$501];[.$B11]); 2)" office:value-type="float" office:value="0.35" calcext:value-type="float">
            <text:p>0.35</text:p>
          </table:table-cell>
          <table:table-cell table:formula="of:=ROUND(AVERAGEIFS([ResNet_NoNorm_test_results.E$2:.E$501];[ResNet_NoNorm_test_results.$A$2:.$A$501];[.$A11];[ResNet_NoNorm_test_results.$B$2:.$B$501];[.$B11]); 2)" office:value-type="float" office:value="2.1" calcext:value-type="float">
            <text:p>2.1</text:p>
          </table:table-cell>
          <table:table-cell table:formula="of:=ROUND(AVERAGEIFS([ResNet_NoNorm_test_results.F$2:.F$501];[ResNet_NoNorm_test_results.$A$2:.$A$501];[.$A11];[ResNet_NoNorm_test_results.$B$2:.$B$501];[.$B11]); 2)" office:value-type="float" office:value="1.99" calcext:value-type="float">
            <text:p>1.99</text:p>
          </table:table-cell>
          <table:table-cell table:formula="of:=ROUND(AVERAGEIFS([ResNet_NoNorm_test_results.G$2:.G$501];[ResNet_NoNorm_test_results.$A$2:.$A$501];[.$A11];[ResNet_NoNorm_test_results.$B$2:.$B$501];[.$B11]); 2)" office:value-type="float" office:value="13.85" calcext:value-type="float">
            <text:p>13.85</text:p>
          </table:table-cell>
          <table:table-cell table:number-matrix-columns-spanned="1" table:number-matrix-rows-spanned="1" table:formula="of:=ROUND(STDEV(IF(IF([.$A11]=[ResNet_NoNorm_test_results.$A$2:.$A$501];1;0);IF([.$B11]=[ResNet_NoNorm_test_results.$B$2:.$B$501];[ResNet_NoNorm_test_results.$C$2:.$C$501];&quot;&quot;);&quot;&quot;));4)" office:value-type="float" office:value="0.0352" calcext:value-type="float">
            <text:p>0.0352</text:p>
          </table:table-cell>
        </table:table-row>
        <table:table-row table:style-name="ro1">
          <table:table-cell table:formula="of:=[ResNet_NoNorm_test_results.A52]" office:value-type="string" office:string-value="Dslope_0.25" calcext:value-type="string">
            <text:p>Dslope_0.25</text:p>
          </table:table-cell>
          <table:table-cell table:formula="of:=[ResNet_NoNorm_test_results.B52]" office:value-type="float" office:value="1" calcext:value-type="float">
            <text:p>1</text:p>
          </table:table-cell>
          <table:table-cell table:formula="of:=ROUND(AVERAGEIFS([ResNet_NoNorm_test_results.C$2:.C$501];[ResNet_NoNorm_test_results.$A$2:.$A$501];[.$A12];[ResNet_NoNorm_test_results.$B$2:.$B$501];[.$B12]); 2)" office:value-type="float" office:value="0.1" calcext:value-type="float">
            <text:p>0.1</text:p>
          </table:table-cell>
          <table:table-cell table:formula="of:=ROUND(AVERAGEIFS([ResNet_NoNorm_test_results.D$2:.D$501];[ResNet_NoNorm_test_results.$A$2:.$A$501];[.$A12];[ResNet_NoNorm_test_results.$B$2:.$B$501];[.$B12]); 2)" office:value-type="float" office:value="0.1" calcext:value-type="float">
            <text:p>0.1</text:p>
          </table:table-cell>
          <table:table-cell table:formula="of:=ROUND(AVERAGEIFS([ResNet_NoNorm_test_results.E$2:.E$501];[ResNet_NoNorm_test_results.$A$2:.$A$501];[.$A12];[ResNet_NoNorm_test_results.$B$2:.$B$501];[.$B12]); 2)" office:value-type="float" office:value="2.3" calcext:value-type="float">
            <text:p>2.3</text:p>
          </table:table-cell>
          <table:table-cell table:formula="of:=ROUND(AVERAGEIFS([ResNet_NoNorm_test_results.F$2:.F$501];[ResNet_NoNorm_test_results.$A$2:.$A$501];[.$A12];[ResNet_NoNorm_test_results.$B$2:.$B$501];[.$B12]); 2)" office:value-type="float" office:value="2.3" calcext:value-type="float">
            <text:p>2.3</text:p>
          </table:table-cell>
          <table:table-cell table:formula="of:=ROUND(AVERAGEIFS([ResNet_NoNorm_test_results.G$2:.G$501];[ResNet_NoNorm_test_results.$A$2:.$A$501];[.$A12];[ResNet_NoNorm_test_results.$B$2:.$B$501];[.$B12]); 2)" office:value-type="float" office:value="14.3" calcext:value-type="float">
            <text:p>14.3</text:p>
          </table:table-cell>
          <table:table-cell table:number-matrix-columns-spanned="1" table:number-matrix-rows-spanned="1" table:formula="of:=ROUND(STDEV(IF(IF([.$A12]=[ResNet_NoNorm_test_results.$A$2:.$A$501];1;0);IF([.$B12]=[ResNet_NoNorm_test_results.$B$2:.$B$501];[ResNet_NoNorm_test_results.$C$2:.$C$501];&quot;&quot;);&quot;&quot;));4)" office:value-type="float" office:value="0" calcext:value-type="float">
            <text:p>0</text:p>
          </table:table-cell>
        </table:table-row>
        <table:table-row table:style-name="ro1">
          <table:table-cell table:formula="of:=[ResNet_NoNorm_test_results.A58]" office:value-type="string" office:string-value="Dslope_0.25" calcext:value-type="string">
            <text:p>Dslope_0.25</text:p>
          </table:table-cell>
          <table:table-cell table:formula="of:=[ResNet_NoNorm_test_results.B53]" office:value-type="float" office:value="2" calcext:value-type="float">
            <text:p>2</text:p>
          </table:table-cell>
          <table:table-cell table:formula="of:=ROUND(AVERAGEIFS([ResNet_NoNorm_test_results.C$2:.C$501];[ResNet_NoNorm_test_results.$A$2:.$A$501];[.$A13];[ResNet_NoNorm_test_results.$B$2:.$B$501];[.$B13]); 2)" office:value-type="float" office:value="0.1" calcext:value-type="float">
            <text:p>0.1</text:p>
          </table:table-cell>
          <table:table-cell table:formula="of:=ROUND(AVERAGEIFS([ResNet_NoNorm_test_results.D$2:.D$501];[ResNet_NoNorm_test_results.$A$2:.$A$501];[.$A13];[ResNet_NoNorm_test_results.$B$2:.$B$501];[.$B13]); 2)" office:value-type="float" office:value="0.1" calcext:value-type="float">
            <text:p>0.1</text:p>
          </table:table-cell>
          <table:table-cell table:formula="of:=ROUND(AVERAGEIFS([ResNet_NoNorm_test_results.E$2:.E$501];[ResNet_NoNorm_test_results.$A$2:.$A$501];[.$A13];[ResNet_NoNorm_test_results.$B$2:.$B$501];[.$B13]); 2)" office:value-type="float" office:value="2.3" calcext:value-type="float">
            <text:p>2.3</text:p>
          </table:table-cell>
          <table:table-cell table:formula="of:=ROUND(AVERAGEIFS([ResNet_NoNorm_test_results.F$2:.F$501];[ResNet_NoNorm_test_results.$A$2:.$A$501];[.$A13];[ResNet_NoNorm_test_results.$B$2:.$B$501];[.$B13]); 2)" office:value-type="float" office:value="2.3" calcext:value-type="float">
            <text:p>2.3</text:p>
          </table:table-cell>
          <table:table-cell table:formula="of:=ROUND(AVERAGEIFS([ResNet_NoNorm_test_results.G$2:.G$501];[ResNet_NoNorm_test_results.$A$2:.$A$501];[.$A13];[ResNet_NoNorm_test_results.$B$2:.$B$501];[.$B13]); 2)" office:value-type="float" office:value="14.32" calcext:value-type="float">
            <text:p>14.32</text:p>
          </table:table-cell>
          <table:table-cell table:number-matrix-columns-spanned="1" table:number-matrix-rows-spanned="1" table:formula="of:=ROUND(STDEV(IF(IF([.$A13]=[ResNet_NoNorm_test_results.$A$2:.$A$501];1;0);IF([.$B13]=[ResNet_NoNorm_test_results.$B$2:.$B$501];[ResNet_NoNorm_test_results.$C$2:.$C$501];&quot;&quot;);&quot;&quot;));4)" office:value-type="float" office:value="0" calcext:value-type="float">
            <text:p>0</text:p>
          </table:table-cell>
        </table:table-row>
        <table:table-row table:style-name="ro1">
          <table:table-cell table:formula="of:=[ResNet_NoNorm_test_results.A64]" office:value-type="string" office:string-value="Dslope_0.25" calcext:value-type="string">
            <text:p>Dslope_0.25</text:p>
          </table:table-cell>
          <table:table-cell table:formula="of:=[ResNet_NoNorm_test_results.B54]" office:value-type="float" office:value="3" calcext:value-type="float">
            <text:p>3</text:p>
          </table:table-cell>
          <table:table-cell table:formula="of:=ROUND(AVERAGEIFS([ResNet_NoNorm_test_results.C$2:.C$501];[ResNet_NoNorm_test_results.$A$2:.$A$501];[.$A14];[ResNet_NoNorm_test_results.$B$2:.$B$501];[.$B14]); 2)" office:value-type="float" office:value="0.1" calcext:value-type="float">
            <text:p>0.1</text:p>
          </table:table-cell>
          <table:table-cell table:formula="of:=ROUND(AVERAGEIFS([ResNet_NoNorm_test_results.D$2:.D$501];[ResNet_NoNorm_test_results.$A$2:.$A$501];[.$A14];[ResNet_NoNorm_test_results.$B$2:.$B$501];[.$B14]); 2)" office:value-type="float" office:value="0.1" calcext:value-type="float">
            <text:p>0.1</text:p>
          </table:table-cell>
          <table:table-cell table:formula="of:=ROUND(AVERAGEIFS([ResNet_NoNorm_test_results.E$2:.E$501];[ResNet_NoNorm_test_results.$A$2:.$A$501];[.$A14];[ResNet_NoNorm_test_results.$B$2:.$B$501];[.$B14]); 2)" office:value-type="float" office:value="2.3" calcext:value-type="float">
            <text:p>2.3</text:p>
          </table:table-cell>
          <table:table-cell table:formula="of:=ROUND(AVERAGEIFS([ResNet_NoNorm_test_results.F$2:.F$501];[ResNet_NoNorm_test_results.$A$2:.$A$501];[.$A14];[ResNet_NoNorm_test_results.$B$2:.$B$501];[.$B14]); 2)" office:value-type="float" office:value="2.3" calcext:value-type="float">
            <text:p>2.3</text:p>
          </table:table-cell>
          <table:table-cell table:formula="of:=ROUND(AVERAGEIFS([ResNet_NoNorm_test_results.G$2:.G$501];[ResNet_NoNorm_test_results.$A$2:.$A$501];[.$A14];[ResNet_NoNorm_test_results.$B$2:.$B$501];[.$B14]); 2)" office:value-type="float" office:value="14.26" calcext:value-type="float">
            <text:p>14.26</text:p>
          </table:table-cell>
          <table:table-cell table:number-matrix-columns-spanned="1" table:number-matrix-rows-spanned="1" table:formula="of:=ROUND(STDEV(IF(IF([.$A14]=[ResNet_NoNorm_test_results.$A$2:.$A$501];1;0);IF([.$B14]=[ResNet_NoNorm_test_results.$B$2:.$B$501];[ResNet_NoNorm_test_results.$C$2:.$C$501];&quot;&quot;);&quot;&quot;));4)" office:value-type="float" office:value="0" calcext:value-type="float">
            <text:p>0</text:p>
          </table:table-cell>
        </table:table-row>
        <table:table-row table:style-name="ro1">
          <table:table-cell table:formula="of:=[ResNet_NoNorm_test_results.A70]" office:value-type="string" office:string-value="Dslope_0.25" calcext:value-type="string">
            <text:p>Dslope_0.25</text:p>
          </table:table-cell>
          <table:table-cell table:formula="of:=[ResNet_NoNorm_test_results.B55]" office:value-type="float" office:value="4" calcext:value-type="float">
            <text:p>4</text:p>
          </table:table-cell>
          <table:table-cell table:formula="of:=ROUND(AVERAGEIFS([ResNet_NoNorm_test_results.C$2:.C$501];[ResNet_NoNorm_test_results.$A$2:.$A$501];[.$A15];[ResNet_NoNorm_test_results.$B$2:.$B$501];[.$B15]); 2)" office:value-type="float" office:value="0.1" calcext:value-type="float">
            <text:p>0.1</text:p>
          </table:table-cell>
          <table:table-cell table:formula="of:=ROUND(AVERAGEIFS([ResNet_NoNorm_test_results.D$2:.D$501];[ResNet_NoNorm_test_results.$A$2:.$A$501];[.$A15];[ResNet_NoNorm_test_results.$B$2:.$B$501];[.$B15]); 2)" office:value-type="float" office:value="0.1" calcext:value-type="float">
            <text:p>0.1</text:p>
          </table:table-cell>
          <table:table-cell table:formula="of:=ROUND(AVERAGEIFS([ResNet_NoNorm_test_results.E$2:.E$501];[ResNet_NoNorm_test_results.$A$2:.$A$501];[.$A15];[ResNet_NoNorm_test_results.$B$2:.$B$501];[.$B15]); 2)" office:value-type="float" office:value="2.3" calcext:value-type="float">
            <text:p>2.3</text:p>
          </table:table-cell>
          <table:table-cell table:formula="of:=ROUND(AVERAGEIFS([ResNet_NoNorm_test_results.F$2:.F$501];[ResNet_NoNorm_test_results.$A$2:.$A$501];[.$A15];[ResNet_NoNorm_test_results.$B$2:.$B$501];[.$B15]); 2)" office:value-type="float" office:value="2.3" calcext:value-type="float">
            <text:p>2.3</text:p>
          </table:table-cell>
          <table:table-cell table:formula="of:=ROUND(AVERAGEIFS([ResNet_NoNorm_test_results.G$2:.G$501];[ResNet_NoNorm_test_results.$A$2:.$A$501];[.$A15];[ResNet_NoNorm_test_results.$B$2:.$B$501];[.$B15]); 2)" office:value-type="float" office:value="14.35" calcext:value-type="float">
            <text:p>14.35</text:p>
          </table:table-cell>
          <table:table-cell table:number-matrix-columns-spanned="1" table:number-matrix-rows-spanned="1" table:formula="of:=ROUND(STDEV(IF(IF([.$A15]=[ResNet_NoNorm_test_results.$A$2:.$A$501];1;0);IF([.$B15]=[ResNet_NoNorm_test_results.$B$2:.$B$501];[ResNet_NoNorm_test_results.$C$2:.$C$501];&quot;&quot;);&quot;&quot;));4)" office:value-type="float" office:value="0" calcext:value-type="float">
            <text:p>0</text:p>
          </table:table-cell>
        </table:table-row>
        <table:table-row table:style-name="ro1">
          <table:table-cell table:formula="of:=[ResNet_NoNorm_test_results.A76]" office:value-type="string" office:string-value="Dslope_0.25" calcext:value-type="string">
            <text:p>Dslope_0.25</text:p>
          </table:table-cell>
          <table:table-cell table:formula="of:=[ResNet_NoNorm_test_results.B56]" office:value-type="float" office:value="5" calcext:value-type="float">
            <text:p>5</text:p>
          </table:table-cell>
          <table:table-cell table:formula="of:=ROUND(AVERAGEIFS([ResNet_NoNorm_test_results.C$2:.C$501];[ResNet_NoNorm_test_results.$A$2:.$A$501];[.$A16];[ResNet_NoNorm_test_results.$B$2:.$B$501];[.$B16]); 2)" office:value-type="float" office:value="0.1" calcext:value-type="float">
            <text:p>0.1</text:p>
          </table:table-cell>
          <table:table-cell table:formula="of:=ROUND(AVERAGEIFS([ResNet_NoNorm_test_results.D$2:.D$501];[ResNet_NoNorm_test_results.$A$2:.$A$501];[.$A16];[ResNet_NoNorm_test_results.$B$2:.$B$501];[.$B16]); 2)" office:value-type="float" office:value="0.1" calcext:value-type="float">
            <text:p>0.1</text:p>
          </table:table-cell>
          <table:table-cell table:formula="of:=ROUND(AVERAGEIFS([ResNet_NoNorm_test_results.E$2:.E$501];[ResNet_NoNorm_test_results.$A$2:.$A$501];[.$A16];[ResNet_NoNorm_test_results.$B$2:.$B$501];[.$B16]); 2)" office:value-type="float" office:value="2.3" calcext:value-type="float">
            <text:p>2.3</text:p>
          </table:table-cell>
          <table:table-cell table:formula="of:=ROUND(AVERAGEIFS([ResNet_NoNorm_test_results.F$2:.F$501];[ResNet_NoNorm_test_results.$A$2:.$A$501];[.$A16];[ResNet_NoNorm_test_results.$B$2:.$B$501];[.$B16]); 2)" office:value-type="float" office:value="2.3" calcext:value-type="float">
            <text:p>2.3</text:p>
          </table:table-cell>
          <table:table-cell table:formula="of:=ROUND(AVERAGEIFS([ResNet_NoNorm_test_results.G$2:.G$501];[ResNet_NoNorm_test_results.$A$2:.$A$501];[.$A16];[ResNet_NoNorm_test_results.$B$2:.$B$501];[.$B16]); 2)" office:value-type="float" office:value="14.25" calcext:value-type="float">
            <text:p>14.25</text:p>
          </table:table-cell>
          <table:table-cell table:number-matrix-columns-spanned="1" table:number-matrix-rows-spanned="1" table:formula="of:=ROUND(STDEV(IF(IF([.$A16]=[ResNet_NoNorm_test_results.$A$2:.$A$501];1;0);IF([.$B16]=[ResNet_NoNorm_test_results.$B$2:.$B$501];[ResNet_NoNorm_test_results.$C$2:.$C$501];&quot;&quot;);&quot;&quot;));4)" office:value-type="float" office:value="0" calcext:value-type="float">
            <text:p>0</text:p>
          </table:table-cell>
        </table:table-row>
        <table:table-row table:style-name="ro1">
          <table:table-cell table:formula="of:=[ResNet_NoNorm_test_results.A77]" office:value-type="string" office:string-value="Dslope_0.5" calcext:value-type="string">
            <text:p>Dslope_0.5</text:p>
          </table:table-cell>
          <table:table-cell table:formula="of:=[ResNet_NoNorm_test_results.B77]" office:value-type="float" office:value="1" calcext:value-type="float">
            <text:p>1</text:p>
          </table:table-cell>
          <table:table-cell table:formula="of:=ROUND(AVERAGEIFS([ResNet_NoNorm_test_results.C$2:.C$501];[ResNet_NoNorm_test_results.$A$2:.$A$501];[.$A17];[ResNet_NoNorm_test_results.$B$2:.$B$501];[.$B17]); 2)" office:value-type="float" office:value="0.1" calcext:value-type="float">
            <text:p>0.1</text:p>
          </table:table-cell>
          <table:table-cell table:formula="of:=ROUND(AVERAGEIFS([ResNet_NoNorm_test_results.D$2:.D$501];[ResNet_NoNorm_test_results.$A$2:.$A$501];[.$A17];[ResNet_NoNorm_test_results.$B$2:.$B$501];[.$B17]); 2)" office:value-type="float" office:value="0.1" calcext:value-type="float">
            <text:p>0.1</text:p>
          </table:table-cell>
          <table:table-cell table:formula="of:=ROUND(AVERAGEIFS([ResNet_NoNorm_test_results.E$2:.E$501];[ResNet_NoNorm_test_results.$A$2:.$A$501];[.$A17];[ResNet_NoNorm_test_results.$B$2:.$B$501];[.$B17]); 2)" office:value-type="float" office:value="2.3" calcext:value-type="float">
            <text:p>2.3</text:p>
          </table:table-cell>
          <table:table-cell table:formula="of:=ROUND(AVERAGEIFS([ResNet_NoNorm_test_results.F$2:.F$501];[ResNet_NoNorm_test_results.$A$2:.$A$501];[.$A17];[ResNet_NoNorm_test_results.$B$2:.$B$501];[.$B17]); 2)" office:value-type="float" office:value="2.3" calcext:value-type="float">
            <text:p>2.3</text:p>
          </table:table-cell>
          <table:table-cell table:formula="of:=ROUND(AVERAGEIFS([ResNet_NoNorm_test_results.G$2:.G$501];[ResNet_NoNorm_test_results.$A$2:.$A$501];[.$A17];[ResNet_NoNorm_test_results.$B$2:.$B$501];[.$B17]); 2)" office:value-type="float" office:value="14.31" calcext:value-type="float">
            <text:p>14.31</text:p>
          </table:table-cell>
          <table:table-cell table:number-matrix-columns-spanned="1" table:number-matrix-rows-spanned="1" table:formula="of:=ROUND(STDEV(IF(IF([.$A17]=[ResNet_NoNorm_test_results.$A$2:.$A$501];1;0);IF([.$B17]=[ResNet_NoNorm_test_results.$B$2:.$B$501];[ResNet_NoNorm_test_results.$C$2:.$C$501];&quot;&quot;);&quot;&quot;));4)" office:value-type="float" office:value="0" calcext:value-type="float">
            <text:p>0</text:p>
          </table:table-cell>
        </table:table-row>
        <table:table-row table:style-name="ro1">
          <table:table-cell table:formula="of:=[ResNet_NoNorm_test_results.A83]" office:value-type="string" office:string-value="Dslope_0.5" calcext:value-type="string">
            <text:p>Dslope_0.5</text:p>
          </table:table-cell>
          <table:table-cell table:formula="of:=[ResNet_NoNorm_test_results.B78]" office:value-type="float" office:value="2" calcext:value-type="float">
            <text:p>2</text:p>
          </table:table-cell>
          <table:table-cell table:formula="of:=ROUND(AVERAGEIFS([ResNet_NoNorm_test_results.C$2:.C$501];[ResNet_NoNorm_test_results.$A$2:.$A$501];[.$A18];[ResNet_NoNorm_test_results.$B$2:.$B$501];[.$B18]); 2)" office:value-type="float" office:value="0.1" calcext:value-type="float">
            <text:p>0.1</text:p>
          </table:table-cell>
          <table:table-cell table:formula="of:=ROUND(AVERAGEIFS([ResNet_NoNorm_test_results.D$2:.D$501];[ResNet_NoNorm_test_results.$A$2:.$A$501];[.$A18];[ResNet_NoNorm_test_results.$B$2:.$B$501];[.$B18]); 2)" office:value-type="float" office:value="0.1" calcext:value-type="float">
            <text:p>0.1</text:p>
          </table:table-cell>
          <table:table-cell table:formula="of:=ROUND(AVERAGEIFS([ResNet_NoNorm_test_results.E$2:.E$501];[ResNet_NoNorm_test_results.$A$2:.$A$501];[.$A18];[ResNet_NoNorm_test_results.$B$2:.$B$501];[.$B18]); 2)" office:value-type="float" office:value="2.3" calcext:value-type="float">
            <text:p>2.3</text:p>
          </table:table-cell>
          <table:table-cell table:formula="of:=ROUND(AVERAGEIFS([ResNet_NoNorm_test_results.F$2:.F$501];[ResNet_NoNorm_test_results.$A$2:.$A$501];[.$A18];[ResNet_NoNorm_test_results.$B$2:.$B$501];[.$B18]); 2)" office:value-type="float" office:value="2.3" calcext:value-type="float">
            <text:p>2.3</text:p>
          </table:table-cell>
          <table:table-cell table:formula="of:=ROUND(AVERAGEIFS([ResNet_NoNorm_test_results.G$2:.G$501];[ResNet_NoNorm_test_results.$A$2:.$A$501];[.$A18];[ResNet_NoNorm_test_results.$B$2:.$B$501];[.$B18]); 2)" office:value-type="float" office:value="14.28" calcext:value-type="float">
            <text:p>14.28</text:p>
          </table:table-cell>
          <table:table-cell table:number-matrix-columns-spanned="1" table:number-matrix-rows-spanned="1" table:formula="of:=ROUND(STDEV(IF(IF([.$A18]=[ResNet_NoNorm_test_results.$A$2:.$A$501];1;0);IF([.$B18]=[ResNet_NoNorm_test_results.$B$2:.$B$501];[ResNet_NoNorm_test_results.$C$2:.$C$501];&quot;&quot;);&quot;&quot;));4)" office:value-type="float" office:value="0" calcext:value-type="float">
            <text:p>0</text:p>
          </table:table-cell>
        </table:table-row>
        <table:table-row table:style-name="ro1">
          <table:table-cell table:formula="of:=[ResNet_NoNorm_test_results.A89]" office:value-type="string" office:string-value="Dslope_0.5" calcext:value-type="string">
            <text:p>Dslope_0.5</text:p>
          </table:table-cell>
          <table:table-cell table:formula="of:=[ResNet_NoNorm_test_results.B79]" office:value-type="float" office:value="3" calcext:value-type="float">
            <text:p>3</text:p>
          </table:table-cell>
          <table:table-cell table:formula="of:=ROUND(AVERAGEIFS([ResNet_NoNorm_test_results.C$2:.C$501];[ResNet_NoNorm_test_results.$A$2:.$A$501];[.$A19];[ResNet_NoNorm_test_results.$B$2:.$B$501];[.$B19]); 2)" office:value-type="float" office:value="0.1" calcext:value-type="float">
            <text:p>0.1</text:p>
          </table:table-cell>
          <table:table-cell table:formula="of:=ROUND(AVERAGEIFS([ResNet_NoNorm_test_results.D$2:.D$501];[ResNet_NoNorm_test_results.$A$2:.$A$501];[.$A19];[ResNet_NoNorm_test_results.$B$2:.$B$501];[.$B19]); 2)" office:value-type="float" office:value="0.1" calcext:value-type="float">
            <text:p>0.1</text:p>
          </table:table-cell>
          <table:table-cell table:formula="of:=ROUND(AVERAGEIFS([ResNet_NoNorm_test_results.E$2:.E$501];[ResNet_NoNorm_test_results.$A$2:.$A$501];[.$A19];[ResNet_NoNorm_test_results.$B$2:.$B$501];[.$B19]); 2)" office:value-type="float" office:value="2.3" calcext:value-type="float">
            <text:p>2.3</text:p>
          </table:table-cell>
          <table:table-cell table:formula="of:=ROUND(AVERAGEIFS([ResNet_NoNorm_test_results.F$2:.F$501];[ResNet_NoNorm_test_results.$A$2:.$A$501];[.$A19];[ResNet_NoNorm_test_results.$B$2:.$B$501];[.$B19]); 2)" office:value-type="float" office:value="2.3" calcext:value-type="float">
            <text:p>2.3</text:p>
          </table:table-cell>
          <table:table-cell table:formula="of:=ROUND(AVERAGEIFS([ResNet_NoNorm_test_results.G$2:.G$501];[ResNet_NoNorm_test_results.$A$2:.$A$501];[.$A19];[ResNet_NoNorm_test_results.$B$2:.$B$501];[.$B19]); 2)" office:value-type="float" office:value="14.42" calcext:value-type="float">
            <text:p>14.42</text:p>
          </table:table-cell>
          <table:table-cell table:number-matrix-columns-spanned="1" table:number-matrix-rows-spanned="1" table:formula="of:=ROUND(STDEV(IF(IF([.$A19]=[ResNet_NoNorm_test_results.$A$2:.$A$501];1;0);IF([.$B19]=[ResNet_NoNorm_test_results.$B$2:.$B$501];[ResNet_NoNorm_test_results.$C$2:.$C$501];&quot;&quot;);&quot;&quot;));4)" office:value-type="float" office:value="0" calcext:value-type="float">
            <text:p>0</text:p>
          </table:table-cell>
        </table:table-row>
        <table:table-row table:style-name="ro1">
          <table:table-cell table:formula="of:=[ResNet_NoNorm_test_results.A95]" office:value-type="string" office:string-value="Dslope_0.5" calcext:value-type="string">
            <text:p>Dslope_0.5</text:p>
          </table:table-cell>
          <table:table-cell table:formula="of:=[ResNet_NoNorm_test_results.B80]" office:value-type="float" office:value="4" calcext:value-type="float">
            <text:p>4</text:p>
          </table:table-cell>
          <table:table-cell table:formula="of:=ROUND(AVERAGEIFS([ResNet_NoNorm_test_results.C$2:.C$501];[ResNet_NoNorm_test_results.$A$2:.$A$501];[.$A20];[ResNet_NoNorm_test_results.$B$2:.$B$501];[.$B20]); 2)" office:value-type="float" office:value="0.1" calcext:value-type="float">
            <text:p>0.1</text:p>
          </table:table-cell>
          <table:table-cell table:formula="of:=ROUND(AVERAGEIFS([ResNet_NoNorm_test_results.D$2:.D$501];[ResNet_NoNorm_test_results.$A$2:.$A$501];[.$A20];[ResNet_NoNorm_test_results.$B$2:.$B$501];[.$B20]); 2)" office:value-type="float" office:value="0.1" calcext:value-type="float">
            <text:p>0.1</text:p>
          </table:table-cell>
          <table:table-cell table:formula="of:=ROUND(AVERAGEIFS([ResNet_NoNorm_test_results.E$2:.E$501];[ResNet_NoNorm_test_results.$A$2:.$A$501];[.$A20];[ResNet_NoNorm_test_results.$B$2:.$B$501];[.$B20]); 2)" office:value-type="float" office:value="2.3" calcext:value-type="float">
            <text:p>2.3</text:p>
          </table:table-cell>
          <table:table-cell table:formula="of:=ROUND(AVERAGEIFS([ResNet_NoNorm_test_results.F$2:.F$501];[ResNet_NoNorm_test_results.$A$2:.$A$501];[.$A20];[ResNet_NoNorm_test_results.$B$2:.$B$501];[.$B20]); 2)" office:value-type="float" office:value="2.3" calcext:value-type="float">
            <text:p>2.3</text:p>
          </table:table-cell>
          <table:table-cell table:formula="of:=ROUND(AVERAGEIFS([ResNet_NoNorm_test_results.G$2:.G$501];[ResNet_NoNorm_test_results.$A$2:.$A$501];[.$A20];[ResNet_NoNorm_test_results.$B$2:.$B$501];[.$B20]); 2)" office:value-type="float" office:value="14.29" calcext:value-type="float">
            <text:p>14.29</text:p>
          </table:table-cell>
          <table:table-cell table:number-matrix-columns-spanned="1" table:number-matrix-rows-spanned="1" table:formula="of:=ROUND(STDEV(IF(IF([.$A20]=[ResNet_NoNorm_test_results.$A$2:.$A$501];1;0);IF([.$B20]=[ResNet_NoNorm_test_results.$B$2:.$B$501];[ResNet_NoNorm_test_results.$C$2:.$C$501];&quot;&quot;);&quot;&quot;));4)" office:value-type="float" office:value="0" calcext:value-type="float">
            <text:p>0</text:p>
          </table:table-cell>
        </table:table-row>
        <table:table-row table:style-name="ro1">
          <table:table-cell table:formula="of:=[ResNet_NoNorm_test_results.A101]" office:value-type="string" office:string-value="Dslope_0.5" calcext:value-type="string">
            <text:p>Dslope_0.5</text:p>
          </table:table-cell>
          <table:table-cell table:formula="of:=[ResNet_NoNorm_test_results.B81]" office:value-type="float" office:value="5" calcext:value-type="float">
            <text:p>5</text:p>
          </table:table-cell>
          <table:table-cell table:formula="of:=ROUND(AVERAGEIFS([ResNet_NoNorm_test_results.C$2:.C$501];[ResNet_NoNorm_test_results.$A$2:.$A$501];[.$A21];[ResNet_NoNorm_test_results.$B$2:.$B$501];[.$B21]); 2)" office:value-type="float" office:value="0.1" calcext:value-type="float">
            <text:p>0.1</text:p>
          </table:table-cell>
          <table:table-cell table:formula="of:=ROUND(AVERAGEIFS([ResNet_NoNorm_test_results.D$2:.D$501];[ResNet_NoNorm_test_results.$A$2:.$A$501];[.$A21];[ResNet_NoNorm_test_results.$B$2:.$B$501];[.$B21]); 2)" office:value-type="float" office:value="0.1" calcext:value-type="float">
            <text:p>0.1</text:p>
          </table:table-cell>
          <table:table-cell table:formula="of:=ROUND(AVERAGEIFS([ResNet_NoNorm_test_results.E$2:.E$501];[ResNet_NoNorm_test_results.$A$2:.$A$501];[.$A21];[ResNet_NoNorm_test_results.$B$2:.$B$501];[.$B21]); 2)" office:value-type="float" office:value="2.3" calcext:value-type="float">
            <text:p>2.3</text:p>
          </table:table-cell>
          <table:table-cell table:formula="of:=ROUND(AVERAGEIFS([ResNet_NoNorm_test_results.F$2:.F$501];[ResNet_NoNorm_test_results.$A$2:.$A$501];[.$A21];[ResNet_NoNorm_test_results.$B$2:.$B$501];[.$B21]); 2)" office:value-type="float" office:value="2.3" calcext:value-type="float">
            <text:p>2.3</text:p>
          </table:table-cell>
          <table:table-cell table:formula="of:=ROUND(AVERAGEIFS([ResNet_NoNorm_test_results.G$2:.G$501];[ResNet_NoNorm_test_results.$A$2:.$A$501];[.$A21];[ResNet_NoNorm_test_results.$B$2:.$B$501];[.$B21]); 2)" office:value-type="float" office:value="14.32" calcext:value-type="float">
            <text:p>14.32</text:p>
          </table:table-cell>
          <table:table-cell table:number-matrix-columns-spanned="1" table:number-matrix-rows-spanned="1" table:formula="of:=ROUND(STDEV(IF(IF([.$A21]=[ResNet_NoNorm_test_results.$A$2:.$A$501];1;0);IF([.$B21]=[ResNet_NoNorm_test_results.$B$2:.$B$501];[ResNet_NoNorm_test_results.$C$2:.$C$501];&quot;&quot;);&quot;&quot;));4)" office:value-type="float" office:value="0" calcext:value-type="float">
            <text:p>0</text:p>
          </table:table-cell>
        </table:table-row>
        <table:table-row table:style-name="ro1">
          <table:table-cell table:formula="of:=[ResNet_NoNorm_test_results.A102]" office:value-type="string" office:string-value="Dslope_0.75" calcext:value-type="string">
            <text:p>Dslope_0.75</text:p>
          </table:table-cell>
          <table:table-cell table:formula="of:=[ResNet_NoNorm_test_results.B102]" office:value-type="float" office:value="1" calcext:value-type="float">
            <text:p>1</text:p>
          </table:table-cell>
          <table:table-cell table:formula="of:=ROUND(AVERAGEIFS([ResNet_NoNorm_test_results.C$2:.C$501];[ResNet_NoNorm_test_results.$A$2:.$A$501];[.$A22];[ResNet_NoNorm_test_results.$B$2:.$B$501];[.$B22]); 2)" office:value-type="float" office:value="0.11" calcext:value-type="float">
            <text:p>0.11</text:p>
          </table:table-cell>
          <table:table-cell table:formula="of:=ROUND(AVERAGEIFS([ResNet_NoNorm_test_results.D$2:.D$501];[ResNet_NoNorm_test_results.$A$2:.$A$501];[.$A22];[ResNet_NoNorm_test_results.$B$2:.$B$501];[.$B22]); 2)" office:value-type="float" office:value="0.12" calcext:value-type="float">
            <text:p>0.12</text:p>
          </table:table-cell>
          <table:table-cell table:formula="of:=ROUND(AVERAGEIFS([ResNet_NoNorm_test_results.E$2:.E$501];[ResNet_NoNorm_test_results.$A$2:.$A$501];[.$A22];[ResNet_NoNorm_test_results.$B$2:.$B$501];[.$B22]); 2)" office:value-type="float" office:value="2.3" calcext:value-type="float">
            <text:p>2.3</text:p>
          </table:table-cell>
          <table:table-cell table:formula="of:=ROUND(AVERAGEIFS([ResNet_NoNorm_test_results.F$2:.F$501];[ResNet_NoNorm_test_results.$A$2:.$A$501];[.$A22];[ResNet_NoNorm_test_results.$B$2:.$B$501];[.$B22]); 2)" office:value-type="float" office:value="2.3" calcext:value-type="float">
            <text:p>2.3</text:p>
          </table:table-cell>
          <table:table-cell table:formula="of:=ROUND(AVERAGEIFS([ResNet_NoNorm_test_results.G$2:.G$501];[ResNet_NoNorm_test_results.$A$2:.$A$501];[.$A22];[ResNet_NoNorm_test_results.$B$2:.$B$501];[.$B22]); 2)" office:value-type="float" office:value="14.34" calcext:value-type="float">
            <text:p>14.34</text:p>
          </table:table-cell>
          <table:table-cell table:number-matrix-columns-spanned="1" table:number-matrix-rows-spanned="1" table:formula="of:=ROUND(STDEV(IF(IF([.$A22]=[ResNet_NoNorm_test_results.$A$2:.$A$501];1;0);IF([.$B22]=[ResNet_NoNorm_test_results.$B$2:.$B$501];[ResNet_NoNorm_test_results.$C$2:.$C$501];&quot;&quot;);&quot;&quot;));4)" office:value-type="float" office:value="0.0202" calcext:value-type="float">
            <text:p>0.0202</text:p>
          </table:table-cell>
        </table:table-row>
        <table:table-row table:style-name="ro1">
          <table:table-cell table:formula="of:=[ResNet_NoNorm_test_results.A108]" office:value-type="string" office:string-value="Dslope_0.75" calcext:value-type="string">
            <text:p>Dslope_0.75</text:p>
          </table:table-cell>
          <table:table-cell table:formula="of:=[ResNet_NoNorm_test_results.B103]" office:value-type="float" office:value="2" calcext:value-type="float">
            <text:p>2</text:p>
          </table:table-cell>
          <table:table-cell table:formula="of:=ROUND(AVERAGEIFS([ResNet_NoNorm_test_results.C$2:.C$501];[ResNet_NoNorm_test_results.$A$2:.$A$501];[.$A23];[ResNet_NoNorm_test_results.$B$2:.$B$501];[.$B23]); 2)" office:value-type="float" office:value="0.11" calcext:value-type="float">
            <text:p>0.11</text:p>
          </table:table-cell>
          <table:table-cell table:formula="of:=ROUND(AVERAGEIFS([ResNet_NoNorm_test_results.D$2:.D$501];[ResNet_NoNorm_test_results.$A$2:.$A$501];[.$A23];[ResNet_NoNorm_test_results.$B$2:.$B$501];[.$B23]); 2)" office:value-type="float" office:value="0.11" calcext:value-type="float">
            <text:p>0.11</text:p>
          </table:table-cell>
          <table:table-cell table:formula="of:=ROUND(AVERAGEIFS([ResNet_NoNorm_test_results.E$2:.E$501];[ResNet_NoNorm_test_results.$A$2:.$A$501];[.$A23];[ResNet_NoNorm_test_results.$B$2:.$B$501];[.$B23]); 2)" office:value-type="float" office:value="2.3" calcext:value-type="float">
            <text:p>2.3</text:p>
          </table:table-cell>
          <table:table-cell table:formula="of:=ROUND(AVERAGEIFS([ResNet_NoNorm_test_results.F$2:.F$501];[ResNet_NoNorm_test_results.$A$2:.$A$501];[.$A23];[ResNet_NoNorm_test_results.$B$2:.$B$501];[.$B23]); 2)" office:value-type="float" office:value="2.3" calcext:value-type="float">
            <text:p>2.3</text:p>
          </table:table-cell>
          <table:table-cell table:formula="of:=ROUND(AVERAGEIFS([ResNet_NoNorm_test_results.G$2:.G$501];[ResNet_NoNorm_test_results.$A$2:.$A$501];[.$A23];[ResNet_NoNorm_test_results.$B$2:.$B$501];[.$B23]); 2)" office:value-type="float" office:value="14.3" calcext:value-type="float">
            <text:p>14.3</text:p>
          </table:table-cell>
          <table:table-cell table:number-matrix-columns-spanned="1" table:number-matrix-rows-spanned="1" table:formula="of:=ROUND(STDEV(IF(IF([.$A23]=[ResNet_NoNorm_test_results.$A$2:.$A$501];1;0);IF([.$B23]=[ResNet_NoNorm_test_results.$B$2:.$B$501];[ResNet_NoNorm_test_results.$C$2:.$C$501];&quot;&quot;);&quot;&quot;));4)" office:value-type="float" office:value="0.0202" calcext:value-type="float">
            <text:p>0.0202</text:p>
          </table:table-cell>
        </table:table-row>
        <table:table-row table:style-name="ro1">
          <table:table-cell table:formula="of:=[ResNet_NoNorm_test_results.A114]" office:value-type="string" office:string-value="Dslope_0.75" calcext:value-type="string">
            <text:p>Dslope_0.75</text:p>
          </table:table-cell>
          <table:table-cell table:formula="of:=[ResNet_NoNorm_test_results.B104]" office:value-type="float" office:value="3" calcext:value-type="float">
            <text:p>3</text:p>
          </table:table-cell>
          <table:table-cell table:formula="of:=ROUND(AVERAGEIFS([ResNet_NoNorm_test_results.C$2:.C$501];[ResNet_NoNorm_test_results.$A$2:.$A$501];[.$A24];[ResNet_NoNorm_test_results.$B$2:.$B$501];[.$B24]); 2)" office:value-type="float" office:value="0.11" calcext:value-type="float">
            <text:p>0.11</text:p>
          </table:table-cell>
          <table:table-cell table:formula="of:=ROUND(AVERAGEIFS([ResNet_NoNorm_test_results.D$2:.D$501];[ResNet_NoNorm_test_results.$A$2:.$A$501];[.$A24];[ResNet_NoNorm_test_results.$B$2:.$B$501];[.$B24]); 2)" office:value-type="float" office:value="0.11" calcext:value-type="float">
            <text:p>0.11</text:p>
          </table:table-cell>
          <table:table-cell table:formula="of:=ROUND(AVERAGEIFS([ResNet_NoNorm_test_results.E$2:.E$501];[ResNet_NoNorm_test_results.$A$2:.$A$501];[.$A24];[ResNet_NoNorm_test_results.$B$2:.$B$501];[.$B24]); 2)" office:value-type="float" office:value="2.3" calcext:value-type="float">
            <text:p>2.3</text:p>
          </table:table-cell>
          <table:table-cell table:formula="of:=ROUND(AVERAGEIFS([ResNet_NoNorm_test_results.F$2:.F$501];[ResNet_NoNorm_test_results.$A$2:.$A$501];[.$A24];[ResNet_NoNorm_test_results.$B$2:.$B$501];[.$B24]); 2)" office:value-type="float" office:value="2.3" calcext:value-type="float">
            <text:p>2.3</text:p>
          </table:table-cell>
          <table:table-cell table:formula="of:=ROUND(AVERAGEIFS([ResNet_NoNorm_test_results.G$2:.G$501];[ResNet_NoNorm_test_results.$A$2:.$A$501];[.$A24];[ResNet_NoNorm_test_results.$B$2:.$B$501];[.$B24]); 2)" office:value-type="float" office:value="14.57" calcext:value-type="float">
            <text:p>14.57</text:p>
          </table:table-cell>
          <table:table-cell table:number-matrix-columns-spanned="1" table:number-matrix-rows-spanned="1" table:formula="of:=ROUND(STDEV(IF(IF([.$A24]=[ResNet_NoNorm_test_results.$A$2:.$A$501];1;0);IF([.$B24]=[ResNet_NoNorm_test_results.$B$2:.$B$501];[ResNet_NoNorm_test_results.$C$2:.$C$501];&quot;&quot;);&quot;&quot;));4)" office:value-type="float" office:value="0.0189" calcext:value-type="float">
            <text:p>0.0189</text:p>
          </table:table-cell>
        </table:table-row>
        <table:table-row table:style-name="ro1">
          <table:table-cell table:formula="of:=[ResNet_NoNorm_test_results.A120]" office:value-type="string" office:string-value="Dslope_0.75" calcext:value-type="string">
            <text:p>Dslope_0.75</text:p>
          </table:table-cell>
          <table:table-cell table:formula="of:=[ResNet_NoNorm_test_results.B105]" office:value-type="float" office:value="4" calcext:value-type="float">
            <text:p>4</text:p>
          </table:table-cell>
          <table:table-cell table:formula="of:=ROUND(AVERAGEIFS([ResNet_NoNorm_test_results.C$2:.C$501];[ResNet_NoNorm_test_results.$A$2:.$A$501];[.$A25];[ResNet_NoNorm_test_results.$B$2:.$B$501];[.$B25]); 2)" office:value-type="float" office:value="0.11" calcext:value-type="float">
            <text:p>0.11</text:p>
          </table:table-cell>
          <table:table-cell table:formula="of:=ROUND(AVERAGEIFS([ResNet_NoNorm_test_results.D$2:.D$501];[ResNet_NoNorm_test_results.$A$2:.$A$501];[.$A25];[ResNet_NoNorm_test_results.$B$2:.$B$501];[.$B25]); 2)" office:value-type="float" office:value="0.13" calcext:value-type="float">
            <text:p>0.13</text:p>
          </table:table-cell>
          <table:table-cell table:formula="of:=ROUND(AVERAGEIFS([ResNet_NoNorm_test_results.E$2:.E$501];[ResNet_NoNorm_test_results.$A$2:.$A$501];[.$A25];[ResNet_NoNorm_test_results.$B$2:.$B$501];[.$B25]); 2)" office:value-type="float" office:value="2.3" calcext:value-type="float">
            <text:p>2.3</text:p>
          </table:table-cell>
          <table:table-cell table:formula="of:=ROUND(AVERAGEIFS([ResNet_NoNorm_test_results.F$2:.F$501];[ResNet_NoNorm_test_results.$A$2:.$A$501];[.$A25];[ResNet_NoNorm_test_results.$B$2:.$B$501];[.$B25]); 2)" office:value-type="float" office:value="2.3" calcext:value-type="float">
            <text:p>2.3</text:p>
          </table:table-cell>
          <table:table-cell table:formula="of:=ROUND(AVERAGEIFS([ResNet_NoNorm_test_results.G$2:.G$501];[ResNet_NoNorm_test_results.$A$2:.$A$501];[.$A25];[ResNet_NoNorm_test_results.$B$2:.$B$501];[.$B25]); 2)" office:value-type="float" office:value="14.33" calcext:value-type="float">
            <text:p>14.33</text:p>
          </table:table-cell>
          <table:table-cell table:number-matrix-columns-spanned="1" table:number-matrix-rows-spanned="1" table:formula="of:=ROUND(STDEV(IF(IF([.$A25]=[ResNet_NoNorm_test_results.$A$2:.$A$501];1;0);IF([.$B25]=[ResNet_NoNorm_test_results.$B$2:.$B$501];[ResNet_NoNorm_test_results.$C$2:.$C$501];&quot;&quot;);&quot;&quot;));4)" office:value-type="float" office:value="0.0199" calcext:value-type="float">
            <text:p>0.0199</text:p>
          </table:table-cell>
        </table:table-row>
        <table:table-row table:style-name="ro1">
          <table:table-cell table:formula="of:=[ResNet_NoNorm_test_results.A126]" office:value-type="string" office:string-value="Dslope_0.75" calcext:value-type="string">
            <text:p>Dslope_0.75</text:p>
          </table:table-cell>
          <table:table-cell table:formula="of:=[ResNet_NoNorm_test_results.B106]" office:value-type="float" office:value="5" calcext:value-type="float">
            <text:p>5</text:p>
          </table:table-cell>
          <table:table-cell table:formula="of:=ROUND(AVERAGEIFS([ResNet_NoNorm_test_results.C$2:.C$501];[ResNet_NoNorm_test_results.$A$2:.$A$501];[.$A26];[ResNet_NoNorm_test_results.$B$2:.$B$501];[.$B26]); 2)" office:value-type="float" office:value="0.12" calcext:value-type="float">
            <text:p>0.12</text:p>
          </table:table-cell>
          <table:table-cell table:formula="of:=ROUND(AVERAGEIFS([ResNet_NoNorm_test_results.D$2:.D$501];[ResNet_NoNorm_test_results.$A$2:.$A$501];[.$A26];[ResNet_NoNorm_test_results.$B$2:.$B$501];[.$B26]); 2)" office:value-type="float" office:value="0.12" calcext:value-type="float">
            <text:p>0.12</text:p>
          </table:table-cell>
          <table:table-cell table:formula="of:=ROUND(AVERAGEIFS([ResNet_NoNorm_test_results.E$2:.E$501];[ResNet_NoNorm_test_results.$A$2:.$A$501];[.$A26];[ResNet_NoNorm_test_results.$B$2:.$B$501];[.$B26]); 2)" office:value-type="float" office:value="2.3" calcext:value-type="float">
            <text:p>2.3</text:p>
          </table:table-cell>
          <table:table-cell table:formula="of:=ROUND(AVERAGEIFS([ResNet_NoNorm_test_results.F$2:.F$501];[ResNet_NoNorm_test_results.$A$2:.$A$501];[.$A26];[ResNet_NoNorm_test_results.$B$2:.$B$501];[.$B26]); 2)" office:value-type="float" office:value="2.3" calcext:value-type="float">
            <text:p>2.3</text:p>
          </table:table-cell>
          <table:table-cell table:formula="of:=ROUND(AVERAGEIFS([ResNet_NoNorm_test_results.G$2:.G$501];[ResNet_NoNorm_test_results.$A$2:.$A$501];[.$A26];[ResNet_NoNorm_test_results.$B$2:.$B$501];[.$B26]); 2)" office:value-type="float" office:value="14.29" calcext:value-type="float">
            <text:p>14.29</text:p>
          </table:table-cell>
          <table:table-cell table:number-matrix-columns-spanned="1" table:number-matrix-rows-spanned="1" table:formula="of:=ROUND(STDEV(IF(IF([.$A26]=[ResNet_NoNorm_test_results.$A$2:.$A$501];1;0);IF([.$B26]=[ResNet_NoNorm_test_results.$B$2:.$B$501];[ResNet_NoNorm_test_results.$C$2:.$C$501];&quot;&quot;);&quot;&quot;));4)" office:value-type="float" office:value="0.0348" calcext:value-type="float">
            <text:p>0.0348</text:p>
          </table:table-cell>
        </table:table-row>
        <table:table-row table:style-name="ro1">
          <table:table-cell table:formula="of:=[ResNet_NoNorm_test_results.A127]" office:value-type="string" office:string-value="Dslope_1.0" calcext:value-type="string">
            <text:p>Dslope_1.0</text:p>
          </table:table-cell>
          <table:table-cell table:formula="of:=[ResNet_NoNorm_test_results.B127]" office:value-type="float" office:value="1" calcext:value-type="float">
            <text:p>1</text:p>
          </table:table-cell>
          <table:table-cell table:formula="of:=ROUND(AVERAGEIFS([ResNet_NoNorm_test_results.C$2:.C$501];[ResNet_NoNorm_test_results.$A$2:.$A$501];[.$A27];[ResNet_NoNorm_test_results.$B$2:.$B$501];[.$B27]); 2)" office:value-type="float" office:value="0.11" calcext:value-type="float">
            <text:p>0.11</text:p>
          </table:table-cell>
          <table:table-cell table:formula="of:=ROUND(AVERAGEIFS([ResNet_NoNorm_test_results.D$2:.D$501];[ResNet_NoNorm_test_results.$A$2:.$A$501];[.$A27];[ResNet_NoNorm_test_results.$B$2:.$B$501];[.$B27]); 2)" office:value-type="float" office:value="0.11" calcext:value-type="float">
            <text:p>0.11</text:p>
          </table:table-cell>
          <table:table-cell table:formula="of:=ROUND(AVERAGEIFS([ResNet_NoNorm_test_results.E$2:.E$501];[ResNet_NoNorm_test_results.$A$2:.$A$501];[.$A27];[ResNet_NoNorm_test_results.$B$2:.$B$501];[.$B27]); 2)" office:value-type="float" office:value="2.28" calcext:value-type="float">
            <text:p>2.28</text:p>
          </table:table-cell>
          <table:table-cell table:formula="of:=ROUND(AVERAGEIFS([ResNet_NoNorm_test_results.F$2:.F$501];[ResNet_NoNorm_test_results.$A$2:.$A$501];[.$A27];[ResNet_NoNorm_test_results.$B$2:.$B$501];[.$B27]); 2)" office:value-type="float" office:value="2.27" calcext:value-type="float">
            <text:p>2.27</text:p>
          </table:table-cell>
          <table:table-cell table:formula="of:=ROUND(AVERAGEIFS([ResNet_NoNorm_test_results.G$2:.G$501];[ResNet_NoNorm_test_results.$A$2:.$A$501];[.$A27];[ResNet_NoNorm_test_results.$B$2:.$B$501];[.$B27]); 2)" office:value-type="float" office:value="14.26" calcext:value-type="float">
            <text:p>14.26</text:p>
          </table:table-cell>
          <table:table-cell table:number-matrix-columns-spanned="1" table:number-matrix-rows-spanned="1" table:formula="of:=ROUND(STDEV(IF(IF([.$A27]=[ResNet_NoNorm_test_results.$A$2:.$A$501];1;0);IF([.$B27]=[ResNet_NoNorm_test_results.$B$2:.$B$501];[ResNet_NoNorm_test_results.$C$2:.$C$501];&quot;&quot;);&quot;&quot;));4)" office:value-type="float" office:value="0.0087" calcext:value-type="float">
            <text:p>0.0087</text:p>
          </table:table-cell>
        </table:table-row>
        <table:table-row table:style-name="ro1">
          <table:table-cell table:formula="of:=[ResNet_NoNorm_test_results.A133]" office:value-type="string" office:string-value="Dslope_1.0" calcext:value-type="string">
            <text:p>Dslope_1.0</text:p>
          </table:table-cell>
          <table:table-cell table:formula="of:=[ResNet_NoNorm_test_results.B128]" office:value-type="float" office:value="2" calcext:value-type="float">
            <text:p>2</text:p>
          </table:table-cell>
          <table:table-cell table:formula="of:=ROUND(AVERAGEIFS([ResNet_NoNorm_test_results.C$2:.C$501];[ResNet_NoNorm_test_results.$A$2:.$A$501];[.$A28];[ResNet_NoNorm_test_results.$B$2:.$B$501];[.$B28]); 2)" office:value-type="float" office:value="0.16" calcext:value-type="float">
            <text:p>0.16</text:p>
          </table:table-cell>
          <table:table-cell table:formula="of:=ROUND(AVERAGEIFS([ResNet_NoNorm_test_results.D$2:.D$501];[ResNet_NoNorm_test_results.$A$2:.$A$501];[.$A28];[ResNet_NoNorm_test_results.$B$2:.$B$501];[.$B28]); 2)" office:value-type="float" office:value="0.21" calcext:value-type="float">
            <text:p>0.21</text:p>
          </table:table-cell>
          <table:table-cell table:formula="of:=ROUND(AVERAGEIFS([ResNet_NoNorm_test_results.E$2:.E$501];[ResNet_NoNorm_test_results.$A$2:.$A$501];[.$A28];[ResNet_NoNorm_test_results.$B$2:.$B$501];[.$B28]); 2)" office:value-type="float" office:value="2.24" calcext:value-type="float">
            <text:p>2.24</text:p>
          </table:table-cell>
          <table:table-cell table:formula="of:=ROUND(AVERAGEIFS([ResNet_NoNorm_test_results.F$2:.F$501];[ResNet_NoNorm_test_results.$A$2:.$A$501];[.$A28];[ResNet_NoNorm_test_results.$B$2:.$B$501];[.$B28]); 2)" office:value-type="float" office:value="2.2" calcext:value-type="float">
            <text:p>2.2</text:p>
          </table:table-cell>
          <table:table-cell table:formula="of:=ROUND(AVERAGEIFS([ResNet_NoNorm_test_results.G$2:.G$501];[ResNet_NoNorm_test_results.$A$2:.$A$501];[.$A28];[ResNet_NoNorm_test_results.$B$2:.$B$501];[.$B28]); 2)" office:value-type="float" office:value="14.19" calcext:value-type="float">
            <text:p>14.19</text:p>
          </table:table-cell>
          <table:table-cell table:number-matrix-columns-spanned="1" table:number-matrix-rows-spanned="1" table:formula="of:=ROUND(STDEV(IF(IF([.$A28]=[ResNet_NoNorm_test_results.$A$2:.$A$501];1;0);IF([.$B28]=[ResNet_NoNorm_test_results.$B$2:.$B$501];[ResNet_NoNorm_test_results.$C$2:.$C$501];&quot;&quot;);&quot;&quot;));4)" office:value-type="float" office:value="0.0585" calcext:value-type="float">
            <text:p>0.0585</text:p>
          </table:table-cell>
        </table:table-row>
        <table:table-row table:style-name="ro1">
          <table:table-cell table:formula="of:=[ResNet_NoNorm_test_results.A139]" office:value-type="string" office:string-value="Dslope_1.0" calcext:value-type="string">
            <text:p>Dslope_1.0</text:p>
          </table:table-cell>
          <table:table-cell table:formula="of:=[ResNet_NoNorm_test_results.B129]" office:value-type="float" office:value="3" calcext:value-type="float">
            <text:p>3</text:p>
          </table:table-cell>
          <table:table-cell table:formula="of:=ROUND(AVERAGEIFS([ResNet_NoNorm_test_results.C$2:.C$501];[ResNet_NoNorm_test_results.$A$2:.$A$501];[.$A29];[ResNet_NoNorm_test_results.$B$2:.$B$501];[.$B29]); 2)" office:value-type="float" office:value="0.31" calcext:value-type="float">
            <text:p>0.31</text:p>
          </table:table-cell>
          <table:table-cell table:formula="of:=ROUND(AVERAGEIFS([ResNet_NoNorm_test_results.D$2:.D$501];[ResNet_NoNorm_test_results.$A$2:.$A$501];[.$A29];[ResNet_NoNorm_test_results.$B$2:.$B$501];[.$B29]); 2)" office:value-type="float" office:value="0.38" calcext:value-type="float">
            <text:p>0.38</text:p>
          </table:table-cell>
          <table:table-cell table:formula="of:=ROUND(AVERAGEIFS([ResNet_NoNorm_test_results.E$2:.E$501];[ResNet_NoNorm_test_results.$A$2:.$A$501];[.$A29];[ResNet_NoNorm_test_results.$B$2:.$B$501];[.$B29]); 2)" office:value-type="float" office:value="2.1" calcext:value-type="float">
            <text:p>2.1</text:p>
          </table:table-cell>
          <table:table-cell table:formula="of:=ROUND(AVERAGEIFS([ResNet_NoNorm_test_results.F$2:.F$501];[ResNet_NoNorm_test_results.$A$2:.$A$501];[.$A29];[ResNet_NoNorm_test_results.$B$2:.$B$501];[.$B29]); 2)" office:value-type="float" office:value="1.91" calcext:value-type="float">
            <text:p>1.91</text:p>
          </table:table-cell>
          <table:table-cell table:formula="of:=ROUND(AVERAGEIFS([ResNet_NoNorm_test_results.G$2:.G$501];[ResNet_NoNorm_test_results.$A$2:.$A$501];[.$A29];[ResNet_NoNorm_test_results.$B$2:.$B$501];[.$B29]); 2)" office:value-type="float" office:value="14.19" calcext:value-type="float">
            <text:p>14.19</text:p>
          </table:table-cell>
          <table:table-cell table:number-matrix-columns-spanned="1" table:number-matrix-rows-spanned="1" table:formula="of:=ROUND(STDEV(IF(IF([.$A29]=[ResNet_NoNorm_test_results.$A$2:.$A$501];1;0);IF([.$B29]=[ResNet_NoNorm_test_results.$B$2:.$B$501];[ResNet_NoNorm_test_results.$C$2:.$C$501];&quot;&quot;);&quot;&quot;));4)" office:value-type="float" office:value="0.108" calcext:value-type="float">
            <text:p>0.108</text:p>
          </table:table-cell>
        </table:table-row>
        <table:table-row table:style-name="ro1">
          <table:table-cell table:formula="of:=[ResNet_NoNorm_test_results.A145]" office:value-type="string" office:string-value="Dslope_1.0" calcext:value-type="string">
            <text:p>Dslope_1.0</text:p>
          </table:table-cell>
          <table:table-cell table:formula="of:=[ResNet_NoNorm_test_results.B130]" office:value-type="float" office:value="4" calcext:value-type="float">
            <text:p>4</text:p>
          </table:table-cell>
          <table:table-cell table:formula="of:=ROUND(AVERAGEIFS([ResNet_NoNorm_test_results.C$2:.C$501];[ResNet_NoNorm_test_results.$A$2:.$A$501];[.$A30];[ResNet_NoNorm_test_results.$B$2:.$B$501];[.$B30]); 2)" office:value-type="float" office:value="0.44" calcext:value-type="float">
            <text:p>0.44</text:p>
          </table:table-cell>
          <table:table-cell table:formula="of:=ROUND(AVERAGEIFS([ResNet_NoNorm_test_results.D$2:.D$501];[ResNet_NoNorm_test_results.$A$2:.$A$501];[.$A30];[ResNet_NoNorm_test_results.$B$2:.$B$501];[.$B30]); 2)" office:value-type="float" office:value="0.49" calcext:value-type="float">
            <text:p>0.49</text:p>
          </table:table-cell>
          <table:table-cell table:formula="of:=ROUND(AVERAGEIFS([ResNet_NoNorm_test_results.E$2:.E$501];[ResNet_NoNorm_test_results.$A$2:.$A$501];[.$A30];[ResNet_NoNorm_test_results.$B$2:.$B$501];[.$B30]); 2)" office:value-type="float" office:value="1.69" calcext:value-type="float">
            <text:p>1.69</text:p>
          </table:table-cell>
          <table:table-cell table:formula="of:=ROUND(AVERAGEIFS([ResNet_NoNorm_test_results.F$2:.F$501];[ResNet_NoNorm_test_results.$A$2:.$A$501];[.$A30];[ResNet_NoNorm_test_results.$B$2:.$B$501];[.$B30]); 2)" office:value-type="float" office:value="1.45" calcext:value-type="float">
            <text:p>1.45</text:p>
          </table:table-cell>
          <table:table-cell table:formula="of:=ROUND(AVERAGEIFS([ResNet_NoNorm_test_results.G$2:.G$501];[ResNet_NoNorm_test_results.$A$2:.$A$501];[.$A30];[ResNet_NoNorm_test_results.$B$2:.$B$501];[.$B30]); 2)" office:value-type="float" office:value="14.31" calcext:value-type="float">
            <text:p>14.31</text:p>
          </table:table-cell>
          <table:table-cell table:number-matrix-columns-spanned="1" table:number-matrix-rows-spanned="1" table:formula="of:=ROUND(STDEV(IF(IF([.$A30]=[ResNet_NoNorm_test_results.$A$2:.$A$501];1;0);IF([.$B30]=[ResNet_NoNorm_test_results.$B$2:.$B$501];[ResNet_NoNorm_test_results.$C$2:.$C$501];&quot;&quot;);&quot;&quot;));4)" office:value-type="float" office:value="0.0732" calcext:value-type="float">
            <text:p>0.0732</text:p>
          </table:table-cell>
        </table:table-row>
        <table:table-row table:style-name="ro1">
          <table:table-cell table:formula="of:=[ResNet_NoNorm_test_results.A151]" office:value-type="string" office:string-value="Dslope_1.0" calcext:value-type="string">
            <text:p>Dslope_1.0</text:p>
          </table:table-cell>
          <table:table-cell table:formula="of:=[ResNet_NoNorm_test_results.B131]" office:value-type="float" office:value="5" calcext:value-type="float">
            <text:p>5</text:p>
          </table:table-cell>
          <table:table-cell table:formula="of:=ROUND(AVERAGEIFS([ResNet_NoNorm_test_results.C$2:.C$501];[ResNet_NoNorm_test_results.$A$2:.$A$501];[.$A31];[ResNet_NoNorm_test_results.$B$2:.$B$501];[.$B31]); 2)" office:value-type="float" office:value="0.53" calcext:value-type="float">
            <text:p>0.53</text:p>
          </table:table-cell>
          <table:table-cell table:formula="of:=ROUND(AVERAGEIFS([ResNet_NoNorm_test_results.D$2:.D$501];[ResNet_NoNorm_test_results.$A$2:.$A$501];[.$A31];[ResNet_NoNorm_test_results.$B$2:.$B$501];[.$B31]); 2)" office:value-type="float" office:value="0.57" calcext:value-type="float">
            <text:p>0.57</text:p>
          </table:table-cell>
          <table:table-cell table:formula="of:=ROUND(AVERAGEIFS([ResNet_NoNorm_test_results.E$2:.E$501];[ResNet_NoNorm_test_results.$A$2:.$A$501];[.$A31];[ResNet_NoNorm_test_results.$B$2:.$B$501];[.$B31]); 2)" office:value-type="float" office:value="1.27" calcext:value-type="float">
            <text:p>1.27</text:p>
          </table:table-cell>
          <table:table-cell table:formula="of:=ROUND(AVERAGEIFS([ResNet_NoNorm_test_results.F$2:.F$501];[ResNet_NoNorm_test_results.$A$2:.$A$501];[.$A31];[ResNet_NoNorm_test_results.$B$2:.$B$501];[.$B31]); 2)" office:value-type="float" office:value="1.11" calcext:value-type="float">
            <text:p>1.11</text:p>
          </table:table-cell>
          <table:table-cell table:formula="of:=ROUND(AVERAGEIFS([ResNet_NoNorm_test_results.G$2:.G$501];[ResNet_NoNorm_test_results.$A$2:.$A$501];[.$A31];[ResNet_NoNorm_test_results.$B$2:.$B$501];[.$B31]); 2)" office:value-type="float" office:value="14.25" calcext:value-type="float">
            <text:p>14.25</text:p>
          </table:table-cell>
          <table:table-cell table:number-matrix-columns-spanned="1" table:number-matrix-rows-spanned="1" table:formula="of:=ROUND(STDEV(IF(IF([.$A31]=[ResNet_NoNorm_test_results.$A$2:.$A$501];1;0);IF([.$B31]=[ResNet_NoNorm_test_results.$B$2:.$B$501];[ResNet_NoNorm_test_results.$C$2:.$C$501];&quot;&quot;);&quot;&quot;));4)" office:value-type="float" office:value="0.0566" calcext:value-type="float">
            <text:p>0.0566</text:p>
          </table:table-cell>
        </table:table-row>
        <table:table-row table:style-name="ro1">
          <table:table-cell table:formula="of:=[ResNet_NoNorm_test_results.A152]" office:value-type="string" office:string-value="Dslope_1.25" calcext:value-type="string">
            <text:p>Dslope_1.25</text:p>
          </table:table-cell>
          <table:table-cell table:formula="of:=[ResNet_NoNorm_test_results.B152]" office:value-type="float" office:value="1" calcext:value-type="float">
            <text:p>1</text:p>
          </table:table-cell>
          <table:table-cell table:formula="of:=ROUND(AVERAGEIFS([ResNet_NoNorm_test_results.C$2:.C$501];[ResNet_NoNorm_test_results.$A$2:.$A$501];[.$A32];[ResNet_NoNorm_test_results.$B$2:.$B$501];[.$B32]); 2)" office:value-type="float" office:value="0.46" calcext:value-type="float">
            <text:p>0.46</text:p>
          </table:table-cell>
          <table:table-cell table:formula="of:=ROUND(AVERAGEIFS([ResNet_NoNorm_test_results.D$2:.D$501];[ResNet_NoNorm_test_results.$A$2:.$A$501];[.$A32];[ResNet_NoNorm_test_results.$B$2:.$B$501];[.$B32]); 2)" office:value-type="float" office:value="0.58" calcext:value-type="float">
            <text:p>0.58</text:p>
          </table:table-cell>
          <table:table-cell table:formula="of:=ROUND(AVERAGEIFS([ResNet_NoNorm_test_results.E$2:.E$501];[ResNet_NoNorm_test_results.$A$2:.$A$501];[.$A32];[ResNet_NoNorm_test_results.$B$2:.$B$501];[.$B32]); 2)" office:value-type="float" office:value="1.65" calcext:value-type="float">
            <text:p>1.65</text:p>
          </table:table-cell>
          <table:table-cell table:formula="of:=ROUND(AVERAGEIFS([ResNet_NoNorm_test_results.F$2:.F$501];[ResNet_NoNorm_test_results.$A$2:.$A$501];[.$A32];[ResNet_NoNorm_test_results.$B$2:.$B$501];[.$B32]); 2)" office:value-type="float" office:value="1.08" calcext:value-type="float">
            <text:p>1.08</text:p>
          </table:table-cell>
          <table:table-cell table:formula="of:=ROUND(AVERAGEIFS([ResNet_NoNorm_test_results.G$2:.G$501];[ResNet_NoNorm_test_results.$A$2:.$A$501];[.$A32];[ResNet_NoNorm_test_results.$B$2:.$B$501];[.$B32]); 2)" office:value-type="float" office:value="14.13" calcext:value-type="float">
            <text:p>14.13</text:p>
          </table:table-cell>
          <table:table-cell table:number-matrix-columns-spanned="1" table:number-matrix-rows-spanned="1" table:formula="of:=ROUND(STDEV(IF(IF([.$A32]=[ResNet_NoNorm_test_results.$A$2:.$A$501];1;0);IF([.$B32]=[ResNet_NoNorm_test_results.$B$2:.$B$501];[ResNet_NoNorm_test_results.$C$2:.$C$501];&quot;&quot;);&quot;&quot;));4)" office:value-type="float" office:value="0.0137" calcext:value-type="float">
            <text:p>0.0137</text:p>
          </table:table-cell>
        </table:table-row>
        <table:table-row table:style-name="ro1">
          <table:table-cell table:formula="of:=[ResNet_NoNorm_test_results.A158]" office:value-type="string" office:string-value="Dslope_1.25" calcext:value-type="string">
            <text:p>Dslope_1.25</text:p>
          </table:table-cell>
          <table:table-cell table:formula="of:=[ResNet_NoNorm_test_results.B153]" office:value-type="float" office:value="2" calcext:value-type="float">
            <text:p>2</text:p>
          </table:table-cell>
          <table:table-cell table:formula="of:=ROUND(AVERAGEIFS([ResNet_NoNorm_test_results.C$2:.C$501];[ResNet_NoNorm_test_results.$A$2:.$A$501];[.$A33];[ResNet_NoNorm_test_results.$B$2:.$B$501];[.$B33]); 2)" office:value-type="float" office:value="0.64" calcext:value-type="float">
            <text:p>0.64</text:p>
          </table:table-cell>
          <table:table-cell table:formula="of:=ROUND(AVERAGEIFS([ResNet_NoNorm_test_results.D$2:.D$501];[ResNet_NoNorm_test_results.$A$2:.$A$501];[.$A33];[ResNet_NoNorm_test_results.$B$2:.$B$501];[.$B33]); 2)" office:value-type="float" office:value="0.68" calcext:value-type="float">
            <text:p>0.68</text:p>
          </table:table-cell>
          <table:table-cell table:formula="of:=ROUND(AVERAGEIFS([ResNet_NoNorm_test_results.E$2:.E$501];[ResNet_NoNorm_test_results.$A$2:.$A$501];[.$A33];[ResNet_NoNorm_test_results.$B$2:.$B$501];[.$B33]); 2)" office:value-type="float" office:value="0.94" calcext:value-type="float">
            <text:p>0.94</text:p>
          </table:table-cell>
          <table:table-cell table:formula="of:=ROUND(AVERAGEIFS([ResNet_NoNorm_test_results.F$2:.F$501];[ResNet_NoNorm_test_results.$A$2:.$A$501];[.$A33];[ResNet_NoNorm_test_results.$B$2:.$B$501];[.$B33]); 2)" office:value-type="float" office:value="0.85" calcext:value-type="float">
            <text:p>0.85</text:p>
          </table:table-cell>
          <table:table-cell table:formula="of:=ROUND(AVERAGEIFS([ResNet_NoNorm_test_results.G$2:.G$501];[ResNet_NoNorm_test_results.$A$2:.$A$501];[.$A33];[ResNet_NoNorm_test_results.$B$2:.$B$501];[.$B33]); 2)" office:value-type="float" office:value="14.12" calcext:value-type="float">
            <text:p>14.12</text:p>
          </table:table-cell>
          <table:table-cell table:number-matrix-columns-spanned="1" table:number-matrix-rows-spanned="1" table:formula="of:=ROUND(STDEV(IF(IF([.$A33]=[ResNet_NoNorm_test_results.$A$2:.$A$501];1;0);IF([.$B33]=[ResNet_NoNorm_test_results.$B$2:.$B$501];[ResNet_NoNorm_test_results.$C$2:.$C$501];&quot;&quot;);&quot;&quot;));4)" office:value-type="float" office:value="0.0099" calcext:value-type="float">
            <text:p>0.0099</text:p>
          </table:table-cell>
        </table:table-row>
        <table:table-row table:style-name="ro1">
          <table:table-cell table:formula="of:=[ResNet_NoNorm_test_results.A164]" office:value-type="string" office:string-value="Dslope_1.25" calcext:value-type="string">
            <text:p>Dslope_1.25</text:p>
          </table:table-cell>
          <table:table-cell table:formula="of:=[ResNet_NoNorm_test_results.B154]" office:value-type="float" office:value="3" calcext:value-type="float">
            <text:p>3</text:p>
          </table:table-cell>
          <table:table-cell table:formula="of:=ROUND(AVERAGEIFS([ResNet_NoNorm_test_results.C$2:.C$501];[ResNet_NoNorm_test_results.$A$2:.$A$501];[.$A34];[ResNet_NoNorm_test_results.$B$2:.$B$501];[.$B34]); 2)" office:value-type="float" office:value="0.7" calcext:value-type="float">
            <text:p>0.7</text:p>
          </table:table-cell>
          <table:table-cell table:formula="of:=ROUND(AVERAGEIFS([ResNet_NoNorm_test_results.D$2:.D$501];[ResNet_NoNorm_test_results.$A$2:.$A$501];[.$A34];[ResNet_NoNorm_test_results.$B$2:.$B$501];[.$B34]); 2)" office:value-type="float" office:value="0.72" calcext:value-type="float">
            <text:p>0.72</text:p>
          </table:table-cell>
          <table:table-cell table:formula="of:=ROUND(AVERAGEIFS([ResNet_NoNorm_test_results.E$2:.E$501];[ResNet_NoNorm_test_results.$A$2:.$A$501];[.$A34];[ResNet_NoNorm_test_results.$B$2:.$B$501];[.$B34]); 2)" office:value-type="float" office:value="0.79" calcext:value-type="float">
            <text:p>0.79</text:p>
          </table:table-cell>
          <table:table-cell table:formula="of:=ROUND(AVERAGEIFS([ResNet_NoNorm_test_results.F$2:.F$501];[ResNet_NoNorm_test_results.$A$2:.$A$501];[.$A34];[ResNet_NoNorm_test_results.$B$2:.$B$501];[.$B34]); 2)" office:value-type="float" office:value="0.76" calcext:value-type="float">
            <text:p>0.76</text:p>
          </table:table-cell>
          <table:table-cell table:formula="of:=ROUND(AVERAGEIFS([ResNet_NoNorm_test_results.G$2:.G$501];[ResNet_NoNorm_test_results.$A$2:.$A$501];[.$A34];[ResNet_NoNorm_test_results.$B$2:.$B$501];[.$B34]); 2)" office:value-type="float" office:value="14.14" calcext:value-type="float">
            <text:p>14.14</text:p>
          </table:table-cell>
          <table:table-cell table:number-matrix-columns-spanned="1" table:number-matrix-rows-spanned="1" table:formula="of:=ROUND(STDEV(IF(IF([.$A34]=[ResNet_NoNorm_test_results.$A$2:.$A$501];1;0);IF([.$B34]=[ResNet_NoNorm_test_results.$B$2:.$B$501];[ResNet_NoNorm_test_results.$C$2:.$C$501];&quot;&quot;);&quot;&quot;));4)" office:value-type="float" office:value="0.0065" calcext:value-type="float">
            <text:p>0.0065</text:p>
          </table:table-cell>
        </table:table-row>
        <table:table-row table:style-name="ro1">
          <table:table-cell table:formula="of:=[ResNet_NoNorm_test_results.A170]" office:value-type="string" office:string-value="Dslope_1.25" calcext:value-type="string">
            <text:p>Dslope_1.25</text:p>
          </table:table-cell>
          <table:table-cell table:formula="of:=[ResNet_NoNorm_test_results.B155]" office:value-type="float" office:value="4" calcext:value-type="float">
            <text:p>4</text:p>
          </table:table-cell>
          <table:table-cell table:formula="of:=ROUND(AVERAGEIFS([ResNet_NoNorm_test_results.C$2:.C$501];[ResNet_NoNorm_test_results.$A$2:.$A$501];[.$A35];[ResNet_NoNorm_test_results.$B$2:.$B$501];[.$B35]); 2)" office:value-type="float" office:value="0.73" calcext:value-type="float">
            <text:p>0.73</text:p>
          </table:table-cell>
          <table:table-cell table:formula="of:=ROUND(AVERAGEIFS([ResNet_NoNorm_test_results.D$2:.D$501];[ResNet_NoNorm_test_results.$A$2:.$A$501];[.$A35];[ResNet_NoNorm_test_results.$B$2:.$B$501];[.$B35]); 2)" office:value-type="float" office:value="0.74" calcext:value-type="float">
            <text:p>0.74</text:p>
          </table:table-cell>
          <table:table-cell table:formula="of:=ROUND(AVERAGEIFS([ResNet_NoNorm_test_results.E$2:.E$501];[ResNet_NoNorm_test_results.$A$2:.$A$501];[.$A35];[ResNet_NoNorm_test_results.$B$2:.$B$501];[.$B35]); 2)" office:value-type="float" office:value="0.71" calcext:value-type="float">
            <text:p>0.71</text:p>
          </table:table-cell>
          <table:table-cell table:formula="of:=ROUND(AVERAGEIFS([ResNet_NoNorm_test_results.F$2:.F$501];[ResNet_NoNorm_test_results.$A$2:.$A$501];[.$A35];[ResNet_NoNorm_test_results.$B$2:.$B$501];[.$B35]); 2)" office:value-type="float" office:value="0.7" calcext:value-type="float">
            <text:p>0.7</text:p>
          </table:table-cell>
          <table:table-cell table:formula="of:=ROUND(AVERAGEIFS([ResNet_NoNorm_test_results.G$2:.G$501];[ResNet_NoNorm_test_results.$A$2:.$A$501];[.$A35];[ResNet_NoNorm_test_results.$B$2:.$B$501];[.$B35]); 2)" office:value-type="float" office:value="14.14" calcext:value-type="float">
            <text:p>14.14</text:p>
          </table:table-cell>
          <table:table-cell table:number-matrix-columns-spanned="1" table:number-matrix-rows-spanned="1" table:formula="of:=ROUND(STDEV(IF(IF([.$A35]=[ResNet_NoNorm_test_results.$A$2:.$A$501];1;0);IF([.$B35]=[ResNet_NoNorm_test_results.$B$2:.$B$501];[ResNet_NoNorm_test_results.$C$2:.$C$501];&quot;&quot;);&quot;&quot;));4)" office:value-type="float" office:value="0.0055" calcext:value-type="float">
            <text:p>0.0055</text:p>
          </table:table-cell>
        </table:table-row>
        <table:table-row table:style-name="ro1">
          <table:table-cell table:formula="of:=[ResNet_NoNorm_test_results.A176]" office:value-type="string" office:string-value="Dslope_1.25" calcext:value-type="string">
            <text:p>Dslope_1.25</text:p>
          </table:table-cell>
          <table:table-cell table:formula="of:=[ResNet_NoNorm_test_results.B156]" office:value-type="float" office:value="5" calcext:value-type="float">
            <text:p>5</text:p>
          </table:table-cell>
          <table:table-cell table:formula="of:=ROUND(AVERAGEIFS([ResNet_NoNorm_test_results.C$2:.C$501];[ResNet_NoNorm_test_results.$A$2:.$A$501];[.$A36];[ResNet_NoNorm_test_results.$B$2:.$B$501];[.$B36]); 2)" office:value-type="float" office:value="0.75" calcext:value-type="float">
            <text:p>0.75</text:p>
          </table:table-cell>
          <table:table-cell table:formula="of:=ROUND(AVERAGEIFS([ResNet_NoNorm_test_results.D$2:.D$501];[ResNet_NoNorm_test_results.$A$2:.$A$501];[.$A36];[ResNet_NoNorm_test_results.$B$2:.$B$501];[.$B36]); 2)" office:value-type="float" office:value="0.76" calcext:value-type="float">
            <text:p>0.76</text:p>
          </table:table-cell>
          <table:table-cell table:formula="of:=ROUND(AVERAGEIFS([ResNet_NoNorm_test_results.E$2:.E$501];[ResNet_NoNorm_test_results.$A$2:.$A$501];[.$A36];[ResNet_NoNorm_test_results.$B$2:.$B$501];[.$B36]); 2)" office:value-type="float" office:value="0.66" calcext:value-type="float">
            <text:p>0.66</text:p>
          </table:table-cell>
          <table:table-cell table:formula="of:=ROUND(AVERAGEIFS([ResNet_NoNorm_test_results.F$2:.F$501];[ResNet_NoNorm_test_results.$A$2:.$A$501];[.$A36];[ResNet_NoNorm_test_results.$B$2:.$B$501];[.$B36]); 2)" office:value-type="float" office:value="0.66" calcext:value-type="float">
            <text:p>0.66</text:p>
          </table:table-cell>
          <table:table-cell table:formula="of:=ROUND(AVERAGEIFS([ResNet_NoNorm_test_results.G$2:.G$501];[ResNet_NoNorm_test_results.$A$2:.$A$501];[.$A36];[ResNet_NoNorm_test_results.$B$2:.$B$501];[.$B36]); 2)" office:value-type="float" office:value="14.19" calcext:value-type="float">
            <text:p>14.19</text:p>
          </table:table-cell>
          <table:table-cell table:number-matrix-columns-spanned="1" table:number-matrix-rows-spanned="1" table:formula="of:=ROUND(STDEV(IF(IF([.$A36]=[ResNet_NoNorm_test_results.$A$2:.$A$501];1;0);IF([.$B36]=[ResNet_NoNorm_test_results.$B$2:.$B$501];[ResNet_NoNorm_test_results.$C$2:.$C$501];&quot;&quot;);&quot;&quot;));4)" office:value-type="float" office:value="0.004" calcext:value-type="float">
            <text:p>0.004</text:p>
          </table:table-cell>
        </table:table-row>
        <table:table-row table:style-name="ro1">
          <table:table-cell table:formula="of:=[ResNet_NoNorm_test_results.A177]" office:value-type="string" office:string-value="Dslope_1.5" calcext:value-type="string">
            <text:p>Dslope_1.5</text:p>
          </table:table-cell>
          <table:table-cell table:formula="of:=[ResNet_NoNorm_test_results.B177]" office:value-type="float" office:value="1" calcext:value-type="float">
            <text:p>1</text:p>
          </table:table-cell>
          <table:table-cell table:formula="of:=ROUND(AVERAGEIFS([ResNet_NoNorm_test_results.C$2:.C$501];[ResNet_NoNorm_test_results.$A$2:.$A$501];[.$A37];[ResNet_NoNorm_test_results.$B$2:.$B$501];[.$B37]); 2)" office:value-type="float" office:value="0.65" calcext:value-type="float">
            <text:p>0.65</text:p>
          </table:table-cell>
          <table:table-cell table:formula="of:=ROUND(AVERAGEIFS([ResNet_NoNorm_test_results.D$2:.D$501];[ResNet_NoNorm_test_results.$A$2:.$A$501];[.$A37];[ResNet_NoNorm_test_results.$B$2:.$B$501];[.$B37]); 2)" office:value-type="float" office:value="0.72" calcext:value-type="float">
            <text:p>0.72</text:p>
          </table:table-cell>
          <table:table-cell table:formula="of:=ROUND(AVERAGEIFS([ResNet_NoNorm_test_results.E$2:.E$501];[ResNet_NoNorm_test_results.$A$2:.$A$501];[.$A37];[ResNet_NoNorm_test_results.$B$2:.$B$501];[.$B37]); 2)" office:value-type="float" office:value="0.99" calcext:value-type="float">
            <text:p>0.99</text:p>
          </table:table-cell>
          <table:table-cell table:formula="of:=ROUND(AVERAGEIFS([ResNet_NoNorm_test_results.F$2:.F$501];[ResNet_NoNorm_test_results.$A$2:.$A$501];[.$A37];[ResNet_NoNorm_test_results.$B$2:.$B$501];[.$B37]); 2)" office:value-type="float" office:value="0.74" calcext:value-type="float">
            <text:p>0.74</text:p>
          </table:table-cell>
          <table:table-cell table:formula="of:=ROUND(AVERAGEIFS([ResNet_NoNorm_test_results.G$2:.G$501];[ResNet_NoNorm_test_results.$A$2:.$A$501];[.$A37];[ResNet_NoNorm_test_results.$B$2:.$B$501];[.$B37]); 2)" office:value-type="float" office:value="14.24" calcext:value-type="float">
            <text:p>14.24</text:p>
          </table:table-cell>
          <table:table-cell table:number-matrix-columns-spanned="1" table:number-matrix-rows-spanned="1" table:formula="of:=ROUND(STDEV(IF(IF([.$A37]=[ResNet_NoNorm_test_results.$A$2:.$A$501];1;0);IF([.$B37]=[ResNet_NoNorm_test_results.$B$2:.$B$501];[ResNet_NoNorm_test_results.$C$2:.$C$501];&quot;&quot;);&quot;&quot;));4)" office:value-type="float" office:value="0.0049" calcext:value-type="float">
            <text:p>0.0049</text:p>
          </table:table-cell>
        </table:table-row>
        <table:table-row table:style-name="ro1">
          <table:table-cell table:formula="of:=[ResNet_NoNorm_test_results.A183]" office:value-type="string" office:string-value="Dslope_1.5" calcext:value-type="string">
            <text:p>Dslope_1.5</text:p>
          </table:table-cell>
          <table:table-cell table:formula="of:=[ResNet_NoNorm_test_results.B178]" office:value-type="float" office:value="2" calcext:value-type="float">
            <text:p>2</text:p>
          </table:table-cell>
          <table:table-cell table:formula="of:=ROUND(AVERAGEIFS([ResNet_NoNorm_test_results.C$2:.C$501];[ResNet_NoNorm_test_results.$A$2:.$A$501];[.$A38];[ResNet_NoNorm_test_results.$B$2:.$B$501];[.$B38]); 2)" office:value-type="float" office:value="0.76" calcext:value-type="float">
            <text:p>0.76</text:p>
          </table:table-cell>
          <table:table-cell table:formula="of:=ROUND(AVERAGEIFS([ResNet_NoNorm_test_results.D$2:.D$501];[ResNet_NoNorm_test_results.$A$2:.$A$501];[.$A38];[ResNet_NoNorm_test_results.$B$2:.$B$501];[.$B38]); 2)" office:value-type="float" office:value="0.76" calcext:value-type="float">
            <text:p>0.76</text:p>
          </table:table-cell>
          <table:table-cell table:formula="of:=ROUND(AVERAGEIFS([ResNet_NoNorm_test_results.E$2:.E$501];[ResNet_NoNorm_test_results.$A$2:.$A$501];[.$A38];[ResNet_NoNorm_test_results.$B$2:.$B$501];[.$B38]); 2)" office:value-type="float" office:value="0.64" calcext:value-type="float">
            <text:p>0.64</text:p>
          </table:table-cell>
          <table:table-cell table:formula="of:=ROUND(AVERAGEIFS([ResNet_NoNorm_test_results.F$2:.F$501];[ResNet_NoNorm_test_results.$A$2:.$A$501];[.$A38];[ResNet_NoNorm_test_results.$B$2:.$B$501];[.$B38]); 2)" office:value-type="float" office:value="0.63" calcext:value-type="float">
            <text:p>0.63</text:p>
          </table:table-cell>
          <table:table-cell table:formula="of:=ROUND(AVERAGEIFS([ResNet_NoNorm_test_results.G$2:.G$501];[ResNet_NoNorm_test_results.$A$2:.$A$501];[.$A38];[ResNet_NoNorm_test_results.$B$2:.$B$501];[.$B38]); 2)" office:value-type="float" office:value="14.08" calcext:value-type="float">
            <text:p>14.08</text:p>
          </table:table-cell>
          <table:table-cell table:number-matrix-columns-spanned="1" table:number-matrix-rows-spanned="1" table:formula="of:=ROUND(STDEV(IF(IF([.$A38]=[ResNet_NoNorm_test_results.$A$2:.$A$501];1;0);IF([.$B38]=[ResNet_NoNorm_test_results.$B$2:.$B$501];[ResNet_NoNorm_test_results.$C$2:.$C$501];&quot;&quot;);&quot;&quot;));4)" office:value-type="float" office:value="0.0036" calcext:value-type="float">
            <text:p>0.0036</text:p>
          </table:table-cell>
        </table:table-row>
        <table:table-row table:style-name="ro1">
          <table:table-cell table:formula="of:=[ResNet_NoNorm_test_results.A189]" office:value-type="string" office:string-value="Dslope_1.5" calcext:value-type="string">
            <text:p>Dslope_1.5</text:p>
          </table:table-cell>
          <table:table-cell table:formula="of:=[ResNet_NoNorm_test_results.B179]" office:value-type="float" office:value="3" calcext:value-type="float">
            <text:p>3</text:p>
          </table:table-cell>
          <table:table-cell table:formula="of:=ROUND(AVERAGEIFS([ResNet_NoNorm_test_results.C$2:.C$501];[ResNet_NoNorm_test_results.$A$2:.$A$501];[.$A39];[ResNet_NoNorm_test_results.$B$2:.$B$501];[.$B39]); 2)" office:value-type="float" office:value="0.79" calcext:value-type="float">
            <text:p>0.79</text:p>
          </table:table-cell>
          <table:table-cell table:formula="of:=ROUND(AVERAGEIFS([ResNet_NoNorm_test_results.D$2:.D$501];[ResNet_NoNorm_test_results.$A$2:.$A$501];[.$A39];[ResNet_NoNorm_test_results.$B$2:.$B$501];[.$B39]); 2)" office:value-type="float" office:value="0.78" calcext:value-type="float">
            <text:p>0.78</text:p>
          </table:table-cell>
          <table:table-cell table:formula="of:=ROUND(AVERAGEIFS([ResNet_NoNorm_test_results.E$2:.E$501];[ResNet_NoNorm_test_results.$A$2:.$A$501];[.$A39];[ResNet_NoNorm_test_results.$B$2:.$B$501];[.$B39]); 2)" office:value-type="float" office:value="0.56" calcext:value-type="float">
            <text:p>0.56</text:p>
          </table:table-cell>
          <table:table-cell table:formula="of:=ROUND(AVERAGEIFS([ResNet_NoNorm_test_results.F$2:.F$501];[ResNet_NoNorm_test_results.$A$2:.$A$501];[.$A39];[ResNet_NoNorm_test_results.$B$2:.$B$501];[.$B39]); 2)" office:value-type="float" office:value="0.57" calcext:value-type="float">
            <text:p>0.57</text:p>
          </table:table-cell>
          <table:table-cell table:formula="of:=ROUND(AVERAGEIFS([ResNet_NoNorm_test_results.G$2:.G$501];[ResNet_NoNorm_test_results.$A$2:.$A$501];[.$A39];[ResNet_NoNorm_test_results.$B$2:.$B$501];[.$B39]); 2)" office:value-type="float" office:value="14.06" calcext:value-type="float">
            <text:p>14.06</text:p>
          </table:table-cell>
          <table:table-cell table:number-matrix-columns-spanned="1" table:number-matrix-rows-spanned="1" table:formula="of:=ROUND(STDEV(IF(IF([.$A39]=[ResNet_NoNorm_test_results.$A$2:.$A$501];1;0);IF([.$B39]=[ResNet_NoNorm_test_results.$B$2:.$B$501];[ResNet_NoNorm_test_results.$C$2:.$C$501];&quot;&quot;);&quot;&quot;));4)" office:value-type="float" office:value="0.0029" calcext:value-type="float">
            <text:p>0.0029</text:p>
          </table:table-cell>
        </table:table-row>
        <table:table-row table:style-name="ro1">
          <table:table-cell table:formula="of:=[ResNet_NoNorm_test_results.A195]" office:value-type="string" office:string-value="Dslope_1.5" calcext:value-type="string">
            <text:p>Dslope_1.5</text:p>
          </table:table-cell>
          <table:table-cell table:formula="of:=[ResNet_NoNorm_test_results.B180]" office:value-type="float" office:value="4" calcext:value-type="float">
            <text:p>4</text:p>
          </table:table-cell>
          <table:table-cell table:formula="of:=ROUND(AVERAGEIFS([ResNet_NoNorm_test_results.C$2:.C$501];[ResNet_NoNorm_test_results.$A$2:.$A$501];[.$A40];[ResNet_NoNorm_test_results.$B$2:.$B$501];[.$B40]); 2)" office:value-type="float" office:value="0.81" calcext:value-type="float">
            <text:p>0.81</text:p>
          </table:table-cell>
          <table:table-cell table:formula="of:=ROUND(AVERAGEIFS([ResNet_NoNorm_test_results.D$2:.D$501];[ResNet_NoNorm_test_results.$A$2:.$A$501];[.$A40];[ResNet_NoNorm_test_results.$B$2:.$B$501];[.$B40]); 2)" office:value-type="float" office:value="0.79" calcext:value-type="float">
            <text:p>0.79</text:p>
          </table:table-cell>
          <table:table-cell table:formula="of:=ROUND(AVERAGEIFS([ResNet_NoNorm_test_results.E$2:.E$501];[ResNet_NoNorm_test_results.$A$2:.$A$501];[.$A40];[ResNet_NoNorm_test_results.$B$2:.$B$501];[.$B40]); 2)" office:value-type="float" office:value="0.51" calcext:value-type="float">
            <text:p>0.51</text:p>
          </table:table-cell>
          <table:table-cell table:formula="of:=ROUND(AVERAGEIFS([ResNet_NoNorm_test_results.F$2:.F$501];[ResNet_NoNorm_test_results.$A$2:.$A$501];[.$A40];[ResNet_NoNorm_test_results.$B$2:.$B$501];[.$B40]); 2)" office:value-type="float" office:value="0.54" calcext:value-type="float">
            <text:p>0.54</text:p>
          </table:table-cell>
          <table:table-cell table:formula="of:=ROUND(AVERAGEIFS([ResNet_NoNorm_test_results.G$2:.G$501];[ResNet_NoNorm_test_results.$A$2:.$A$501];[.$A40];[ResNet_NoNorm_test_results.$B$2:.$B$501];[.$B40]); 2)" office:value-type="float" office:value="14.02" calcext:value-type="float">
            <text:p>14.02</text:p>
          </table:table-cell>
          <table:table-cell table:number-matrix-columns-spanned="1" table:number-matrix-rows-spanned="1" table:formula="of:=ROUND(STDEV(IF(IF([.$A40]=[ResNet_NoNorm_test_results.$A$2:.$A$501];1;0);IF([.$B40]=[ResNet_NoNorm_test_results.$B$2:.$B$501];[ResNet_NoNorm_test_results.$C$2:.$C$501];&quot;&quot;);&quot;&quot;));4)" office:value-type="float" office:value="0.0027" calcext:value-type="float">
            <text:p>0.0027</text:p>
          </table:table-cell>
        </table:table-row>
        <table:table-row table:style-name="ro1">
          <table:table-cell table:formula="of:=[ResNet_NoNorm_test_results.A201]" office:value-type="string" office:string-value="Dslope_1.5" calcext:value-type="string">
            <text:p>Dslope_1.5</text:p>
          </table:table-cell>
          <table:table-cell table:formula="of:=[ResNet_NoNorm_test_results.B181]" office:value-type="float" office:value="5" calcext:value-type="float">
            <text:p>5</text:p>
          </table:table-cell>
          <table:table-cell table:formula="of:=ROUND(AVERAGEIFS([ResNet_NoNorm_test_results.C$2:.C$501];[ResNet_NoNorm_test_results.$A$2:.$A$501];[.$A41];[ResNet_NoNorm_test_results.$B$2:.$B$501];[.$B41]); 2)" office:value-type="float" office:value="0.83" calcext:value-type="float">
            <text:p>0.83</text:p>
          </table:table-cell>
          <table:table-cell table:formula="of:=ROUND(AVERAGEIFS([ResNet_NoNorm_test_results.D$2:.D$501];[ResNet_NoNorm_test_results.$A$2:.$A$501];[.$A41];[ResNet_NoNorm_test_results.$B$2:.$B$501];[.$B41]); 2)" office:value-type="float" office:value="0.81" calcext:value-type="float">
            <text:p>0.81</text:p>
          </table:table-cell>
          <table:table-cell table:formula="of:=ROUND(AVERAGEIFS([ResNet_NoNorm_test_results.E$2:.E$501];[ResNet_NoNorm_test_results.$A$2:.$A$501];[.$A41];[ResNet_NoNorm_test_results.$B$2:.$B$501];[.$B41]); 2)" office:value-type="float" office:value="0.48" calcext:value-type="float">
            <text:p>0.48</text:p>
          </table:table-cell>
          <table:table-cell table:formula="of:=ROUND(AVERAGEIFS([ResNet_NoNorm_test_results.F$2:.F$501];[ResNet_NoNorm_test_results.$A$2:.$A$501];[.$A41];[ResNet_NoNorm_test_results.$B$2:.$B$501];[.$B41]); 2)" office:value-type="float" office:value="0.51" calcext:value-type="float">
            <text:p>0.51</text:p>
          </table:table-cell>
          <table:table-cell table:formula="of:=ROUND(AVERAGEIFS([ResNet_NoNorm_test_results.G$2:.G$501];[ResNet_NoNorm_test_results.$A$2:.$A$501];[.$A41];[ResNet_NoNorm_test_results.$B$2:.$B$501];[.$B41]); 2)" office:value-type="float" office:value="14.02" calcext:value-type="float">
            <text:p>14.02</text:p>
          </table:table-cell>
          <table:table-cell table:number-matrix-columns-spanned="1" table:number-matrix-rows-spanned="1" table:formula="of:=ROUND(STDEV(IF(IF([.$A41]=[ResNet_NoNorm_test_results.$A$2:.$A$501];1;0);IF([.$B41]=[ResNet_NoNorm_test_results.$B$2:.$B$501];[ResNet_NoNorm_test_results.$C$2:.$C$501];&quot;&quot;);&quot;&quot;));4)" office:value-type="float" office:value="0.0019" calcext:value-type="float">
            <text:p>0.0019</text:p>
          </table:table-cell>
        </table:table-row>
        <table:table-row table:style-name="ro1">
          <table:table-cell table:formula="of:=[ResNet_NoNorm_test_results.A202]" office:value-type="string" office:string-value="DiffYRelu_0.25" calcext:value-type="string">
            <text:p>DiffYRelu_0.25</text:p>
          </table:table-cell>
          <table:table-cell table:formula="of:=[ResNet_NoNorm_test_results.B202]" office:value-type="float" office:value="1" calcext:value-type="float">
            <text:p>1</text:p>
          </table:table-cell>
          <table:table-cell table:formula="of:=ROUND(AVERAGEIFS([ResNet_NoNorm_test_results.C$2:.C$501];[ResNet_NoNorm_test_results.$A$2:.$A$501];[.$A42];[ResNet_NoNorm_test_results.$B$2:.$B$501];[.$B42]); 2)" office:value-type="float" office:value="0.21" calcext:value-type="float">
            <text:p>0.21</text:p>
          </table:table-cell>
          <table:table-cell table:formula="of:=ROUND(AVERAGEIFS([ResNet_NoNorm_test_results.D$2:.D$501];[ResNet_NoNorm_test_results.$A$2:.$A$501];[.$A42];[ResNet_NoNorm_test_results.$B$2:.$B$501];[.$B42]); 2)" office:value-type="float" office:value="0.3" calcext:value-type="float">
            <text:p>0.3</text:p>
          </table:table-cell>
          <table:table-cell table:formula="of:=ROUND(AVERAGEIFS([ResNet_NoNorm_test_results.E$2:.E$501];[ResNet_NoNorm_test_results.$A$2:.$A$501];[.$A42];[ResNet_NoNorm_test_results.$B$2:.$B$501];[.$B42]); 2)" office:value-type="float" office:value="2.23" calcext:value-type="float">
            <text:p>2.23</text:p>
          </table:table-cell>
          <table:table-cell table:formula="of:=ROUND(AVERAGEIFS([ResNet_NoNorm_test_results.F$2:.F$501];[ResNet_NoNorm_test_results.$A$2:.$A$501];[.$A42];[ResNet_NoNorm_test_results.$B$2:.$B$501];[.$B42]); 2)" office:value-type="float" office:value="2.12" calcext:value-type="float">
            <text:p>2.12</text:p>
          </table:table-cell>
          <table:table-cell table:formula="of:=ROUND(AVERAGEIFS([ResNet_NoNorm_test_results.G$2:.G$501];[ResNet_NoNorm_test_results.$A$2:.$A$501];[.$A42];[ResNet_NoNorm_test_results.$B$2:.$B$501];[.$B42]); 2)" office:value-type="float" office:value="27.24" calcext:value-type="float">
            <text:p>27.24</text:p>
          </table:table-cell>
          <table:table-cell table:number-matrix-columns-spanned="1" table:number-matrix-rows-spanned="1" table:formula="of:=ROUND(STDEV(IF(IF([.$A42]=[ResNet_NoNorm_test_results.$A$2:.$A$501];1;0);IF([.$B42]=[ResNet_NoNorm_test_results.$B$2:.$B$501];[ResNet_NoNorm_test_results.$C$2:.$C$501];&quot;&quot;);&quot;&quot;));4)" office:value-type="float" office:value="0.0196" calcext:value-type="float">
            <text:p>0.0196</text:p>
          </table:table-cell>
        </table:table-row>
        <table:table-row table:style-name="ro1">
          <table:table-cell table:formula="of:=[ResNet_NoNorm_test_results.A208]" office:value-type="string" office:string-value="DiffYRelu_0.25" calcext:value-type="string">
            <text:p>DiffYRelu_0.25</text:p>
          </table:table-cell>
          <table:table-cell table:formula="of:=[ResNet_NoNorm_test_results.B203]" office:value-type="float" office:value="2" calcext:value-type="float">
            <text:p>2</text:p>
          </table:table-cell>
          <table:table-cell table:formula="of:=ROUND(AVERAGEIFS([ResNet_NoNorm_test_results.C$2:.C$501];[ResNet_NoNorm_test_results.$A$2:.$A$501];[.$A43];[ResNet_NoNorm_test_results.$B$2:.$B$501];[.$B43]); 2)" office:value-type="float" office:value="0.36" calcext:value-type="float">
            <text:p>0.36</text:p>
          </table:table-cell>
          <table:table-cell table:formula="of:=ROUND(AVERAGEIFS([ResNet_NoNorm_test_results.D$2:.D$501];[ResNet_NoNorm_test_results.$A$2:.$A$501];[.$A43];[ResNet_NoNorm_test_results.$B$2:.$B$501];[.$B43]); 2)" office:value-type="float" office:value="0.43" calcext:value-type="float">
            <text:p>0.43</text:p>
          </table:table-cell>
          <table:table-cell table:formula="of:=ROUND(AVERAGEIFS([ResNet_NoNorm_test_results.E$2:.E$501];[ResNet_NoNorm_test_results.$A$2:.$A$501];[.$A43];[ResNet_NoNorm_test_results.$B$2:.$B$501];[.$B43]); 2)" office:value-type="float" office:value="1.91" calcext:value-type="float">
            <text:p>1.91</text:p>
          </table:table-cell>
          <table:table-cell table:formula="of:=ROUND(AVERAGEIFS([ResNet_NoNorm_test_results.F$2:.F$501];[ResNet_NoNorm_test_results.$A$2:.$A$501];[.$A43];[ResNet_NoNorm_test_results.$B$2:.$B$501];[.$B43]); 2)" office:value-type="float" office:value="1.66" calcext:value-type="float">
            <text:p>1.66</text:p>
          </table:table-cell>
          <table:table-cell table:formula="of:=ROUND(AVERAGEIFS([ResNet_NoNorm_test_results.G$2:.G$501];[ResNet_NoNorm_test_results.$A$2:.$A$501];[.$A43];[ResNet_NoNorm_test_results.$B$2:.$B$501];[.$B43]); 2)" office:value-type="float" office:value="27.51" calcext:value-type="float">
            <text:p>27.51</text:p>
          </table:table-cell>
          <table:table-cell table:number-matrix-columns-spanned="1" table:number-matrix-rows-spanned="1" table:formula="of:=ROUND(STDEV(IF(IF([.$A43]=[ResNet_NoNorm_test_results.$A$2:.$A$501];1;0);IF([.$B43]=[ResNet_NoNorm_test_results.$B$2:.$B$501];[ResNet_NoNorm_test_results.$C$2:.$C$501];&quot;&quot;);&quot;&quot;));4)" office:value-type="float" office:value="0.0297" calcext:value-type="float">
            <text:p>0.0297</text:p>
          </table:table-cell>
        </table:table-row>
        <table:table-row table:style-name="ro1">
          <table:table-cell table:formula="of:=[ResNet_NoNorm_test_results.A214]" office:value-type="string" office:string-value="DiffYRelu_0.25" calcext:value-type="string">
            <text:p>DiffYRelu_0.25</text:p>
          </table:table-cell>
          <table:table-cell table:formula="of:=[ResNet_NoNorm_test_results.B204]" office:value-type="float" office:value="3" calcext:value-type="float">
            <text:p>3</text:p>
          </table:table-cell>
          <table:table-cell table:formula="of:=ROUND(AVERAGEIFS([ResNet_NoNorm_test_results.C$2:.C$501];[ResNet_NoNorm_test_results.$A$2:.$A$501];[.$A44];[ResNet_NoNorm_test_results.$B$2:.$B$501];[.$B44]); 2)" office:value-type="float" office:value="0.48" calcext:value-type="float">
            <text:p>0.48</text:p>
          </table:table-cell>
          <table:table-cell table:formula="of:=ROUND(AVERAGEIFS([ResNet_NoNorm_test_results.D$2:.D$501];[ResNet_NoNorm_test_results.$A$2:.$A$501];[.$A44];[ResNet_NoNorm_test_results.$B$2:.$B$501];[.$B44]); 2)" office:value-type="float" office:value="0.54" calcext:value-type="float">
            <text:p>0.54</text:p>
          </table:table-cell>
          <table:table-cell table:formula="of:=ROUND(AVERAGEIFS([ResNet_NoNorm_test_results.E$2:.E$501];[ResNet_NoNorm_test_results.$A$2:.$A$501];[.$A44];[ResNet_NoNorm_test_results.$B$2:.$B$501];[.$B44]); 2)" office:value-type="float" office:value="1.43" calcext:value-type="float">
            <text:p>1.43</text:p>
          </table:table-cell>
          <table:table-cell table:formula="of:=ROUND(AVERAGEIFS([ResNet_NoNorm_test_results.F$2:.F$501];[ResNet_NoNorm_test_results.$A$2:.$A$501];[.$A44];[ResNet_NoNorm_test_results.$B$2:.$B$501];[.$B44]); 2)" office:value-type="float" office:value="1.22" calcext:value-type="float">
            <text:p>1.22</text:p>
          </table:table-cell>
          <table:table-cell table:formula="of:=ROUND(AVERAGEIFS([ResNet_NoNorm_test_results.G$2:.G$501];[ResNet_NoNorm_test_results.$A$2:.$A$501];[.$A44];[ResNet_NoNorm_test_results.$B$2:.$B$501];[.$B44]); 2)" office:value-type="float" office:value="27.71" calcext:value-type="float">
            <text:p>27.71</text:p>
          </table:table-cell>
          <table:table-cell table:number-matrix-columns-spanned="1" table:number-matrix-rows-spanned="1" table:formula="of:=ROUND(STDEV(IF(IF([.$A44]=[ResNet_NoNorm_test_results.$A$2:.$A$501];1;0);IF([.$B44]=[ResNet_NoNorm_test_results.$B$2:.$B$501];[ResNet_NoNorm_test_results.$C$2:.$C$501];&quot;&quot;);&quot;&quot;));4)" office:value-type="float" office:value="0.0196" calcext:value-type="float">
            <text:p>0.0196</text:p>
          </table:table-cell>
        </table:table-row>
        <table:table-row table:style-name="ro1">
          <table:table-cell table:formula="of:=[ResNet_NoNorm_test_results.A220]" office:value-type="string" office:string-value="DiffYRelu_0.25" calcext:value-type="string">
            <text:p>DiffYRelu_0.25</text:p>
          </table:table-cell>
          <table:table-cell table:formula="of:=[ResNet_NoNorm_test_results.B205]" office:value-type="float" office:value="4" calcext:value-type="float">
            <text:p>4</text:p>
          </table:table-cell>
          <table:table-cell table:formula="of:=ROUND(AVERAGEIFS([ResNet_NoNorm_test_results.C$2:.C$501];[ResNet_NoNorm_test_results.$A$2:.$A$501];[.$A45];[ResNet_NoNorm_test_results.$B$2:.$B$501];[.$B45]); 2)" office:value-type="float" office:value="0.58" calcext:value-type="float">
            <text:p>0.58</text:p>
          </table:table-cell>
          <table:table-cell table:formula="of:=ROUND(AVERAGEIFS([ResNet_NoNorm_test_results.D$2:.D$501];[ResNet_NoNorm_test_results.$A$2:.$A$501];[.$A45];[ResNet_NoNorm_test_results.$B$2:.$B$501];[.$B45]); 2)" office:value-type="float" office:value="0.62" calcext:value-type="float">
            <text:p>0.62</text:p>
          </table:table-cell>
          <table:table-cell table:formula="of:=ROUND(AVERAGEIFS([ResNet_NoNorm_test_results.E$2:.E$501];[ResNet_NoNorm_test_results.$A$2:.$A$501];[.$A45];[ResNet_NoNorm_test_results.$B$2:.$B$501];[.$B45]); 2)" office:value-type="float" office:value="1.09" calcext:value-type="float">
            <text:p>1.09</text:p>
          </table:table-cell>
          <table:table-cell table:formula="of:=ROUND(AVERAGEIFS([ResNet_NoNorm_test_results.F$2:.F$501];[ResNet_NoNorm_test_results.$A$2:.$A$501];[.$A45];[ResNet_NoNorm_test_results.$B$2:.$B$501];[.$B45]); 2)" office:value-type="float" office:value="1.01" calcext:value-type="float">
            <text:p>1.01</text:p>
          </table:table-cell>
          <table:table-cell table:formula="of:=ROUND(AVERAGEIFS([ResNet_NoNorm_test_results.G$2:.G$501];[ResNet_NoNorm_test_results.$A$2:.$A$501];[.$A45];[ResNet_NoNorm_test_results.$B$2:.$B$501];[.$B45]); 2)" office:value-type="float" office:value="27.95" calcext:value-type="float">
            <text:p>27.95</text:p>
          </table:table-cell>
          <table:table-cell table:number-matrix-columns-spanned="1" table:number-matrix-rows-spanned="1" table:formula="of:=ROUND(STDEV(IF(IF([.$A45]=[ResNet_NoNorm_test_results.$A$2:.$A$501];1;0);IF([.$B45]=[ResNet_NoNorm_test_results.$B$2:.$B$501];[ResNet_NoNorm_test_results.$C$2:.$C$501];&quot;&quot;);&quot;&quot;));4)" office:value-type="float" office:value="0.0082" calcext:value-type="float">
            <text:p>0.0082</text:p>
          </table:table-cell>
        </table:table-row>
        <table:table-row table:style-name="ro1">
          <table:table-cell table:formula="of:=[ResNet_NoNorm_test_results.A226]" office:value-type="string" office:string-value="DiffYRelu_0.25" calcext:value-type="string">
            <text:p>DiffYRelu_0.25</text:p>
          </table:table-cell>
          <table:table-cell table:formula="of:=[ResNet_NoNorm_test_results.B206]" office:value-type="float" office:value="5" calcext:value-type="float">
            <text:p>5</text:p>
          </table:table-cell>
          <table:table-cell table:formula="of:=ROUND(AVERAGEIFS([ResNet_NoNorm_test_results.C$2:.C$501];[ResNet_NoNorm_test_results.$A$2:.$A$501];[.$A46];[ResNet_NoNorm_test_results.$B$2:.$B$501];[.$B46]); 2)" office:value-type="float" office:value="0.64" calcext:value-type="float">
            <text:p>0.64</text:p>
          </table:table-cell>
          <table:table-cell table:formula="of:=ROUND(AVERAGEIFS([ResNet_NoNorm_test_results.D$2:.D$501];[ResNet_NoNorm_test_results.$A$2:.$A$501];[.$A46];[ResNet_NoNorm_test_results.$B$2:.$B$501];[.$B46]); 2)" office:value-type="float" office:value="0.65" calcext:value-type="float">
            <text:p>0.65</text:p>
          </table:table-cell>
          <table:table-cell table:formula="of:=ROUND(AVERAGEIFS([ResNet_NoNorm_test_results.E$2:.E$501];[ResNet_NoNorm_test_results.$A$2:.$A$501];[.$A46];[ResNet_NoNorm_test_results.$B$2:.$B$501];[.$B46]); 2)" office:value-type="float" office:value="0.95" calcext:value-type="float">
            <text:p>0.95</text:p>
          </table:table-cell>
          <table:table-cell table:formula="of:=ROUND(AVERAGEIFS([ResNet_NoNorm_test_results.F$2:.F$501];[ResNet_NoNorm_test_results.$A$2:.$A$501];[.$A46];[ResNet_NoNorm_test_results.$B$2:.$B$501];[.$B46]); 2)" office:value-type="float" office:value="0.92" calcext:value-type="float">
            <text:p>0.92</text:p>
          </table:table-cell>
          <table:table-cell table:formula="of:=ROUND(AVERAGEIFS([ResNet_NoNorm_test_results.G$2:.G$501];[ResNet_NoNorm_test_results.$A$2:.$A$501];[.$A46];[ResNet_NoNorm_test_results.$B$2:.$B$501];[.$B46]); 2)" office:value-type="float" office:value="27.98" calcext:value-type="float">
            <text:p>27.98</text:p>
          </table:table-cell>
          <table:table-cell table:number-matrix-columns-spanned="1" table:number-matrix-rows-spanned="1" table:formula="of:=ROUND(STDEV(IF(IF([.$A46]=[ResNet_NoNorm_test_results.$A$2:.$A$501];1;0);IF([.$B46]=[ResNet_NoNorm_test_results.$B$2:.$B$501];[ResNet_NoNorm_test_results.$C$2:.$C$501];&quot;&quot;);&quot;&quot;));4)" office:value-type="float" office:value="0.0051" calcext:value-type="float">
            <text:p>0.0051</text:p>
          </table:table-cell>
        </table:table-row>
        <table:table-row table:style-name="ro1">
          <table:table-cell table:formula="of:=[ResNet_NoNorm_test_results.A227]" office:value-type="string" office:string-value="DiffYRelu_0.5" calcext:value-type="string">
            <text:p>DiffYRelu_0.5</text:p>
          </table:table-cell>
          <table:table-cell table:formula="of:=[ResNet_NoNorm_test_results.B227]" office:value-type="float" office:value="1" calcext:value-type="float">
            <text:p>1</text:p>
          </table:table-cell>
          <table:table-cell table:formula="of:=ROUND(AVERAGEIFS([ResNet_NoNorm_test_results.C$2:.C$501];[ResNet_NoNorm_test_results.$A$2:.$A$501];[.$A47];[ResNet_NoNorm_test_results.$B$2:.$B$501];[.$B47]); 2)" office:value-type="float" office:value="0.24" calcext:value-type="float">
            <text:p>0.24</text:p>
          </table:table-cell>
          <table:table-cell table:formula="of:=ROUND(AVERAGEIFS([ResNet_NoNorm_test_results.D$2:.D$501];[ResNet_NoNorm_test_results.$A$2:.$A$501];[.$A47];[ResNet_NoNorm_test_results.$B$2:.$B$501];[.$B47]); 2)" office:value-type="float" office:value="0.37" calcext:value-type="float">
            <text:p>0.37</text:p>
          </table:table-cell>
          <table:table-cell table:formula="of:=ROUND(AVERAGEIFS([ResNet_NoNorm_test_results.E$2:.E$501];[ResNet_NoNorm_test_results.$A$2:.$A$501];[.$A47];[ResNet_NoNorm_test_results.$B$2:.$B$501];[.$B47]); 2)" office:value-type="float" office:value="2.11" calcext:value-type="float">
            <text:p>2.11</text:p>
          </table:table-cell>
          <table:table-cell table:formula="of:=ROUND(AVERAGEIFS([ResNet_NoNorm_test_results.F$2:.F$501];[ResNet_NoNorm_test_results.$A$2:.$A$501];[.$A47];[ResNet_NoNorm_test_results.$B$2:.$B$501];[.$B47]); 2)" office:value-type="float" office:value="1.8" calcext:value-type="float">
            <text:p>1.8</text:p>
          </table:table-cell>
          <table:table-cell table:formula="of:=ROUND(AVERAGEIFS([ResNet_NoNorm_test_results.G$2:.G$501];[ResNet_NoNorm_test_results.$A$2:.$A$501];[.$A47];[ResNet_NoNorm_test_results.$B$2:.$B$501];[.$B47]); 2)" office:value-type="float" office:value="28.33" calcext:value-type="float">
            <text:p>28.33</text:p>
          </table:table-cell>
          <table:table-cell table:number-matrix-columns-spanned="1" table:number-matrix-rows-spanned="1" table:formula="of:=ROUND(STDEV(IF(IF([.$A47]=[ResNet_NoNorm_test_results.$A$2:.$A$501];1;0);IF([.$B47]=[ResNet_NoNorm_test_results.$B$2:.$B$501];[ResNet_NoNorm_test_results.$C$2:.$C$501];&quot;&quot;);&quot;&quot;));4)" office:value-type="float" office:value="0.0166" calcext:value-type="float">
            <text:p>0.0166</text:p>
          </table:table-cell>
        </table:table-row>
        <table:table-row table:style-name="ro1">
          <table:table-cell table:formula="of:=[ResNet_NoNorm_test_results.A233]" office:value-type="string" office:string-value="DiffYRelu_0.5" calcext:value-type="string">
            <text:p>DiffYRelu_0.5</text:p>
          </table:table-cell>
          <table:table-cell table:formula="of:=[ResNet_NoNorm_test_results.B228]" office:value-type="float" office:value="2" calcext:value-type="float">
            <text:p>2</text:p>
          </table:table-cell>
          <table:table-cell table:formula="of:=ROUND(AVERAGEIFS([ResNet_NoNorm_test_results.C$2:.C$501];[ResNet_NoNorm_test_results.$A$2:.$A$501];[.$A48];[ResNet_NoNorm_test_results.$B$2:.$B$501];[.$B48]); 2)" office:value-type="float" office:value="0.45" calcext:value-type="float">
            <text:p>0.45</text:p>
          </table:table-cell>
          <table:table-cell table:formula="of:=ROUND(AVERAGEIFS([ResNet_NoNorm_test_results.D$2:.D$501];[ResNet_NoNorm_test_results.$A$2:.$A$501];[.$A48];[ResNet_NoNorm_test_results.$B$2:.$B$501];[.$B48]); 2)" office:value-type="float" office:value="0.52" calcext:value-type="float">
            <text:p>0.52</text:p>
          </table:table-cell>
          <table:table-cell table:formula="of:=ROUND(AVERAGEIFS([ResNet_NoNorm_test_results.E$2:.E$501];[ResNet_NoNorm_test_results.$A$2:.$A$501];[.$A48];[ResNet_NoNorm_test_results.$B$2:.$B$501];[.$B48]); 2)" office:value-type="float" office:value="1.53" calcext:value-type="float">
            <text:p>1.53</text:p>
          </table:table-cell>
          <table:table-cell table:formula="of:=ROUND(AVERAGEIFS([ResNet_NoNorm_test_results.F$2:.F$501];[ResNet_NoNorm_test_results.$A$2:.$A$501];[.$A48];[ResNet_NoNorm_test_results.$B$2:.$B$501];[.$B48]); 2)" office:value-type="float" office:value="1.27" calcext:value-type="float">
            <text:p>1.27</text:p>
          </table:table-cell>
          <table:table-cell table:formula="of:=ROUND(AVERAGEIFS([ResNet_NoNorm_test_results.G$2:.G$501];[ResNet_NoNorm_test_results.$A$2:.$A$501];[.$A48];[ResNet_NoNorm_test_results.$B$2:.$B$501];[.$B48]); 2)" office:value-type="float" office:value="28.57" calcext:value-type="float">
            <text:p>28.57</text:p>
          </table:table-cell>
          <table:table-cell table:number-matrix-columns-spanned="1" table:number-matrix-rows-spanned="1" table:formula="of:=ROUND(STDEV(IF(IF([.$A48]=[ResNet_NoNorm_test_results.$A$2:.$A$501];1;0);IF([.$B48]=[ResNet_NoNorm_test_results.$B$2:.$B$501];[ResNet_NoNorm_test_results.$C$2:.$C$501];&quot;&quot;);&quot;&quot;));4)" office:value-type="float" office:value="0.0314" calcext:value-type="float">
            <text:p>0.0314</text:p>
          </table:table-cell>
        </table:table-row>
        <table:table-row table:style-name="ro1">
          <table:table-cell table:formula="of:=[ResNet_NoNorm_test_results.A239]" office:value-type="string" office:string-value="DiffYRelu_0.5" calcext:value-type="string">
            <text:p>DiffYRelu_0.5</text:p>
          </table:table-cell>
          <table:table-cell table:formula="of:=[ResNet_NoNorm_test_results.B229]" office:value-type="float" office:value="3" calcext:value-type="float">
            <text:p>3</text:p>
          </table:table-cell>
          <table:table-cell table:formula="of:=ROUND(AVERAGEIFS([ResNet_NoNorm_test_results.C$2:.C$501];[ResNet_NoNorm_test_results.$A$2:.$A$501];[.$A49];[ResNet_NoNorm_test_results.$B$2:.$B$501];[.$B49]); 2)" office:value-type="float" office:value="0.58" calcext:value-type="float">
            <text:p>0.58</text:p>
          </table:table-cell>
          <table:table-cell table:formula="of:=ROUND(AVERAGEIFS([ResNet_NoNorm_test_results.D$2:.D$501];[ResNet_NoNorm_test_results.$A$2:.$A$501];[.$A49];[ResNet_NoNorm_test_results.$B$2:.$B$501];[.$B49]); 2)" office:value-type="float" office:value="0.63" calcext:value-type="float">
            <text:p>0.63</text:p>
          </table:table-cell>
          <table:table-cell table:formula="of:=ROUND(AVERAGEIFS([ResNet_NoNorm_test_results.E$2:.E$501];[ResNet_NoNorm_test_results.$A$2:.$A$501];[.$A49];[ResNet_NoNorm_test_results.$B$2:.$B$501];[.$B49]); 2)" office:value-type="float" office:value="1.12" calcext:value-type="float">
            <text:p>1.12</text:p>
          </table:table-cell>
          <table:table-cell table:formula="of:=ROUND(AVERAGEIFS([ResNet_NoNorm_test_results.F$2:.F$501];[ResNet_NoNorm_test_results.$A$2:.$A$501];[.$A49];[ResNet_NoNorm_test_results.$B$2:.$B$501];[.$B49]); 2)" office:value-type="float" office:value="1.01" calcext:value-type="float">
            <text:p>1.01</text:p>
          </table:table-cell>
          <table:table-cell table:formula="of:=ROUND(AVERAGEIFS([ResNet_NoNorm_test_results.G$2:.G$501];[ResNet_NoNorm_test_results.$A$2:.$A$501];[.$A49];[ResNet_NoNorm_test_results.$B$2:.$B$501];[.$B49]); 2)" office:value-type="float" office:value="28.59" calcext:value-type="float">
            <text:p>28.59</text:p>
          </table:table-cell>
          <table:table-cell table:number-matrix-columns-spanned="1" table:number-matrix-rows-spanned="1" table:formula="of:=ROUND(STDEV(IF(IF([.$A49]=[ResNet_NoNorm_test_results.$A$2:.$A$501];1;0);IF([.$B49]=[ResNet_NoNorm_test_results.$B$2:.$B$501];[ResNet_NoNorm_test_results.$C$2:.$C$501];&quot;&quot;);&quot;&quot;));4)" office:value-type="float" office:value="0.0165" calcext:value-type="float">
            <text:p>0.0165</text:p>
          </table:table-cell>
        </table:table-row>
        <table:table-row table:style-name="ro1">
          <table:table-cell table:formula="of:=[ResNet_NoNorm_test_results.A245]" office:value-type="string" office:string-value="DiffYRelu_0.5" calcext:value-type="string">
            <text:p>DiffYRelu_0.5</text:p>
          </table:table-cell>
          <table:table-cell table:formula="of:=[ResNet_NoNorm_test_results.B230]" office:value-type="float" office:value="4" calcext:value-type="float">
            <text:p>4</text:p>
          </table:table-cell>
          <table:table-cell table:formula="of:=ROUND(AVERAGEIFS([ResNet_NoNorm_test_results.C$2:.C$501];[ResNet_NoNorm_test_results.$A$2:.$A$501];[.$A50];[ResNet_NoNorm_test_results.$B$2:.$B$501];[.$B50]); 2)" office:value-type="float" office:value="0.64" calcext:value-type="float">
            <text:p>0.64</text:p>
          </table:table-cell>
          <table:table-cell table:formula="of:=ROUND(AVERAGEIFS([ResNet_NoNorm_test_results.D$2:.D$501];[ResNet_NoNorm_test_results.$A$2:.$A$501];[.$A50];[ResNet_NoNorm_test_results.$B$2:.$B$501];[.$B50]); 2)" office:value-type="float" office:value="0.66" calcext:value-type="float">
            <text:p>0.66</text:p>
          </table:table-cell>
          <table:table-cell table:formula="of:=ROUND(AVERAGEIFS([ResNet_NoNorm_test_results.E$2:.E$501];[ResNet_NoNorm_test_results.$A$2:.$A$501];[.$A50];[ResNet_NoNorm_test_results.$B$2:.$B$501];[.$B50]); 2)" office:value-type="float" office:value="0.95" calcext:value-type="float">
            <text:p>0.95</text:p>
          </table:table-cell>
          <table:table-cell table:formula="of:=ROUND(AVERAGEIFS([ResNet_NoNorm_test_results.F$2:.F$501];[ResNet_NoNorm_test_results.$A$2:.$A$501];[.$A50];[ResNet_NoNorm_test_results.$B$2:.$B$501];[.$B50]); 2)" office:value-type="float" office:value="0.91" calcext:value-type="float">
            <text:p>0.91</text:p>
          </table:table-cell>
          <table:table-cell table:formula="of:=ROUND(AVERAGEIFS([ResNet_NoNorm_test_results.G$2:.G$501];[ResNet_NoNorm_test_results.$A$2:.$A$501];[.$A50];[ResNet_NoNorm_test_results.$B$2:.$B$501];[.$B50]); 2)" office:value-type="float" office:value="28.59" calcext:value-type="float">
            <text:p>28.59</text:p>
          </table:table-cell>
          <table:table-cell table:number-matrix-columns-spanned="1" table:number-matrix-rows-spanned="1" table:formula="of:=ROUND(STDEV(IF(IF([.$A50]=[ResNet_NoNorm_test_results.$A$2:.$A$501];1;0);IF([.$B50]=[ResNet_NoNorm_test_results.$B$2:.$B$501];[ResNet_NoNorm_test_results.$C$2:.$C$501];&quot;&quot;);&quot;&quot;));4)" office:value-type="float" office:value="0.0141" calcext:value-type="float">
            <text:p>0.0141</text:p>
          </table:table-cell>
        </table:table-row>
        <table:table-row table:style-name="ro1">
          <table:table-cell table:formula="of:=[ResNet_NoNorm_test_results.A251]" office:value-type="string" office:string-value="DiffYRelu_0.5" calcext:value-type="string">
            <text:p>DiffYRelu_0.5</text:p>
          </table:table-cell>
          <table:table-cell table:formula="of:=[ResNet_NoNorm_test_results.B231]" office:value-type="float" office:value="5" calcext:value-type="float">
            <text:p>5</text:p>
          </table:table-cell>
          <table:table-cell table:formula="of:=ROUND(AVERAGEIFS([ResNet_NoNorm_test_results.C$2:.C$501];[ResNet_NoNorm_test_results.$A$2:.$A$501];[.$A51];[ResNet_NoNorm_test_results.$B$2:.$B$501];[.$B51]); 2)" office:value-type="float" office:value="0.67" calcext:value-type="float">
            <text:p>0.67</text:p>
          </table:table-cell>
          <table:table-cell table:formula="of:=ROUND(AVERAGEIFS([ResNet_NoNorm_test_results.D$2:.D$501];[ResNet_NoNorm_test_results.$A$2:.$A$501];[.$A51];[ResNet_NoNorm_test_results.$B$2:.$B$501];[.$B51]); 2)" office:value-type="float" office:value="0.68" calcext:value-type="float">
            <text:p>0.68</text:p>
          </table:table-cell>
          <table:table-cell table:formula="of:=ROUND(AVERAGEIFS([ResNet_NoNorm_test_results.E$2:.E$501];[ResNet_NoNorm_test_results.$A$2:.$A$501];[.$A51];[ResNet_NoNorm_test_results.$B$2:.$B$501];[.$B51]); 2)" office:value-type="float" office:value="0.88" calcext:value-type="float">
            <text:p>0.88</text:p>
          </table:table-cell>
          <table:table-cell table:formula="of:=ROUND(AVERAGEIFS([ResNet_NoNorm_test_results.F$2:.F$501];[ResNet_NoNorm_test_results.$A$2:.$A$501];[.$A51];[ResNet_NoNorm_test_results.$B$2:.$B$501];[.$B51]); 2)" office:value-type="float" office:value="0.87" calcext:value-type="float">
            <text:p>0.87</text:p>
          </table:table-cell>
          <table:table-cell table:formula="of:=ROUND(AVERAGEIFS([ResNet_NoNorm_test_results.G$2:.G$501];[ResNet_NoNorm_test_results.$A$2:.$A$501];[.$A51];[ResNet_NoNorm_test_results.$B$2:.$B$501];[.$B51]); 2)" office:value-type="float" office:value="28.65" calcext:value-type="float">
            <text:p>28.65</text:p>
          </table:table-cell>
          <table:table-cell table:number-matrix-columns-spanned="1" table:number-matrix-rows-spanned="1" table:formula="of:=ROUND(STDEV(IF(IF([.$A51]=[ResNet_NoNorm_test_results.$A$2:.$A$501];1;0);IF([.$B51]=[ResNet_NoNorm_test_results.$B$2:.$B$501];[ResNet_NoNorm_test_results.$C$2:.$C$501];&quot;&quot;);&quot;&quot;));4)" office:value-type="float" office:value="0.0115" calcext:value-type="float">
            <text:p>0.0115</text:p>
          </table:table-cell>
        </table:table-row>
        <table:table-row table:style-name="ro1">
          <table:table-cell table:formula="of:=[ResNet_NoNorm_test_results.A252]" office:value-type="string" office:string-value="DiffYRelu_0.75" calcext:value-type="string">
            <text:p>DiffYRelu_0.75</text:p>
          </table:table-cell>
          <table:table-cell table:formula="of:=[ResNet_NoNorm_test_results.B252]" office:value-type="float" office:value="1" calcext:value-type="float">
            <text:p>1</text:p>
          </table:table-cell>
          <table:table-cell table:formula="of:=ROUND(AVERAGEIFS([ResNet_NoNorm_test_results.C$2:.C$501];[ResNet_NoNorm_test_results.$A$2:.$A$501];[.$A52];[ResNet_NoNorm_test_results.$B$2:.$B$501];[.$B52]); 2)" office:value-type="float" office:value="0.26" calcext:value-type="float">
            <text:p>0.26</text:p>
          </table:table-cell>
          <table:table-cell table:formula="of:=ROUND(AVERAGEIFS([ResNet_NoNorm_test_results.D$2:.D$501];[ResNet_NoNorm_test_results.$A$2:.$A$501];[.$A52];[ResNet_NoNorm_test_results.$B$2:.$B$501];[.$B52]); 2)" office:value-type="float" office:value="0.38" calcext:value-type="float">
            <text:p>0.38</text:p>
          </table:table-cell>
          <table:table-cell table:formula="of:=ROUND(AVERAGEIFS([ResNet_NoNorm_test_results.E$2:.E$501];[ResNet_NoNorm_test_results.$A$2:.$A$501];[.$A52];[ResNet_NoNorm_test_results.$B$2:.$B$501];[.$B52]); 2)" office:value-type="float" office:value="2.01" calcext:value-type="float">
            <text:p>2.01</text:p>
          </table:table-cell>
          <table:table-cell table:formula="of:=ROUND(AVERAGEIFS([ResNet_NoNorm_test_results.F$2:.F$501];[ResNet_NoNorm_test_results.$A$2:.$A$501];[.$A52];[ResNet_NoNorm_test_results.$B$2:.$B$501];[.$B52]); 2)" office:value-type="float" office:value="1.65" calcext:value-type="float">
            <text:p>1.65</text:p>
          </table:table-cell>
          <table:table-cell table:formula="of:=ROUND(AVERAGEIFS([ResNet_NoNorm_test_results.G$2:.G$501];[ResNet_NoNorm_test_results.$A$2:.$A$501];[.$A52];[ResNet_NoNorm_test_results.$B$2:.$B$501];[.$B52]); 2)" office:value-type="float" office:value="27.87" calcext:value-type="float">
            <text:p>27.87</text:p>
          </table:table-cell>
          <table:table-cell table:number-matrix-columns-spanned="1" table:number-matrix-rows-spanned="1" table:formula="of:=ROUND(STDEV(IF(IF([.$A52]=[ResNet_NoNorm_test_results.$A$2:.$A$501];1;0);IF([.$B52]=[ResNet_NoNorm_test_results.$B$2:.$B$501];[ResNet_NoNorm_test_results.$C$2:.$C$501];&quot;&quot;);&quot;&quot;));4)" office:value-type="float" office:value="0.0156" calcext:value-type="float">
            <text:p>0.0156</text:p>
          </table:table-cell>
        </table:table-row>
        <table:table-row table:style-name="ro1">
          <table:table-cell table:formula="of:=[ResNet_NoNorm_test_results.A258]" office:value-type="string" office:string-value="DiffYRelu_0.75" calcext:value-type="string">
            <text:p>DiffYRelu_0.75</text:p>
          </table:table-cell>
          <table:table-cell table:formula="of:=[ResNet_NoNorm_test_results.B253]" office:value-type="float" office:value="2" calcext:value-type="float">
            <text:p>2</text:p>
          </table:table-cell>
          <table:table-cell table:formula="of:=ROUND(AVERAGEIFS([ResNet_NoNorm_test_results.C$2:.C$501];[ResNet_NoNorm_test_results.$A$2:.$A$501];[.$A53];[ResNet_NoNorm_test_results.$B$2:.$B$501];[.$B53]); 2)" office:value-type="float" office:value="0.51" calcext:value-type="float">
            <text:p>0.51</text:p>
          </table:table-cell>
          <table:table-cell table:formula="of:=ROUND(AVERAGEIFS([ResNet_NoNorm_test_results.D$2:.D$501];[ResNet_NoNorm_test_results.$A$2:.$A$501];[.$A53];[ResNet_NoNorm_test_results.$B$2:.$B$501];[.$B53]); 2)" office:value-type="float" office:value="0.56" calcext:value-type="float">
            <text:p>0.56</text:p>
          </table:table-cell>
          <table:table-cell table:formula="of:=ROUND(AVERAGEIFS([ResNet_NoNorm_test_results.E$2:.E$501];[ResNet_NoNorm_test_results.$A$2:.$A$501];[.$A53];[ResNet_NoNorm_test_results.$B$2:.$B$501];[.$B53]); 2)" office:value-type="float" office:value="1.31" calcext:value-type="float">
            <text:p>1.31</text:p>
          </table:table-cell>
          <table:table-cell table:formula="of:=ROUND(AVERAGEIFS([ResNet_NoNorm_test_results.F$2:.F$501];[ResNet_NoNorm_test_results.$A$2:.$A$501];[.$A53];[ResNet_NoNorm_test_results.$B$2:.$B$501];[.$B53]); 2)" office:value-type="float" office:value="1.14" calcext:value-type="float">
            <text:p>1.14</text:p>
          </table:table-cell>
          <table:table-cell table:formula="of:=ROUND(AVERAGEIFS([ResNet_NoNorm_test_results.G$2:.G$501];[ResNet_NoNorm_test_results.$A$2:.$A$501];[.$A53];[ResNet_NoNorm_test_results.$B$2:.$B$501];[.$B53]); 2)" office:value-type="float" office:value="28.17" calcext:value-type="float">
            <text:p>28.17</text:p>
          </table:table-cell>
          <table:table-cell table:number-matrix-columns-spanned="1" table:number-matrix-rows-spanned="1" table:formula="of:=ROUND(STDEV(IF(IF([.$A53]=[ResNet_NoNorm_test_results.$A$2:.$A$501];1;0);IF([.$B53]=[ResNet_NoNorm_test_results.$B$2:.$B$501];[ResNet_NoNorm_test_results.$C$2:.$C$501];&quot;&quot;);&quot;&quot;));4)" office:value-type="float" office:value="0.0216" calcext:value-type="float">
            <text:p>0.0216</text:p>
          </table:table-cell>
        </table:table-row>
        <table:table-row table:style-name="ro1">
          <table:table-cell table:formula="of:=[ResNet_NoNorm_test_results.A264]" office:value-type="string" office:string-value="DiffYRelu_0.75" calcext:value-type="string">
            <text:p>DiffYRelu_0.75</text:p>
          </table:table-cell>
          <table:table-cell table:formula="of:=[ResNet_NoNorm_test_results.B254]" office:value-type="float" office:value="3" calcext:value-type="float">
            <text:p>3</text:p>
          </table:table-cell>
          <table:table-cell table:formula="of:=ROUND(AVERAGEIFS([ResNet_NoNorm_test_results.C$2:.C$501];[ResNet_NoNorm_test_results.$A$2:.$A$501];[.$A54];[ResNet_NoNorm_test_results.$B$2:.$B$501];[.$B54]); 2)" office:value-type="float" office:value="0.61" calcext:value-type="float">
            <text:p>0.61</text:p>
          </table:table-cell>
          <table:table-cell table:formula="of:=ROUND(AVERAGEIFS([ResNet_NoNorm_test_results.D$2:.D$501];[ResNet_NoNorm_test_results.$A$2:.$A$501];[.$A54];[ResNet_NoNorm_test_results.$B$2:.$B$501];[.$B54]); 2)" office:value-type="float" office:value="0.64" calcext:value-type="float">
            <text:p>0.64</text:p>
          </table:table-cell>
          <table:table-cell table:formula="of:=ROUND(AVERAGEIFS([ResNet_NoNorm_test_results.E$2:.E$501];[ResNet_NoNorm_test_results.$A$2:.$A$501];[.$A54];[ResNet_NoNorm_test_results.$B$2:.$B$501];[.$B54]); 2)" office:value-type="float" office:value="1.01" calcext:value-type="float">
            <text:p>1.01</text:p>
          </table:table-cell>
          <table:table-cell table:formula="of:=ROUND(AVERAGEIFS([ResNet_NoNorm_test_results.F$2:.F$501];[ResNet_NoNorm_test_results.$A$2:.$A$501];[.$A54];[ResNet_NoNorm_test_results.$B$2:.$B$501];[.$B54]); 2)" office:value-type="float" office:value="0.97" calcext:value-type="float">
            <text:p>0.97</text:p>
          </table:table-cell>
          <table:table-cell table:formula="of:=ROUND(AVERAGEIFS([ResNet_NoNorm_test_results.G$2:.G$501];[ResNet_NoNorm_test_results.$A$2:.$A$501];[.$A54];[ResNet_NoNorm_test_results.$B$2:.$B$501];[.$B54]); 2)" office:value-type="float" office:value="28.31" calcext:value-type="float">
            <text:p>28.31</text:p>
          </table:table-cell>
          <table:table-cell table:number-matrix-columns-spanned="1" table:number-matrix-rows-spanned="1" table:formula="of:=ROUND(STDEV(IF(IF([.$A54]=[ResNet_NoNorm_test_results.$A$2:.$A$501];1;0);IF([.$B54]=[ResNet_NoNorm_test_results.$B$2:.$B$501];[ResNet_NoNorm_test_results.$C$2:.$C$501];&quot;&quot;);&quot;&quot;));4)" office:value-type="float" office:value="0.0165" calcext:value-type="float">
            <text:p>0.0165</text:p>
          </table:table-cell>
        </table:table-row>
        <table:table-row table:style-name="ro1">
          <table:table-cell table:formula="of:=[ResNet_NoNorm_test_results.A270]" office:value-type="string" office:string-value="DiffYRelu_0.75" calcext:value-type="string">
            <text:p>DiffYRelu_0.75</text:p>
          </table:table-cell>
          <table:table-cell table:formula="of:=[ResNet_NoNorm_test_results.B255]" office:value-type="float" office:value="4" calcext:value-type="float">
            <text:p>4</text:p>
          </table:table-cell>
          <table:table-cell table:formula="of:=ROUND(AVERAGEIFS([ResNet_NoNorm_test_results.C$2:.C$501];[ResNet_NoNorm_test_results.$A$2:.$A$501];[.$A55];[ResNet_NoNorm_test_results.$B$2:.$B$501];[.$B55]); 2)" office:value-type="float" office:value="0.66" calcext:value-type="float">
            <text:p>0.66</text:p>
          </table:table-cell>
          <table:table-cell table:formula="of:=ROUND(AVERAGEIFS([ResNet_NoNorm_test_results.D$2:.D$501];[ResNet_NoNorm_test_results.$A$2:.$A$501];[.$A55];[ResNet_NoNorm_test_results.$B$2:.$B$501];[.$B55]); 2)" office:value-type="float" office:value="0.67" calcext:value-type="float">
            <text:p>0.67</text:p>
          </table:table-cell>
          <table:table-cell table:formula="of:=ROUND(AVERAGEIFS([ResNet_NoNorm_test_results.E$2:.E$501];[ResNet_NoNorm_test_results.$A$2:.$A$501];[.$A55];[ResNet_NoNorm_test_results.$B$2:.$B$501];[.$B55]); 2)" office:value-type="float" office:value="0.89" calcext:value-type="float">
            <text:p>0.89</text:p>
          </table:table-cell>
          <table:table-cell table:formula="of:=ROUND(AVERAGEIFS([ResNet_NoNorm_test_results.F$2:.F$501];[ResNet_NoNorm_test_results.$A$2:.$A$501];[.$A55];[ResNet_NoNorm_test_results.$B$2:.$B$501];[.$B55]); 2)" office:value-type="float" office:value="0.88" calcext:value-type="float">
            <text:p>0.88</text:p>
          </table:table-cell>
          <table:table-cell table:formula="of:=ROUND(AVERAGEIFS([ResNet_NoNorm_test_results.G$2:.G$501];[ResNet_NoNorm_test_results.$A$2:.$A$501];[.$A55];[ResNet_NoNorm_test_results.$B$2:.$B$501];[.$B55]); 2)" office:value-type="float" office:value="28.34" calcext:value-type="float">
            <text:p>28.34</text:p>
          </table:table-cell>
          <table:table-cell table:number-matrix-columns-spanned="1" table:number-matrix-rows-spanned="1" table:formula="of:=ROUND(STDEV(IF(IF([.$A55]=[ResNet_NoNorm_test_results.$A$2:.$A$501];1;0);IF([.$B55]=[ResNet_NoNorm_test_results.$B$2:.$B$501];[ResNet_NoNorm_test_results.$C$2:.$C$501];&quot;&quot;);&quot;&quot;));4)" office:value-type="float" office:value="0.0133" calcext:value-type="float">
            <text:p>0.0133</text:p>
          </table:table-cell>
        </table:table-row>
        <table:table-row table:style-name="ro1">
          <table:table-cell table:formula="of:=[ResNet_NoNorm_test_results.A276]" office:value-type="string" office:string-value="DiffYRelu_0.75" calcext:value-type="string">
            <text:p>DiffYRelu_0.75</text:p>
          </table:table-cell>
          <table:table-cell table:formula="of:=[ResNet_NoNorm_test_results.B256]" office:value-type="float" office:value="5" calcext:value-type="float">
            <text:p>5</text:p>
          </table:table-cell>
          <table:table-cell table:formula="of:=ROUND(AVERAGEIFS([ResNet_NoNorm_test_results.C$2:.C$501];[ResNet_NoNorm_test_results.$A$2:.$A$501];[.$A56];[ResNet_NoNorm_test_results.$B$2:.$B$501];[.$B56]); 2)" office:value-type="float" office:value="0.69" calcext:value-type="float">
            <text:p>0.69</text:p>
          </table:table-cell>
          <table:table-cell table:formula="of:=ROUND(AVERAGEIFS([ResNet_NoNorm_test_results.D$2:.D$501];[ResNet_NoNorm_test_results.$A$2:.$A$501];[.$A56];[ResNet_NoNorm_test_results.$B$2:.$B$501];[.$B56]); 2)" office:value-type="float" office:value="0.69" calcext:value-type="float">
            <text:p>0.69</text:p>
          </table:table-cell>
          <table:table-cell table:formula="of:=ROUND(AVERAGEIFS([ResNet_NoNorm_test_results.E$2:.E$501];[ResNet_NoNorm_test_results.$A$2:.$A$501];[.$A56];[ResNet_NoNorm_test_results.$B$2:.$B$501];[.$B56]); 2)" office:value-type="float" office:value="0.83" calcext:value-type="float">
            <text:p>0.83</text:p>
          </table:table-cell>
          <table:table-cell table:formula="of:=ROUND(AVERAGEIFS([ResNet_NoNorm_test_results.F$2:.F$501];[ResNet_NoNorm_test_results.$A$2:.$A$501];[.$A56];[ResNet_NoNorm_test_results.$B$2:.$B$501];[.$B56]); 2)" office:value-type="float" office:value="0.82" calcext:value-type="float">
            <text:p>0.82</text:p>
          </table:table-cell>
          <table:table-cell table:formula="of:=ROUND(AVERAGEIFS([ResNet_NoNorm_test_results.G$2:.G$501];[ResNet_NoNorm_test_results.$A$2:.$A$501];[.$A56];[ResNet_NoNorm_test_results.$B$2:.$B$501];[.$B56]); 2)" office:value-type="float" office:value="28.3" calcext:value-type="float">
            <text:p>28.3</text:p>
          </table:table-cell>
          <table:table-cell table:number-matrix-columns-spanned="1" table:number-matrix-rows-spanned="1" table:formula="of:=ROUND(STDEV(IF(IF([.$A56]=[ResNet_NoNorm_test_results.$A$2:.$A$501];1;0);IF([.$B56]=[ResNet_NoNorm_test_results.$B$2:.$B$501];[ResNet_NoNorm_test_results.$C$2:.$C$501];&quot;&quot;);&quot;&quot;));4)" office:value-type="float" office:value="0.0115" calcext:value-type="float">
            <text:p>0.0115</text:p>
          </table:table-cell>
        </table:table-row>
        <table:table-row table:style-name="ro1">
          <table:table-cell table:formula="of:=[ResNet_NoNorm_test_results.A277]" office:value-type="string" office:string-value="DiffYRelu_1.0" calcext:value-type="string">
            <text:p>DiffYRelu_1.0</text:p>
          </table:table-cell>
          <table:table-cell table:formula="of:=[ResNet_NoNorm_test_results.B277]" office:value-type="float" office:value="1" calcext:value-type="float">
            <text:p>1</text:p>
          </table:table-cell>
          <table:table-cell table:formula="of:=ROUND(AVERAGEIFS([ResNet_NoNorm_test_results.C$2:.C$501];[ResNet_NoNorm_test_results.$A$2:.$A$501];[.$A57];[ResNet_NoNorm_test_results.$B$2:.$B$501];[.$B57]); 2)" office:value-type="float" office:value="0.29" calcext:value-type="float">
            <text:p>0.29</text:p>
          </table:table-cell>
          <table:table-cell table:formula="of:=ROUND(AVERAGEIFS([ResNet_NoNorm_test_results.D$2:.D$501];[ResNet_NoNorm_test_results.$A$2:.$A$501];[.$A57];[ResNet_NoNorm_test_results.$B$2:.$B$501];[.$B57]); 2)" office:value-type="float" office:value="0.42" calcext:value-type="float">
            <text:p>0.42</text:p>
          </table:table-cell>
          <table:table-cell table:formula="of:=ROUND(AVERAGEIFS([ResNet_NoNorm_test_results.E$2:.E$501];[ResNet_NoNorm_test_results.$A$2:.$A$501];[.$A57];[ResNet_NoNorm_test_results.$B$2:.$B$501];[.$B57]); 2)" office:value-type="float" office:value="1.93" calcext:value-type="float">
            <text:p>1.93</text:p>
          </table:table-cell>
          <table:table-cell table:formula="of:=ROUND(AVERAGEIFS([ResNet_NoNorm_test_results.F$2:.F$501];[ResNet_NoNorm_test_results.$A$2:.$A$501];[.$A57];[ResNet_NoNorm_test_results.$B$2:.$B$501];[.$B57]); 2)" office:value-type="float" office:value="1.49" calcext:value-type="float">
            <text:p>1.49</text:p>
          </table:table-cell>
          <table:table-cell table:formula="of:=ROUND(AVERAGEIFS([ResNet_NoNorm_test_results.G$2:.G$501];[ResNet_NoNorm_test_results.$A$2:.$A$501];[.$A57];[ResNet_NoNorm_test_results.$B$2:.$B$501];[.$B57]); 2)" office:value-type="float" office:value="27.74" calcext:value-type="float">
            <text:p>27.74</text:p>
          </table:table-cell>
          <table:table-cell table:number-matrix-columns-spanned="1" table:number-matrix-rows-spanned="1" table:formula="of:=ROUND(STDEV(IF(IF([.$A57]=[ResNet_NoNorm_test_results.$A$2:.$A$501];1;0);IF([.$B57]=[ResNet_NoNorm_test_results.$B$2:.$B$501];[ResNet_NoNorm_test_results.$C$2:.$C$501];&quot;&quot;);&quot;&quot;));4)" office:value-type="float" office:value="0.0253" calcext:value-type="float">
            <text:p>0.0253</text:p>
          </table:table-cell>
        </table:table-row>
        <table:table-row table:style-name="ro1">
          <table:table-cell table:formula="of:=[ResNet_NoNorm_test_results.A283]" office:value-type="string" office:string-value="DiffYRelu_1.0" calcext:value-type="string">
            <text:p>DiffYRelu_1.0</text:p>
          </table:table-cell>
          <table:table-cell table:formula="of:=[ResNet_NoNorm_test_results.B278]" office:value-type="float" office:value="2" calcext:value-type="float">
            <text:p>2</text:p>
          </table:table-cell>
          <table:table-cell table:formula="of:=ROUND(AVERAGEIFS([ResNet_NoNorm_test_results.C$2:.C$501];[ResNet_NoNorm_test_results.$A$2:.$A$501];[.$A58];[ResNet_NoNorm_test_results.$B$2:.$B$501];[.$B58]); 2)" office:value-type="float" office:value="0.55" calcext:value-type="float">
            <text:p>0.55</text:p>
          </table:table-cell>
          <table:table-cell table:formula="of:=ROUND(AVERAGEIFS([ResNet_NoNorm_test_results.D$2:.D$501];[ResNet_NoNorm_test_results.$A$2:.$A$501];[.$A58];[ResNet_NoNorm_test_results.$B$2:.$B$501];[.$B58]); 2)" office:value-type="float" office:value="0.58" calcext:value-type="float">
            <text:p>0.58</text:p>
          </table:table-cell>
          <table:table-cell table:formula="of:=ROUND(AVERAGEIFS([ResNet_NoNorm_test_results.E$2:.E$501];[ResNet_NoNorm_test_results.$A$2:.$A$501];[.$A58];[ResNet_NoNorm_test_results.$B$2:.$B$501];[.$B58]); 2)" office:value-type="float" office:value="1.21" calcext:value-type="float">
            <text:p>1.21</text:p>
          </table:table-cell>
          <table:table-cell table:formula="of:=ROUND(AVERAGEIFS([ResNet_NoNorm_test_results.F$2:.F$501];[ResNet_NoNorm_test_results.$A$2:.$A$501];[.$A58];[ResNet_NoNorm_test_results.$B$2:.$B$501];[.$B58]); 2)" office:value-type="float" office:value="1.1" calcext:value-type="float">
            <text:p>1.1</text:p>
          </table:table-cell>
          <table:table-cell table:formula="of:=ROUND(AVERAGEIFS([ResNet_NoNorm_test_results.G$2:.G$501];[ResNet_NoNorm_test_results.$A$2:.$A$501];[.$A58];[ResNet_NoNorm_test_results.$B$2:.$B$501];[.$B58]); 2)" office:value-type="float" office:value="27.98" calcext:value-type="float">
            <text:p>27.98</text:p>
          </table:table-cell>
          <table:table-cell table:number-matrix-columns-spanned="1" table:number-matrix-rows-spanned="1" table:formula="of:=ROUND(STDEV(IF(IF([.$A58]=[ResNet_NoNorm_test_results.$A$2:.$A$501];1;0);IF([.$B58]=[ResNet_NoNorm_test_results.$B$2:.$B$501];[ResNet_NoNorm_test_results.$C$2:.$C$501];&quot;&quot;);&quot;&quot;));4)" office:value-type="float" office:value="0.0116" calcext:value-type="float">
            <text:p>0.0116</text:p>
          </table:table-cell>
        </table:table-row>
        <table:table-row table:style-name="ro1">
          <table:table-cell table:formula="of:=[ResNet_NoNorm_test_results.A289]" office:value-type="string" office:string-value="DiffYRelu_1.0" calcext:value-type="string">
            <text:p>DiffYRelu_1.0</text:p>
          </table:table-cell>
          <table:table-cell table:formula="of:=[ResNet_NoNorm_test_results.B279]" office:value-type="float" office:value="3" calcext:value-type="float">
            <text:p>3</text:p>
          </table:table-cell>
          <table:table-cell table:formula="of:=ROUND(AVERAGEIFS([ResNet_NoNorm_test_results.C$2:.C$501];[ResNet_NoNorm_test_results.$A$2:.$A$501];[.$A59];[ResNet_NoNorm_test_results.$B$2:.$B$501];[.$B59]); 2)" office:value-type="float" office:value="0.63" calcext:value-type="float">
            <text:p>0.63</text:p>
          </table:table-cell>
          <table:table-cell table:formula="of:=ROUND(AVERAGEIFS([ResNet_NoNorm_test_results.D$2:.D$501];[ResNet_NoNorm_test_results.$A$2:.$A$501];[.$A59];[ResNet_NoNorm_test_results.$B$2:.$B$501];[.$B59]); 2)" office:value-type="float" office:value="0.65" calcext:value-type="float">
            <text:p>0.65</text:p>
          </table:table-cell>
          <table:table-cell table:formula="of:=ROUND(AVERAGEIFS([ResNet_NoNorm_test_results.E$2:.E$501];[ResNet_NoNorm_test_results.$A$2:.$A$501];[.$A59];[ResNet_NoNorm_test_results.$B$2:.$B$501];[.$B59]); 2)" office:value-type="float" office:value="0.96" calcext:value-type="float">
            <text:p>0.96</text:p>
          </table:table-cell>
          <table:table-cell table:formula="of:=ROUND(AVERAGEIFS([ResNet_NoNorm_test_results.F$2:.F$501];[ResNet_NoNorm_test_results.$A$2:.$A$501];[.$A59];[ResNet_NoNorm_test_results.$B$2:.$B$501];[.$B59]); 2)" office:value-type="float" office:value="0.94" calcext:value-type="float">
            <text:p>0.94</text:p>
          </table:table-cell>
          <table:table-cell table:formula="of:=ROUND(AVERAGEIFS([ResNet_NoNorm_test_results.G$2:.G$501];[ResNet_NoNorm_test_results.$A$2:.$A$501];[.$A59];[ResNet_NoNorm_test_results.$B$2:.$B$501];[.$B59]); 2)" office:value-type="float" office:value="28.1" calcext:value-type="float">
            <text:p>28.1</text:p>
          </table:table-cell>
          <table:table-cell table:number-matrix-columns-spanned="1" table:number-matrix-rows-spanned="1" table:formula="of:=ROUND(STDEV(IF(IF([.$A59]=[ResNet_NoNorm_test_results.$A$2:.$A$501];1;0);IF([.$B59]=[ResNet_NoNorm_test_results.$B$2:.$B$501];[ResNet_NoNorm_test_results.$C$2:.$C$501];&quot;&quot;);&quot;&quot;));4)" office:value-type="float" office:value="0.0065" calcext:value-type="float">
            <text:p>0.0065</text:p>
          </table:table-cell>
        </table:table-row>
        <table:table-row table:style-name="ro1">
          <table:table-cell table:formula="of:=[ResNet_NoNorm_test_results.A295]" office:value-type="string" office:string-value="DiffYRelu_1.0" calcext:value-type="string">
            <text:p>DiffYRelu_1.0</text:p>
          </table:table-cell>
          <table:table-cell table:formula="of:=[ResNet_NoNorm_test_results.B280]" office:value-type="float" office:value="4" calcext:value-type="float">
            <text:p>4</text:p>
          </table:table-cell>
          <table:table-cell table:formula="of:=ROUND(AVERAGEIFS([ResNet_NoNorm_test_results.C$2:.C$501];[ResNet_NoNorm_test_results.$A$2:.$A$501];[.$A60];[ResNet_NoNorm_test_results.$B$2:.$B$501];[.$B60]); 2)" office:value-type="float" office:value="0.68" calcext:value-type="float">
            <text:p>0.68</text:p>
          </table:table-cell>
          <table:table-cell table:formula="of:=ROUND(AVERAGEIFS([ResNet_NoNorm_test_results.D$2:.D$501];[ResNet_NoNorm_test_results.$A$2:.$A$501];[.$A60];[ResNet_NoNorm_test_results.$B$2:.$B$501];[.$B60]); 2)" office:value-type="float" office:value="0.68" calcext:value-type="float">
            <text:p>0.68</text:p>
          </table:table-cell>
          <table:table-cell table:formula="of:=ROUND(AVERAGEIFS([ResNet_NoNorm_test_results.E$2:.E$501];[ResNet_NoNorm_test_results.$A$2:.$A$501];[.$A60];[ResNet_NoNorm_test_results.$B$2:.$B$501];[.$B60]); 2)" office:value-type="float" office:value="0.86" calcext:value-type="float">
            <text:p>0.86</text:p>
          </table:table-cell>
          <table:table-cell table:formula="of:=ROUND(AVERAGEIFS([ResNet_NoNorm_test_results.F$2:.F$501];[ResNet_NoNorm_test_results.$A$2:.$A$501];[.$A60];[ResNet_NoNorm_test_results.$B$2:.$B$501];[.$B60]); 2)" office:value-type="float" office:value="0.84" calcext:value-type="float">
            <text:p>0.84</text:p>
          </table:table-cell>
          <table:table-cell table:formula="of:=ROUND(AVERAGEIFS([ResNet_NoNorm_test_results.G$2:.G$501];[ResNet_NoNorm_test_results.$A$2:.$A$501];[.$A60];[ResNet_NoNorm_test_results.$B$2:.$B$501];[.$B60]); 2)" office:value-type="float" office:value="28.08" calcext:value-type="float">
            <text:p>28.08</text:p>
          </table:table-cell>
          <table:table-cell table:number-matrix-columns-spanned="1" table:number-matrix-rows-spanned="1" table:formula="of:=ROUND(STDEV(IF(IF([.$A60]=[ResNet_NoNorm_test_results.$A$2:.$A$501];1;0);IF([.$B60]=[ResNet_NoNorm_test_results.$B$2:.$B$501];[ResNet_NoNorm_test_results.$C$2:.$C$501];&quot;&quot;);&quot;&quot;));4)" office:value-type="float" office:value="0.0053" calcext:value-type="float">
            <text:p>0.0053</text:p>
          </table:table-cell>
        </table:table-row>
        <table:table-row table:style-name="ro1">
          <table:table-cell table:formula="of:=[ResNet_NoNorm_test_results.A301]" office:value-type="string" office:string-value="DiffYRelu_1.0" calcext:value-type="string">
            <text:p>DiffYRelu_1.0</text:p>
          </table:table-cell>
          <table:table-cell table:formula="of:=[ResNet_NoNorm_test_results.B281]" office:value-type="float" office:value="5" calcext:value-type="float">
            <text:p>5</text:p>
          </table:table-cell>
          <table:table-cell table:formula="of:=ROUND(AVERAGEIFS([ResNet_NoNorm_test_results.C$2:.C$501];[ResNet_NoNorm_test_results.$A$2:.$A$501];[.$A61];[ResNet_NoNorm_test_results.$B$2:.$B$501];[.$B61]); 2)" office:value-type="float" office:value="0.7" calcext:value-type="float">
            <text:p>0.7</text:p>
          </table:table-cell>
          <table:table-cell table:formula="of:=ROUND(AVERAGEIFS([ResNet_NoNorm_test_results.D$2:.D$501];[ResNet_NoNorm_test_results.$A$2:.$A$501];[.$A61];[ResNet_NoNorm_test_results.$B$2:.$B$501];[.$B61]); 2)" office:value-type="float" office:value="0.71" calcext:value-type="float">
            <text:p>0.71</text:p>
          </table:table-cell>
          <table:table-cell table:formula="of:=ROUND(AVERAGEIFS([ResNet_NoNorm_test_results.E$2:.E$501];[ResNet_NoNorm_test_results.$A$2:.$A$501];[.$A61];[ResNet_NoNorm_test_results.$B$2:.$B$501];[.$B61]); 2)" office:value-type="float" office:value="0.8" calcext:value-type="float">
            <text:p>0.8</text:p>
          </table:table-cell>
          <table:table-cell table:formula="of:=ROUND(AVERAGEIFS([ResNet_NoNorm_test_results.F$2:.F$501];[ResNet_NoNorm_test_results.$A$2:.$A$501];[.$A61];[ResNet_NoNorm_test_results.$B$2:.$B$501];[.$B61]); 2)" office:value-type="float" office:value="0.78" calcext:value-type="float">
            <text:p>0.78</text:p>
          </table:table-cell>
          <table:table-cell table:formula="of:=ROUND(AVERAGEIFS([ResNet_NoNorm_test_results.G$2:.G$501];[ResNet_NoNorm_test_results.$A$2:.$A$501];[.$A61];[ResNet_NoNorm_test_results.$B$2:.$B$501];[.$B61]); 2)" office:value-type="float" office:value="28.31" calcext:value-type="float">
            <text:p>28.31</text:p>
          </table:table-cell>
          <table:table-cell table:number-matrix-columns-spanned="1" table:number-matrix-rows-spanned="1" table:formula="of:=ROUND(STDEV(IF(IF([.$A61]=[ResNet_NoNorm_test_results.$A$2:.$A$501];1;0);IF([.$B61]=[ResNet_NoNorm_test_results.$B$2:.$B$501];[ResNet_NoNorm_test_results.$C$2:.$C$501];&quot;&quot;);&quot;&quot;));4)" office:value-type="float" office:value="0.0067" calcext:value-type="float">
            <text:p>0.0067</text:p>
          </table:table-cell>
        </table:table-row>
        <table:table-row table:style-name="ro1">
          <table:table-cell table:formula="of:=[ResNet_NoNorm_test_results.A302]" office:value-type="string" office:string-value="PosHill_0.25" calcext:value-type="string">
            <text:p>PosHill_0.25</text:p>
          </table:table-cell>
          <table:table-cell table:formula="of:=[ResNet_NoNorm_test_results.B302]" office:value-type="float" office:value="1" calcext:value-type="float">
            <text:p>1</text:p>
          </table:table-cell>
          <table:table-cell table:formula="of:=ROUND(AVERAGEIFS([ResNet_NoNorm_test_results.C$2:.C$501];[ResNet_NoNorm_test_results.$A$2:.$A$501];[.$A62];[ResNet_NoNorm_test_results.$B$2:.$B$501];[.$B62]); 2)" office:value-type="float" office:value="0.1" calcext:value-type="float">
            <text:p>0.1</text:p>
          </table:table-cell>
          <table:table-cell table:formula="of:=ROUND(AVERAGEIFS([ResNet_NoNorm_test_results.D$2:.D$501];[ResNet_NoNorm_test_results.$A$2:.$A$501];[.$A62];[ResNet_NoNorm_test_results.$B$2:.$B$501];[.$B62]); 2)" office:value-type="float" office:value="0.1" calcext:value-type="float">
            <text:p>0.1</text:p>
          </table:table-cell>
          <table:table-cell table:formula="of:=ROUND(AVERAGEIFS([ResNet_NoNorm_test_results.E$2:.E$501];[ResNet_NoNorm_test_results.$A$2:.$A$501];[.$A62];[ResNet_NoNorm_test_results.$B$2:.$B$501];[.$B62]); 2)" office:value-type="float" office:value="2.31" calcext:value-type="float">
            <text:p>2.31</text:p>
          </table:table-cell>
          <table:table-cell table:formula="of:=ROUND(AVERAGEIFS([ResNet_NoNorm_test_results.F$2:.F$501];[ResNet_NoNorm_test_results.$A$2:.$A$501];[.$A62];[ResNet_NoNorm_test_results.$B$2:.$B$501];[.$B62]); 2)" office:value-type="float" office:value="2.31" calcext:value-type="float">
            <text:p>2.31</text:p>
          </table:table-cell>
          <table:table-cell table:formula="of:=ROUND(AVERAGEIFS([ResNet_NoNorm_test_results.G$2:.G$501];[ResNet_NoNorm_test_results.$A$2:.$A$501];[.$A62];[ResNet_NoNorm_test_results.$B$2:.$B$501];[.$B62]); 2)" office:value-type="float" office:value="17.02" calcext:value-type="float">
            <text:p>17.02</text:p>
          </table:table-cell>
          <table:table-cell table:number-matrix-columns-spanned="1" table:number-matrix-rows-spanned="1" table:formula="of:=ROUND(STDEV(IF(IF([.$A62]=[ResNet_NoNorm_test_results.$A$2:.$A$501];1;0);IF([.$B62]=[ResNet_NoNorm_test_results.$B$2:.$B$501];[ResNet_NoNorm_test_results.$C$2:.$C$501];&quot;&quot;);&quot;&quot;));4)" office:value-type="float" office:value="0.001" calcext:value-type="float">
            <text:p>0.001</text:p>
          </table:table-cell>
        </table:table-row>
        <table:table-row table:style-name="ro1">
          <table:table-cell table:formula="of:=[ResNet_NoNorm_test_results.A308]" office:value-type="string" office:string-value="PosHill_0.25" calcext:value-type="string">
            <text:p>PosHill_0.25</text:p>
          </table:table-cell>
          <table:table-cell table:formula="of:=[ResNet_NoNorm_test_results.B303]" office:value-type="float" office:value="2" calcext:value-type="float">
            <text:p>2</text:p>
          </table:table-cell>
          <table:table-cell table:formula="of:=ROUND(AVERAGEIFS([ResNet_NoNorm_test_results.C$2:.C$501];[ResNet_NoNorm_test_results.$A$2:.$A$501];[.$A63];[ResNet_NoNorm_test_results.$B$2:.$B$501];[.$B63]); 2)" office:value-type="float" office:value="0.1" calcext:value-type="float">
            <text:p>0.1</text:p>
          </table:table-cell>
          <table:table-cell table:formula="of:=ROUND(AVERAGEIFS([ResNet_NoNorm_test_results.D$2:.D$501];[ResNet_NoNorm_test_results.$A$2:.$A$501];[.$A63];[ResNet_NoNorm_test_results.$B$2:.$B$501];[.$B63]); 2)" office:value-type="float" office:value="0.13" calcext:value-type="float">
            <text:p>0.13</text:p>
          </table:table-cell>
          <table:table-cell table:formula="of:=ROUND(AVERAGEIFS([ResNet_NoNorm_test_results.E$2:.E$501];[ResNet_NoNorm_test_results.$A$2:.$A$501];[.$A63];[ResNet_NoNorm_test_results.$B$2:.$B$501];[.$B63]); 2)" office:value-type="float" office:value="2.31" calcext:value-type="float">
            <text:p>2.31</text:p>
          </table:table-cell>
          <table:table-cell table:formula="of:=ROUND(AVERAGEIFS([ResNet_NoNorm_test_results.F$2:.F$501];[ResNet_NoNorm_test_results.$A$2:.$A$501];[.$A63];[ResNet_NoNorm_test_results.$B$2:.$B$501];[.$B63]); 2)" office:value-type="float" office:value="2.28" calcext:value-type="float">
            <text:p>2.28</text:p>
          </table:table-cell>
          <table:table-cell table:formula="of:=ROUND(AVERAGEIFS([ResNet_NoNorm_test_results.G$2:.G$501];[ResNet_NoNorm_test_results.$A$2:.$A$501];[.$A63];[ResNet_NoNorm_test_results.$B$2:.$B$501];[.$B63]); 2)" office:value-type="float" office:value="16.89" calcext:value-type="float">
            <text:p>16.89</text:p>
          </table:table-cell>
          <table:table-cell table:number-matrix-columns-spanned="1" table:number-matrix-rows-spanned="1" table:formula="of:=ROUND(STDEV(IF(IF([.$A63]=[ResNet_NoNorm_test_results.$A$2:.$A$501];1;0);IF([.$B63]=[ResNet_NoNorm_test_results.$B$2:.$B$501];[ResNet_NoNorm_test_results.$C$2:.$C$501];&quot;&quot;);&quot;&quot;));4)" office:value-type="float" office:value="0.0033" calcext:value-type="float">
            <text:p>0.0033</text:p>
          </table:table-cell>
        </table:table-row>
        <table:table-row table:style-name="ro1">
          <table:table-cell table:formula="of:=[ResNet_NoNorm_test_results.A314]" office:value-type="string" office:string-value="PosHill_0.25" calcext:value-type="string">
            <text:p>PosHill_0.25</text:p>
          </table:table-cell>
          <table:table-cell table:formula="of:=[ResNet_NoNorm_test_results.B304]" office:value-type="float" office:value="3" calcext:value-type="float">
            <text:p>3</text:p>
          </table:table-cell>
          <table:table-cell table:formula="of:=ROUND(AVERAGEIFS([ResNet_NoNorm_test_results.C$2:.C$501];[ResNet_NoNorm_test_results.$A$2:.$A$501];[.$A64];[ResNet_NoNorm_test_results.$B$2:.$B$501];[.$B64]); 2)" office:value-type="float" office:value="0.15" calcext:value-type="float">
            <text:p>0.15</text:p>
          </table:table-cell>
          <table:table-cell table:formula="of:=ROUND(AVERAGEIFS([ResNet_NoNorm_test_results.D$2:.D$501];[ResNet_NoNorm_test_results.$A$2:.$A$501];[.$A64];[ResNet_NoNorm_test_results.$B$2:.$B$501];[.$B64]); 2)" office:value-type="float" office:value="0.2" calcext:value-type="float">
            <text:p>0.2</text:p>
          </table:table-cell>
          <table:table-cell table:formula="of:=ROUND(AVERAGEIFS([ResNet_NoNorm_test_results.E$2:.E$501];[ResNet_NoNorm_test_results.$A$2:.$A$501];[.$A64];[ResNet_NoNorm_test_results.$B$2:.$B$501];[.$B64]); 2)" office:value-type="float" office:value="2.21" calcext:value-type="float">
            <text:p>2.21</text:p>
          </table:table-cell>
          <table:table-cell table:formula="of:=ROUND(AVERAGEIFS([ResNet_NoNorm_test_results.F$2:.F$501];[ResNet_NoNorm_test_results.$A$2:.$A$501];[.$A64];[ResNet_NoNorm_test_results.$B$2:.$B$501];[.$B64]); 2)" office:value-type="float" office:value="2.09" calcext:value-type="float">
            <text:p>2.09</text:p>
          </table:table-cell>
          <table:table-cell table:formula="of:=ROUND(AVERAGEIFS([ResNet_NoNorm_test_results.G$2:.G$501];[ResNet_NoNorm_test_results.$A$2:.$A$501];[.$A64];[ResNet_NoNorm_test_results.$B$2:.$B$501];[.$B64]); 2)" office:value-type="float" office:value="17.01" calcext:value-type="float">
            <text:p>17.01</text:p>
          </table:table-cell>
          <table:table-cell table:number-matrix-columns-spanned="1" table:number-matrix-rows-spanned="1" table:formula="of:=ROUND(STDEV(IF(IF([.$A64]=[ResNet_NoNorm_test_results.$A$2:.$A$501];1;0);IF([.$B64]=[ResNet_NoNorm_test_results.$B$2:.$B$501];[ResNet_NoNorm_test_results.$C$2:.$C$501];&quot;&quot;);&quot;&quot;));4)" office:value-type="float" office:value="0.0405" calcext:value-type="float">
            <text:p>0.0405</text:p>
          </table:table-cell>
        </table:table-row>
        <table:table-row table:style-name="ro1">
          <table:table-cell table:formula="of:=[ResNet_NoNorm_test_results.A320]" office:value-type="string" office:string-value="PosHill_0.25" calcext:value-type="string">
            <text:p>PosHill_0.25</text:p>
          </table:table-cell>
          <table:table-cell table:formula="of:=[ResNet_NoNorm_test_results.B305]" office:value-type="float" office:value="4" calcext:value-type="float">
            <text:p>4</text:p>
          </table:table-cell>
          <table:table-cell table:formula="of:=ROUND(AVERAGEIFS([ResNet_NoNorm_test_results.C$2:.C$501];[ResNet_NoNorm_test_results.$A$2:.$A$501];[.$A65];[ResNet_NoNorm_test_results.$B$2:.$B$501];[.$B65]); 2)" office:value-type="float" office:value="0.32" calcext:value-type="float">
            <text:p>0.32</text:p>
          </table:table-cell>
          <table:table-cell table:formula="of:=ROUND(AVERAGEIFS([ResNet_NoNorm_test_results.D$2:.D$501];[ResNet_NoNorm_test_results.$A$2:.$A$501];[.$A65];[ResNet_NoNorm_test_results.$B$2:.$B$501];[.$B65]); 2)" office:value-type="float" office:value="0.41" calcext:value-type="float">
            <text:p>0.41</text:p>
          </table:table-cell>
          <table:table-cell table:formula="of:=ROUND(AVERAGEIFS([ResNet_NoNorm_test_results.E$2:.E$501];[ResNet_NoNorm_test_results.$A$2:.$A$501];[.$A65];[ResNet_NoNorm_test_results.$B$2:.$B$501];[.$B65]); 2)" office:value-type="float" office:value="1.87" calcext:value-type="float">
            <text:p>1.87</text:p>
          </table:table-cell>
          <table:table-cell table:formula="of:=ROUND(AVERAGEIFS([ResNet_NoNorm_test_results.F$2:.F$501];[ResNet_NoNorm_test_results.$A$2:.$A$501];[.$A65];[ResNet_NoNorm_test_results.$B$2:.$B$501];[.$B65]); 2)" office:value-type="float" office:value="1.75" calcext:value-type="float">
            <text:p>1.75</text:p>
          </table:table-cell>
          <table:table-cell table:formula="of:=ROUND(AVERAGEIFS([ResNet_NoNorm_test_results.G$2:.G$501];[ResNet_NoNorm_test_results.$A$2:.$A$501];[.$A65];[ResNet_NoNorm_test_results.$B$2:.$B$501];[.$B65]); 2)" office:value-type="float" office:value="17.06" calcext:value-type="float">
            <text:p>17.06</text:p>
          </table:table-cell>
          <table:table-cell table:number-matrix-columns-spanned="1" table:number-matrix-rows-spanned="1" table:formula="of:=ROUND(STDEV(IF(IF([.$A65]=[ResNet_NoNorm_test_results.$A$2:.$A$501];1;0);IF([.$B65]=[ResNet_NoNorm_test_results.$B$2:.$B$501];[ResNet_NoNorm_test_results.$C$2:.$C$501];&quot;&quot;);&quot;&quot;));4)" office:value-type="float" office:value="0.0652" calcext:value-type="float">
            <text:p>0.0652</text:p>
          </table:table-cell>
        </table:table-row>
        <table:table-row table:style-name="ro1">
          <table:table-cell table:formula="of:=[ResNet_NoNorm_test_results.A326]" office:value-type="string" office:string-value="PosHill_0.25" calcext:value-type="string">
            <text:p>PosHill_0.25</text:p>
          </table:table-cell>
          <table:table-cell table:formula="of:=[ResNet_NoNorm_test_results.B306]" office:value-type="float" office:value="5" calcext:value-type="float">
            <text:p>5</text:p>
          </table:table-cell>
          <table:table-cell table:formula="of:=ROUND(AVERAGEIFS([ResNet_NoNorm_test_results.C$2:.C$501];[ResNet_NoNorm_test_results.$A$2:.$A$501];[.$A66];[ResNet_NoNorm_test_results.$B$2:.$B$501];[.$B66]); 2)" office:value-type="float" office:value="0.49" calcext:value-type="float">
            <text:p>0.49</text:p>
          </table:table-cell>
          <table:table-cell table:formula="of:=ROUND(AVERAGEIFS([ResNet_NoNorm_test_results.D$2:.D$501];[ResNet_NoNorm_test_results.$A$2:.$A$501];[.$A66];[ResNet_NoNorm_test_results.$B$2:.$B$501];[.$B66]); 2)" office:value-type="float" office:value="0.53" calcext:value-type="float">
            <text:p>0.53</text:p>
          </table:table-cell>
          <table:table-cell table:formula="of:=ROUND(AVERAGEIFS([ResNet_NoNorm_test_results.E$2:.E$501];[ResNet_NoNorm_test_results.$A$2:.$A$501];[.$A66];[ResNet_NoNorm_test_results.$B$2:.$B$501];[.$B66]); 2)" office:value-type="float" office:value="1.65" calcext:value-type="float">
            <text:p>1.65</text:p>
          </table:table-cell>
          <table:table-cell table:formula="of:=ROUND(AVERAGEIFS([ResNet_NoNorm_test_results.F$2:.F$501];[ResNet_NoNorm_test_results.$A$2:.$A$501];[.$A66];[ResNet_NoNorm_test_results.$B$2:.$B$501];[.$B66]); 2)" office:value-type="float" office:value="1.57" calcext:value-type="float">
            <text:p>1.57</text:p>
          </table:table-cell>
          <table:table-cell table:formula="of:=ROUND(AVERAGEIFS([ResNet_NoNorm_test_results.G$2:.G$501];[ResNet_NoNorm_test_results.$A$2:.$A$501];[.$A66];[ResNet_NoNorm_test_results.$B$2:.$B$501];[.$B66]); 2)" office:value-type="float" office:value="16.93" calcext:value-type="float">
            <text:p>16.93</text:p>
          </table:table-cell>
          <table:table-cell table:number-matrix-columns-spanned="1" table:number-matrix-rows-spanned="1" table:formula="of:=ROUND(STDEV(IF(IF([.$A66]=[ResNet_NoNorm_test_results.$A$2:.$A$501];1;0);IF([.$B66]=[ResNet_NoNorm_test_results.$B$2:.$B$501];[ResNet_NoNorm_test_results.$C$2:.$C$501];&quot;&quot;);&quot;&quot;));4)" office:value-type="float" office:value="0.0639" calcext:value-type="float">
            <text:p>0.0639</text:p>
          </table:table-cell>
        </table:table-row>
        <table:table-row table:style-name="ro1">
          <table:table-cell table:formula="of:=[ResNet_NoNorm_test_results.A327]" office:value-type="string" office:string-value="PosHill_0.5" calcext:value-type="string">
            <text:p>PosHill_0.5</text:p>
          </table:table-cell>
          <table:table-cell table:formula="of:=[ResNet_NoNorm_test_results.B327]" office:value-type="float" office:value="1" calcext:value-type="float">
            <text:p>1</text:p>
          </table:table-cell>
          <table:table-cell table:formula="of:=ROUND(AVERAGEIFS([ResNet_NoNorm_test_results.C$2:.C$501];[ResNet_NoNorm_test_results.$A$2:.$A$501];[.$A67];[ResNet_NoNorm_test_results.$B$2:.$B$501];[.$B67]); 2)" office:value-type="float" office:value="0.21" calcext:value-type="float">
            <text:p>0.21</text:p>
          </table:table-cell>
          <table:table-cell table:formula="of:=ROUND(AVERAGEIFS([ResNet_NoNorm_test_results.D$2:.D$501];[ResNet_NoNorm_test_results.$A$2:.$A$501];[.$A67];[ResNet_NoNorm_test_results.$B$2:.$B$501];[.$B67]); 2)" office:value-type="float" office:value="0.32" calcext:value-type="float">
            <text:p>0.32</text:p>
          </table:table-cell>
          <table:table-cell table:formula="of:=ROUND(AVERAGEIFS([ResNet_NoNorm_test_results.E$2:.E$501];[ResNet_NoNorm_test_results.$A$2:.$A$501];[.$A67];[ResNet_NoNorm_test_results.$B$2:.$B$501];[.$B67]); 2)" office:value-type="float" office:value="2.23" calcext:value-type="float">
            <text:p>2.23</text:p>
          </table:table-cell>
          <table:table-cell table:formula="of:=ROUND(AVERAGEIFS([ResNet_NoNorm_test_results.F$2:.F$501];[ResNet_NoNorm_test_results.$A$2:.$A$501];[.$A67];[ResNet_NoNorm_test_results.$B$2:.$B$501];[.$B67]); 2)" office:value-type="float" office:value="2.02" calcext:value-type="float">
            <text:p>2.02</text:p>
          </table:table-cell>
          <table:table-cell table:formula="of:=ROUND(AVERAGEIFS([ResNet_NoNorm_test_results.G$2:.G$501];[ResNet_NoNorm_test_results.$A$2:.$A$501];[.$A67];[ResNet_NoNorm_test_results.$B$2:.$B$501];[.$B67]); 2)" office:value-type="float" office:value="16.95" calcext:value-type="float">
            <text:p>16.95</text:p>
          </table:table-cell>
          <table:table-cell table:number-matrix-columns-spanned="1" table:number-matrix-rows-spanned="1" table:formula="of:=ROUND(STDEV(IF(IF([.$A67]=[ResNet_NoNorm_test_results.$A$2:.$A$501];1;0);IF([.$B67]=[ResNet_NoNorm_test_results.$B$2:.$B$501];[ResNet_NoNorm_test_results.$C$2:.$C$501];&quot;&quot;);&quot;&quot;));4)" office:value-type="float" office:value="0.0119" calcext:value-type="float">
            <text:p>0.0119</text:p>
          </table:table-cell>
        </table:table-row>
        <table:table-row table:style-name="ro1">
          <table:table-cell table:formula="of:=[ResNet_NoNorm_test_results.A333]" office:value-type="string" office:string-value="PosHill_0.5" calcext:value-type="string">
            <text:p>PosHill_0.5</text:p>
          </table:table-cell>
          <table:table-cell table:formula="of:=[ResNet_NoNorm_test_results.B328]" office:value-type="float" office:value="2" calcext:value-type="float">
            <text:p>2</text:p>
          </table:table-cell>
          <table:table-cell table:formula="of:=ROUND(AVERAGEIFS([ResNet_NoNorm_test_results.C$2:.C$501];[ResNet_NoNorm_test_results.$A$2:.$A$501];[.$A68];[ResNet_NoNorm_test_results.$B$2:.$B$501];[.$B68]); 2)" office:value-type="float" office:value="0.41" calcext:value-type="float">
            <text:p>0.41</text:p>
          </table:table-cell>
          <table:table-cell table:formula="of:=ROUND(AVERAGEIFS([ResNet_NoNorm_test_results.D$2:.D$501];[ResNet_NoNorm_test_results.$A$2:.$A$501];[.$A68];[ResNet_NoNorm_test_results.$B$2:.$B$501];[.$B68]); 2)" office:value-type="float" office:value="0.51" calcext:value-type="float">
            <text:p>0.51</text:p>
          </table:table-cell>
          <table:table-cell table:formula="of:=ROUND(AVERAGEIFS([ResNet_NoNorm_test_results.E$2:.E$501];[ResNet_NoNorm_test_results.$A$2:.$A$501];[.$A68];[ResNet_NoNorm_test_results.$B$2:.$B$501];[.$B68]); 2)" office:value-type="float" office:value="1.74" calcext:value-type="float">
            <text:p>1.74</text:p>
          </table:table-cell>
          <table:table-cell table:formula="of:=ROUND(AVERAGEIFS([ResNet_NoNorm_test_results.F$2:.F$501];[ResNet_NoNorm_test_results.$A$2:.$A$501];[.$A68];[ResNet_NoNorm_test_results.$B$2:.$B$501];[.$B68]); 2)" office:value-type="float" office:value="1.47" calcext:value-type="float">
            <text:p>1.47</text:p>
          </table:table-cell>
          <table:table-cell table:formula="of:=ROUND(AVERAGEIFS([ResNet_NoNorm_test_results.G$2:.G$501];[ResNet_NoNorm_test_results.$A$2:.$A$501];[.$A68];[ResNet_NoNorm_test_results.$B$2:.$B$501];[.$B68]); 2)" office:value-type="float" office:value="17.1" calcext:value-type="float">
            <text:p>17.1</text:p>
          </table:table-cell>
          <table:table-cell table:number-matrix-columns-spanned="1" table:number-matrix-rows-spanned="1" table:formula="of:=ROUND(STDEV(IF(IF([.$A68]=[ResNet_NoNorm_test_results.$A$2:.$A$501];1;0);IF([.$B68]=[ResNet_NoNorm_test_results.$B$2:.$B$501];[ResNet_NoNorm_test_results.$C$2:.$C$501];&quot;&quot;);&quot;&quot;));4)" office:value-type="float" office:value="0.029" calcext:value-type="float">
            <text:p>0.029</text:p>
          </table:table-cell>
        </table:table-row>
        <table:table-row table:style-name="ro1">
          <table:table-cell table:formula="of:=[ResNet_NoNorm_test_results.A339]" office:value-type="string" office:string-value="PosHill_0.5" calcext:value-type="string">
            <text:p>PosHill_0.5</text:p>
          </table:table-cell>
          <table:table-cell table:formula="of:=[ResNet_NoNorm_test_results.B329]" office:value-type="float" office:value="3" calcext:value-type="float">
            <text:p>3</text:p>
          </table:table-cell>
          <table:table-cell table:formula="of:=ROUND(AVERAGEIFS([ResNet_NoNorm_test_results.C$2:.C$501];[ResNet_NoNorm_test_results.$A$2:.$A$501];[.$A69];[ResNet_NoNorm_test_results.$B$2:.$B$501];[.$B69]); 2)" office:value-type="float" office:value="0.56" calcext:value-type="float">
            <text:p>0.56</text:p>
          </table:table-cell>
          <table:table-cell table:formula="of:=ROUND(AVERAGEIFS([ResNet_NoNorm_test_results.D$2:.D$501];[ResNet_NoNorm_test_results.$A$2:.$A$501];[.$A69];[ResNet_NoNorm_test_results.$B$2:.$B$501];[.$B69]); 2)" office:value-type="float" office:value="0.61" calcext:value-type="float">
            <text:p>0.61</text:p>
          </table:table-cell>
          <table:table-cell table:formula="of:=ROUND(AVERAGEIFS([ResNet_NoNorm_test_results.E$2:.E$501];[ResNet_NoNorm_test_results.$A$2:.$A$501];[.$A69];[ResNet_NoNorm_test_results.$B$2:.$B$501];[.$B69]); 2)" office:value-type="float" office:value="1.31" calcext:value-type="float">
            <text:p>1.31</text:p>
          </table:table-cell>
          <table:table-cell table:formula="of:=ROUND(AVERAGEIFS([ResNet_NoNorm_test_results.F$2:.F$501];[ResNet_NoNorm_test_results.$A$2:.$A$501];[.$A69];[ResNet_NoNorm_test_results.$B$2:.$B$501];[.$B69]); 2)" office:value-type="float" office:value="1.16" calcext:value-type="float">
            <text:p>1.16</text:p>
          </table:table-cell>
          <table:table-cell table:formula="of:=ROUND(AVERAGEIFS([ResNet_NoNorm_test_results.G$2:.G$501];[ResNet_NoNorm_test_results.$A$2:.$A$501];[.$A69];[ResNet_NoNorm_test_results.$B$2:.$B$501];[.$B69]); 2)" office:value-type="float" office:value="16.96" calcext:value-type="float">
            <text:p>16.96</text:p>
          </table:table-cell>
          <table:table-cell table:number-matrix-columns-spanned="1" table:number-matrix-rows-spanned="1" table:formula="of:=ROUND(STDEV(IF(IF([.$A69]=[ResNet_NoNorm_test_results.$A$2:.$A$501];1;0);IF([.$B69]=[ResNet_NoNorm_test_results.$B$2:.$B$501];[ResNet_NoNorm_test_results.$C$2:.$C$501];&quot;&quot;);&quot;&quot;));4)" office:value-type="float" office:value="0.0128" calcext:value-type="float">
            <text:p>0.0128</text:p>
          </table:table-cell>
        </table:table-row>
        <table:table-row table:style-name="ro1">
          <table:table-cell table:formula="of:=[ResNet_NoNorm_test_results.A345]" office:value-type="string" office:string-value="PosHill_0.5" calcext:value-type="string">
            <text:p>PosHill_0.5</text:p>
          </table:table-cell>
          <table:table-cell table:formula="of:=[ResNet_NoNorm_test_results.B330]" office:value-type="float" office:value="4" calcext:value-type="float">
            <text:p>4</text:p>
          </table:table-cell>
          <table:table-cell table:formula="of:=ROUND(AVERAGEIFS([ResNet_NoNorm_test_results.C$2:.C$501];[ResNet_NoNorm_test_results.$A$2:.$A$501];[.$A70];[ResNet_NoNorm_test_results.$B$2:.$B$501];[.$B70]); 2)" office:value-type="float" office:value="0.65" calcext:value-type="float">
            <text:p>0.65</text:p>
          </table:table-cell>
          <table:table-cell table:formula="of:=ROUND(AVERAGEIFS([ResNet_NoNorm_test_results.D$2:.D$501];[ResNet_NoNorm_test_results.$A$2:.$A$501];[.$A70];[ResNet_NoNorm_test_results.$B$2:.$B$501];[.$B70]); 2)" office:value-type="float" office:value="0.67" calcext:value-type="float">
            <text:p>0.67</text:p>
          </table:table-cell>
          <table:table-cell table:formula="of:=ROUND(AVERAGEIFS([ResNet_NoNorm_test_results.E$2:.E$501];[ResNet_NoNorm_test_results.$A$2:.$A$501];[.$A70];[ResNet_NoNorm_test_results.$B$2:.$B$501];[.$B70]); 2)" office:value-type="float" office:value="1.06" calcext:value-type="float">
            <text:p>1.06</text:p>
          </table:table-cell>
          <table:table-cell table:formula="of:=ROUND(AVERAGEIFS([ResNet_NoNorm_test_results.F$2:.F$501];[ResNet_NoNorm_test_results.$A$2:.$A$501];[.$A70];[ResNet_NoNorm_test_results.$B$2:.$B$501];[.$B70]); 2)" office:value-type="float" office:value="0.98" calcext:value-type="float">
            <text:p>0.98</text:p>
          </table:table-cell>
          <table:table-cell table:formula="of:=ROUND(AVERAGEIFS([ResNet_NoNorm_test_results.G$2:.G$501];[ResNet_NoNorm_test_results.$A$2:.$A$501];[.$A70];[ResNet_NoNorm_test_results.$B$2:.$B$501];[.$B70]); 2)" office:value-type="float" office:value="16.89" calcext:value-type="float">
            <text:p>16.89</text:p>
          </table:table-cell>
          <table:table-cell table:number-matrix-columns-spanned="1" table:number-matrix-rows-spanned="1" table:formula="of:=ROUND(STDEV(IF(IF([.$A70]=[ResNet_NoNorm_test_results.$A$2:.$A$501];1;0);IF([.$B70]=[ResNet_NoNorm_test_results.$B$2:.$B$501];[ResNet_NoNorm_test_results.$C$2:.$C$501];&quot;&quot;);&quot;&quot;));4)" office:value-type="float" office:value="0.0098" calcext:value-type="float">
            <text:p>0.0098</text:p>
          </table:table-cell>
        </table:table-row>
        <table:table-row table:style-name="ro1">
          <table:table-cell table:formula="of:=[ResNet_NoNorm_test_results.A351]" office:value-type="string" office:string-value="PosHill_0.5" calcext:value-type="string">
            <text:p>PosHill_0.5</text:p>
          </table:table-cell>
          <table:table-cell table:formula="of:=[ResNet_NoNorm_test_results.B331]" office:value-type="float" office:value="5" calcext:value-type="float">
            <text:p>5</text:p>
          </table:table-cell>
          <table:table-cell table:formula="of:=ROUND(AVERAGEIFS([ResNet_NoNorm_test_results.C$2:.C$501];[ResNet_NoNorm_test_results.$A$2:.$A$501];[.$A71];[ResNet_NoNorm_test_results.$B$2:.$B$501];[.$B71]); 2)" office:value-type="float" office:value="0.7" calcext:value-type="float">
            <text:p>0.7</text:p>
          </table:table-cell>
          <table:table-cell table:formula="of:=ROUND(AVERAGEIFS([ResNet_NoNorm_test_results.D$2:.D$501];[ResNet_NoNorm_test_results.$A$2:.$A$501];[.$A71];[ResNet_NoNorm_test_results.$B$2:.$B$501];[.$B71]); 2)" office:value-type="float" office:value="0.71" calcext:value-type="float">
            <text:p>0.71</text:p>
          </table:table-cell>
          <table:table-cell table:formula="of:=ROUND(AVERAGEIFS([ResNet_NoNorm_test_results.E$2:.E$501];[ResNet_NoNorm_test_results.$A$2:.$A$501];[.$A71];[ResNet_NoNorm_test_results.$B$2:.$B$501];[.$B71]); 2)" office:value-type="float" office:value="0.9" calcext:value-type="float">
            <text:p>0.9</text:p>
          </table:table-cell>
          <table:table-cell table:formula="of:=ROUND(AVERAGEIFS([ResNet_NoNorm_test_results.F$2:.F$501];[ResNet_NoNorm_test_results.$A$2:.$A$501];[.$A71];[ResNet_NoNorm_test_results.$B$2:.$B$501];[.$B71]); 2)" office:value-type="float" office:value="0.86" calcext:value-type="float">
            <text:p>0.86</text:p>
          </table:table-cell>
          <table:table-cell table:formula="of:=ROUND(AVERAGEIFS([ResNet_NoNorm_test_results.G$2:.G$501];[ResNet_NoNorm_test_results.$A$2:.$A$501];[.$A71];[ResNet_NoNorm_test_results.$B$2:.$B$501];[.$B71]); 2)" office:value-type="float" office:value="16.88" calcext:value-type="float">
            <text:p>16.88</text:p>
          </table:table-cell>
          <table:table-cell table:number-matrix-columns-spanned="1" table:number-matrix-rows-spanned="1" table:formula="of:=ROUND(STDEV(IF(IF([.$A71]=[ResNet_NoNorm_test_results.$A$2:.$A$501];1;0);IF([.$B71]=[ResNet_NoNorm_test_results.$B$2:.$B$501];[ResNet_NoNorm_test_results.$C$2:.$C$501];&quot;&quot;);&quot;&quot;));4)" office:value-type="float" office:value="0.012" calcext:value-type="float">
            <text:p>0.012</text:p>
          </table:table-cell>
        </table:table-row>
        <table:table-row table:style-name="ro1">
          <table:table-cell table:formula="of:=[ResNet_NoNorm_test_results.A352]" office:value-type="string" office:string-value="PosHill_0.75" calcext:value-type="string">
            <text:p>PosHill_0.75</text:p>
          </table:table-cell>
          <table:table-cell table:formula="of:=[ResNet_NoNorm_test_results.B352]" office:value-type="float" office:value="1" calcext:value-type="float">
            <text:p>1</text:p>
          </table:table-cell>
          <table:table-cell table:formula="of:=ROUND(AVERAGEIFS([ResNet_NoNorm_test_results.C$2:.C$501];[ResNet_NoNorm_test_results.$A$2:.$A$501];[.$A72];[ResNet_NoNorm_test_results.$B$2:.$B$501];[.$B72]); 2)" office:value-type="float" office:value="0.4" calcext:value-type="float">
            <text:p>0.4</text:p>
          </table:table-cell>
          <table:table-cell table:formula="of:=ROUND(AVERAGEIFS([ResNet_NoNorm_test_results.D$2:.D$501];[ResNet_NoNorm_test_results.$A$2:.$A$501];[.$A72];[ResNet_NoNorm_test_results.$B$2:.$B$501];[.$B72]); 2)" office:value-type="float" office:value="0.52" calcext:value-type="float">
            <text:p>0.52</text:p>
          </table:table-cell>
          <table:table-cell table:formula="of:=ROUND(AVERAGEIFS([ResNet_NoNorm_test_results.E$2:.E$501];[ResNet_NoNorm_test_results.$A$2:.$A$501];[.$A72];[ResNet_NoNorm_test_results.$B$2:.$B$501];[.$B72]); 2)" office:value-type="float" office:value="2.16" calcext:value-type="float">
            <text:p>2.16</text:p>
          </table:table-cell>
          <table:table-cell table:formula="of:=ROUND(AVERAGEIFS([ResNet_NoNorm_test_results.F$2:.F$501];[ResNet_NoNorm_test_results.$A$2:.$A$501];[.$A72];[ResNet_NoNorm_test_results.$B$2:.$B$501];[.$B72]); 2)" office:value-type="float" office:value="1.99" calcext:value-type="float">
            <text:p>1.99</text:p>
          </table:table-cell>
          <table:table-cell table:formula="of:=ROUND(AVERAGEIFS([ResNet_NoNorm_test_results.G$2:.G$501];[ResNet_NoNorm_test_results.$A$2:.$A$501];[.$A72];[ResNet_NoNorm_test_results.$B$2:.$B$501];[.$B72]); 2)" office:value-type="float" office:value="17.09" calcext:value-type="float">
            <text:p>17.09</text:p>
          </table:table-cell>
          <table:table-cell table:number-matrix-columns-spanned="1" table:number-matrix-rows-spanned="1" table:formula="of:=ROUND(STDEV(IF(IF([.$A72]=[ResNet_NoNorm_test_results.$A$2:.$A$501];1;0);IF([.$B72]=[ResNet_NoNorm_test_results.$B$2:.$B$501];[ResNet_NoNorm_test_results.$C$2:.$C$501];&quot;&quot;);&quot;&quot;));4)" office:value-type="float" office:value="0.0251" calcext:value-type="float">
            <text:p>0.0251</text:p>
          </table:table-cell>
        </table:table-row>
        <table:table-row table:style-name="ro1">
          <table:table-cell table:formula="of:=[ResNet_NoNorm_test_results.A358]" office:value-type="string" office:string-value="PosHill_0.75" calcext:value-type="string">
            <text:p>PosHill_0.75</text:p>
          </table:table-cell>
          <table:table-cell table:formula="of:=[ResNet_NoNorm_test_results.B353]" office:value-type="float" office:value="2" calcext:value-type="float">
            <text:p>2</text:p>
          </table:table-cell>
          <table:table-cell table:formula="of:=ROUND(AVERAGEIFS([ResNet_NoNorm_test_results.C$2:.C$501];[ResNet_NoNorm_test_results.$A$2:.$A$501];[.$A73];[ResNet_NoNorm_test_results.$B$2:.$B$501];[.$B73]); 2)" office:value-type="float" office:value="0.55" calcext:value-type="float">
            <text:p>0.55</text:p>
          </table:table-cell>
          <table:table-cell table:formula="of:=ROUND(AVERAGEIFS([ResNet_NoNorm_test_results.D$2:.D$501];[ResNet_NoNorm_test_results.$A$2:.$A$501];[.$A73];[ResNet_NoNorm_test_results.$B$2:.$B$501];[.$B73]); 2)" office:value-type="float" office:value="0.6" calcext:value-type="float">
            <text:p>0.6</text:p>
          </table:table-cell>
          <table:table-cell table:formula="of:=ROUND(AVERAGEIFS([ResNet_NoNorm_test_results.E$2:.E$501];[ResNet_NoNorm_test_results.$A$2:.$A$501];[.$A73];[ResNet_NoNorm_test_results.$B$2:.$B$501];[.$B73]); 2)" office:value-type="float" office:value="1.77" calcext:value-type="float">
            <text:p>1.77</text:p>
          </table:table-cell>
          <table:table-cell table:formula="of:=ROUND(AVERAGEIFS([ResNet_NoNorm_test_results.F$2:.F$501];[ResNet_NoNorm_test_results.$A$2:.$A$501];[.$A73];[ResNet_NoNorm_test_results.$B$2:.$B$501];[.$B73]); 2)" office:value-type="float" office:value="1.55" calcext:value-type="float">
            <text:p>1.55</text:p>
          </table:table-cell>
          <table:table-cell table:formula="of:=ROUND(AVERAGEIFS([ResNet_NoNorm_test_results.G$2:.G$501];[ResNet_NoNorm_test_results.$A$2:.$A$501];[.$A73];[ResNet_NoNorm_test_results.$B$2:.$B$501];[.$B73]); 2)" office:value-type="float" office:value="16.94" calcext:value-type="float">
            <text:p>16.94</text:p>
          </table:table-cell>
          <table:table-cell table:number-matrix-columns-spanned="1" table:number-matrix-rows-spanned="1" table:formula="of:=ROUND(STDEV(IF(IF([.$A73]=[ResNet_NoNorm_test_results.$A$2:.$A$501];1;0);IF([.$B73]=[ResNet_NoNorm_test_results.$B$2:.$B$501];[ResNet_NoNorm_test_results.$C$2:.$C$501];&quot;&quot;);&quot;&quot;));4)" office:value-type="float" office:value="0.013" calcext:value-type="float">
            <text:p>0.013</text:p>
          </table:table-cell>
        </table:table-row>
        <table:table-row table:style-name="ro1">
          <table:table-cell table:formula="of:=[ResNet_NoNorm_test_results.A364]" office:value-type="string" office:string-value="PosHill_0.75" calcext:value-type="string">
            <text:p>PosHill_0.75</text:p>
          </table:table-cell>
          <table:table-cell table:formula="of:=[ResNet_NoNorm_test_results.B354]" office:value-type="float" office:value="3" calcext:value-type="float">
            <text:p>3</text:p>
          </table:table-cell>
          <table:table-cell table:formula="of:=ROUND(AVERAGEIFS([ResNet_NoNorm_test_results.C$2:.C$501];[ResNet_NoNorm_test_results.$A$2:.$A$501];[.$A74];[ResNet_NoNorm_test_results.$B$2:.$B$501];[.$B74]); 2)" office:value-type="float" office:value="0.63" calcext:value-type="float">
            <text:p>0.63</text:p>
          </table:table-cell>
          <table:table-cell table:formula="of:=ROUND(AVERAGEIFS([ResNet_NoNorm_test_results.D$2:.D$501];[ResNet_NoNorm_test_results.$A$2:.$A$501];[.$A74];[ResNet_NoNorm_test_results.$B$2:.$B$501];[.$B74]); 2)" office:value-type="float" office:value="0.66" calcext:value-type="float">
            <text:p>0.66</text:p>
          </table:table-cell>
          <table:table-cell table:formula="of:=ROUND(AVERAGEIFS([ResNet_NoNorm_test_results.E$2:.E$501];[ResNet_NoNorm_test_results.$A$2:.$A$501];[.$A74];[ResNet_NoNorm_test_results.$B$2:.$B$501];[.$B74]); 2)" office:value-type="float" office:value="1.39" calcext:value-type="float">
            <text:p>1.39</text:p>
          </table:table-cell>
          <table:table-cell table:formula="of:=ROUND(AVERAGEIFS([ResNet_NoNorm_test_results.F$2:.F$501];[ResNet_NoNorm_test_results.$A$2:.$A$501];[.$A74];[ResNet_NoNorm_test_results.$B$2:.$B$501];[.$B74]); 2)" office:value-type="float" office:value="1.26" calcext:value-type="float">
            <text:p>1.26</text:p>
          </table:table-cell>
          <table:table-cell table:formula="of:=ROUND(AVERAGEIFS([ResNet_NoNorm_test_results.G$2:.G$501];[ResNet_NoNorm_test_results.$A$2:.$A$501];[.$A74];[ResNet_NoNorm_test_results.$B$2:.$B$501];[.$B74]); 2)" office:value-type="float" office:value="16.95" calcext:value-type="float">
            <text:p>16.95</text:p>
          </table:table-cell>
          <table:table-cell table:number-matrix-columns-spanned="1" table:number-matrix-rows-spanned="1" table:formula="of:=ROUND(STDEV(IF(IF([.$A74]=[ResNet_NoNorm_test_results.$A$2:.$A$501];1;0);IF([.$B74]=[ResNet_NoNorm_test_results.$B$2:.$B$501];[ResNet_NoNorm_test_results.$C$2:.$C$501];&quot;&quot;);&quot;&quot;));4)" office:value-type="float" office:value="0.0093" calcext:value-type="float">
            <text:p>0.0093</text:p>
          </table:table-cell>
        </table:table-row>
        <table:table-row table:style-name="ro1">
          <table:table-cell table:formula="of:=[ResNet_NoNorm_test_results.A370]" office:value-type="string" office:string-value="PosHill_0.75" calcext:value-type="string">
            <text:p>PosHill_0.75</text:p>
          </table:table-cell>
          <table:table-cell table:formula="of:=[ResNet_NoNorm_test_results.B355]" office:value-type="float" office:value="4" calcext:value-type="float">
            <text:p>4</text:p>
          </table:table-cell>
          <table:table-cell table:formula="of:=ROUND(AVERAGEIFS([ResNet_NoNorm_test_results.C$2:.C$501];[ResNet_NoNorm_test_results.$A$2:.$A$501];[.$A75];[ResNet_NoNorm_test_results.$B$2:.$B$501];[.$B75]); 2)" office:value-type="float" office:value="0.68" calcext:value-type="float">
            <text:p>0.68</text:p>
          </table:table-cell>
          <table:table-cell table:formula="of:=ROUND(AVERAGEIFS([ResNet_NoNorm_test_results.D$2:.D$501];[ResNet_NoNorm_test_results.$A$2:.$A$501];[.$A75];[ResNet_NoNorm_test_results.$B$2:.$B$501];[.$B75]); 2)" office:value-type="float" office:value="0.7" calcext:value-type="float">
            <text:p>0.7</text:p>
          </table:table-cell>
          <table:table-cell table:formula="of:=ROUND(AVERAGEIFS([ResNet_NoNorm_test_results.E$2:.E$501];[ResNet_NoNorm_test_results.$A$2:.$A$501];[.$A75];[ResNet_NoNorm_test_results.$B$2:.$B$501];[.$B75]); 2)" office:value-type="float" office:value="1.16" calcext:value-type="float">
            <text:p>1.16</text:p>
          </table:table-cell>
          <table:table-cell table:formula="of:=ROUND(AVERAGEIFS([ResNet_NoNorm_test_results.F$2:.F$501];[ResNet_NoNorm_test_results.$A$2:.$A$501];[.$A75];[ResNet_NoNorm_test_results.$B$2:.$B$501];[.$B75]); 2)" office:value-type="float" office:value="1.08" calcext:value-type="float">
            <text:p>1.08</text:p>
          </table:table-cell>
          <table:table-cell table:formula="of:=ROUND(AVERAGEIFS([ResNet_NoNorm_test_results.G$2:.G$501];[ResNet_NoNorm_test_results.$A$2:.$A$501];[.$A75];[ResNet_NoNorm_test_results.$B$2:.$B$501];[.$B75]); 2)" office:value-type="float" office:value="16.96" calcext:value-type="float">
            <text:p>16.96</text:p>
          </table:table-cell>
          <table:table-cell table:number-matrix-columns-spanned="1" table:number-matrix-rows-spanned="1" table:formula="of:=ROUND(STDEV(IF(IF([.$A75]=[ResNet_NoNorm_test_results.$A$2:.$A$501];1;0);IF([.$B75]=[ResNet_NoNorm_test_results.$B$2:.$B$501];[ResNet_NoNorm_test_results.$C$2:.$C$501];&quot;&quot;);&quot;&quot;));4)" office:value-type="float" office:value="0.008" calcext:value-type="float">
            <text:p>0.008</text:p>
          </table:table-cell>
        </table:table-row>
        <table:table-row table:style-name="ro1">
          <table:table-cell table:formula="of:=[ResNet_NoNorm_test_results.A376]" office:value-type="string" office:string-value="PosHill_0.75" calcext:value-type="string">
            <text:p>PosHill_0.75</text:p>
          </table:table-cell>
          <table:table-cell table:formula="of:=[ResNet_NoNorm_test_results.B356]" office:value-type="float" office:value="5" calcext:value-type="float">
            <text:p>5</text:p>
          </table:table-cell>
          <table:table-cell table:formula="of:=ROUND(AVERAGEIFS([ResNet_NoNorm_test_results.C$2:.C$501];[ResNet_NoNorm_test_results.$A$2:.$A$501];[.$A76];[ResNet_NoNorm_test_results.$B$2:.$B$501];[.$B76]); 2)" office:value-type="float" office:value="0.71" calcext:value-type="float">
            <text:p>0.71</text:p>
          </table:table-cell>
          <table:table-cell table:formula="of:=ROUND(AVERAGEIFS([ResNet_NoNorm_test_results.D$2:.D$501];[ResNet_NoNorm_test_results.$A$2:.$A$501];[.$A76];[ResNet_NoNorm_test_results.$B$2:.$B$501];[.$B76]); 2)" office:value-type="float" office:value="0.72" calcext:value-type="float">
            <text:p>0.72</text:p>
          </table:table-cell>
          <table:table-cell table:formula="of:=ROUND(AVERAGEIFS([ResNet_NoNorm_test_results.E$2:.E$501];[ResNet_NoNorm_test_results.$A$2:.$A$501];[.$A76];[ResNet_NoNorm_test_results.$B$2:.$B$501];[.$B76]); 2)" office:value-type="float" office:value="1" calcext:value-type="float">
            <text:p>1</text:p>
          </table:table-cell>
          <table:table-cell table:formula="of:=ROUND(AVERAGEIFS([ResNet_NoNorm_test_results.F$2:.F$501];[ResNet_NoNorm_test_results.$A$2:.$A$501];[.$A76];[ResNet_NoNorm_test_results.$B$2:.$B$501];[.$B76]); 2)" office:value-type="float" office:value="0.95" calcext:value-type="float">
            <text:p>0.95</text:p>
          </table:table-cell>
          <table:table-cell table:formula="of:=ROUND(AVERAGEIFS([ResNet_NoNorm_test_results.G$2:.G$501];[ResNet_NoNorm_test_results.$A$2:.$A$501];[.$A76];[ResNet_NoNorm_test_results.$B$2:.$B$501];[.$B76]); 2)" office:value-type="float" office:value="16.89" calcext:value-type="float">
            <text:p>16.89</text:p>
          </table:table-cell>
          <table:table-cell table:number-matrix-columns-spanned="1" table:number-matrix-rows-spanned="1" table:formula="of:=ROUND(STDEV(IF(IF([.$A76]=[ResNet_NoNorm_test_results.$A$2:.$A$501];1;0);IF([.$B76]=[ResNet_NoNorm_test_results.$B$2:.$B$501];[ResNet_NoNorm_test_results.$C$2:.$C$501];&quot;&quot;);&quot;&quot;));4)" office:value-type="float" office:value="0.0071" calcext:value-type="float">
            <text:p>0.0071</text:p>
          </table:table-cell>
        </table:table-row>
        <table:table-row table:style-name="ro1">
          <table:table-cell table:formula="of:=[ResNet_NoNorm_test_results.A377]" office:value-type="string" office:string-value="SmallNeg_0.1" calcext:value-type="string">
            <text:p>SmallNeg_0.1</text:p>
          </table:table-cell>
          <table:table-cell table:formula="of:=[ResNet_NoNorm_test_results.B377]" office:value-type="float" office:value="1" calcext:value-type="float">
            <text:p>1</text:p>
          </table:table-cell>
          <table:table-cell table:formula="of:=ROUND(AVERAGEIFS([ResNet_NoNorm_test_results.C$2:.C$501];[ResNet_NoNorm_test_results.$A$2:.$A$501];[.$A77];[ResNet_NoNorm_test_results.$B$2:.$B$501];[.$B77]); 2)" office:value-type="float" office:value="0.12" calcext:value-type="float">
            <text:p>0.12</text:p>
          </table:table-cell>
          <table:table-cell table:formula="of:=ROUND(AVERAGEIFS([ResNet_NoNorm_test_results.D$2:.D$501];[ResNet_NoNorm_test_results.$A$2:.$A$501];[.$A77];[ResNet_NoNorm_test_results.$B$2:.$B$501];[.$B77]); 2)" office:value-type="float" office:value="0.13" calcext:value-type="float">
            <text:p>0.13</text:p>
          </table:table-cell>
          <table:table-cell table:formula="of:=ROUND(AVERAGEIFS([ResNet_NoNorm_test_results.E$2:.E$501];[ResNet_NoNorm_test_results.$A$2:.$A$501];[.$A77];[ResNet_NoNorm_test_results.$B$2:.$B$501];[.$B77]); 2)" office:value-type="float" office:value="2.29" calcext:value-type="float">
            <text:p>2.29</text:p>
          </table:table-cell>
          <table:table-cell table:formula="of:=ROUND(AVERAGEIFS([ResNet_NoNorm_test_results.F$2:.F$501];[ResNet_NoNorm_test_results.$A$2:.$A$501];[.$A77];[ResNet_NoNorm_test_results.$B$2:.$B$501];[.$B77]); 2)" office:value-type="float" office:value="2.28" calcext:value-type="float">
            <text:p>2.28</text:p>
          </table:table-cell>
          <table:table-cell table:formula="of:=ROUND(AVERAGEIFS([ResNet_NoNorm_test_results.G$2:.G$501];[ResNet_NoNorm_test_results.$A$2:.$A$501];[.$A77];[ResNet_NoNorm_test_results.$B$2:.$B$501];[.$B77]); 2)" office:value-type="float" office:value="24.8" calcext:value-type="float">
            <text:p>24.8</text:p>
          </table:table-cell>
          <table:table-cell table:number-matrix-columns-spanned="1" table:number-matrix-rows-spanned="1" table:formula="of:=ROUND(STDEV(IF(IF([.$A77]=[ResNet_NoNorm_test_results.$A$2:.$A$501];1;0);IF([.$B77]=[ResNet_NoNorm_test_results.$B$2:.$B$501];[ResNet_NoNorm_test_results.$C$2:.$C$501];&quot;&quot;);&quot;&quot;));4)" office:value-type="float" office:value="0.0213" calcext:value-type="float">
            <text:p>0.0213</text:p>
          </table:table-cell>
        </table:table-row>
        <table:table-row table:style-name="ro1">
          <table:table-cell table:formula="of:=[ResNet_NoNorm_test_results.A383]" office:value-type="string" office:string-value="SmallNeg_0.1" calcext:value-type="string">
            <text:p>SmallNeg_0.1</text:p>
          </table:table-cell>
          <table:table-cell table:formula="of:=[ResNet_NoNorm_test_results.B378]" office:value-type="float" office:value="2" calcext:value-type="float">
            <text:p>2</text:p>
          </table:table-cell>
          <table:table-cell table:formula="of:=ROUND(AVERAGEIFS([ResNet_NoNorm_test_results.C$2:.C$501];[ResNet_NoNorm_test_results.$A$2:.$A$501];[.$A78];[ResNet_NoNorm_test_results.$B$2:.$B$501];[.$B78]); 2)" office:value-type="float" office:value="0.15" calcext:value-type="float">
            <text:p>0.15</text:p>
          </table:table-cell>
          <table:table-cell table:formula="of:=ROUND(AVERAGEIFS([ResNet_NoNorm_test_results.D$2:.D$501];[ResNet_NoNorm_test_results.$A$2:.$A$501];[.$A78];[ResNet_NoNorm_test_results.$B$2:.$B$501];[.$B78]); 2)" office:value-type="float" office:value="0.17" calcext:value-type="float">
            <text:p>0.17</text:p>
          </table:table-cell>
          <table:table-cell table:formula="of:=ROUND(AVERAGEIFS([ResNet_NoNorm_test_results.E$2:.E$501];[ResNet_NoNorm_test_results.$A$2:.$A$501];[.$A78];[ResNet_NoNorm_test_results.$B$2:.$B$501];[.$B78]); 2)" office:value-type="float" office:value="2.26" calcext:value-type="float">
            <text:p>2.26</text:p>
          </table:table-cell>
          <table:table-cell table:formula="of:=ROUND(AVERAGEIFS([ResNet_NoNorm_test_results.F$2:.F$501];[ResNet_NoNorm_test_results.$A$2:.$A$501];[.$A78];[ResNet_NoNorm_test_results.$B$2:.$B$501];[.$B78]); 2)" office:value-type="float" office:value="2.23" calcext:value-type="float">
            <text:p>2.23</text:p>
          </table:table-cell>
          <table:table-cell table:formula="of:=ROUND(AVERAGEIFS([ResNet_NoNorm_test_results.G$2:.G$501];[ResNet_NoNorm_test_results.$A$2:.$A$501];[.$A78];[ResNet_NoNorm_test_results.$B$2:.$B$501];[.$B78]); 2)" office:value-type="float" office:value="24.68" calcext:value-type="float">
            <text:p>24.68</text:p>
          </table:table-cell>
          <table:table-cell table:number-matrix-columns-spanned="1" table:number-matrix-rows-spanned="1" table:formula="of:=ROUND(STDEV(IF(IF([.$A78]=[ResNet_NoNorm_test_results.$A$2:.$A$501];1;0);IF([.$B78]=[ResNet_NoNorm_test_results.$B$2:.$B$501];[ResNet_NoNorm_test_results.$C$2:.$C$501];&quot;&quot;);&quot;&quot;));4)" office:value-type="float" office:value="0.0556" calcext:value-type="float">
            <text:p>0.0556</text:p>
          </table:table-cell>
        </table:table-row>
        <table:table-row table:style-name="ro1">
          <table:table-cell table:formula="of:=[ResNet_NoNorm_test_results.A389]" office:value-type="string" office:string-value="SmallNeg_0.1" calcext:value-type="string">
            <text:p>SmallNeg_0.1</text:p>
          </table:table-cell>
          <table:table-cell table:formula="of:=[ResNet_NoNorm_test_results.B379]" office:value-type="float" office:value="3" calcext:value-type="float">
            <text:p>3</text:p>
          </table:table-cell>
          <table:table-cell table:formula="of:=ROUND(AVERAGEIFS([ResNet_NoNorm_test_results.C$2:.C$501];[ResNet_NoNorm_test_results.$A$2:.$A$501];[.$A79];[ResNet_NoNorm_test_results.$B$2:.$B$501];[.$B79]); 2)" office:value-type="float" office:value="0.26" calcext:value-type="float">
            <text:p>0.26</text:p>
          </table:table-cell>
          <table:table-cell table:formula="of:=ROUND(AVERAGEIFS([ResNet_NoNorm_test_results.D$2:.D$501];[ResNet_NoNorm_test_results.$A$2:.$A$501];[.$A79];[ResNet_NoNorm_test_results.$B$2:.$B$501];[.$B79]); 2)" office:value-type="float" office:value="0.32" calcext:value-type="float">
            <text:p>0.32</text:p>
          </table:table-cell>
          <table:table-cell table:formula="of:=ROUND(AVERAGEIFS([ResNet_NoNorm_test_results.E$2:.E$501];[ResNet_NoNorm_test_results.$A$2:.$A$501];[.$A79];[ResNet_NoNorm_test_results.$B$2:.$B$501];[.$B79]); 2)" office:value-type="float" office:value="2.18" calcext:value-type="float">
            <text:p>2.18</text:p>
          </table:table-cell>
          <table:table-cell table:formula="of:=ROUND(AVERAGEIFS([ResNet_NoNorm_test_results.F$2:.F$501];[ResNet_NoNorm_test_results.$A$2:.$A$501];[.$A79];[ResNet_NoNorm_test_results.$B$2:.$B$501];[.$B79]); 2)" office:value-type="float" office:value="2.09" calcext:value-type="float">
            <text:p>2.09</text:p>
          </table:table-cell>
          <table:table-cell table:formula="of:=ROUND(AVERAGEIFS([ResNet_NoNorm_test_results.G$2:.G$501];[ResNet_NoNorm_test_results.$A$2:.$A$501];[.$A79];[ResNet_NoNorm_test_results.$B$2:.$B$501];[.$B79]); 2)" office:value-type="float" office:value="24.61" calcext:value-type="float">
            <text:p>24.61</text:p>
          </table:table-cell>
          <table:table-cell table:number-matrix-columns-spanned="1" table:number-matrix-rows-spanned="1" table:formula="of:=ROUND(STDEV(IF(IF([.$A79]=[ResNet_NoNorm_test_results.$A$2:.$A$501];1;0);IF([.$B79]=[ResNet_NoNorm_test_results.$B$2:.$B$501];[ResNet_NoNorm_test_results.$C$2:.$C$501];&quot;&quot;);&quot;&quot;));4)" office:value-type="float" office:value="0.0523" calcext:value-type="float">
            <text:p>0.0523</text:p>
          </table:table-cell>
        </table:table-row>
        <table:table-row table:style-name="ro1">
          <table:table-cell table:formula="of:=[ResNet_NoNorm_test_results.A395]" office:value-type="string" office:string-value="SmallNeg_0.1" calcext:value-type="string">
            <text:p>SmallNeg_0.1</text:p>
          </table:table-cell>
          <table:table-cell table:formula="of:=[ResNet_NoNorm_test_results.B380]" office:value-type="float" office:value="4" calcext:value-type="float">
            <text:p>4</text:p>
          </table:table-cell>
          <table:table-cell table:formula="of:=ROUND(AVERAGEIFS([ResNet_NoNorm_test_results.C$2:.C$501];[ResNet_NoNorm_test_results.$A$2:.$A$501];[.$A80];[ResNet_NoNorm_test_results.$B$2:.$B$501];[.$B80]); 2)" office:value-type="float" office:value="0.41" calcext:value-type="float">
            <text:p>0.41</text:p>
          </table:table-cell>
          <table:table-cell table:formula="of:=ROUND(AVERAGEIFS([ResNet_NoNorm_test_results.D$2:.D$501];[ResNet_NoNorm_test_results.$A$2:.$A$501];[.$A80];[ResNet_NoNorm_test_results.$B$2:.$B$501];[.$B80]); 2)" office:value-type="float" office:value="0.46" calcext:value-type="float">
            <text:p>0.46</text:p>
          </table:table-cell>
          <table:table-cell table:formula="of:=ROUND(AVERAGEIFS([ResNet_NoNorm_test_results.E$2:.E$501];[ResNet_NoNorm_test_results.$A$2:.$A$501];[.$A80];[ResNet_NoNorm_test_results.$B$2:.$B$501];[.$B80]); 2)" office:value-type="float" office:value="1.87" calcext:value-type="float">
            <text:p>1.87</text:p>
          </table:table-cell>
          <table:table-cell table:formula="of:=ROUND(AVERAGEIFS([ResNet_NoNorm_test_results.F$2:.F$501];[ResNet_NoNorm_test_results.$A$2:.$A$501];[.$A80];[ResNet_NoNorm_test_results.$B$2:.$B$501];[.$B80]); 2)" office:value-type="float" office:value="1.55" calcext:value-type="float">
            <text:p>1.55</text:p>
          </table:table-cell>
          <table:table-cell table:formula="of:=ROUND(AVERAGEIFS([ResNet_NoNorm_test_results.G$2:.G$501];[ResNet_NoNorm_test_results.$A$2:.$A$501];[.$A80];[ResNet_NoNorm_test_results.$B$2:.$B$501];[.$B80]); 2)" office:value-type="float" office:value="24.47" calcext:value-type="float">
            <text:p>24.47</text:p>
          </table:table-cell>
          <table:table-cell table:number-matrix-columns-spanned="1" table:number-matrix-rows-spanned="1" table:formula="of:=ROUND(STDEV(IF(IF([.$A80]=[ResNet_NoNorm_test_results.$A$2:.$A$501];1;0);IF([.$B80]=[ResNet_NoNorm_test_results.$B$2:.$B$501];[ResNet_NoNorm_test_results.$C$2:.$C$501];&quot;&quot;);&quot;&quot;));4)" office:value-type="float" office:value="0.042" calcext:value-type="float">
            <text:p>0.042</text:p>
          </table:table-cell>
        </table:table-row>
        <table:table-row table:style-name="ro1">
          <table:table-cell table:formula="of:=[ResNet_NoNorm_test_results.A401]" office:value-type="string" office:string-value="SmallNeg_0.1" calcext:value-type="string">
            <text:p>SmallNeg_0.1</text:p>
          </table:table-cell>
          <table:table-cell table:formula="of:=[ResNet_NoNorm_test_results.B381]" office:value-type="float" office:value="5" calcext:value-type="float">
            <text:p>5</text:p>
          </table:table-cell>
          <table:table-cell table:formula="of:=ROUND(AVERAGEIFS([ResNet_NoNorm_test_results.C$2:.C$501];[ResNet_NoNorm_test_results.$A$2:.$A$501];[.$A81];[ResNet_NoNorm_test_results.$B$2:.$B$501];[.$B81]); 2)" office:value-type="float" office:value="0.5" calcext:value-type="float">
            <text:p>0.5</text:p>
          </table:table-cell>
          <table:table-cell table:formula="of:=ROUND(AVERAGEIFS([ResNet_NoNorm_test_results.D$2:.D$501];[ResNet_NoNorm_test_results.$A$2:.$A$501];[.$A81];[ResNet_NoNorm_test_results.$B$2:.$B$501];[.$B81]); 2)" office:value-type="float" office:value="0.56" calcext:value-type="float">
            <text:p>0.56</text:p>
          </table:table-cell>
          <table:table-cell table:formula="of:=ROUND(AVERAGEIFS([ResNet_NoNorm_test_results.E$2:.E$501];[ResNet_NoNorm_test_results.$A$2:.$A$501];[.$A81];[ResNet_NoNorm_test_results.$B$2:.$B$501];[.$B81]); 2)" office:value-type="float" office:value="1.33" calcext:value-type="float">
            <text:p>1.33</text:p>
          </table:table-cell>
          <table:table-cell table:formula="of:=ROUND(AVERAGEIFS([ResNet_NoNorm_test_results.F$2:.F$501];[ResNet_NoNorm_test_results.$A$2:.$A$501];[.$A81];[ResNet_NoNorm_test_results.$B$2:.$B$501];[.$B81]); 2)" office:value-type="float" office:value="1.14" calcext:value-type="float">
            <text:p>1.14</text:p>
          </table:table-cell>
          <table:table-cell table:formula="of:=ROUND(AVERAGEIFS([ResNet_NoNorm_test_results.G$2:.G$501];[ResNet_NoNorm_test_results.$A$2:.$A$501];[.$A81];[ResNet_NoNorm_test_results.$B$2:.$B$501];[.$B81]); 2)" office:value-type="float" office:value="24.45" calcext:value-type="float">
            <text:p>24.45</text:p>
          </table:table-cell>
          <table:table-cell table:number-matrix-columns-spanned="1" table:number-matrix-rows-spanned="1" table:formula="of:=ROUND(STDEV(IF(IF([.$A81]=[ResNet_NoNorm_test_results.$A$2:.$A$501];1;0);IF([.$B81]=[ResNet_NoNorm_test_results.$B$2:.$B$501];[ResNet_NoNorm_test_results.$C$2:.$C$501];&quot;&quot;);&quot;&quot;));4)" office:value-type="float" office:value="0.0312" calcext:value-type="float">
            <text:p>0.0312</text:p>
          </table:table-cell>
        </table:table-row>
        <table:table-row table:style-name="ro1">
          <table:table-cell table:formula="of:=[ResNet_NoNorm_test_results.A402]" office:value-type="string" office:string-value="SmallNeg_0.2" calcext:value-type="string">
            <text:p>SmallNeg_0.2</text:p>
          </table:table-cell>
          <table:table-cell table:formula="of:=[ResNet_NoNorm_test_results.B402]" office:value-type="float" office:value="1" calcext:value-type="float">
            <text:p>1</text:p>
          </table:table-cell>
          <table:table-cell table:formula="of:=ROUND(AVERAGEIFS([ResNet_NoNorm_test_results.C$2:.C$501];[ResNet_NoNorm_test_results.$A$2:.$A$501];[.$A82];[ResNet_NoNorm_test_results.$B$2:.$B$501];[.$B82]); 2)" office:value-type="float" office:value="0.11" calcext:value-type="float">
            <text:p>0.11</text:p>
          </table:table-cell>
          <table:table-cell table:formula="of:=ROUND(AVERAGEIFS([ResNet_NoNorm_test_results.D$2:.D$501];[ResNet_NoNorm_test_results.$A$2:.$A$501];[.$A82];[ResNet_NoNorm_test_results.$B$2:.$B$501];[.$B82]); 2)" office:value-type="float" office:value="0.12" calcext:value-type="float">
            <text:p>0.12</text:p>
          </table:table-cell>
          <table:table-cell table:formula="of:=ROUND(AVERAGEIFS([ResNet_NoNorm_test_results.E$2:.E$501];[ResNet_NoNorm_test_results.$A$2:.$A$501];[.$A82];[ResNet_NoNorm_test_results.$B$2:.$B$501];[.$B82]); 2)" office:value-type="float" office:value="2.29" calcext:value-type="float">
            <text:p>2.29</text:p>
          </table:table-cell>
          <table:table-cell table:formula="of:=ROUND(AVERAGEIFS([ResNet_NoNorm_test_results.F$2:.F$501];[ResNet_NoNorm_test_results.$A$2:.$A$501];[.$A82];[ResNet_NoNorm_test_results.$B$2:.$B$501];[.$B82]); 2)" office:value-type="float" office:value="2.28" calcext:value-type="float">
            <text:p>2.28</text:p>
          </table:table-cell>
          <table:table-cell table:formula="of:=ROUND(AVERAGEIFS([ResNet_NoNorm_test_results.G$2:.G$501];[ResNet_NoNorm_test_results.$A$2:.$A$501];[.$A82];[ResNet_NoNorm_test_results.$B$2:.$B$501];[.$B82]); 2)" office:value-type="float" office:value="24.92" calcext:value-type="float">
            <text:p>24.92</text:p>
          </table:table-cell>
          <table:table-cell table:number-matrix-columns-spanned="1" table:number-matrix-rows-spanned="1" table:formula="of:=ROUND(STDEV(IF(IF([.$A82]=[ResNet_NoNorm_test_results.$A$2:.$A$501];1;0);IF([.$B82]=[ResNet_NoNorm_test_results.$B$2:.$B$501];[ResNet_NoNorm_test_results.$C$2:.$C$501];&quot;&quot;);&quot;&quot;));4)" office:value-type="float" office:value="0.018" calcext:value-type="float">
            <text:p>0.018</text:p>
          </table:table-cell>
        </table:table-row>
        <table:table-row table:style-name="ro1">
          <table:table-cell table:formula="of:=[ResNet_NoNorm_test_results.A408]" office:value-type="string" office:string-value="SmallNeg_0.2" calcext:value-type="string">
            <text:p>SmallNeg_0.2</text:p>
          </table:table-cell>
          <table:table-cell table:formula="of:=[ResNet_NoNorm_test_results.B403]" office:value-type="float" office:value="2" calcext:value-type="float">
            <text:p>2</text:p>
          </table:table-cell>
          <table:table-cell table:formula="of:=ROUND(AVERAGEIFS([ResNet_NoNorm_test_results.C$2:.C$501];[ResNet_NoNorm_test_results.$A$2:.$A$501];[.$A83];[ResNet_NoNorm_test_results.$B$2:.$B$501];[.$B83]); 2)" office:value-type="float" office:value="0.12" calcext:value-type="float">
            <text:p>0.12</text:p>
          </table:table-cell>
          <table:table-cell table:formula="of:=ROUND(AVERAGEIFS([ResNet_NoNorm_test_results.D$2:.D$501];[ResNet_NoNorm_test_results.$A$2:.$A$501];[.$A83];[ResNet_NoNorm_test_results.$B$2:.$B$501];[.$B83]); 2)" office:value-type="float" office:value="0.14" calcext:value-type="float">
            <text:p>0.14</text:p>
          </table:table-cell>
          <table:table-cell table:formula="of:=ROUND(AVERAGEIFS([ResNet_NoNorm_test_results.E$2:.E$501];[ResNet_NoNorm_test_results.$A$2:.$A$501];[.$A83];[ResNet_NoNorm_test_results.$B$2:.$B$501];[.$B83]); 2)" office:value-type="float" office:value="2.26" calcext:value-type="float">
            <text:p>2.26</text:p>
          </table:table-cell>
          <table:table-cell table:formula="of:=ROUND(AVERAGEIFS([ResNet_NoNorm_test_results.F$2:.F$501];[ResNet_NoNorm_test_results.$A$2:.$A$501];[.$A83];[ResNet_NoNorm_test_results.$B$2:.$B$501];[.$B83]); 2)" office:value-type="float" office:value="2.24" calcext:value-type="float">
            <text:p>2.24</text:p>
          </table:table-cell>
          <table:table-cell table:formula="of:=ROUND(AVERAGEIFS([ResNet_NoNorm_test_results.G$2:.G$501];[ResNet_NoNorm_test_results.$A$2:.$A$501];[.$A83];[ResNet_NoNorm_test_results.$B$2:.$B$501];[.$B83]); 2)" office:value-type="float" office:value="24.82" calcext:value-type="float">
            <text:p>24.82</text:p>
          </table:table-cell>
          <table:table-cell table:number-matrix-columns-spanned="1" table:number-matrix-rows-spanned="1" table:formula="of:=ROUND(STDEV(IF(IF([.$A83]=[ResNet_NoNorm_test_results.$A$2:.$A$501];1;0);IF([.$B83]=[ResNet_NoNorm_test_results.$B$2:.$B$501];[ResNet_NoNorm_test_results.$C$2:.$C$501];&quot;&quot;);&quot;&quot;));4)" office:value-type="float" office:value="0.0147" calcext:value-type="float">
            <text:p>0.0147</text:p>
          </table:table-cell>
        </table:table-row>
        <table:table-row table:style-name="ro1">
          <table:table-cell table:formula="of:=[ResNet_NoNorm_test_results.A414]" office:value-type="string" office:string-value="SmallNeg_0.2" calcext:value-type="string">
            <text:p>SmallNeg_0.2</text:p>
          </table:table-cell>
          <table:table-cell table:formula="of:=[ResNet_NoNorm_test_results.B404]" office:value-type="float" office:value="3" calcext:value-type="float">
            <text:p>3</text:p>
          </table:table-cell>
          <table:table-cell table:formula="of:=ROUND(AVERAGEIFS([ResNet_NoNorm_test_results.C$2:.C$501];[ResNet_NoNorm_test_results.$A$2:.$A$501];[.$A84];[ResNet_NoNorm_test_results.$B$2:.$B$501];[.$B84]); 2)" office:value-type="float" office:value="0.26" calcext:value-type="float">
            <text:p>0.26</text:p>
          </table:table-cell>
          <table:table-cell table:formula="of:=ROUND(AVERAGEIFS([ResNet_NoNorm_test_results.D$2:.D$501];[ResNet_NoNorm_test_results.$A$2:.$A$501];[.$A84];[ResNet_NoNorm_test_results.$B$2:.$B$501];[.$B84]); 2)" office:value-type="float" office:value="0.33" calcext:value-type="float">
            <text:p>0.33</text:p>
          </table:table-cell>
          <table:table-cell table:formula="of:=ROUND(AVERAGEIFS([ResNet_NoNorm_test_results.E$2:.E$501];[ResNet_NoNorm_test_results.$A$2:.$A$501];[.$A84];[ResNet_NoNorm_test_results.$B$2:.$B$501];[.$B84]); 2)" office:value-type="float" office:value="2.19" calcext:value-type="float">
            <text:p>2.19</text:p>
          </table:table-cell>
          <table:table-cell table:formula="of:=ROUND(AVERAGEIFS([ResNet_NoNorm_test_results.F$2:.F$501];[ResNet_NoNorm_test_results.$A$2:.$A$501];[.$A84];[ResNet_NoNorm_test_results.$B$2:.$B$501];[.$B84]); 2)" office:value-type="float" office:value="2.1" calcext:value-type="float">
            <text:p>2.1</text:p>
          </table:table-cell>
          <table:table-cell table:formula="of:=ROUND(AVERAGEIFS([ResNet_NoNorm_test_results.G$2:.G$501];[ResNet_NoNorm_test_results.$A$2:.$A$501];[.$A84];[ResNet_NoNorm_test_results.$B$2:.$B$501];[.$B84]); 2)" office:value-type="float" office:value="24.85" calcext:value-type="float">
            <text:p>24.85</text:p>
          </table:table-cell>
          <table:table-cell table:number-matrix-columns-spanned="1" table:number-matrix-rows-spanned="1" table:formula="of:=ROUND(STDEV(IF(IF([.$A84]=[ResNet_NoNorm_test_results.$A$2:.$A$501];1;0);IF([.$B84]=[ResNet_NoNorm_test_results.$B$2:.$B$501];[ResNet_NoNorm_test_results.$C$2:.$C$501];&quot;&quot;);&quot;&quot;));4)" office:value-type="float" office:value="0.0652" calcext:value-type="float">
            <text:p>0.0652</text:p>
          </table:table-cell>
        </table:table-row>
        <table:table-row table:style-name="ro1">
          <table:table-cell table:formula="of:=[ResNet_NoNorm_test_results.A420]" office:value-type="string" office:string-value="SmallNeg_0.2" calcext:value-type="string">
            <text:p>SmallNeg_0.2</text:p>
          </table:table-cell>
          <table:table-cell table:formula="of:=[ResNet_NoNorm_test_results.B405]" office:value-type="float" office:value="4" calcext:value-type="float">
            <text:p>4</text:p>
          </table:table-cell>
          <table:table-cell table:formula="of:=ROUND(AVERAGEIFS([ResNet_NoNorm_test_results.C$2:.C$501];[ResNet_NoNorm_test_results.$A$2:.$A$501];[.$A85];[ResNet_NoNorm_test_results.$B$2:.$B$501];[.$B85]); 2)" office:value-type="float" office:value="0.41" calcext:value-type="float">
            <text:p>0.41</text:p>
          </table:table-cell>
          <table:table-cell table:formula="of:=ROUND(AVERAGEIFS([ResNet_NoNorm_test_results.D$2:.D$501];[ResNet_NoNorm_test_results.$A$2:.$A$501];[.$A85];[ResNet_NoNorm_test_results.$B$2:.$B$501];[.$B85]); 2)" office:value-type="float" office:value="0.45" calcext:value-type="float">
            <text:p>0.45</text:p>
          </table:table-cell>
          <table:table-cell table:formula="of:=ROUND(AVERAGEIFS([ResNet_NoNorm_test_results.E$2:.E$501];[ResNet_NoNorm_test_results.$A$2:.$A$501];[.$A85];[ResNet_NoNorm_test_results.$B$2:.$B$501];[.$B85]); 2)" office:value-type="float" office:value="1.88" calcext:value-type="float">
            <text:p>1.88</text:p>
          </table:table-cell>
          <table:table-cell table:formula="of:=ROUND(AVERAGEIFS([ResNet_NoNorm_test_results.F$2:.F$501];[ResNet_NoNorm_test_results.$A$2:.$A$501];[.$A85];[ResNet_NoNorm_test_results.$B$2:.$B$501];[.$B85]); 2)" office:value-type="float" office:value="1.59" calcext:value-type="float">
            <text:p>1.59</text:p>
          </table:table-cell>
          <table:table-cell table:formula="of:=ROUND(AVERAGEIFS([ResNet_NoNorm_test_results.G$2:.G$501];[ResNet_NoNorm_test_results.$A$2:.$A$501];[.$A85];[ResNet_NoNorm_test_results.$B$2:.$B$501];[.$B85]); 2)" office:value-type="float" office:value="24.52" calcext:value-type="float">
            <text:p>24.52</text:p>
          </table:table-cell>
          <table:table-cell table:number-matrix-columns-spanned="1" table:number-matrix-rows-spanned="1" table:formula="of:=ROUND(STDEV(IF(IF([.$A85]=[ResNet_NoNorm_test_results.$A$2:.$A$501];1;0);IF([.$B85]=[ResNet_NoNorm_test_results.$B$2:.$B$501];[ResNet_NoNorm_test_results.$C$2:.$C$501];&quot;&quot;);&quot;&quot;));4)" office:value-type="float" office:value="0.0359" calcext:value-type="float">
            <text:p>0.0359</text:p>
          </table:table-cell>
        </table:table-row>
        <table:table-row table:style-name="ro1">
          <table:table-cell table:formula="of:=[ResNet_NoNorm_test_results.A426]" office:value-type="string" office:string-value="SmallNeg_0.2" calcext:value-type="string">
            <text:p>SmallNeg_0.2</text:p>
          </table:table-cell>
          <table:table-cell table:formula="of:=[ResNet_NoNorm_test_results.B406]" office:value-type="float" office:value="5" calcext:value-type="float">
            <text:p>5</text:p>
          </table:table-cell>
          <table:table-cell table:formula="of:=ROUND(AVERAGEIFS([ResNet_NoNorm_test_results.C$2:.C$501];[ResNet_NoNorm_test_results.$A$2:.$A$501];[.$A86];[ResNet_NoNorm_test_results.$B$2:.$B$501];[.$B86]); 2)" office:value-type="float" office:value="0.5" calcext:value-type="float">
            <text:p>0.5</text:p>
          </table:table-cell>
          <table:table-cell table:formula="of:=ROUND(AVERAGEIFS([ResNet_NoNorm_test_results.D$2:.D$501];[ResNet_NoNorm_test_results.$A$2:.$A$501];[.$A86];[ResNet_NoNorm_test_results.$B$2:.$B$501];[.$B86]); 2)" office:value-type="float" office:value="0.56" calcext:value-type="float">
            <text:p>0.56</text:p>
          </table:table-cell>
          <table:table-cell table:formula="of:=ROUND(AVERAGEIFS([ResNet_NoNorm_test_results.E$2:.E$501];[ResNet_NoNorm_test_results.$A$2:.$A$501];[.$A86];[ResNet_NoNorm_test_results.$B$2:.$B$501];[.$B86]); 2)" office:value-type="float" office:value="1.35" calcext:value-type="float">
            <text:p>1.35</text:p>
          </table:table-cell>
          <table:table-cell table:formula="of:=ROUND(AVERAGEIFS([ResNet_NoNorm_test_results.F$2:.F$501];[ResNet_NoNorm_test_results.$A$2:.$A$501];[.$A86];[ResNet_NoNorm_test_results.$B$2:.$B$501];[.$B86]); 2)" office:value-type="float" office:value="1.15" calcext:value-type="float">
            <text:p>1.15</text:p>
          </table:table-cell>
          <table:table-cell table:formula="of:=ROUND(AVERAGEIFS([ResNet_NoNorm_test_results.G$2:.G$501];[ResNet_NoNorm_test_results.$A$2:.$A$501];[.$A86];[ResNet_NoNorm_test_results.$B$2:.$B$501];[.$B86]); 2)" office:value-type="float" office:value="24.52" calcext:value-type="float">
            <text:p>24.52</text:p>
          </table:table-cell>
          <table:table-cell table:number-matrix-columns-spanned="1" table:number-matrix-rows-spanned="1" table:formula="of:=ROUND(STDEV(IF(IF([.$A86]=[ResNet_NoNorm_test_results.$A$2:.$A$501];1;0);IF([.$B86]=[ResNet_NoNorm_test_results.$B$2:.$B$501];[ResNet_NoNorm_test_results.$C$2:.$C$501];&quot;&quot;);&quot;&quot;));4)" office:value-type="float" office:value="0.0286" calcext:value-type="float">
            <text:p>0.0286</text:p>
          </table:table-cell>
        </table:table-row>
        <table:table-row table:style-name="ro1">
          <table:table-cell table:formula="of:=[ResNet_NoNorm_test_results.A427]" office:value-type="string" office:string-value="SmallNeg_0.3" calcext:value-type="string">
            <text:p>SmallNeg_0.3</text:p>
          </table:table-cell>
          <table:table-cell table:formula="of:=[ResNet_NoNorm_test_results.B427]" office:value-type="float" office:value="1" calcext:value-type="float">
            <text:p>1</text:p>
          </table:table-cell>
          <table:table-cell table:formula="of:=ROUND(AVERAGEIFS([ResNet_NoNorm_test_results.C$2:.C$501];[ResNet_NoNorm_test_results.$A$2:.$A$501];[.$A87];[ResNet_NoNorm_test_results.$B$2:.$B$501];[.$B87]); 2)" office:value-type="float" office:value="0.11" calcext:value-type="float">
            <text:p>0.11</text:p>
          </table:table-cell>
          <table:table-cell table:formula="of:=ROUND(AVERAGEIFS([ResNet_NoNorm_test_results.D$2:.D$501];[ResNet_NoNorm_test_results.$A$2:.$A$501];[.$A87];[ResNet_NoNorm_test_results.$B$2:.$B$501];[.$B87]); 2)" office:value-type="float" office:value="0.11" calcext:value-type="float">
            <text:p>0.11</text:p>
          </table:table-cell>
          <table:table-cell table:formula="of:=ROUND(AVERAGEIFS([ResNet_NoNorm_test_results.E$2:.E$501];[ResNet_NoNorm_test_results.$A$2:.$A$501];[.$A87];[ResNet_NoNorm_test_results.$B$2:.$B$501];[.$B87]); 2)" office:value-type="float" office:value="2.29" calcext:value-type="float">
            <text:p>2.29</text:p>
          </table:table-cell>
          <table:table-cell table:formula="of:=ROUND(AVERAGEIFS([ResNet_NoNorm_test_results.F$2:.F$501];[ResNet_NoNorm_test_results.$A$2:.$A$501];[.$A87];[ResNet_NoNorm_test_results.$B$2:.$B$501];[.$B87]); 2)" office:value-type="float" office:value="2.28" calcext:value-type="float">
            <text:p>2.28</text:p>
          </table:table-cell>
          <table:table-cell table:formula="of:=ROUND(AVERAGEIFS([ResNet_NoNorm_test_results.G$2:.G$501];[ResNet_NoNorm_test_results.$A$2:.$A$501];[.$A87];[ResNet_NoNorm_test_results.$B$2:.$B$501];[.$B87]); 2)" office:value-type="float" office:value="24.73" calcext:value-type="float">
            <text:p>24.73</text:p>
          </table:table-cell>
          <table:table-cell table:number-matrix-columns-spanned="1" table:number-matrix-rows-spanned="1" table:formula="of:=ROUND(STDEV(IF(IF([.$A87]=[ResNet_NoNorm_test_results.$A$2:.$A$501];1;0);IF([.$B87]=[ResNet_NoNorm_test_results.$B$2:.$B$501];[ResNet_NoNorm_test_results.$C$2:.$C$501];&quot;&quot;);&quot;&quot;));4)" office:value-type="float" office:value="0.0079" calcext:value-type="float">
            <text:p>0.0079</text:p>
          </table:table-cell>
        </table:table-row>
        <table:table-row table:style-name="ro1">
          <table:table-cell table:formula="of:=[ResNet_NoNorm_test_results.A433]" office:value-type="string" office:string-value="SmallNeg_0.3" calcext:value-type="string">
            <text:p>SmallNeg_0.3</text:p>
          </table:table-cell>
          <table:table-cell table:formula="of:=[ResNet_NoNorm_test_results.B428]" office:value-type="float" office:value="2" calcext:value-type="float">
            <text:p>2</text:p>
          </table:table-cell>
          <table:table-cell table:formula="of:=ROUND(AVERAGEIFS([ResNet_NoNorm_test_results.C$2:.C$501];[ResNet_NoNorm_test_results.$A$2:.$A$501];[.$A88];[ResNet_NoNorm_test_results.$B$2:.$B$501];[.$B88]); 2)" office:value-type="float" office:value="0.13" calcext:value-type="float">
            <text:p>0.13</text:p>
          </table:table-cell>
          <table:table-cell table:formula="of:=ROUND(AVERAGEIFS([ResNet_NoNorm_test_results.D$2:.D$501];[ResNet_NoNorm_test_results.$A$2:.$A$501];[.$A88];[ResNet_NoNorm_test_results.$B$2:.$B$501];[.$B88]); 2)" office:value-type="float" office:value="0.16" calcext:value-type="float">
            <text:p>0.16</text:p>
          </table:table-cell>
          <table:table-cell table:formula="of:=ROUND(AVERAGEIFS([ResNet_NoNorm_test_results.E$2:.E$501];[ResNet_NoNorm_test_results.$A$2:.$A$501];[.$A88];[ResNet_NoNorm_test_results.$B$2:.$B$501];[.$B88]); 2)" office:value-type="float" office:value="2.26" calcext:value-type="float">
            <text:p>2.26</text:p>
          </table:table-cell>
          <table:table-cell table:formula="of:=ROUND(AVERAGEIFS([ResNet_NoNorm_test_results.F$2:.F$501];[ResNet_NoNorm_test_results.$A$2:.$A$501];[.$A88];[ResNet_NoNorm_test_results.$B$2:.$B$501];[.$B88]); 2)" office:value-type="float" office:value="2.24" calcext:value-type="float">
            <text:p>2.24</text:p>
          </table:table-cell>
          <table:table-cell table:formula="of:=ROUND(AVERAGEIFS([ResNet_NoNorm_test_results.G$2:.G$501];[ResNet_NoNorm_test_results.$A$2:.$A$501];[.$A88];[ResNet_NoNorm_test_results.$B$2:.$B$501];[.$B88]); 2)" office:value-type="float" office:value="24.72" calcext:value-type="float">
            <text:p>24.72</text:p>
          </table:table-cell>
          <table:table-cell table:number-matrix-columns-spanned="1" table:number-matrix-rows-spanned="1" table:formula="of:=ROUND(STDEV(IF(IF([.$A88]=[ResNet_NoNorm_test_results.$A$2:.$A$501];1;0);IF([.$B88]=[ResNet_NoNorm_test_results.$B$2:.$B$501];[ResNet_NoNorm_test_results.$C$2:.$C$501];&quot;&quot;);&quot;&quot;));4)" office:value-type="float" office:value="0.0352" calcext:value-type="float">
            <text:p>0.0352</text:p>
          </table:table-cell>
        </table:table-row>
        <table:table-row table:style-name="ro1">
          <table:table-cell table:formula="of:=[ResNet_NoNorm_test_results.A439]" office:value-type="string" office:string-value="SmallNeg_0.3" calcext:value-type="string">
            <text:p>SmallNeg_0.3</text:p>
          </table:table-cell>
          <table:table-cell table:formula="of:=[ResNet_NoNorm_test_results.B429]" office:value-type="float" office:value="3" calcext:value-type="float">
            <text:p>3</text:p>
          </table:table-cell>
          <table:table-cell table:formula="of:=ROUND(AVERAGEIFS([ResNet_NoNorm_test_results.C$2:.C$501];[ResNet_NoNorm_test_results.$A$2:.$A$501];[.$A89];[ResNet_NoNorm_test_results.$B$2:.$B$501];[.$B89]); 2)" office:value-type="float" office:value="0.27" calcext:value-type="float">
            <text:p>0.27</text:p>
          </table:table-cell>
          <table:table-cell table:formula="of:=ROUND(AVERAGEIFS([ResNet_NoNorm_test_results.D$2:.D$501];[ResNet_NoNorm_test_results.$A$2:.$A$501];[.$A89];[ResNet_NoNorm_test_results.$B$2:.$B$501];[.$B89]); 2)" office:value-type="float" office:value="0.34" calcext:value-type="float">
            <text:p>0.34</text:p>
          </table:table-cell>
          <table:table-cell table:formula="of:=ROUND(AVERAGEIFS([ResNet_NoNorm_test_results.E$2:.E$501];[ResNet_NoNorm_test_results.$A$2:.$A$501];[.$A89];[ResNet_NoNorm_test_results.$B$2:.$B$501];[.$B89]); 2)" office:value-type="float" office:value="2.18" calcext:value-type="float">
            <text:p>2.18</text:p>
          </table:table-cell>
          <table:table-cell table:formula="of:=ROUND(AVERAGEIFS([ResNet_NoNorm_test_results.F$2:.F$501];[ResNet_NoNorm_test_results.$A$2:.$A$501];[.$A89];[ResNet_NoNorm_test_results.$B$2:.$B$501];[.$B89]); 2)" office:value-type="float" office:value="2.09" calcext:value-type="float">
            <text:p>2.09</text:p>
          </table:table-cell>
          <table:table-cell table:formula="of:=ROUND(AVERAGEIFS([ResNet_NoNorm_test_results.G$2:.G$501];[ResNet_NoNorm_test_results.$A$2:.$A$501];[.$A89];[ResNet_NoNorm_test_results.$B$2:.$B$501];[.$B89]); 2)" office:value-type="float" office:value="24.72" calcext:value-type="float">
            <text:p>24.72</text:p>
          </table:table-cell>
          <table:table-cell table:number-matrix-columns-spanned="1" table:number-matrix-rows-spanned="1" table:formula="of:=ROUND(STDEV(IF(IF([.$A89]=[ResNet_NoNorm_test_results.$A$2:.$A$501];1;0);IF([.$B89]=[ResNet_NoNorm_test_results.$B$2:.$B$501];[ResNet_NoNorm_test_results.$C$2:.$C$501];&quot;&quot;);&quot;&quot;));4)" office:value-type="float" office:value="0.0356" calcext:value-type="float">
            <text:p>0.0356</text:p>
          </table:table-cell>
        </table:table-row>
        <table:table-row table:style-name="ro1">
          <table:table-cell table:formula="of:=[ResNet_NoNorm_test_results.A445]" office:value-type="string" office:string-value="SmallNeg_0.3" calcext:value-type="string">
            <text:p>SmallNeg_0.3</text:p>
          </table:table-cell>
          <table:table-cell table:formula="of:=[ResNet_NoNorm_test_results.B430]" office:value-type="float" office:value="4" calcext:value-type="float">
            <text:p>4</text:p>
          </table:table-cell>
          <table:table-cell table:formula="of:=ROUND(AVERAGEIFS([ResNet_NoNorm_test_results.C$2:.C$501];[ResNet_NoNorm_test_results.$A$2:.$A$501];[.$A90];[ResNet_NoNorm_test_results.$B$2:.$B$501];[.$B90]); 2)" office:value-type="float" office:value="0.42" calcext:value-type="float">
            <text:p>0.42</text:p>
          </table:table-cell>
          <table:table-cell table:formula="of:=ROUND(AVERAGEIFS([ResNet_NoNorm_test_results.D$2:.D$501];[ResNet_NoNorm_test_results.$A$2:.$A$501];[.$A90];[ResNet_NoNorm_test_results.$B$2:.$B$501];[.$B90]); 2)" office:value-type="float" office:value="0.46" calcext:value-type="float">
            <text:p>0.46</text:p>
          </table:table-cell>
          <table:table-cell table:formula="of:=ROUND(AVERAGEIFS([ResNet_NoNorm_test_results.E$2:.E$501];[ResNet_NoNorm_test_results.$A$2:.$A$501];[.$A90];[ResNet_NoNorm_test_results.$B$2:.$B$501];[.$B90]); 2)" office:value-type="float" office:value="1.87" calcext:value-type="float">
            <text:p>1.87</text:p>
          </table:table-cell>
          <table:table-cell table:formula="of:=ROUND(AVERAGEIFS([ResNet_NoNorm_test_results.F$2:.F$501];[ResNet_NoNorm_test_results.$A$2:.$A$501];[.$A90];[ResNet_NoNorm_test_results.$B$2:.$B$501];[.$B90]); 2)" office:value-type="float" office:value="1.52" calcext:value-type="float">
            <text:p>1.52</text:p>
          </table:table-cell>
          <table:table-cell table:formula="of:=ROUND(AVERAGEIFS([ResNet_NoNorm_test_results.G$2:.G$501];[ResNet_NoNorm_test_results.$A$2:.$A$501];[.$A90];[ResNet_NoNorm_test_results.$B$2:.$B$501];[.$B90]); 2)" office:value-type="float" office:value="24.43" calcext:value-type="float">
            <text:p>24.43</text:p>
          </table:table-cell>
          <table:table-cell table:number-matrix-columns-spanned="1" table:number-matrix-rows-spanned="1" table:formula="of:=ROUND(STDEV(IF(IF([.$A90]=[ResNet_NoNorm_test_results.$A$2:.$A$501];1;0);IF([.$B90]=[ResNet_NoNorm_test_results.$B$2:.$B$501];[ResNet_NoNorm_test_results.$C$2:.$C$501];&quot;&quot;);&quot;&quot;));4)" office:value-type="float" office:value="0.0106" calcext:value-type="float">
            <text:p>0.0106</text:p>
          </table:table-cell>
        </table:table-row>
        <table:table-row table:style-name="ro1">
          <table:table-cell table:formula="of:=[ResNet_NoNorm_test_results.A451]" office:value-type="string" office:string-value="SmallNeg_0.3" calcext:value-type="string">
            <text:p>SmallNeg_0.3</text:p>
          </table:table-cell>
          <table:table-cell table:formula="of:=[ResNet_NoNorm_test_results.B431]" office:value-type="float" office:value="5" calcext:value-type="float">
            <text:p>5</text:p>
          </table:table-cell>
          <table:table-cell table:formula="of:=ROUND(AVERAGEIFS([ResNet_NoNorm_test_results.C$2:.C$501];[ResNet_NoNorm_test_results.$A$2:.$A$501];[.$A91];[ResNet_NoNorm_test_results.$B$2:.$B$501];[.$B91]); 2)" office:value-type="float" office:value="0.5" calcext:value-type="float">
            <text:p>0.5</text:p>
          </table:table-cell>
          <table:table-cell table:formula="of:=ROUND(AVERAGEIFS([ResNet_NoNorm_test_results.D$2:.D$501];[ResNet_NoNorm_test_results.$A$2:.$A$501];[.$A91];[ResNet_NoNorm_test_results.$B$2:.$B$501];[.$B91]); 2)" office:value-type="float" office:value="0.56" calcext:value-type="float">
            <text:p>0.56</text:p>
          </table:table-cell>
          <table:table-cell table:formula="of:=ROUND(AVERAGEIFS([ResNet_NoNorm_test_results.E$2:.E$501];[ResNet_NoNorm_test_results.$A$2:.$A$501];[.$A91];[ResNet_NoNorm_test_results.$B$2:.$B$501];[.$B91]); 2)" office:value-type="float" office:value="1.31" calcext:value-type="float">
            <text:p>1.31</text:p>
          </table:table-cell>
          <table:table-cell table:formula="of:=ROUND(AVERAGEIFS([ResNet_NoNorm_test_results.F$2:.F$501];[ResNet_NoNorm_test_results.$A$2:.$A$501];[.$A91];[ResNet_NoNorm_test_results.$B$2:.$B$501];[.$B91]); 2)" office:value-type="float" office:value="1.15" calcext:value-type="float">
            <text:p>1.15</text:p>
          </table:table-cell>
          <table:table-cell table:formula="of:=ROUND(AVERAGEIFS([ResNet_NoNorm_test_results.G$2:.G$501];[ResNet_NoNorm_test_results.$A$2:.$A$501];[.$A91];[ResNet_NoNorm_test_results.$B$2:.$B$501];[.$B91]); 2)" office:value-type="float" office:value="24.4" calcext:value-type="float">
            <text:p>24.4</text:p>
          </table:table-cell>
          <table:table-cell table:number-matrix-columns-spanned="1" table:number-matrix-rows-spanned="1" table:formula="of:=ROUND(STDEV(IF(IF([.$A91]=[ResNet_NoNorm_test_results.$A$2:.$A$501];1;0);IF([.$B91]=[ResNet_NoNorm_test_results.$B$2:.$B$501];[ResNet_NoNorm_test_results.$C$2:.$C$501];&quot;&quot;);&quot;&quot;));4)" office:value-type="float" office:value="0.0126" calcext:value-type="float">
            <text:p>0.0126</text:p>
          </table:table-cell>
        </table:table-row>
        <table:table-row table:style-name="ro1">
          <table:table-cell table:formula="of:=[ResNet_NoNorm_test_results.A452]" office:value-type="string" office:string-value="SmallNeg_0.4" calcext:value-type="string">
            <text:p>SmallNeg_0.4</text:p>
          </table:table-cell>
          <table:table-cell table:formula="of:=[ResNet_NoNorm_test_results.B452]" office:value-type="float" office:value="1" calcext:value-type="float">
            <text:p>1</text:p>
          </table:table-cell>
          <table:table-cell table:formula="of:=ROUND(AVERAGEIFS([ResNet_NoNorm_test_results.C$2:.C$501];[ResNet_NoNorm_test_results.$A$2:.$A$501];[.$A92];[ResNet_NoNorm_test_results.$B$2:.$B$501];[.$B92]); 2)" office:value-type="float" office:value="0.11" calcext:value-type="float">
            <text:p>0.11</text:p>
          </table:table-cell>
          <table:table-cell table:formula="of:=ROUND(AVERAGEIFS([ResNet_NoNorm_test_results.D$2:.D$501];[ResNet_NoNorm_test_results.$A$2:.$A$501];[.$A92];[ResNet_NoNorm_test_results.$B$2:.$B$501];[.$B92]); 2)" office:value-type="float" office:value="0.11" calcext:value-type="float">
            <text:p>0.11</text:p>
          </table:table-cell>
          <table:table-cell table:formula="of:=ROUND(AVERAGEIFS([ResNet_NoNorm_test_results.E$2:.E$501];[ResNet_NoNorm_test_results.$A$2:.$A$501];[.$A92];[ResNet_NoNorm_test_results.$B$2:.$B$501];[.$B92]); 2)" office:value-type="float" office:value="2.29" calcext:value-type="float">
            <text:p>2.29</text:p>
          </table:table-cell>
          <table:table-cell table:formula="of:=ROUND(AVERAGEIFS([ResNet_NoNorm_test_results.F$2:.F$501];[ResNet_NoNorm_test_results.$A$2:.$A$501];[.$A92];[ResNet_NoNorm_test_results.$B$2:.$B$501];[.$B92]); 2)" office:value-type="float" office:value="2.27" calcext:value-type="float">
            <text:p>2.27</text:p>
          </table:table-cell>
          <table:table-cell table:formula="of:=ROUND(AVERAGEIFS([ResNet_NoNorm_test_results.G$2:.G$501];[ResNet_NoNorm_test_results.$A$2:.$A$501];[.$A92];[ResNet_NoNorm_test_results.$B$2:.$B$501];[.$B92]); 2)" office:value-type="float" office:value="24.77" calcext:value-type="float">
            <text:p>24.77</text:p>
          </table:table-cell>
          <table:table-cell table:number-matrix-columns-spanned="1" table:number-matrix-rows-spanned="1" table:formula="of:=ROUND(STDEV(IF(IF([.$A92]=[ResNet_NoNorm_test_results.$A$2:.$A$501];1;0);IF([.$B92]=[ResNet_NoNorm_test_results.$B$2:.$B$501];[ResNet_NoNorm_test_results.$C$2:.$C$501];&quot;&quot;);&quot;&quot;));4)" office:value-type="float" office:value="0.01" calcext:value-type="float">
            <text:p>0.01</text:p>
          </table:table-cell>
        </table:table-row>
        <table:table-row table:style-name="ro1">
          <table:table-cell table:formula="of:=[ResNet_NoNorm_test_results.A458]" office:value-type="string" office:string-value="SmallNeg_0.4" calcext:value-type="string">
            <text:p>SmallNeg_0.4</text:p>
          </table:table-cell>
          <table:table-cell table:formula="of:=[ResNet_NoNorm_test_results.B453]" office:value-type="float" office:value="2" calcext:value-type="float">
            <text:p>2</text:p>
          </table:table-cell>
          <table:table-cell table:formula="of:=ROUND(AVERAGEIFS([ResNet_NoNorm_test_results.C$2:.C$501];[ResNet_NoNorm_test_results.$A$2:.$A$501];[.$A93];[ResNet_NoNorm_test_results.$B$2:.$B$501];[.$B93]); 2)" office:value-type="float" office:value="0.15" calcext:value-type="float">
            <text:p>0.15</text:p>
          </table:table-cell>
          <table:table-cell table:formula="of:=ROUND(AVERAGEIFS([ResNet_NoNorm_test_results.D$2:.D$501];[ResNet_NoNorm_test_results.$A$2:.$A$501];[.$A93];[ResNet_NoNorm_test_results.$B$2:.$B$501];[.$B93]); 2)" office:value-type="float" office:value="0.21" calcext:value-type="float">
            <text:p>0.21</text:p>
          </table:table-cell>
          <table:table-cell table:formula="of:=ROUND(AVERAGEIFS([ResNet_NoNorm_test_results.E$2:.E$501];[ResNet_NoNorm_test_results.$A$2:.$A$501];[.$A93];[ResNet_NoNorm_test_results.$B$2:.$B$501];[.$B93]); 2)" office:value-type="float" office:value="2.24" calcext:value-type="float">
            <text:p>2.24</text:p>
          </table:table-cell>
          <table:table-cell table:formula="of:=ROUND(AVERAGEIFS([ResNet_NoNorm_test_results.F$2:.F$501];[ResNet_NoNorm_test_results.$A$2:.$A$501];[.$A93];[ResNet_NoNorm_test_results.$B$2:.$B$501];[.$B93]); 2)" office:value-type="float" office:value="2.21" calcext:value-type="float">
            <text:p>2.21</text:p>
          </table:table-cell>
          <table:table-cell table:formula="of:=ROUND(AVERAGEIFS([ResNet_NoNorm_test_results.G$2:.G$501];[ResNet_NoNorm_test_results.$A$2:.$A$501];[.$A93];[ResNet_NoNorm_test_results.$B$2:.$B$501];[.$B93]); 2)" office:value-type="float" office:value="24.64" calcext:value-type="float">
            <text:p>24.64</text:p>
          </table:table-cell>
          <table:table-cell table:number-matrix-columns-spanned="1" table:number-matrix-rows-spanned="1" table:formula="of:=ROUND(STDEV(IF(IF([.$A93]=[ResNet_NoNorm_test_results.$A$2:.$A$501];1;0);IF([.$B93]=[ResNet_NoNorm_test_results.$B$2:.$B$501];[ResNet_NoNorm_test_results.$C$2:.$C$501];&quot;&quot;);&quot;&quot;));4)" office:value-type="float" office:value="0.0207" calcext:value-type="float">
            <text:p>0.0207</text:p>
          </table:table-cell>
        </table:table-row>
        <table:table-row table:style-name="ro1">
          <table:table-cell table:formula="of:=[ResNet_NoNorm_test_results.A464]" office:value-type="string" office:string-value="SmallNeg_0.4" calcext:value-type="string">
            <text:p>SmallNeg_0.4</text:p>
          </table:table-cell>
          <table:table-cell table:formula="of:=[ResNet_NoNorm_test_results.B454]" office:value-type="float" office:value="3" calcext:value-type="float">
            <text:p>3</text:p>
          </table:table-cell>
          <table:table-cell table:formula="of:=ROUND(AVERAGEIFS([ResNet_NoNorm_test_results.C$2:.C$501];[ResNet_NoNorm_test_results.$A$2:.$A$501];[.$A94];[ResNet_NoNorm_test_results.$B$2:.$B$501];[.$B94]); 2)" office:value-type="float" office:value="0.35" calcext:value-type="float">
            <text:p>0.35</text:p>
          </table:table-cell>
          <table:table-cell table:formula="of:=ROUND(AVERAGEIFS([ResNet_NoNorm_test_results.D$2:.D$501];[ResNet_NoNorm_test_results.$A$2:.$A$501];[.$A94];[ResNet_NoNorm_test_results.$B$2:.$B$501];[.$B94]); 2)" office:value-type="float" office:value="0.4" calcext:value-type="float">
            <text:p>0.4</text:p>
          </table:table-cell>
          <table:table-cell table:formula="of:=ROUND(AVERAGEIFS([ResNet_NoNorm_test_results.E$2:.E$501];[ResNet_NoNorm_test_results.$A$2:.$A$501];[.$A94];[ResNet_NoNorm_test_results.$B$2:.$B$501];[.$B94]); 2)" office:value-type="float" office:value="2.09" calcext:value-type="float">
            <text:p>2.09</text:p>
          </table:table-cell>
          <table:table-cell table:formula="of:=ROUND(AVERAGEIFS([ResNet_NoNorm_test_results.F$2:.F$501];[ResNet_NoNorm_test_results.$A$2:.$A$501];[.$A94];[ResNet_NoNorm_test_results.$B$2:.$B$501];[.$B94]); 2)" office:value-type="float" office:value="1.88" calcext:value-type="float">
            <text:p>1.88</text:p>
          </table:table-cell>
          <table:table-cell table:formula="of:=ROUND(AVERAGEIFS([ResNet_NoNorm_test_results.G$2:.G$501];[ResNet_NoNorm_test_results.$A$2:.$A$501];[.$A94];[ResNet_NoNorm_test_results.$B$2:.$B$501];[.$B94]); 2)" office:value-type="float" office:value="24.5" calcext:value-type="float">
            <text:p>24.5</text:p>
          </table:table-cell>
          <table:table-cell table:number-matrix-columns-spanned="1" table:number-matrix-rows-spanned="1" table:formula="of:=ROUND(STDEV(IF(IF([.$A94]=[ResNet_NoNorm_test_results.$A$2:.$A$501];1;0);IF([.$B94]=[ResNet_NoNorm_test_results.$B$2:.$B$501];[ResNet_NoNorm_test_results.$C$2:.$C$501];&quot;&quot;);&quot;&quot;));4)" office:value-type="float" office:value="0.0548" calcext:value-type="float">
            <text:p>0.0548</text:p>
          </table:table-cell>
        </table:table-row>
        <table:table-row table:style-name="ro1">
          <table:table-cell table:formula="of:=[ResNet_NoNorm_test_results.A470]" office:value-type="string" office:string-value="SmallNeg_0.4" calcext:value-type="string">
            <text:p>SmallNeg_0.4</text:p>
          </table:table-cell>
          <table:table-cell table:formula="of:=[ResNet_NoNorm_test_results.B455]" office:value-type="float" office:value="4" calcext:value-type="float">
            <text:p>4</text:p>
          </table:table-cell>
          <table:table-cell table:formula="of:=ROUND(AVERAGEIFS([ResNet_NoNorm_test_results.C$2:.C$501];[ResNet_NoNorm_test_results.$A$2:.$A$501];[.$A95];[ResNet_NoNorm_test_results.$B$2:.$B$501];[.$B95]); 2)" office:value-type="float" office:value="0.46" calcext:value-type="float">
            <text:p>0.46</text:p>
          </table:table-cell>
          <table:table-cell table:formula="of:=ROUND(AVERAGEIFS([ResNet_NoNorm_test_results.D$2:.D$501];[ResNet_NoNorm_test_results.$A$2:.$A$501];[.$A95];[ResNet_NoNorm_test_results.$B$2:.$B$501];[.$B95]); 2)" office:value-type="float" office:value="0.53" calcext:value-type="float">
            <text:p>0.53</text:p>
          </table:table-cell>
          <table:table-cell table:formula="of:=ROUND(AVERAGEIFS([ResNet_NoNorm_test_results.E$2:.E$501];[ResNet_NoNorm_test_results.$A$2:.$A$501];[.$A95];[ResNet_NoNorm_test_results.$B$2:.$B$501];[.$B95]); 2)" office:value-type="float" office:value="1.57" calcext:value-type="float">
            <text:p>1.57</text:p>
          </table:table-cell>
          <table:table-cell table:formula="of:=ROUND(AVERAGEIFS([ResNet_NoNorm_test_results.F$2:.F$501];[ResNet_NoNorm_test_results.$A$2:.$A$501];[.$A95];[ResNet_NoNorm_test_results.$B$2:.$B$501];[.$B95]); 2)" office:value-type="float" office:value="1.28" calcext:value-type="float">
            <text:p>1.28</text:p>
          </table:table-cell>
          <table:table-cell table:formula="of:=ROUND(AVERAGEIFS([ResNet_NoNorm_test_results.G$2:.G$501];[ResNet_NoNorm_test_results.$A$2:.$A$501];[.$A95];[ResNet_NoNorm_test_results.$B$2:.$B$501];[.$B95]); 2)" office:value-type="float" office:value="24.48" calcext:value-type="float">
            <text:p>24.48</text:p>
          </table:table-cell>
          <table:table-cell table:number-matrix-columns-spanned="1" table:number-matrix-rows-spanned="1" table:formula="of:=ROUND(STDEV(IF(IF([.$A95]=[ResNet_NoNorm_test_results.$A$2:.$A$501];1;0);IF([.$B95]=[ResNet_NoNorm_test_results.$B$2:.$B$501];[ResNet_NoNorm_test_results.$C$2:.$C$501];&quot;&quot;);&quot;&quot;));4)" office:value-type="float" office:value="0.0402" calcext:value-type="float">
            <text:p>0.0402</text:p>
          </table:table-cell>
        </table:table-row>
        <table:table-row table:style-name="ro1">
          <table:table-cell table:formula="of:=[ResNet_NoNorm_test_results.A476]" office:value-type="string" office:string-value="SmallNeg_0.4" calcext:value-type="string">
            <text:p>SmallNeg_0.4</text:p>
          </table:table-cell>
          <table:table-cell table:formula="of:=[ResNet_NoNorm_test_results.B456]" office:value-type="float" office:value="5" calcext:value-type="float">
            <text:p>5</text:p>
          </table:table-cell>
          <table:table-cell table:formula="of:=ROUND(AVERAGEIFS([ResNet_NoNorm_test_results.C$2:.C$501];[ResNet_NoNorm_test_results.$A$2:.$A$501];[.$A96];[ResNet_NoNorm_test_results.$B$2:.$B$501];[.$B96]); 2)" office:value-type="float" office:value="0.55" calcext:value-type="float">
            <text:p>0.55</text:p>
          </table:table-cell>
          <table:table-cell table:formula="of:=ROUND(AVERAGEIFS([ResNet_NoNorm_test_results.D$2:.D$501];[ResNet_NoNorm_test_results.$A$2:.$A$501];[.$A96];[ResNet_NoNorm_test_results.$B$2:.$B$501];[.$B96]); 2)" office:value-type="float" office:value="0.6" calcext:value-type="float">
            <text:p>0.6</text:p>
          </table:table-cell>
          <table:table-cell table:formula="of:=ROUND(AVERAGEIFS([ResNet_NoNorm_test_results.E$2:.E$501];[ResNet_NoNorm_test_results.$A$2:.$A$501];[.$A96];[ResNet_NoNorm_test_results.$B$2:.$B$501];[.$B96]); 2)" office:value-type="float" office:value="1.16" calcext:value-type="float">
            <text:p>1.16</text:p>
          </table:table-cell>
          <table:table-cell table:formula="of:=ROUND(AVERAGEIFS([ResNet_NoNorm_test_results.F$2:.F$501];[ResNet_NoNorm_test_results.$A$2:.$A$501];[.$A96];[ResNet_NoNorm_test_results.$B$2:.$B$501];[.$B96]); 2)" office:value-type="float" office:value="1.06" calcext:value-type="float">
            <text:p>1.06</text:p>
          </table:table-cell>
          <table:table-cell table:formula="of:=ROUND(AVERAGEIFS([ResNet_NoNorm_test_results.G$2:.G$501];[ResNet_NoNorm_test_results.$A$2:.$A$501];[.$A96];[ResNet_NoNorm_test_results.$B$2:.$B$501];[.$B96]); 2)" office:value-type="float" office:value="24.39" calcext:value-type="float">
            <text:p>24.39</text:p>
          </table:table-cell>
          <table:table-cell table:number-matrix-columns-spanned="1" table:number-matrix-rows-spanned="1" table:formula="of:=ROUND(STDEV(IF(IF([.$A96]=[ResNet_NoNorm_test_results.$A$2:.$A$501];1;0);IF([.$B96]=[ResNet_NoNorm_test_results.$B$2:.$B$501];[ResNet_NoNorm_test_results.$C$2:.$C$501];&quot;&quot;);&quot;&quot;));4)" office:value-type="float" office:value="0.0295" calcext:value-type="float">
            <text:p>0.0295</text:p>
          </table:table-cell>
        </table:table-row>
        <table:table-row table:style-name="ro1">
          <table:table-cell table:formula="of:=[ResNet_NoNorm_test_results.A477]" office:value-type="string" office:string-value="SmallNeg_0.5" calcext:value-type="string">
            <text:p>SmallNeg_0.5</text:p>
          </table:table-cell>
          <table:table-cell table:formula="of:=[ResNet_NoNorm_test_results.B477]" office:value-type="float" office:value="1" calcext:value-type="float">
            <text:p>1</text:p>
          </table:table-cell>
          <table:table-cell table:formula="of:=ROUND(AVERAGEIFS([ResNet_NoNorm_test_results.C$2:.C$501];[ResNet_NoNorm_test_results.$A$2:.$A$501];[.$A97];[ResNet_NoNorm_test_results.$B$2:.$B$501];[.$B97]); 2)" office:value-type="float" office:value="0.11" calcext:value-type="float">
            <text:p>0.11</text:p>
          </table:table-cell>
          <table:table-cell table:formula="of:=ROUND(AVERAGEIFS([ResNet_NoNorm_test_results.D$2:.D$501];[ResNet_NoNorm_test_results.$A$2:.$A$501];[.$A97];[ResNet_NoNorm_test_results.$B$2:.$B$501];[.$B97]); 2)" office:value-type="float" office:value="0.11" calcext:value-type="float">
            <text:p>0.11</text:p>
          </table:table-cell>
          <table:table-cell table:formula="of:=ROUND(AVERAGEIFS([ResNet_NoNorm_test_results.E$2:.E$501];[ResNet_NoNorm_test_results.$A$2:.$A$501];[.$A97];[ResNet_NoNorm_test_results.$B$2:.$B$501];[.$B97]); 2)" office:value-type="float" office:value="2.29" calcext:value-type="float">
            <text:p>2.29</text:p>
          </table:table-cell>
          <table:table-cell table:formula="of:=ROUND(AVERAGEIFS([ResNet_NoNorm_test_results.F$2:.F$501];[ResNet_NoNorm_test_results.$A$2:.$A$501];[.$A97];[ResNet_NoNorm_test_results.$B$2:.$B$501];[.$B97]); 2)" office:value-type="float" office:value="2.27" calcext:value-type="float">
            <text:p>2.27</text:p>
          </table:table-cell>
          <table:table-cell table:formula="of:=ROUND(AVERAGEIFS([ResNet_NoNorm_test_results.G$2:.G$501];[ResNet_NoNorm_test_results.$A$2:.$A$501];[.$A97];[ResNet_NoNorm_test_results.$B$2:.$B$501];[.$B97]); 2)" office:value-type="float" office:value="25.28" calcext:value-type="float">
            <text:p>25.28</text:p>
          </table:table-cell>
          <table:table-cell table:number-matrix-columns-spanned="1" table:number-matrix-rows-spanned="1" table:formula="of:=ROUND(STDEV(IF(IF([.$A97]=[ResNet_NoNorm_test_results.$A$2:.$A$501];1;0);IF([.$B97]=[ResNet_NoNorm_test_results.$B$2:.$B$501];[ResNet_NoNorm_test_results.$C$2:.$C$501];&quot;&quot;);&quot;&quot;));4)" office:value-type="float" office:value="0.0206" calcext:value-type="float">
            <text:p>0.0206</text:p>
          </table:table-cell>
        </table:table-row>
        <table:table-row table:style-name="ro1">
          <table:table-cell table:formula="of:=[ResNet_NoNorm_test_results.A483]" office:value-type="string" office:string-value="SmallNeg_0.5" calcext:value-type="string">
            <text:p>SmallNeg_0.5</text:p>
          </table:table-cell>
          <table:table-cell table:formula="of:=[ResNet_NoNorm_test_results.B478]" office:value-type="float" office:value="2" calcext:value-type="float">
            <text:p>2</text:p>
          </table:table-cell>
          <table:table-cell table:formula="of:=ROUND(AVERAGEIFS([ResNet_NoNorm_test_results.C$2:.C$501];[ResNet_NoNorm_test_results.$A$2:.$A$501];[.$A98];[ResNet_NoNorm_test_results.$B$2:.$B$501];[.$B98]); 2)" office:value-type="float" office:value="0.14" calcext:value-type="float">
            <text:p>0.14</text:p>
          </table:table-cell>
          <table:table-cell table:formula="of:=ROUND(AVERAGEIFS([ResNet_NoNorm_test_results.D$2:.D$501];[ResNet_NoNorm_test_results.$A$2:.$A$501];[.$A98];[ResNet_NoNorm_test_results.$B$2:.$B$501];[.$B98]); 2)" office:value-type="float" office:value="0.19" calcext:value-type="float">
            <text:p>0.19</text:p>
          </table:table-cell>
          <table:table-cell table:formula="of:=ROUND(AVERAGEIFS([ResNet_NoNorm_test_results.E$2:.E$501];[ResNet_NoNorm_test_results.$A$2:.$A$501];[.$A98];[ResNet_NoNorm_test_results.$B$2:.$B$501];[.$B98]); 2)" office:value-type="float" office:value="2.24" calcext:value-type="float">
            <text:p>2.24</text:p>
          </table:table-cell>
          <table:table-cell table:formula="of:=ROUND(AVERAGEIFS([ResNet_NoNorm_test_results.F$2:.F$501];[ResNet_NoNorm_test_results.$A$2:.$A$501];[.$A98];[ResNet_NoNorm_test_results.$B$2:.$B$501];[.$B98]); 2)" office:value-type="float" office:value="2.2" calcext:value-type="float">
            <text:p>2.2</text:p>
          </table:table-cell>
          <table:table-cell table:formula="of:=ROUND(AVERAGEIFS([ResNet_NoNorm_test_results.G$2:.G$501];[ResNet_NoNorm_test_results.$A$2:.$A$501];[.$A98];[ResNet_NoNorm_test_results.$B$2:.$B$501];[.$B98]); 2)" office:value-type="float" office:value="25.21" calcext:value-type="float">
            <text:p>25.21</text:p>
          </table:table-cell>
          <table:table-cell table:number-matrix-columns-spanned="1" table:number-matrix-rows-spanned="1" table:formula="of:=ROUND(STDEV(IF(IF([.$A98]=[ResNet_NoNorm_test_results.$A$2:.$A$501];1;0);IF([.$B98]=[ResNet_NoNorm_test_results.$B$2:.$B$501];[ResNet_NoNorm_test_results.$C$2:.$C$501];&quot;&quot;);&quot;&quot;));4)" office:value-type="float" office:value="0.0222" calcext:value-type="float">
            <text:p>0.0222</text:p>
          </table:table-cell>
        </table:table-row>
        <table:table-row table:style-name="ro1">
          <table:table-cell table:formula="of:=[ResNet_NoNorm_test_results.A489]" office:value-type="string" office:string-value="SmallNeg_0.5" calcext:value-type="string">
            <text:p>SmallNeg_0.5</text:p>
          </table:table-cell>
          <table:table-cell table:formula="of:=[ResNet_NoNorm_test_results.B479]" office:value-type="float" office:value="3" calcext:value-type="float">
            <text:p>3</text:p>
          </table:table-cell>
          <table:table-cell table:formula="of:=ROUND(AVERAGEIFS([ResNet_NoNorm_test_results.C$2:.C$501];[ResNet_NoNorm_test_results.$A$2:.$A$501];[.$A99];[ResNet_NoNorm_test_results.$B$2:.$B$501];[.$B99]); 2)" office:value-type="float" office:value="0.33" calcext:value-type="float">
            <text:p>0.33</text:p>
          </table:table-cell>
          <table:table-cell table:formula="of:=ROUND(AVERAGEIFS([ResNet_NoNorm_test_results.D$2:.D$501];[ResNet_NoNorm_test_results.$A$2:.$A$501];[.$A99];[ResNet_NoNorm_test_results.$B$2:.$B$501];[.$B99]); 2)" office:value-type="float" office:value="0.4" calcext:value-type="float">
            <text:p>0.4</text:p>
          </table:table-cell>
          <table:table-cell table:formula="of:=ROUND(AVERAGEIFS([ResNet_NoNorm_test_results.E$2:.E$501];[ResNet_NoNorm_test_results.$A$2:.$A$501];[.$A99];[ResNet_NoNorm_test_results.$B$2:.$B$501];[.$B99]); 2)" office:value-type="float" office:value="2.1" calcext:value-type="float">
            <text:p>2.1</text:p>
          </table:table-cell>
          <table:table-cell table:formula="of:=ROUND(AVERAGEIFS([ResNet_NoNorm_test_results.F$2:.F$501];[ResNet_NoNorm_test_results.$A$2:.$A$501];[.$A99];[ResNet_NoNorm_test_results.$B$2:.$B$501];[.$B99]); 2)" office:value-type="float" office:value="1.9" calcext:value-type="float">
            <text:p>1.9</text:p>
          </table:table-cell>
          <table:table-cell table:formula="of:=ROUND(AVERAGEIFS([ResNet_NoNorm_test_results.G$2:.G$501];[ResNet_NoNorm_test_results.$A$2:.$A$501];[.$A99];[ResNet_NoNorm_test_results.$B$2:.$B$501];[.$B99]); 2)" office:value-type="float" office:value="24.9" calcext:value-type="float">
            <text:p>24.9</text:p>
          </table:table-cell>
          <table:table-cell table:number-matrix-columns-spanned="1" table:number-matrix-rows-spanned="1" table:formula="of:=ROUND(STDEV(IF(IF([.$A99]=[ResNet_NoNorm_test_results.$A$2:.$A$501];1;0);IF([.$B99]=[ResNet_NoNorm_test_results.$B$2:.$B$501];[ResNet_NoNorm_test_results.$C$2:.$C$501];&quot;&quot;);&quot;&quot;));4)" office:value-type="float" office:value="0.0418" calcext:value-type="float">
            <text:p>0.0418</text:p>
          </table:table-cell>
        </table:table-row>
        <table:table-row table:style-name="ro1">
          <table:table-cell table:formula="of:=[ResNet_NoNorm_test_results.A495]" office:value-type="string" office:string-value="SmallNeg_0.5" calcext:value-type="string">
            <text:p>SmallNeg_0.5</text:p>
          </table:table-cell>
          <table:table-cell table:formula="of:=[ResNet_NoNorm_test_results.B480]" office:value-type="float" office:value="4" calcext:value-type="float">
            <text:p>4</text:p>
          </table:table-cell>
          <table:table-cell table:formula="of:=ROUND(AVERAGEIFS([ResNet_NoNorm_test_results.C$2:.C$501];[ResNet_NoNorm_test_results.$A$2:.$A$501];[.$A100];[ResNet_NoNorm_test_results.$B$2:.$B$501];[.$B100]); 2)" office:value-type="float" office:value="0.47" calcext:value-type="float">
            <text:p>0.47</text:p>
          </table:table-cell>
          <table:table-cell table:formula="of:=ROUND(AVERAGEIFS([ResNet_NoNorm_test_results.D$2:.D$501];[ResNet_NoNorm_test_results.$A$2:.$A$501];[.$A100];[ResNet_NoNorm_test_results.$B$2:.$B$501];[.$B100]); 2)" office:value-type="float" office:value="0.52" calcext:value-type="float">
            <text:p>0.52</text:p>
          </table:table-cell>
          <table:table-cell table:formula="of:=ROUND(AVERAGEIFS([ResNet_NoNorm_test_results.E$2:.E$501];[ResNet_NoNorm_test_results.$A$2:.$A$501];[.$A100];[ResNet_NoNorm_test_results.$B$2:.$B$501];[.$B100]); 2)" office:value-type="float" office:value="1.56" calcext:value-type="float">
            <text:p>1.56</text:p>
          </table:table-cell>
          <table:table-cell table:formula="of:=ROUND(AVERAGEIFS([ResNet_NoNorm_test_results.F$2:.F$501];[ResNet_NoNorm_test_results.$A$2:.$A$501];[.$A100];[ResNet_NoNorm_test_results.$B$2:.$B$501];[.$B100]); 2)" office:value-type="float" office:value="1.26" calcext:value-type="float">
            <text:p>1.26</text:p>
          </table:table-cell>
          <table:table-cell table:formula="of:=ROUND(AVERAGEIFS([ResNet_NoNorm_test_results.G$2:.G$501];[ResNet_NoNorm_test_results.$A$2:.$A$501];[.$A100];[ResNet_NoNorm_test_results.$B$2:.$B$501];[.$B100]); 2)" office:value-type="float" office:value="24.84" calcext:value-type="float">
            <text:p>24.84</text:p>
          </table:table-cell>
          <table:table-cell table:number-matrix-columns-spanned="1" table:number-matrix-rows-spanned="1" table:formula="of:=ROUND(STDEV(IF(IF([.$A100]=[ResNet_NoNorm_test_results.$A$2:.$A$501];1;0);IF([.$B100]=[ResNet_NoNorm_test_results.$B$2:.$B$501];[ResNet_NoNorm_test_results.$C$2:.$C$501];&quot;&quot;);&quot;&quot;));4)" office:value-type="float" office:value="0.0254" calcext:value-type="float">
            <text:p>0.0254</text:p>
          </table:table-cell>
        </table:table-row>
        <table:table-row table:style-name="ro1">
          <table:table-cell table:formula="of:=[ResNet_NoNorm_test_results.A501]" office:value-type="string" office:string-value="SmallNeg_0.5" calcext:value-type="string">
            <text:p>SmallNeg_0.5</text:p>
          </table:table-cell>
          <table:table-cell table:formula="of:=[ResNet_NoNorm_test_results.B481]" office:value-type="float" office:value="5" calcext:value-type="float">
            <text:p>5</text:p>
          </table:table-cell>
          <table:table-cell table:formula="of:=ROUND(AVERAGEIFS([ResNet_NoNorm_test_results.C$2:.C$501];[ResNet_NoNorm_test_results.$A$2:.$A$501];[.$A101];[ResNet_NoNorm_test_results.$B$2:.$B$501];[.$B101]); 2)" office:value-type="float" office:value="0.55" calcext:value-type="float">
            <text:p>0.55</text:p>
          </table:table-cell>
          <table:table-cell table:formula="of:=ROUND(AVERAGEIFS([ResNet_NoNorm_test_results.D$2:.D$501];[ResNet_NoNorm_test_results.$A$2:.$A$501];[.$A101];[ResNet_NoNorm_test_results.$B$2:.$B$501];[.$B101]); 2)" office:value-type="float" office:value="0.6" calcext:value-type="float">
            <text:p>0.6</text:p>
          </table:table-cell>
          <table:table-cell table:formula="of:=ROUND(AVERAGEIFS([ResNet_NoNorm_test_results.E$2:.E$501];[ResNet_NoNorm_test_results.$A$2:.$A$501];[.$A101];[ResNet_NoNorm_test_results.$B$2:.$B$501];[.$B101]); 2)" office:value-type="float" office:value="1.15" calcext:value-type="float">
            <text:p>1.15</text:p>
          </table:table-cell>
          <table:table-cell table:formula="of:=ROUND(AVERAGEIFS([ResNet_NoNorm_test_results.F$2:.F$501];[ResNet_NoNorm_test_results.$A$2:.$A$501];[.$A101];[ResNet_NoNorm_test_results.$B$2:.$B$501];[.$B101]); 2)" office:value-type="float" office:value="1.07" calcext:value-type="float">
            <text:p>1.07</text:p>
          </table:table-cell>
          <table:table-cell table:formula="of:=ROUND(AVERAGEIFS([ResNet_NoNorm_test_results.G$2:.G$501];[ResNet_NoNorm_test_results.$A$2:.$A$501];[.$A101];[ResNet_NoNorm_test_results.$B$2:.$B$501];[.$B101]); 2)" office:value-type="float" office:value="24.69" calcext:value-type="float">
            <text:p>24.69</text:p>
          </table:table-cell>
          <table:table-cell table:number-matrix-columns-spanned="1" table:number-matrix-rows-spanned="1" table:formula="of:=ROUND(STDEV(IF(IF([.$A101]=[ResNet_NoNorm_test_results.$A$2:.$A$501];1;0);IF([.$B101]=[ResNet_NoNorm_test_results.$B$2:.$B$501];[ResNet_NoNorm_test_results.$C$2:.$C$501];&quot;&quot;);&quot;&quot;));4)" office:value-type="float" office:value="0.0213" calcext:value-type="float">
            <text:p>0.0213</text:p>
          </table:table-cell>
        </table:table-row>
      </table:table>
      <table:table table:name="Final Epoch Averages" table:style-name="ta1">
        <table:shapes>
          <draw:frame draw:z-index="0" draw:style-name="gr1" draw:text-style-name="P1" svg:width="18.142cm" svg:height="14.317cm" svg:x="21.361cm" svg:y="2.921cm">
            <draw:object draw:notify-on-update-of-ranges="'Final Epoch Averages'.A28:'Final Epoch Averages'.A29 'Final Epoch Averages'.A30:'Final Epoch Averages'.A49 'Final Epoch Averages'.C28:'Final Epoch Averages'.C29 'Final Epoch Averages'.C30:'Final Epoch Averages'.C49 'Final Epoch Averages'.D28:'Final Epoch Averages'.D29 'Final Epoch Averages'.D30:'Final Epoch Averages'.D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Activation Function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Training Accuracy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raining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table:formula="of:=['Epoch Averages'.A2]" office:value-type="string" office:string-value="ReLU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table:formula="of:=['Epoch Averages'.C6]" office:value-type="float" office:value="0.45" calcext:value-type="float">
            <text:p>0.45</text:p>
          </table:table-cell>
          <table:table-cell table:formula="of:=['Epoch Averages'.D6]" office:value-type="float" office:value="0.5" calcext:value-type="float">
            <text:p>0.5</text:p>
          </table:table-cell>
          <table:table-cell table:formula="of:=['Epoch Averages'.E6]" office:value-type="float" office:value="1.65" calcext:value-type="float">
            <text:p>1.65</text:p>
          </table:table-cell>
          <table:table-cell table:formula="of:=['Epoch Averages'.F6]" office:value-type="float" office:value="1.35" calcext:value-type="float">
            <text:p>1.35</text:p>
          </table:table-cell>
          <table:table-cell table:formula="of:=['Epoch Averages'.G6]" office:value-type="float" office:value="12.5" calcext:value-type="float">
            <text:p>12.5</text:p>
          </table:table-cell>
          <table:table-cell table:formula="of:=['Epoch Averages'.H6]" office:value-type="float" office:value="0.0209" calcext:value-type="float">
            <text:p>0.0209</text:p>
          </table:table-cell>
        </table:table-row>
        <table:table-row table:style-name="ro1">
          <table:table-cell table:formula="of:=['Epoch Averages'.A7]" office:value-type="string" office:string-value="NegReLU" calcext:value-type="string">
            <text:p>NegReLU</text:p>
          </table:table-cell>
          <table:table-cell office:value-type="float" office:value="5" calcext:value-type="float">
            <text:p>5</text:p>
          </table:table-cell>
          <table:table-cell table:formula="of:=['Epoch Averages'.C11]" office:value-type="float" office:value="0.32" calcext:value-type="float">
            <text:p>0.32</text:p>
          </table:table-cell>
          <table:table-cell table:formula="of:=['Epoch Averages'.D11]" office:value-type="float" office:value="0.35" calcext:value-type="float">
            <text:p>0.35</text:p>
          </table:table-cell>
          <table:table-cell table:formula="of:=['Epoch Averages'.E11]" office:value-type="float" office:value="2.1" calcext:value-type="float">
            <text:p>2.1</text:p>
          </table:table-cell>
          <table:table-cell table:formula="of:=['Epoch Averages'.F11]" office:value-type="float" office:value="1.99" calcext:value-type="float">
            <text:p>1.99</text:p>
          </table:table-cell>
          <table:table-cell table:formula="of:=['Epoch Averages'.G11]" office:value-type="float" office:value="13.85" calcext:value-type="float">
            <text:p>13.85</text:p>
          </table:table-cell>
          <table:table-cell table:formula="of:=['Epoch Averages'.H11]" office:value-type="float" office:value="0.0352" calcext:value-type="float">
            <text:p>0.0352</text:p>
          </table:table-cell>
        </table:table-row>
        <table:table-row table:style-name="ro1">
          <table:table-cell table:formula="of:=['Epoch Averages'.A12]" office:value-type="string" office:string-value="Dslope_0.25" calcext:value-type="string">
            <text:p>Dslope_0.25</text:p>
          </table:table-cell>
          <table:table-cell office:value-type="float" office:value="5" calcext:value-type="float">
            <text:p>5</text:p>
          </table:table-cell>
          <table:table-cell table:formula="of:=['Epoch Averages'.C16]" office:value-type="float" office:value="0.1" calcext:value-type="float">
            <text:p>0.1</text:p>
          </table:table-cell>
          <table:table-cell table:formula="of:=['Epoch Averages'.D16]" office:value-type="float" office:value="0.1" calcext:value-type="float">
            <text:p>0.1</text:p>
          </table:table-cell>
          <table:table-cell table:formula="of:=['Epoch Averages'.E16]" office:value-type="float" office:value="2.3" calcext:value-type="float">
            <text:p>2.3</text:p>
          </table:table-cell>
          <table:table-cell table:formula="of:=['Epoch Averages'.F16]" office:value-type="float" office:value="2.3" calcext:value-type="float">
            <text:p>2.3</text:p>
          </table:table-cell>
          <table:table-cell table:formula="of:=['Epoch Averages'.G16]" office:value-type="float" office:value="14.25" calcext:value-type="float">
            <text:p>14.25</text:p>
          </table:table-cell>
          <table:table-cell table:formula="of:=['Epoch Averages'.H16]" office:value-type="float" office:value="0" calcext:value-type="float">
            <text:p>0</text:p>
          </table:table-cell>
        </table:table-row>
        <table:table-row table:style-name="ro1">
          <table:table-cell table:formula="of:=['Epoch Averages'.A17]" office:value-type="string" office:string-value="Dslope_0.5" calcext:value-type="string">
            <text:p>Dslope_0.5</text:p>
          </table:table-cell>
          <table:table-cell office:value-type="float" office:value="5" calcext:value-type="float">
            <text:p>5</text:p>
          </table:table-cell>
          <table:table-cell table:formula="of:=['Epoch Averages'.C21]" office:value-type="float" office:value="0.1" calcext:value-type="float">
            <text:p>0.1</text:p>
          </table:table-cell>
          <table:table-cell table:formula="of:=['Epoch Averages'.D21]" office:value-type="float" office:value="0.1" calcext:value-type="float">
            <text:p>0.1</text:p>
          </table:table-cell>
          <table:table-cell table:formula="of:=['Epoch Averages'.E21]" office:value-type="float" office:value="2.3" calcext:value-type="float">
            <text:p>2.3</text:p>
          </table:table-cell>
          <table:table-cell table:formula="of:=['Epoch Averages'.F21]" office:value-type="float" office:value="2.3" calcext:value-type="float">
            <text:p>2.3</text:p>
          </table:table-cell>
          <table:table-cell table:formula="of:=['Epoch Averages'.G21]" office:value-type="float" office:value="14.32" calcext:value-type="float">
            <text:p>14.32</text:p>
          </table:table-cell>
          <table:table-cell table:formula="of:=['Epoch Averages'.H21]" office:value-type="float" office:value="0" calcext:value-type="float">
            <text:p>0</text:p>
          </table:table-cell>
        </table:table-row>
        <table:table-row table:style-name="ro1">
          <table:table-cell table:style-name="ce1" table:formula="of:=['Epoch Averages'.A22]" office:value-type="string" office:string-value="Dslope_0.75" calcext:value-type="string">
            <text:p>Dslope_0.75</text:p>
          </table:table-cell>
          <table:table-cell office:value-type="float" office:value="5" calcext:value-type="float">
            <text:p>5</text:p>
          </table:table-cell>
          <table:table-cell table:formula="of:=['Epoch Averages'.C26]" office:value-type="float" office:value="0.12" calcext:value-type="float">
            <text:p>0.12</text:p>
          </table:table-cell>
          <table:table-cell table:formula="of:=['Epoch Averages'.D26]" office:value-type="float" office:value="0.12" calcext:value-type="float">
            <text:p>0.12</text:p>
          </table:table-cell>
          <table:table-cell table:formula="of:=['Epoch Averages'.E26]" office:value-type="float" office:value="2.3" calcext:value-type="float">
            <text:p>2.3</text:p>
          </table:table-cell>
          <table:table-cell table:formula="of:=['Epoch Averages'.F26]" office:value-type="float" office:value="2.3" calcext:value-type="float">
            <text:p>2.3</text:p>
          </table:table-cell>
          <table:table-cell table:formula="of:=['Epoch Averages'.G26]" office:value-type="float" office:value="14.29" calcext:value-type="float">
            <text:p>14.29</text:p>
          </table:table-cell>
          <table:table-cell table:formula="of:=['Epoch Averages'.H26]" office:value-type="float" office:value="0.0348" calcext:value-type="float">
            <text:p>0.0348</text:p>
          </table:table-cell>
        </table:table-row>
        <table:table-row table:style-name="ro1">
          <table:table-cell table:style-name="ce1" table:formula="of:=['Epoch Averages'.A27]" office:value-type="string" office:string-value="Dslope_1.0" calcext:value-type="string">
            <text:p>Dslope_1.0</text:p>
          </table:table-cell>
          <table:table-cell office:value-type="float" office:value="5" calcext:value-type="float">
            <text:p>5</text:p>
          </table:table-cell>
          <table:table-cell table:style-name="ce2" table:formula="of:=['Epoch Averages'.C31]" office:value-type="float" office:value="0.53" calcext:value-type="float">
            <text:p>0.53</text:p>
          </table:table-cell>
          <table:table-cell table:style-name="ce2" table:formula="of:=['Epoch Averages'.D31]" office:value-type="float" office:value="0.57" calcext:value-type="float">
            <text:p>0.57</text:p>
          </table:table-cell>
          <table:table-cell table:style-name="ce2" table:formula="of:=['Epoch Averages'.E31]" office:value-type="float" office:value="1.27" calcext:value-type="float">
            <text:p>1.27</text:p>
          </table:table-cell>
          <table:table-cell table:style-name="ce2" table:formula="of:=['Epoch Averages'.F31]" office:value-type="float" office:value="1.11" calcext:value-type="float">
            <text:p>1.11</text:p>
          </table:table-cell>
          <table:table-cell table:style-name="ce2" table:formula="of:=['Epoch Averages'.G31]" office:value-type="float" office:value="14.25" calcext:value-type="float">
            <text:p>14.25</text:p>
          </table:table-cell>
          <table:table-cell table:style-name="ce2" table:formula="of:=['Epoch Averages'.H31]" office:value-type="float" office:value="0.0566" calcext:value-type="float">
            <text:p>0.0566</text:p>
          </table:table-cell>
        </table:table-row>
        <table:table-row table:style-name="ro1">
          <table:table-cell table:style-name="ce1" table:formula="of:=['Epoch Averages'.A32]" office:value-type="string" office:string-value="Dslope_1.25" calcext:value-type="string">
            <text:p>Dslope_1.25</text:p>
          </table:table-cell>
          <table:table-cell office:value-type="float" office:value="5" calcext:value-type="float">
            <text:p>5</text:p>
          </table:table-cell>
          <table:table-cell table:formula="of:=['Epoch Averages'.C36]" office:value-type="float" office:value="0.75" calcext:value-type="float">
            <text:p>0.75</text:p>
          </table:table-cell>
          <table:table-cell table:formula="of:=['Epoch Averages'.D36]" office:value-type="float" office:value="0.76" calcext:value-type="float">
            <text:p>0.76</text:p>
          </table:table-cell>
          <table:table-cell table:formula="of:=['Epoch Averages'.E36]" office:value-type="float" office:value="0.66" calcext:value-type="float">
            <text:p>0.66</text:p>
          </table:table-cell>
          <table:table-cell table:formula="of:=['Epoch Averages'.F36]" office:value-type="float" office:value="0.66" calcext:value-type="float">
            <text:p>0.66</text:p>
          </table:table-cell>
          <table:table-cell table:formula="of:=['Epoch Averages'.G36]" office:value-type="float" office:value="14.19" calcext:value-type="float">
            <text:p>14.19</text:p>
          </table:table-cell>
          <table:table-cell table:formula="of:=['Epoch Averages'.H36]" office:value-type="float" office:value="0.004" calcext:value-type="float">
            <text:p>0.004</text:p>
          </table:table-cell>
        </table:table-row>
        <table:table-row table:style-name="ro1">
          <table:table-cell table:style-name="ce1" table:formula="of:=['Epoch Averages'.A37]" office:value-type="string" office:string-value="Dslope_1.5" calcext:value-type="string">
            <text:p>Dslope_1.5</text:p>
          </table:table-cell>
          <table:table-cell office:value-type="float" office:value="5" calcext:value-type="float">
            <text:p>5</text:p>
          </table:table-cell>
          <table:table-cell table:formula="of:=['Epoch Averages'.C41]" office:value-type="float" office:value="0.83" calcext:value-type="float">
            <text:p>0.83</text:p>
          </table:table-cell>
          <table:table-cell table:formula="of:=['Epoch Averages'.D41]" office:value-type="float" office:value="0.81" calcext:value-type="float">
            <text:p>0.81</text:p>
          </table:table-cell>
          <table:table-cell table:formula="of:=['Epoch Averages'.E41]" office:value-type="float" office:value="0.48" calcext:value-type="float">
            <text:p>0.48</text:p>
          </table:table-cell>
          <table:table-cell table:formula="of:=['Epoch Averages'.F41]" office:value-type="float" office:value="0.51" calcext:value-type="float">
            <text:p>0.51</text:p>
          </table:table-cell>
          <table:table-cell table:formula="of:=['Epoch Averages'.G41]" office:value-type="float" office:value="14.02" calcext:value-type="float">
            <text:p>14.02</text:p>
          </table:table-cell>
          <table:table-cell table:formula="of:=['Epoch Averages'.H41]" office:value-type="float" office:value="0.0019" calcext:value-type="float">
            <text:p>0.0019</text:p>
          </table:table-cell>
        </table:table-row>
        <table:table-row table:style-name="ro1">
          <table:table-cell table:style-name="ce1" table:formula="of:=['Epoch Averages'.A42]" office:value-type="string" office:string-value="DiffYRelu_0.25" calcext:value-type="string">
            <text:p>DiffYRelu_0.25</text:p>
          </table:table-cell>
          <table:table-cell office:value-type="float" office:value="5" calcext:value-type="float">
            <text:p>5</text:p>
          </table:table-cell>
          <table:table-cell table:formula="of:=['Epoch Averages'.C46]" office:value-type="float" office:value="0.64" calcext:value-type="float">
            <text:p>0.64</text:p>
          </table:table-cell>
          <table:table-cell table:formula="of:=['Epoch Averages'.D46]" office:value-type="float" office:value="0.65" calcext:value-type="float">
            <text:p>0.65</text:p>
          </table:table-cell>
          <table:table-cell table:formula="of:=['Epoch Averages'.E46]" office:value-type="float" office:value="0.95" calcext:value-type="float">
            <text:p>0.95</text:p>
          </table:table-cell>
          <table:table-cell table:formula="of:=['Epoch Averages'.F46]" office:value-type="float" office:value="0.92" calcext:value-type="float">
            <text:p>0.92</text:p>
          </table:table-cell>
          <table:table-cell table:formula="of:=['Epoch Averages'.G46]" office:value-type="float" office:value="27.98" calcext:value-type="float">
            <text:p>27.98</text:p>
          </table:table-cell>
          <table:table-cell table:formula="of:=['Epoch Averages'.H46]" office:value-type="float" office:value="0.0051" calcext:value-type="float">
            <text:p>0.0051</text:p>
          </table:table-cell>
        </table:table-row>
        <table:table-row table:style-name="ro1">
          <table:table-cell table:style-name="ce1" table:formula="of:=['Epoch Averages'.A47]" office:value-type="string" office:string-value="DiffYRelu_0.5" calcext:value-type="string">
            <text:p>DiffYRelu_0.5</text:p>
          </table:table-cell>
          <table:table-cell office:value-type="float" office:value="5" calcext:value-type="float">
            <text:p>5</text:p>
          </table:table-cell>
          <table:table-cell table:formula="of:=['Epoch Averages'.C51]" office:value-type="float" office:value="0.67" calcext:value-type="float">
            <text:p>0.67</text:p>
          </table:table-cell>
          <table:table-cell table:formula="of:=['Epoch Averages'.D51]" office:value-type="float" office:value="0.68" calcext:value-type="float">
            <text:p>0.68</text:p>
          </table:table-cell>
          <table:table-cell table:formula="of:=['Epoch Averages'.E51]" office:value-type="float" office:value="0.88" calcext:value-type="float">
            <text:p>0.88</text:p>
          </table:table-cell>
          <table:table-cell table:formula="of:=['Epoch Averages'.F51]" office:value-type="float" office:value="0.87" calcext:value-type="float">
            <text:p>0.87</text:p>
          </table:table-cell>
          <table:table-cell table:formula="of:=['Epoch Averages'.G51]" office:value-type="float" office:value="28.65" calcext:value-type="float">
            <text:p>28.65</text:p>
          </table:table-cell>
          <table:table-cell table:formula="of:=['Epoch Averages'.H51]" office:value-type="float" office:value="0.0115" calcext:value-type="float">
            <text:p>0.0115</text:p>
          </table:table-cell>
        </table:table-row>
        <table:table-row table:style-name="ro1">
          <table:table-cell table:style-name="ce1" table:formula="of:=['Epoch Averages'.A52]" office:value-type="string" office:string-value="DiffYRelu_0.75" calcext:value-type="string">
            <text:p>DiffYRelu_0.75</text:p>
          </table:table-cell>
          <table:table-cell office:value-type="float" office:value="5" calcext:value-type="float">
            <text:p>5</text:p>
          </table:table-cell>
          <table:table-cell table:formula="of:=['Epoch Averages'.C56]" office:value-type="float" office:value="0.69" calcext:value-type="float">
            <text:p>0.69</text:p>
          </table:table-cell>
          <table:table-cell table:formula="of:=['Epoch Averages'.D56]" office:value-type="float" office:value="0.69" calcext:value-type="float">
            <text:p>0.69</text:p>
          </table:table-cell>
          <table:table-cell table:formula="of:=['Epoch Averages'.E56]" office:value-type="float" office:value="0.83" calcext:value-type="float">
            <text:p>0.83</text:p>
          </table:table-cell>
          <table:table-cell table:formula="of:=['Epoch Averages'.F56]" office:value-type="float" office:value="0.82" calcext:value-type="float">
            <text:p>0.82</text:p>
          </table:table-cell>
          <table:table-cell table:formula="of:=['Epoch Averages'.G56]" office:value-type="float" office:value="28.3" calcext:value-type="float">
            <text:p>28.3</text:p>
          </table:table-cell>
          <table:table-cell table:formula="of:=['Epoch Averages'.H56]" office:value-type="float" office:value="0.0115" calcext:value-type="float">
            <text:p>0.0115</text:p>
          </table:table-cell>
        </table:table-row>
        <table:table-row table:style-name="ro1">
          <table:table-cell table:style-name="ce1" table:formula="of:=['Epoch Averages'.A57]" office:value-type="string" office:string-value="DiffYRelu_1.0" calcext:value-type="string">
            <text:p>DiffYRelu_1.0</text:p>
          </table:table-cell>
          <table:table-cell office:value-type="float" office:value="5" calcext:value-type="float">
            <text:p>5</text:p>
          </table:table-cell>
          <table:table-cell table:formula="of:=['Epoch Averages'.C61]" office:value-type="float" office:value="0.7" calcext:value-type="float">
            <text:p>0.7</text:p>
          </table:table-cell>
          <table:table-cell table:formula="of:=['Epoch Averages'.D61]" office:value-type="float" office:value="0.71" calcext:value-type="float">
            <text:p>0.71</text:p>
          </table:table-cell>
          <table:table-cell table:formula="of:=['Epoch Averages'.E61]" office:value-type="float" office:value="0.8" calcext:value-type="float">
            <text:p>0.8</text:p>
          </table:table-cell>
          <table:table-cell table:formula="of:=['Epoch Averages'.F61]" office:value-type="float" office:value="0.78" calcext:value-type="float">
            <text:p>0.78</text:p>
          </table:table-cell>
          <table:table-cell table:formula="of:=['Epoch Averages'.G61]" office:value-type="float" office:value="28.31" calcext:value-type="float">
            <text:p>28.31</text:p>
          </table:table-cell>
          <table:table-cell table:formula="of:=['Epoch Averages'.H61]" office:value-type="float" office:value="0.0067" calcext:value-type="float">
            <text:p>0.0067</text:p>
          </table:table-cell>
        </table:table-row>
        <table:table-row table:style-name="ro1">
          <table:table-cell table:style-name="ce1" table:formula="of:=['Epoch Averages'.A62]" office:value-type="string" office:string-value="PosHill_0.25" calcext:value-type="string">
            <text:p>PosHill_0.25</text:p>
          </table:table-cell>
          <table:table-cell office:value-type="float" office:value="5" calcext:value-type="float">
            <text:p>5</text:p>
          </table:table-cell>
          <table:table-cell table:formula="of:=['Epoch Averages'.C66]" office:value-type="float" office:value="0.49" calcext:value-type="float">
            <text:p>0.49</text:p>
          </table:table-cell>
          <table:table-cell table:formula="of:=['Epoch Averages'.D66]" office:value-type="float" office:value="0.53" calcext:value-type="float">
            <text:p>0.53</text:p>
          </table:table-cell>
          <table:table-cell table:formula="of:=['Epoch Averages'.E66]" office:value-type="float" office:value="1.65" calcext:value-type="float">
            <text:p>1.65</text:p>
          </table:table-cell>
          <table:table-cell table:formula="of:=['Epoch Averages'.F66]" office:value-type="float" office:value="1.57" calcext:value-type="float">
            <text:p>1.57</text:p>
          </table:table-cell>
          <table:table-cell table:formula="of:=['Epoch Averages'.G66]" office:value-type="float" office:value="16.93" calcext:value-type="float">
            <text:p>16.93</text:p>
          </table:table-cell>
          <table:table-cell table:formula="of:=['Epoch Averages'.H66]" office:value-type="float" office:value="0.0639" calcext:value-type="float">
            <text:p>0.0639</text:p>
          </table:table-cell>
        </table:table-row>
        <table:table-row table:style-name="ro1">
          <table:table-cell table:style-name="ce1" table:formula="of:=['Epoch Averages'.A67]" office:value-type="string" office:string-value="PosHill_0.5" calcext:value-type="string">
            <text:p>PosHill_0.5</text:p>
          </table:table-cell>
          <table:table-cell office:value-type="float" office:value="5" calcext:value-type="float">
            <text:p>5</text:p>
          </table:table-cell>
          <table:table-cell table:formula="of:=['Epoch Averages'.C71]" office:value-type="float" office:value="0.7" calcext:value-type="float">
            <text:p>0.7</text:p>
          </table:table-cell>
          <table:table-cell table:formula="of:=['Epoch Averages'.D71]" office:value-type="float" office:value="0.71" calcext:value-type="float">
            <text:p>0.71</text:p>
          </table:table-cell>
          <table:table-cell table:formula="of:=['Epoch Averages'.E71]" office:value-type="float" office:value="0.9" calcext:value-type="float">
            <text:p>0.9</text:p>
          </table:table-cell>
          <table:table-cell table:formula="of:=['Epoch Averages'.F71]" office:value-type="float" office:value="0.86" calcext:value-type="float">
            <text:p>0.86</text:p>
          </table:table-cell>
          <table:table-cell table:formula="of:=['Epoch Averages'.G71]" office:value-type="float" office:value="16.88" calcext:value-type="float">
            <text:p>16.88</text:p>
          </table:table-cell>
          <table:table-cell table:formula="of:=['Epoch Averages'.H71]" office:value-type="float" office:value="0.012" calcext:value-type="float">
            <text:p>0.012</text:p>
          </table:table-cell>
        </table:table-row>
        <table:table-row table:style-name="ro1">
          <table:table-cell table:style-name="ce1" table:formula="of:=['Epoch Averages'.A72]" office:value-type="string" office:string-value="PosHill_0.75" calcext:value-type="string">
            <text:p>PosHill_0.75</text:p>
          </table:table-cell>
          <table:table-cell office:value-type="float" office:value="5" calcext:value-type="float">
            <text:p>5</text:p>
          </table:table-cell>
          <table:table-cell table:formula="of:=['Epoch Averages'.C76]" office:value-type="float" office:value="0.71" calcext:value-type="float">
            <text:p>0.71</text:p>
          </table:table-cell>
          <table:table-cell table:formula="of:=['Epoch Averages'.D76]" office:value-type="float" office:value="0.72" calcext:value-type="float">
            <text:p>0.72</text:p>
          </table:table-cell>
          <table:table-cell table:formula="of:=['Epoch Averages'.E76]" office:value-type="float" office:value="1" calcext:value-type="float">
            <text:p>1</text:p>
          </table:table-cell>
          <table:table-cell table:formula="of:=['Epoch Averages'.F76]" office:value-type="float" office:value="0.95" calcext:value-type="float">
            <text:p>0.95</text:p>
          </table:table-cell>
          <table:table-cell table:formula="of:=['Epoch Averages'.G76]" office:value-type="float" office:value="16.89" calcext:value-type="float">
            <text:p>16.89</text:p>
          </table:table-cell>
          <table:table-cell table:formula="of:=['Epoch Averages'.H76]" office:value-type="float" office:value="0.0071" calcext:value-type="float">
            <text:p>0.0071</text:p>
          </table:table-cell>
        </table:table-row>
        <table:table-row table:style-name="ro1">
          <table:table-cell table:style-name="ce1" table:formula="of:=['Epoch Averages'.A77]" office:value-type="string" office:string-value="SmallNeg_0.1" calcext:value-type="string">
            <text:p>SmallNeg_0.1</text:p>
          </table:table-cell>
          <table:table-cell office:value-type="float" office:value="5" calcext:value-type="float">
            <text:p>5</text:p>
          </table:table-cell>
          <table:table-cell table:formula="of:=['Epoch Averages'.C81]" office:value-type="float" office:value="0.5" calcext:value-type="float">
            <text:p>0.5</text:p>
          </table:table-cell>
          <table:table-cell table:formula="of:=['Epoch Averages'.D81]" office:value-type="float" office:value="0.56" calcext:value-type="float">
            <text:p>0.56</text:p>
          </table:table-cell>
          <table:table-cell table:formula="of:=['Epoch Averages'.E81]" office:value-type="float" office:value="1.33" calcext:value-type="float">
            <text:p>1.33</text:p>
          </table:table-cell>
          <table:table-cell table:formula="of:=['Epoch Averages'.F81]" office:value-type="float" office:value="1.14" calcext:value-type="float">
            <text:p>1.14</text:p>
          </table:table-cell>
          <table:table-cell table:formula="of:=['Epoch Averages'.G81]" office:value-type="float" office:value="24.45" calcext:value-type="float">
            <text:p>24.45</text:p>
          </table:table-cell>
          <table:table-cell table:formula="of:=['Epoch Averages'.H81]" office:value-type="float" office:value="0.0312" calcext:value-type="float">
            <text:p>0.0312</text:p>
          </table:table-cell>
        </table:table-row>
        <table:table-row table:style-name="ro1">
          <table:table-cell table:style-name="ce1" table:formula="of:=['Epoch Averages'.A82]" office:value-type="string" office:string-value="SmallNeg_0.2" calcext:value-type="string">
            <text:p>SmallNeg_0.2</text:p>
          </table:table-cell>
          <table:table-cell office:value-type="float" office:value="5" calcext:value-type="float">
            <text:p>5</text:p>
          </table:table-cell>
          <table:table-cell table:formula="of:=['Epoch Averages'.C86]" office:value-type="float" office:value="0.5" calcext:value-type="float">
            <text:p>0.5</text:p>
          </table:table-cell>
          <table:table-cell table:formula="of:=['Epoch Averages'.D86]" office:value-type="float" office:value="0.56" calcext:value-type="float">
            <text:p>0.56</text:p>
          </table:table-cell>
          <table:table-cell table:formula="of:=['Epoch Averages'.E86]" office:value-type="float" office:value="1.35" calcext:value-type="float">
            <text:p>1.35</text:p>
          </table:table-cell>
          <table:table-cell table:formula="of:=['Epoch Averages'.F86]" office:value-type="float" office:value="1.15" calcext:value-type="float">
            <text:p>1.15</text:p>
          </table:table-cell>
          <table:table-cell table:formula="of:=['Epoch Averages'.G86]" office:value-type="float" office:value="24.52" calcext:value-type="float">
            <text:p>24.52</text:p>
          </table:table-cell>
          <table:table-cell table:formula="of:=['Epoch Averages'.H86]" office:value-type="float" office:value="0.0286" calcext:value-type="float">
            <text:p>0.0286</text:p>
          </table:table-cell>
        </table:table-row>
        <table:table-row table:style-name="ro1">
          <table:table-cell table:style-name="ce1" table:formula="of:=['Epoch Averages'.A87]" office:value-type="string" office:string-value="SmallNeg_0.3" calcext:value-type="string">
            <text:p>SmallNeg_0.3</text:p>
          </table:table-cell>
          <table:table-cell office:value-type="float" office:value="5" calcext:value-type="float">
            <text:p>5</text:p>
          </table:table-cell>
          <table:table-cell table:formula="of:=['Epoch Averages'.C91]" office:value-type="float" office:value="0.5" calcext:value-type="float">
            <text:p>0.5</text:p>
          </table:table-cell>
          <table:table-cell table:formula="of:=['Epoch Averages'.D91]" office:value-type="float" office:value="0.56" calcext:value-type="float">
            <text:p>0.56</text:p>
          </table:table-cell>
          <table:table-cell table:formula="of:=['Epoch Averages'.E91]" office:value-type="float" office:value="1.31" calcext:value-type="float">
            <text:p>1.31</text:p>
          </table:table-cell>
          <table:table-cell table:formula="of:=['Epoch Averages'.F91]" office:value-type="float" office:value="1.15" calcext:value-type="float">
            <text:p>1.15</text:p>
          </table:table-cell>
          <table:table-cell table:formula="of:=['Epoch Averages'.G91]" office:value-type="float" office:value="24.4" calcext:value-type="float">
            <text:p>24.4</text:p>
          </table:table-cell>
          <table:table-cell table:formula="of:=['Epoch Averages'.H91]" office:value-type="float" office:value="0.0126" calcext:value-type="float">
            <text:p>0.0126</text:p>
          </table:table-cell>
        </table:table-row>
        <table:table-row table:style-name="ro1">
          <table:table-cell table:style-name="ce1" table:formula="of:=['Epoch Averages'.A92]" office:value-type="string" office:string-value="SmallNeg_0.4" calcext:value-type="string">
            <text:p>SmallNeg_0.4</text:p>
          </table:table-cell>
          <table:table-cell office:value-type="float" office:value="5" calcext:value-type="float">
            <text:p>5</text:p>
          </table:table-cell>
          <table:table-cell table:formula="of:=['Epoch Averages'.C96]" office:value-type="float" office:value="0.55" calcext:value-type="float">
            <text:p>0.55</text:p>
          </table:table-cell>
          <table:table-cell table:formula="of:=['Epoch Averages'.D96]" office:value-type="float" office:value="0.6" calcext:value-type="float">
            <text:p>0.6</text:p>
          </table:table-cell>
          <table:table-cell table:formula="of:=['Epoch Averages'.E96]" office:value-type="float" office:value="1.16" calcext:value-type="float">
            <text:p>1.16</text:p>
          </table:table-cell>
          <table:table-cell table:formula="of:=['Epoch Averages'.F96]" office:value-type="float" office:value="1.06" calcext:value-type="float">
            <text:p>1.06</text:p>
          </table:table-cell>
          <table:table-cell table:formula="of:=['Epoch Averages'.G96]" office:value-type="float" office:value="24.39" calcext:value-type="float">
            <text:p>24.39</text:p>
          </table:table-cell>
          <table:table-cell table:formula="of:=['Epoch Averages'.H96]" office:value-type="float" office:value="0.0295" calcext:value-type="float">
            <text:p>0.0295</text:p>
          </table:table-cell>
        </table:table-row>
        <table:table-row table:style-name="ro1">
          <table:table-cell table:style-name="ce1" table:formula="of:=['Epoch Averages'.A97]" office:value-type="string" office:string-value="SmallNeg_0.5" calcext:value-type="string">
            <text:p>SmallNeg_0.5</text:p>
          </table:table-cell>
          <table:table-cell office:value-type="float" office:value="5" calcext:value-type="float">
            <text:p>5</text:p>
          </table:table-cell>
          <table:table-cell table:formula="of:=['Epoch Averages'.C101]" office:value-type="float" office:value="0.55" calcext:value-type="float">
            <text:p>0.55</text:p>
          </table:table-cell>
          <table:table-cell table:formula="of:=['Epoch Averages'.D101]" office:value-type="float" office:value="0.6" calcext:value-type="float">
            <text:p>0.6</text:p>
          </table:table-cell>
          <table:table-cell table:formula="of:=['Epoch Averages'.E101]" office:value-type="float" office:value="1.15" calcext:value-type="float">
            <text:p>1.15</text:p>
          </table:table-cell>
          <table:table-cell table:formula="of:=['Epoch Averages'.F101]" office:value-type="float" office:value="1.07" calcext:value-type="float">
            <text:p>1.07</text:p>
          </table:table-cell>
          <table:table-cell table:formula="of:=['Epoch Averages'.G101]" office:value-type="float" office:value="24.69" calcext:value-type="float">
            <text:p>24.69</text:p>
          </table:table-cell>
          <table:table-cell table:formula="of:=['Epoch Averages'.H101]" office:value-type="float" office:value="0.0213" calcext:value-type="float">
            <text:p>0.0213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Table with row order swapped to change row order on bar cha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ivation Function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Training Accuracy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raining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table:formula="of:=[.A21]" office:value-type="string" office:string-value="SmallNeg_0.5" calcext:value-type="string">
            <text:p>SmallNeg_0.5</text:p>
          </table:table-cell>
          <table:table-cell table:formula="of:=[.B21]" office:value-type="float" office:value="5" calcext:value-type="float">
            <text:p>5</text:p>
          </table:table-cell>
          <table:table-cell table:formula="of:=[.C21]" office:value-type="float" office:value="0.55" calcext:value-type="float">
            <text:p>0.55</text:p>
          </table:table-cell>
          <table:table-cell table:formula="of:=[.D21]" office:value-type="float" office:value="0.6" calcext:value-type="float">
            <text:p>0.6</text:p>
          </table:table-cell>
          <table:table-cell table:formula="of:=[.E21]" office:value-type="float" office:value="1.15" calcext:value-type="float">
            <text:p>1.15</text:p>
          </table:table-cell>
          <table:table-cell table:formula="of:=[.F21]" office:value-type="float" office:value="1.07" calcext:value-type="float">
            <text:p>1.07</text:p>
          </table:table-cell>
          <table:table-cell table:formula="of:=[.G21]" office:value-type="float" office:value="24.69" calcext:value-type="float">
            <text:p>24.69</text:p>
          </table:table-cell>
          <table:table-cell table:formula="of:=[.H21]" office:value-type="float" office:value="0.0213" calcext:value-type="float">
            <text:p>0.0213</text:p>
          </table:table-cell>
        </table:table-row>
        <table:table-row table:style-name="ro1">
          <table:table-cell table:formula="of:=[.A20]" office:value-type="string" office:string-value="SmallNeg_0.4" calcext:value-type="string">
            <text:p>SmallNeg_0.4</text:p>
          </table:table-cell>
          <table:table-cell table:formula="of:=[.B20]" office:value-type="float" office:value="5" calcext:value-type="float">
            <text:p>5</text:p>
          </table:table-cell>
          <table:table-cell table:formula="of:=[.C20]" office:value-type="float" office:value="0.55" calcext:value-type="float">
            <text:p>0.55</text:p>
          </table:table-cell>
          <table:table-cell table:formula="of:=[.D20]" office:value-type="float" office:value="0.6" calcext:value-type="float">
            <text:p>0.6</text:p>
          </table:table-cell>
          <table:table-cell table:formula="of:=[.E20]" office:value-type="float" office:value="1.16" calcext:value-type="float">
            <text:p>1.16</text:p>
          </table:table-cell>
          <table:table-cell table:formula="of:=[.F20]" office:value-type="float" office:value="1.06" calcext:value-type="float">
            <text:p>1.06</text:p>
          </table:table-cell>
          <table:table-cell table:formula="of:=[.G20]" office:value-type="float" office:value="24.39" calcext:value-type="float">
            <text:p>24.39</text:p>
          </table:table-cell>
          <table:table-cell table:formula="of:=[.H20]" office:value-type="float" office:value="0.0295" calcext:value-type="float">
            <text:p>0.0295</text:p>
          </table:table-cell>
        </table:table-row>
        <table:table-row table:style-name="ro1">
          <table:table-cell table:formula="of:=[.A19]" office:value-type="string" office:string-value="SmallNeg_0.3" calcext:value-type="string">
            <text:p>SmallNeg_0.3</text:p>
          </table:table-cell>
          <table:table-cell table:formula="of:=[.B19]" office:value-type="float" office:value="5" calcext:value-type="float">
            <text:p>5</text:p>
          </table:table-cell>
          <table:table-cell table:formula="of:=[.C19]" office:value-type="float" office:value="0.5" calcext:value-type="float">
            <text:p>0.5</text:p>
          </table:table-cell>
          <table:table-cell table:formula="of:=[.D19]" office:value-type="float" office:value="0.56" calcext:value-type="float">
            <text:p>0.56</text:p>
          </table:table-cell>
          <table:table-cell table:formula="of:=[.E19]" office:value-type="float" office:value="1.31" calcext:value-type="float">
            <text:p>1.31</text:p>
          </table:table-cell>
          <table:table-cell table:formula="of:=[.F19]" office:value-type="float" office:value="1.15" calcext:value-type="float">
            <text:p>1.15</text:p>
          </table:table-cell>
          <table:table-cell table:formula="of:=[.G19]" office:value-type="float" office:value="24.4" calcext:value-type="float">
            <text:p>24.4</text:p>
          </table:table-cell>
          <table:table-cell table:formula="of:=[.H19]" office:value-type="float" office:value="0.0126" calcext:value-type="float">
            <text:p>0.0126</text:p>
          </table:table-cell>
        </table:table-row>
        <table:table-row table:style-name="ro1">
          <table:table-cell table:formula="of:=[.A18]" office:value-type="string" office:string-value="SmallNeg_0.2" calcext:value-type="string">
            <text:p>SmallNeg_0.2</text:p>
          </table:table-cell>
          <table:table-cell table:formula="of:=[.B18]" office:value-type="float" office:value="5" calcext:value-type="float">
            <text:p>5</text:p>
          </table:table-cell>
          <table:table-cell table:formula="of:=[.C18]" office:value-type="float" office:value="0.5" calcext:value-type="float">
            <text:p>0.5</text:p>
          </table:table-cell>
          <table:table-cell table:formula="of:=[.D18]" office:value-type="float" office:value="0.56" calcext:value-type="float">
            <text:p>0.56</text:p>
          </table:table-cell>
          <table:table-cell table:formula="of:=[.E18]" office:value-type="float" office:value="1.35" calcext:value-type="float">
            <text:p>1.35</text:p>
          </table:table-cell>
          <table:table-cell table:formula="of:=[.F18]" office:value-type="float" office:value="1.15" calcext:value-type="float">
            <text:p>1.15</text:p>
          </table:table-cell>
          <table:table-cell table:formula="of:=[.G18]" office:value-type="float" office:value="24.52" calcext:value-type="float">
            <text:p>24.52</text:p>
          </table:table-cell>
          <table:table-cell table:formula="of:=[.H18]" office:value-type="float" office:value="0.0286" calcext:value-type="float">
            <text:p>0.0286</text:p>
          </table:table-cell>
        </table:table-row>
        <table:table-row table:style-name="ro1">
          <table:table-cell table:formula="of:=[.A17]" office:value-type="string" office:string-value="SmallNeg_0.1" calcext:value-type="string">
            <text:p>SmallNeg_0.1</text:p>
          </table:table-cell>
          <table:table-cell table:formula="of:=[.B17]" office:value-type="float" office:value="5" calcext:value-type="float">
            <text:p>5</text:p>
          </table:table-cell>
          <table:table-cell table:formula="of:=[.C17]" office:value-type="float" office:value="0.5" calcext:value-type="float">
            <text:p>0.5</text:p>
          </table:table-cell>
          <table:table-cell table:formula="of:=[.D17]" office:value-type="float" office:value="0.56" calcext:value-type="float">
            <text:p>0.56</text:p>
          </table:table-cell>
          <table:table-cell table:formula="of:=[.E17]" office:value-type="float" office:value="1.33" calcext:value-type="float">
            <text:p>1.33</text:p>
          </table:table-cell>
          <table:table-cell table:formula="of:=[.F17]" office:value-type="float" office:value="1.14" calcext:value-type="float">
            <text:p>1.14</text:p>
          </table:table-cell>
          <table:table-cell table:formula="of:=[.G17]" office:value-type="float" office:value="24.45" calcext:value-type="float">
            <text:p>24.45</text:p>
          </table:table-cell>
          <table:table-cell table:formula="of:=[.H17]" office:value-type="float" office:value="0.0312" calcext:value-type="float">
            <text:p>0.0312</text:p>
          </table:table-cell>
        </table:table-row>
        <table:table-row table:style-name="ro1">
          <table:table-cell table:formula="of:=[.A16]" office:value-type="string" office:string-value="PosHill_0.75" calcext:value-type="string">
            <text:p>PosHill_0.75</text:p>
          </table:table-cell>
          <table:table-cell table:formula="of:=[.B16]" office:value-type="float" office:value="5" calcext:value-type="float">
            <text:p>5</text:p>
          </table:table-cell>
          <table:table-cell table:formula="of:=[.C16]" office:value-type="float" office:value="0.71" calcext:value-type="float">
            <text:p>0.71</text:p>
          </table:table-cell>
          <table:table-cell table:formula="of:=[.D16]" office:value-type="float" office:value="0.72" calcext:value-type="float">
            <text:p>0.72</text:p>
          </table:table-cell>
          <table:table-cell table:formula="of:=[.E16]" office:value-type="float" office:value="1" calcext:value-type="float">
            <text:p>1</text:p>
          </table:table-cell>
          <table:table-cell table:formula="of:=[.F16]" office:value-type="float" office:value="0.95" calcext:value-type="float">
            <text:p>0.95</text:p>
          </table:table-cell>
          <table:table-cell table:formula="of:=[.G16]" office:value-type="float" office:value="16.89" calcext:value-type="float">
            <text:p>16.89</text:p>
          </table:table-cell>
          <table:table-cell table:formula="of:=[.H16]" office:value-type="float" office:value="0.0071" calcext:value-type="float">
            <text:p>0.0071</text:p>
          </table:table-cell>
        </table:table-row>
        <table:table-row table:style-name="ro1">
          <table:table-cell table:formula="of:=[.A15]" office:value-type="string" office:string-value="PosHill_0.5" calcext:value-type="string">
            <text:p>PosHill_0.5</text:p>
          </table:table-cell>
          <table:table-cell table:formula="of:=[.B15]" office:value-type="float" office:value="5" calcext:value-type="float">
            <text:p>5</text:p>
          </table:table-cell>
          <table:table-cell table:formula="of:=[.C15]" office:value-type="float" office:value="0.7" calcext:value-type="float">
            <text:p>0.7</text:p>
          </table:table-cell>
          <table:table-cell table:formula="of:=[.D15]" office:value-type="float" office:value="0.71" calcext:value-type="float">
            <text:p>0.71</text:p>
          </table:table-cell>
          <table:table-cell table:formula="of:=[.E15]" office:value-type="float" office:value="0.9" calcext:value-type="float">
            <text:p>0.9</text:p>
          </table:table-cell>
          <table:table-cell table:formula="of:=[.F15]" office:value-type="float" office:value="0.86" calcext:value-type="float">
            <text:p>0.86</text:p>
          </table:table-cell>
          <table:table-cell table:formula="of:=[.G15]" office:value-type="float" office:value="16.88" calcext:value-type="float">
            <text:p>16.88</text:p>
          </table:table-cell>
          <table:table-cell table:formula="of:=[.H15]" office:value-type="float" office:value="0.012" calcext:value-type="float">
            <text:p>0.012</text:p>
          </table:table-cell>
        </table:table-row>
        <table:table-row table:style-name="ro1">
          <table:table-cell table:formula="of:=[.A14]" office:value-type="string" office:string-value="PosHill_0.25" calcext:value-type="string">
            <text:p>PosHill_0.25</text:p>
          </table:table-cell>
          <table:table-cell table:formula="of:=[.B14]" office:value-type="float" office:value="5" calcext:value-type="float">
            <text:p>5</text:p>
          </table:table-cell>
          <table:table-cell table:formula="of:=[.C14]" office:value-type="float" office:value="0.49" calcext:value-type="float">
            <text:p>0.49</text:p>
          </table:table-cell>
          <table:table-cell table:formula="of:=[.D14]" office:value-type="float" office:value="0.53" calcext:value-type="float">
            <text:p>0.53</text:p>
          </table:table-cell>
          <table:table-cell table:formula="of:=[.E14]" office:value-type="float" office:value="1.65" calcext:value-type="float">
            <text:p>1.65</text:p>
          </table:table-cell>
          <table:table-cell table:formula="of:=[.F14]" office:value-type="float" office:value="1.57" calcext:value-type="float">
            <text:p>1.57</text:p>
          </table:table-cell>
          <table:table-cell table:formula="of:=[.G14]" office:value-type="float" office:value="16.93" calcext:value-type="float">
            <text:p>16.93</text:p>
          </table:table-cell>
          <table:table-cell table:formula="of:=[.H14]" office:value-type="float" office:value="0.0639" calcext:value-type="float">
            <text:p>0.0639</text:p>
          </table:table-cell>
        </table:table-row>
        <table:table-row table:style-name="ro1">
          <table:table-cell table:formula="of:=[.A13]" office:value-type="string" office:string-value="DiffYRelu_1.0" calcext:value-type="string">
            <text:p>DiffYRelu_1.0</text:p>
          </table:table-cell>
          <table:table-cell table:formula="of:=[.B13]" office:value-type="float" office:value="5" calcext:value-type="float">
            <text:p>5</text:p>
          </table:table-cell>
          <table:table-cell table:formula="of:=[.C13]" office:value-type="float" office:value="0.7" calcext:value-type="float">
            <text:p>0.7</text:p>
          </table:table-cell>
          <table:table-cell table:formula="of:=[.D13]" office:value-type="float" office:value="0.71" calcext:value-type="float">
            <text:p>0.71</text:p>
          </table:table-cell>
          <table:table-cell table:formula="of:=[.E13]" office:value-type="float" office:value="0.8" calcext:value-type="float">
            <text:p>0.8</text:p>
          </table:table-cell>
          <table:table-cell table:formula="of:=[.F13]" office:value-type="float" office:value="0.78" calcext:value-type="float">
            <text:p>0.78</text:p>
          </table:table-cell>
          <table:table-cell table:formula="of:=[.G13]" office:value-type="float" office:value="28.31" calcext:value-type="float">
            <text:p>28.31</text:p>
          </table:table-cell>
          <table:table-cell table:formula="of:=[.H13]" office:value-type="float" office:value="0.0067" calcext:value-type="float">
            <text:p>0.0067</text:p>
          </table:table-cell>
        </table:table-row>
        <table:table-row table:style-name="ro1">
          <table:table-cell table:formula="of:=[.A12]" office:value-type="string" office:string-value="DiffYRelu_0.75" calcext:value-type="string">
            <text:p>DiffYRelu_0.75</text:p>
          </table:table-cell>
          <table:table-cell table:formula="of:=[.B12]" office:value-type="float" office:value="5" calcext:value-type="float">
            <text:p>5</text:p>
          </table:table-cell>
          <table:table-cell table:formula="of:=[.C12]" office:value-type="float" office:value="0.69" calcext:value-type="float">
            <text:p>0.69</text:p>
          </table:table-cell>
          <table:table-cell table:formula="of:=[.D12]" office:value-type="float" office:value="0.69" calcext:value-type="float">
            <text:p>0.69</text:p>
          </table:table-cell>
          <table:table-cell table:formula="of:=[.E12]" office:value-type="float" office:value="0.83" calcext:value-type="float">
            <text:p>0.83</text:p>
          </table:table-cell>
          <table:table-cell table:formula="of:=[.F12]" office:value-type="float" office:value="0.82" calcext:value-type="float">
            <text:p>0.82</text:p>
          </table:table-cell>
          <table:table-cell table:formula="of:=[.G12]" office:value-type="float" office:value="28.3" calcext:value-type="float">
            <text:p>28.3</text:p>
          </table:table-cell>
          <table:table-cell table:formula="of:=[.H12]" office:value-type="float" office:value="0.0115" calcext:value-type="float">
            <text:p>0.0115</text:p>
          </table:table-cell>
        </table:table-row>
        <table:table-row table:style-name="ro1">
          <table:table-cell table:formula="of:=[.A11]" office:value-type="string" office:string-value="DiffYRelu_0.5" calcext:value-type="string">
            <text:p>DiffYRelu_0.5</text:p>
          </table:table-cell>
          <table:table-cell table:formula="of:=[.B11]" office:value-type="float" office:value="5" calcext:value-type="float">
            <text:p>5</text:p>
          </table:table-cell>
          <table:table-cell table:formula="of:=[.C11]" office:value-type="float" office:value="0.67" calcext:value-type="float">
            <text:p>0.67</text:p>
          </table:table-cell>
          <table:table-cell table:formula="of:=[.D11]" office:value-type="float" office:value="0.68" calcext:value-type="float">
            <text:p>0.68</text:p>
          </table:table-cell>
          <table:table-cell table:formula="of:=[.E11]" office:value-type="float" office:value="0.88" calcext:value-type="float">
            <text:p>0.88</text:p>
          </table:table-cell>
          <table:table-cell table:formula="of:=[.F11]" office:value-type="float" office:value="0.87" calcext:value-type="float">
            <text:p>0.87</text:p>
          </table:table-cell>
          <table:table-cell table:formula="of:=[.G11]" office:value-type="float" office:value="28.65" calcext:value-type="float">
            <text:p>28.65</text:p>
          </table:table-cell>
          <table:table-cell table:formula="of:=[.H11]" office:value-type="float" office:value="0.0115" calcext:value-type="float">
            <text:p>0.0115</text:p>
          </table:table-cell>
        </table:table-row>
        <table:table-row table:style-name="ro1">
          <table:table-cell table:formula="of:=[.A10]" office:value-type="string" office:string-value="DiffYRelu_0.25" calcext:value-type="string">
            <text:p>DiffYRelu_0.25</text:p>
          </table:table-cell>
          <table:table-cell table:formula="of:=[.B10]" office:value-type="float" office:value="5" calcext:value-type="float">
            <text:p>5</text:p>
          </table:table-cell>
          <table:table-cell table:formula="of:=[.C10]" office:value-type="float" office:value="0.64" calcext:value-type="float">
            <text:p>0.64</text:p>
          </table:table-cell>
          <table:table-cell table:formula="of:=[.D10]" office:value-type="float" office:value="0.65" calcext:value-type="float">
            <text:p>0.65</text:p>
          </table:table-cell>
          <table:table-cell table:formula="of:=[.E10]" office:value-type="float" office:value="0.95" calcext:value-type="float">
            <text:p>0.95</text:p>
          </table:table-cell>
          <table:table-cell table:formula="of:=[.F10]" office:value-type="float" office:value="0.92" calcext:value-type="float">
            <text:p>0.92</text:p>
          </table:table-cell>
          <table:table-cell table:formula="of:=[.G10]" office:value-type="float" office:value="27.98" calcext:value-type="float">
            <text:p>27.98</text:p>
          </table:table-cell>
          <table:table-cell table:formula="of:=[.H10]" office:value-type="float" office:value="0.0051" calcext:value-type="float">
            <text:p>0.0051</text:p>
          </table:table-cell>
        </table:table-row>
        <table:table-row table:style-name="ro1">
          <table:table-cell table:formula="of:=[.A9]" office:value-type="string" office:string-value="Dslope_1.5" calcext:value-type="string">
            <text:p>Dslope_1.5</text:p>
          </table:table-cell>
          <table:table-cell table:formula="of:=[.B9]" office:value-type="float" office:value="5" calcext:value-type="float">
            <text:p>5</text:p>
          </table:table-cell>
          <table:table-cell table:formula="of:=[.C9]" office:value-type="float" office:value="0.83" calcext:value-type="float">
            <text:p>0.83</text:p>
          </table:table-cell>
          <table:table-cell table:formula="of:=[.D9]" office:value-type="float" office:value="0.81" calcext:value-type="float">
            <text:p>0.81</text:p>
          </table:table-cell>
          <table:table-cell table:formula="of:=[.E9]" office:value-type="float" office:value="0.48" calcext:value-type="float">
            <text:p>0.48</text:p>
          </table:table-cell>
          <table:table-cell table:formula="of:=[.F9]" office:value-type="float" office:value="0.51" calcext:value-type="float">
            <text:p>0.51</text:p>
          </table:table-cell>
          <table:table-cell table:formula="of:=[.G9]" office:value-type="float" office:value="14.02" calcext:value-type="float">
            <text:p>14.02</text:p>
          </table:table-cell>
          <table:table-cell table:formula="of:=[.H9]" office:value-type="float" office:value="0.0019" calcext:value-type="float">
            <text:p>0.0019</text:p>
          </table:table-cell>
        </table:table-row>
        <table:table-row table:style-name="ro1">
          <table:table-cell table:formula="of:=[.A8]" office:value-type="string" office:string-value="Dslope_1.25" calcext:value-type="string">
            <text:p>Dslope_1.25</text:p>
          </table:table-cell>
          <table:table-cell table:formula="of:=[.B8]" office:value-type="float" office:value="5" calcext:value-type="float">
            <text:p>5</text:p>
          </table:table-cell>
          <table:table-cell table:formula="of:=[.C8]" office:value-type="float" office:value="0.75" calcext:value-type="float">
            <text:p>0.75</text:p>
          </table:table-cell>
          <table:table-cell table:formula="of:=[.D8]" office:value-type="float" office:value="0.76" calcext:value-type="float">
            <text:p>0.76</text:p>
          </table:table-cell>
          <table:table-cell table:formula="of:=[.E8]" office:value-type="float" office:value="0.66" calcext:value-type="float">
            <text:p>0.66</text:p>
          </table:table-cell>
          <table:table-cell table:formula="of:=[.F8]" office:value-type="float" office:value="0.66" calcext:value-type="float">
            <text:p>0.66</text:p>
          </table:table-cell>
          <table:table-cell table:formula="of:=[.G8]" office:value-type="float" office:value="14.19" calcext:value-type="float">
            <text:p>14.19</text:p>
          </table:table-cell>
          <table:table-cell table:formula="of:=[.H8]" office:value-type="float" office:value="0.004" calcext:value-type="float">
            <text:p>0.004</text:p>
          </table:table-cell>
        </table:table-row>
        <table:table-row table:style-name="ro1">
          <table:table-cell table:formula="of:=[.A7]" office:value-type="string" office:string-value="Dslope_1.0" calcext:value-type="string">
            <text:p>Dslope_1.0</text:p>
          </table:table-cell>
          <table:table-cell table:formula="of:=[.B7]" office:value-type="float" office:value="5" calcext:value-type="float">
            <text:p>5</text:p>
          </table:table-cell>
          <table:table-cell table:formula="of:=[.C7]" office:value-type="float" office:value="0.53" calcext:value-type="float">
            <text:p>0.53</text:p>
          </table:table-cell>
          <table:table-cell table:formula="of:=[.D7]" office:value-type="float" office:value="0.57" calcext:value-type="float">
            <text:p>0.57</text:p>
          </table:table-cell>
          <table:table-cell table:formula="of:=[.E7]" office:value-type="float" office:value="1.27" calcext:value-type="float">
            <text:p>1.27</text:p>
          </table:table-cell>
          <table:table-cell table:formula="of:=[.F7]" office:value-type="float" office:value="1.11" calcext:value-type="float">
            <text:p>1.11</text:p>
          </table:table-cell>
          <table:table-cell table:formula="of:=[.G7]" office:value-type="float" office:value="14.25" calcext:value-type="float">
            <text:p>14.25</text:p>
          </table:table-cell>
          <table:table-cell table:formula="of:=[.H7]" office:value-type="float" office:value="0.0566" calcext:value-type="float">
            <text:p>0.0566</text:p>
          </table:table-cell>
        </table:table-row>
        <table:table-row table:style-name="ro1">
          <table:table-cell table:formula="of:=[.A6]" office:value-type="string" office:string-value="Dslope_0.75" calcext:value-type="string">
            <text:p>Dslope_0.75</text:p>
          </table:table-cell>
          <table:table-cell table:formula="of:=[.B6]" office:value-type="float" office:value="5" calcext:value-type="float">
            <text:p>5</text:p>
          </table:table-cell>
          <table:table-cell table:formula="of:=[.C6]" office:value-type="float" office:value="0.12" calcext:value-type="float">
            <text:p>0.12</text:p>
          </table:table-cell>
          <table:table-cell table:formula="of:=[.D6]" office:value-type="float" office:value="0.12" calcext:value-type="float">
            <text:p>0.12</text:p>
          </table:table-cell>
          <table:table-cell table:formula="of:=[.E6]" office:value-type="float" office:value="2.3" calcext:value-type="float">
            <text:p>2.3</text:p>
          </table:table-cell>
          <table:table-cell table:formula="of:=[.F6]" office:value-type="float" office:value="2.3" calcext:value-type="float">
            <text:p>2.3</text:p>
          </table:table-cell>
          <table:table-cell table:formula="of:=[.G6]" office:value-type="float" office:value="14.29" calcext:value-type="float">
            <text:p>14.29</text:p>
          </table:table-cell>
          <table:table-cell table:formula="of:=[.H6]" office:value-type="float" office:value="0.0348" calcext:value-type="float">
            <text:p>0.0348</text:p>
          </table:table-cell>
        </table:table-row>
        <table:table-row table:style-name="ro1">
          <table:table-cell table:formula="of:=[.A5]" office:value-type="string" office:string-value="Dslope_0.5" calcext:value-type="string">
            <text:p>Dslope_0.5</text:p>
          </table:table-cell>
          <table:table-cell table:formula="of:=[.B5]" office:value-type="float" office:value="5" calcext:value-type="float">
            <text:p>5</text:p>
          </table:table-cell>
          <table:table-cell table:formula="of:=[.C5]" office:value-type="float" office:value="0.1" calcext:value-type="float">
            <text:p>0.1</text:p>
          </table:table-cell>
          <table:table-cell table:formula="of:=[.D5]" office:value-type="float" office:value="0.1" calcext:value-type="float">
            <text:p>0.1</text:p>
          </table:table-cell>
          <table:table-cell table:formula="of:=[.E5]" office:value-type="float" office:value="2.3" calcext:value-type="float">
            <text:p>2.3</text:p>
          </table:table-cell>
          <table:table-cell table:formula="of:=[.F5]" office:value-type="float" office:value="2.3" calcext:value-type="float">
            <text:p>2.3</text:p>
          </table:table-cell>
          <table:table-cell table:formula="of:=[.G5]" office:value-type="float" office:value="14.32" calcext:value-type="float">
            <text:p>14.32</text:p>
          </table:table-cell>
          <table:table-cell table:formula="of:=[.H5]" office:value-type="float" office:value="0" calcext:value-type="float">
            <text:p>0</text:p>
          </table:table-cell>
        </table:table-row>
        <table:table-row table:style-name="ro1">
          <table:table-cell table:formula="of:=[.A4]" office:value-type="string" office:string-value="Dslope_0.25" calcext:value-type="string">
            <text:p>Dslope_0.25</text:p>
          </table:table-cell>
          <table:table-cell table:formula="of:=[.B4]" office:value-type="float" office:value="5" calcext:value-type="float">
            <text:p>5</text:p>
          </table:table-cell>
          <table:table-cell table:formula="of:=[.C4]" office:value-type="float" office:value="0.1" calcext:value-type="float">
            <text:p>0.1</text:p>
          </table:table-cell>
          <table:table-cell table:formula="of:=[.D4]" office:value-type="float" office:value="0.1" calcext:value-type="float">
            <text:p>0.1</text:p>
          </table:table-cell>
          <table:table-cell table:formula="of:=[.E4]" office:value-type="float" office:value="2.3" calcext:value-type="float">
            <text:p>2.3</text:p>
          </table:table-cell>
          <table:table-cell table:formula="of:=[.F4]" office:value-type="float" office:value="2.3" calcext:value-type="float">
            <text:p>2.3</text:p>
          </table:table-cell>
          <table:table-cell table:formula="of:=[.G4]" office:value-type="float" office:value="14.25" calcext:value-type="float">
            <text:p>14.25</text:p>
          </table:table-cell>
          <table:table-cell table:formula="of:=[.H4]" office:value-type="float" office:value="0" calcext:value-type="float">
            <text:p>0</text:p>
          </table:table-cell>
        </table:table-row>
        <table:table-row table:style-name="ro1">
          <table:table-cell table:formula="of:=[.A3]" office:value-type="string" office:string-value="NegReLU" calcext:value-type="string">
            <text:p>NegReLU</text:p>
          </table:table-cell>
          <table:table-cell table:formula="of:=[.B3]" office:value-type="float" office:value="5" calcext:value-type="float">
            <text:p>5</text:p>
          </table:table-cell>
          <table:table-cell table:formula="of:=[.C3]" office:value-type="float" office:value="0.32" calcext:value-type="float">
            <text:p>0.32</text:p>
          </table:table-cell>
          <table:table-cell table:formula="of:=[.D3]" office:value-type="float" office:value="0.35" calcext:value-type="float">
            <text:p>0.35</text:p>
          </table:table-cell>
          <table:table-cell table:formula="of:=[.E3]" office:value-type="float" office:value="2.1" calcext:value-type="float">
            <text:p>2.1</text:p>
          </table:table-cell>
          <table:table-cell table:formula="of:=[.F3]" office:value-type="float" office:value="1.99" calcext:value-type="float">
            <text:p>1.99</text:p>
          </table:table-cell>
          <table:table-cell table:formula="of:=[.G3]" office:value-type="float" office:value="13.85" calcext:value-type="float">
            <text:p>13.85</text:p>
          </table:table-cell>
          <table:table-cell table:formula="of:=[.H3]" office:value-type="float" office:value="0.0352" calcext:value-type="float">
            <text:p>0.0352</text:p>
          </table:table-cell>
        </table:table-row>
        <table:table-row table:style-name="ro1">
          <table:table-cell table:formula="of:=[.A2]" office:value-type="string" office:string-value="ReLU" calcext:value-type="string">
            <text:p>ReLU</text:p>
          </table:table-cell>
          <table:table-cell table:formula="of:=[.B2]" office:value-type="float" office:value="5" calcext:value-type="float">
            <text:p>5</text:p>
          </table:table-cell>
          <table:table-cell table:formula="of:=[.C2]" office:value-type="float" office:value="0.45" calcext:value-type="float">
            <text:p>0.45</text:p>
          </table:table-cell>
          <table:table-cell table:formula="of:=[.D2]" office:value-type="float" office:value="0.5" calcext:value-type="float">
            <text:p>0.5</text:p>
          </table:table-cell>
          <table:table-cell table:formula="of:=[.E2]" office:value-type="float" office:value="1.65" calcext:value-type="float">
            <text:p>1.65</text:p>
          </table:table-cell>
          <table:table-cell table:formula="of:=[.F2]" office:value-type="float" office:value="1.35" calcext:value-type="float">
            <text:p>1.35</text:p>
          </table:table-cell>
          <table:table-cell table:formula="of:=[.G2]" office:value-type="float" office:value="12.5" calcext:value-type="float">
            <text:p>12.5</text:p>
          </table:table-cell>
          <table:table-cell table:formula="of:=[.H2]" office:value-type="float" office:value="0.0209" calcext:value-type="float">
            <text:p>0.02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4T14:11:31.927684912</dc:date>
    <meta:editing-duration>P1DT20H30M12S</meta:editing-duration>
    <meta:editing-cycles>5</meta:editing-cycles>
    <meta:generator>LibreOffice/7.3.7.2$Linux_X86_64 LibreOffice_project/30$Build-2</meta:generator>
    <meta:document-statistic meta:table-count="3" meta:cell-count="465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2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00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143cm" svg:height="14.318cm" xlink:href=".." xlink:type="simple" chart:class="chart:bar" chart:style-name="ch1">
        <chart:title svg:x="6.289cm" svg:y="0.422cm" chart:style-name="ch2">
          <text:p>ResNet No Norm Accuracy</text:p>
        </chart:title>
        <chart:legend chart:legend-position="end" svg:x="14.504cm" svg:y="6.611cm" style:legend-expansion="high" chart:style-name="ch3"/>
        <chart:plot-area chart:style-name="ch4" table:cell-range-address="'Final Epoch Averages'.A28:'Final Epoch Averages'.A49 'Final Epoch Averages'.C28:'Final Epoch Averages'.D49" chart:data-source-has-labels="both" svg:x="1.373cm" svg:y="1.487cm" svg:width="12.769cm" svg:height="11.564cm">
          <chart:coordinate-region svg:x="3.926cm" svg:y="1.487cm" svg:width="9.976cm" svg:height="10.917cm"/>
          <chart:axis chart:dimension="x" chart:name="primary-x" chart:style-name="ch5" chartooo:axis-type="auto">
            <chartooo:date-scale/>
            <chart:title svg:x="0.451cm" svg:y="8.689cm" chart:style-name="ch6">
              <text:p>Activation Function</text:p>
            </chart:title>
            <chart:categories table:cell-range-address="'Final Epoch Averages'.A30:'Final Epoch Averages'.A49"/>
          </chart:axis>
          <chart:axis chart:dimension="y" chart:name="primary-y" chart:style-name="ch7">
            <chart:title svg:x="7.038cm" svg:y="13.337cm" chart:style-name="ch8">
              <text:p>Accuracy</text:p>
            </chart:title>
            <chart:grid chart:style-name="ch9" chart:class="major"/>
          </chart:axis>
          <chart:series chart:style-name="ch10" chart:values-cell-range-address="'Final Epoch Averages'.C30:'Final Epoch Averages'.C49" chart:label-cell-address="'Final Epoch Averages'.C28:'Final Epoch Averages'.C29" chart:class="chart:bar">
            <chart:data-point chart:repeated="20"/>
          </chart:series>
          <chart:series chart:style-name="ch11" chart:values-cell-range-address="'Final Epoch Averages'.D30:'Final Epoch Averages'.D49" chart:label-cell-address="'Final Epoch Averages'.D28:'Final Epoch Averages'.D29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 Accuracy</text:p>
                <text:list>
                  <text:list-item>
                    <text:p/>
                  </text:list-item>
                  <text:list-item>
                    <text:p>Training Accuracy</text:p>
                  </text:list-item>
                </text:list>
                <draw:g>
                  <svg:desc>'Final Epoch Averages'.C28:'Final Epoch Averages'.C29</svg:desc>
                </draw:g>
              </table:table-cell>
              <table:table-cell office:value-type="string">
                <text:p>Test Accuracy</text:p>
                <text:list>
                  <text:list-item>
                    <text:p/>
                  </text:list-item>
                  <text:list-item>
                    <text:p>Test Accuracy</text:p>
                  </text:list-item>
                </text:list>
                <draw:g>
                  <svg:desc>'Final Epoch Averages'.D28:'Final Epoch Averages'.D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mallNeg_0.5</text:p>
                <draw:g>
                  <svg:desc>'Final Epoch Averages'.A30:'Final Epoch Averages'.A49</svg:desc>
                </draw:g>
              </table:table-cell>
              <table:table-cell office:value-type="float" office:value="0.55">
                <text:p>0.55</text:p>
                <draw:g>
                  <svg:desc>'Final Epoch Averages'.C30:'Final Epoch Averages'.C49</svg:desc>
                </draw:g>
              </table:table-cell>
              <table:table-cell office:value-type="float" office:value="0.6">
                <text:p>0.6</text:p>
                <draw:g>
                  <svg:desc>'Final Epoch Averages'.D30:'Final Epoch Averages'.D49</svg:desc>
                </draw:g>
              </table:table-cell>
            </table:table-row>
            <table:table-row>
              <table:table-cell office:value-type="string">
                <text:p>SmallNeg_0.4</text:p>
              </table:table-cell>
              <table:table-cell office:value-type="float" office:value="0.55">
                <text:p>0.5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SmallNeg_0.3</text:p>
              </table:table-cell>
              <table:table-cell office:value-type="float" office:value="0.5">
                <text:p>0.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SmallNeg_0.2</text:p>
              </table:table-cell>
              <table:table-cell office:value-type="float" office:value="0.5">
                <text:p>0.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SmallNeg_0.1</text:p>
              </table:table-cell>
              <table:table-cell office:value-type="float" office:value="0.5">
                <text:p>0.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PosHill_0.75</text:p>
              </table:table-cell>
              <table:table-cell office:value-type="float" office:value="0.71">
                <text:p>0.71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PosHill_0.5</text:p>
              </table:table-cell>
              <table:table-cell office:value-type="float" office:value="0.7">
                <text:p>0.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PosHill_0.25</text:p>
              </table:table-cell>
              <table:table-cell office:value-type="float" office:value="0.49">
                <text:p>0.49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DiffYRelu_1.0</text:p>
              </table:table-cell>
              <table:table-cell office:value-type="float" office:value="0.7">
                <text:p>0.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DiffYRelu_0.75</text:p>
              </table:table-cell>
              <table:table-cell office:value-type="float" office:value="0.69">
                <text:p>0.69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DiffYRelu_0.5</text:p>
              </table:table-cell>
              <table:table-cell office:value-type="float" office:value="0.67">
                <text:p>0.6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DiffYRelu_0.25</text:p>
              </table:table-cell>
              <table:table-cell office:value-type="float" office:value="0.64">
                <text:p>0.64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Dslope_1.5</text:p>
              </table:table-cell>
              <table:table-cell office:value-type="float" office:value="0.83">
                <text:p>0.83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Dslope_1.25</text:p>
              </table:table-cell>
              <table:table-cell office:value-type="float" office:value="0.75">
                <text:p>0.7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Dslope_1.0</text:p>
              </table:table-cell>
              <table:table-cell office:value-type="float" office:value="0.53">
                <text:p>0.5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Dslope_0.75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Dslope_0.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Dslope_0.2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NegReLU</text:p>
              </table:table-cell>
              <table:table-cell office:value-type="float" office:value="0.32">
                <text:p>0.3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eLU</text:p>
              </table:table-cell>
              <table:table-cell office:value-type="float" office:value="0.45">
                <text:p>0.45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